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/>
    </style:style>
    <style:style style:name="Dictionary.A" style:family="table-column">
      <style:table-column-properties style:column-width="0.3382in"/>
    </style:style>
    <style:style style:name="Dictionary.B" style:family="table-column">
      <style:table-column-properties style:column-width="1.6153in"/>
    </style:style>
    <style:style style:name="Dictionary.C" style:family="table-column">
      <style:table-column-properties style:column-width="0.0549in"/>
    </style:style>
    <style:style style:name="Dictionary.D" style:family="table-column">
      <style:table-column-properties style:column-width="0.4153in"/>
    </style:style>
    <style:style style:name="Dictionary.E" style:family="table-column">
      <style:table-column-properties style:column-width="1.1819in"/>
    </style:style>
    <style:style style:name="Dictionary.F" style:family="table-column">
      <style:table-column-properties style:column-width="0.5604in"/>
    </style:style>
    <style:style style:name="Dictionary.G" style:family="table-column">
      <style:table-column-properties style:column-width="0.534in"/>
    </style:style>
    <style:style style:name="Dictionary.H" style:family="table-column">
      <style:table-column-properties style:column-width="0.5576in"/>
    </style:style>
    <style:style style:name="Dictionary.I" style:family="table-column">
      <style:table-column-properties style:column-width="1.6694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E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G1" style:family="table-cell">
      <style:table-cell-properties fo:padding="0.0201in" fo:border="0.25pt solid #000000"/>
    </style:style>
    <style:style style:name="Dictionary.B2" style:family="table-cell">
      <style:table-cell-properties style:vertical-align="middle" fo:padding="0.0201in" fo:border-left="0.25pt solid #000000" fo:border-right="0.25pt solid #000000" fo:border-top="none" fo:border-bottom="0.25pt solid #000000"/>
    </style:style>
    <style:style style:name="Dictionary.A3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E3" style:family="table-cell">
      <style:table-cell-properties fo:padding="0.0201in" fo:border-left="0.25pt solid #000000" fo:border-right="none" fo:border-top="none" fo:border-bottom="0.25pt solid #000000"/>
    </style:style>
    <style:style style:name="Dictionary.G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F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none" fo:border-bottom="0.25pt solid #000000"/>
    </style:style>
    <style:style style:name="Dictionary.E5" style:family="table-cell">
      <style:table-cell-properties fo:padding="0.0201in" fo:border-left="0.25pt solid #000000" fo:border-right="none" fo:border-top="none" fo:border-bottom="0.25pt solid #000000"/>
    </style:style>
    <style:style style:name="Dictionary.G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F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-left="0.25pt solid #000000" fo:border-right="none" fo:border-top="none" fo:border-bottom="0.25pt solid #000000"/>
    </style:style>
    <style:style style:name="Dictionary.E7" style:family="table-cell">
      <style:table-cell-properties fo:padding="0.0201in" fo:border-left="0.25pt solid #000000" fo:border-right="none" fo:border-top="none" fo:border-bottom="0.25pt solid #000000"/>
    </style:style>
    <style:style style:name="Dictionary.G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E9" style:family="table-cell">
      <style:table-cell-properties fo:padding="0.0201in" fo:border-left="0.25pt solid #000000" fo:border-right="none" fo:border-top="none" fo:border-bottom="0.25pt solid #000000"/>
    </style:style>
    <style:style style:name="Dictionary.G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F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E11" style:family="table-cell">
      <style:table-cell-properties fo:padding="0.0201in" fo:border-left="0.25pt solid #000000" fo:border-right="none" fo:border-top="none" fo:border-bottom="0.25pt solid #000000"/>
    </style:style>
    <style:style style:name="Dictionary.G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F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E13" style:family="table-cell">
      <style:table-cell-properties fo:padding="0.0201in" fo:border-left="0.25pt solid #000000" fo:border-right="none" fo:border-top="none" fo:border-bottom="0.25pt solid #000000"/>
    </style:style>
    <style:style style:name="Dictionary.G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none" fo:border-bottom="0.25pt solid #000000"/>
    </style:style>
    <style:style style:name="Dictionary.E14" style:family="table-cell">
      <style:table-cell-properties fo:padding="0.0201in" fo:border-left="0.25pt solid #000000" fo:border-right="none" fo:border-top="none" fo:border-bottom="0.25pt solid #000000"/>
    </style:style>
    <style:style style:name="Dictionary.H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E15" style:family="table-cell">
      <style:table-cell-properties fo:padding="0.0201in" fo:border-left="0.25pt solid #000000" fo:border-right="none" fo:border-top="none" fo:border-bottom="0.25pt solid #000000"/>
    </style:style>
    <style:style style:name="Dictionary.G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F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E17" style:family="table-cell">
      <style:table-cell-properties fo:padding="0.0201in" fo:border-left="0.25pt solid #000000" fo:border-right="none" fo:border-top="none" fo:border-bottom="0.25pt solid #000000"/>
    </style:style>
    <style:style style:name="Dictionary.G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F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E19" style:family="table-cell">
      <style:table-cell-properties fo:padding="0.0201in" fo:border-left="0.25pt solid #000000" fo:border-right="none" fo:border-top="none" fo:border-bottom="0.25pt solid #000000"/>
    </style:style>
    <style:style style:name="Dictionary.G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F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E21" style:family="table-cell">
      <style:table-cell-properties fo:padding="0.0201in" fo:border-left="0.25pt solid #000000" fo:border-right="none" fo:border-top="none" fo:border-bottom="0.25pt solid #000000"/>
    </style:style>
    <style:style style:name="Dictionary.G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F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E23" style:family="table-cell">
      <style:table-cell-properties fo:padding="0.0201in" fo:border-left="0.25pt solid #000000" fo:border-right="none" fo:border-top="none" fo:border-bottom="0.25pt solid #000000"/>
    </style:style>
    <style:style style:name="Dictionary.G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F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E25" style:family="table-cell">
      <style:table-cell-properties fo:padding="0.0201in" fo:border-left="0.25pt solid #000000" fo:border-right="none" fo:border-top="none" fo:border-bottom="0.25pt solid #000000"/>
    </style:style>
    <style:style style:name="Dictionary.G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F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none" fo:border-top="none" fo:border-bottom="0.25pt solid #000000"/>
    </style:style>
    <style:style style:name="Dictionary.E27" style:family="table-cell">
      <style:table-cell-properties fo:padding="0.0201in" fo:border-left="0.25pt solid #000000" fo:border-right="none" fo:border-top="none" fo:border-bottom="0.25pt solid #000000"/>
    </style:style>
    <style:style style:name="Dictionary.G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E29" style:family="table-cell">
      <style:table-cell-properties fo:padding="0.0201in" fo:border-left="0.25pt solid #000000" fo:border-right="none" fo:border-top="none" fo:border-bottom="0.25pt solid #000000"/>
    </style:style>
    <style:style style:name="Dictionary.G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F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E31" style:family="table-cell">
      <style:table-cell-properties fo:padding="0.0201in" fo:border-left="0.25pt solid #000000" fo:border-right="none" fo:border-top="none" fo:border-bottom="0.25pt solid #000000"/>
    </style:style>
    <style:style style:name="Dictionary.G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F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E33" style:family="table-cell">
      <style:table-cell-properties fo:padding="0.0201in" fo:border-left="0.25pt solid #000000" fo:border-right="none" fo:border-top="none" fo:border-bottom="0.25pt solid #000000"/>
    </style:style>
    <style:style style:name="Dictionary.G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F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E35" style:family="table-cell">
      <style:table-cell-properties fo:padding="0.0201in" fo:border-left="0.25pt solid #000000" fo:border-right="none" fo:border-top="none" fo:border-bottom="0.25pt solid #000000"/>
    </style:style>
    <style:style style:name="Dictionary.G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F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E37" style:family="table-cell">
      <style:table-cell-properties fo:padding="0.0201in" fo:border-left="0.25pt solid #000000" fo:border-right="none" fo:border-top="none" fo:border-bottom="0.25pt solid #000000"/>
    </style:style>
    <style:style style:name="Dictionary.G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F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E39" style:family="table-cell">
      <style:table-cell-properties fo:padding="0.0201in" fo:border-left="0.25pt solid #000000" fo:border-right="none" fo:border-top="none" fo:border-bottom="0.25pt solid #000000"/>
    </style:style>
    <style:style style:name="Dictionary.G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F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E41" style:family="table-cell">
      <style:table-cell-properties fo:padding="0.0201in" fo:border-left="0.25pt solid #000000" fo:border-right="none" fo:border-top="none" fo:border-bottom="0.25pt solid #000000"/>
    </style:style>
    <style:style style:name="Dictionary.G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F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E43" style:family="table-cell">
      <style:table-cell-properties fo:padding="0.0201in" fo:border-left="0.25pt solid #000000" fo:border-right="none" fo:border-top="none" fo:border-bottom="0.25pt solid #000000"/>
    </style:style>
    <style:style style:name="Dictionary.G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F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E45" style:family="table-cell">
      <style:table-cell-properties fo:padding="0.0201in" fo:border-left="0.25pt solid #000000" fo:border-right="none" fo:border-top="none" fo:border-bottom="0.25pt solid #000000"/>
    </style:style>
    <style:style style:name="Dictionary.G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F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E47" style:family="table-cell">
      <style:table-cell-properties fo:padding="0.0201in" fo:border-left="0.25pt solid #000000" fo:border-right="none" fo:border-top="none" fo:border-bottom="0.25pt solid #000000"/>
    </style:style>
    <style:style style:name="Dictionary.G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F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E49" style:family="table-cell">
      <style:table-cell-properties fo:padding="0.0201in" fo:border-left="0.25pt solid #000000" fo:border-right="none" fo:border-top="none" fo:border-bottom="0.25pt solid #000000"/>
    </style:style>
    <style:style style:name="Dictionary.G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none" fo:border-bottom="0.25pt solid #000000"/>
    </style:style>
    <style:style style:name="Dictionary.E50" style:family="table-cell">
      <style:table-cell-properties fo:padding="0.0201in" fo:border-left="0.25pt solid #000000" fo:border-right="none" fo:border-top="none" fo:border-bottom="0.25pt solid #000000"/>
    </style:style>
    <style:style style:name="Dictionary.H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E51" style:family="table-cell">
      <style:table-cell-properties fo:padding="0.0201in" fo:border-left="0.25pt solid #000000" fo:border-right="none" fo:border-top="none" fo:border-bottom="0.25pt solid #000000"/>
    </style:style>
    <style:style style:name="Dictionary.G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E52" style:family="table-cell">
      <style:table-cell-properties fo:padding="0.0201in" fo:border-left="0.25pt solid #000000" fo:border-right="none" fo:border-top="none" fo:border-bottom="0.25pt solid #000000"/>
    </style:style>
    <style:style style:name="Dictionary.H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none" fo:border-bottom="0.25pt solid #000000"/>
    </style:style>
    <style:style style:name="Dictionary.E53" style:family="table-cell">
      <style:table-cell-properties fo:padding="0.0201in" fo:border-left="0.25pt solid #000000" fo:border-right="none" fo:border-top="none" fo:border-bottom="0.25pt solid #000000"/>
    </style:style>
    <style:style style:name="Dictionary.G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E54" style:family="table-cell">
      <style:table-cell-properties fo:padding="0.0201in" fo:border-left="0.25pt solid #000000" fo:border-right="none" fo:border-top="none" fo:border-bottom="0.25pt solid #000000"/>
    </style:style>
    <style:style style:name="Dictionary.H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E55" style:family="table-cell">
      <style:table-cell-properties fo:padding="0.0201in" fo:border-left="0.25pt solid #000000" fo:border-right="none" fo:border-top="none" fo:border-bottom="0.25pt solid #000000"/>
    </style:style>
    <style:style style:name="Dictionary.G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none" fo:border-bottom="0.25pt solid #000000"/>
    </style:style>
    <style:style style:name="Dictionary.F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E57" style:family="table-cell">
      <style:table-cell-properties fo:padding="0.0201in" fo:border-left="0.25pt solid #000000" fo:border-right="none" fo:border-top="none" fo:border-bottom="0.25pt solid #000000"/>
    </style:style>
    <style:style style:name="Dictionary.G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F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E59" style:family="table-cell">
      <style:table-cell-properties fo:padding="0.0201in" fo:border-left="0.25pt solid #000000" fo:border-right="none" fo:border-top="none" fo:border-bottom="0.25pt solid #000000"/>
    </style:style>
    <style:style style:name="Dictionary.G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F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E61" style:family="table-cell">
      <style:table-cell-properties fo:padding="0.0201in" fo:border-left="0.25pt solid #000000" fo:border-right="none" fo:border-top="none" fo:border-bottom="0.25pt solid #000000"/>
    </style:style>
    <style:style style:name="Dictionary.G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F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E63" style:family="table-cell">
      <style:table-cell-properties fo:padding="0.0201in" fo:border-left="0.25pt solid #000000" fo:border-right="none" fo:border-top="none" fo:border-bottom="0.25pt solid #000000"/>
    </style:style>
    <style:style style:name="Dictionary.G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F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E65" style:family="table-cell">
      <style:table-cell-properties fo:padding="0.0201in" fo:border-left="0.25pt solid #000000" fo:border-right="none" fo:border-top="none" fo:border-bottom="0.25pt solid #000000"/>
    </style:style>
    <style:style style:name="Dictionary.G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F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E67" style:family="table-cell">
      <style:table-cell-properties fo:padding="0.0201in" fo:border-left="0.25pt solid #000000" fo:border-right="none" fo:border-top="none" fo:border-bottom="0.25pt solid #000000"/>
    </style:style>
    <style:style style:name="Dictionary.G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E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E69" style:family="table-cell">
      <style:table-cell-properties fo:padding="0.0201in" fo:border-left="0.25pt solid #000000" fo:border-right="none" fo:border-top="none" fo:border-bottom="0.25pt solid #000000"/>
    </style:style>
    <style:style style:name="Dictionary.G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none" fo:border-bottom="0.25pt solid #000000"/>
    </style:style>
    <style:style style:name="Dictionary.E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E71" style:family="table-cell">
      <style:table-cell-properties fo:padding="0.0201in" fo:border-left="0.25pt solid #000000" fo:border-right="none" fo:border-top="none" fo:border-bottom="0.25pt solid #000000"/>
    </style:style>
    <style:style style:name="Dictionary.G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none" fo:border-bottom="0.25pt solid #000000"/>
    </style:style>
    <style:style style:name="Dictionary.E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E73" style:family="table-cell">
      <style:table-cell-properties fo:padding="0.0201in" fo:border-left="0.25pt solid #000000" fo:border-right="none" fo:border-top="none" fo:border-bottom="0.25pt solid #000000"/>
    </style:style>
    <style:style style:name="Dictionary.G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none" fo:border-bottom="0.25pt solid #000000"/>
    </style:style>
    <style:style style:name="Dictionary.F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E75" style:family="table-cell">
      <style:table-cell-properties fo:padding="0.0201in" fo:border-left="0.25pt solid #000000" fo:border-right="none" fo:border-top="none" fo:border-bottom="0.25pt solid #000000"/>
    </style:style>
    <style:style style:name="Dictionary.G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F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E77" style:family="table-cell">
      <style:table-cell-properties fo:padding="0.0201in" fo:border-left="0.25pt solid #000000" fo:border-right="none" fo:border-top="none" fo:border-bottom="0.25pt solid #000000"/>
    </style:style>
    <style:style style:name="Dictionary.G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F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E79" style:family="table-cell">
      <style:table-cell-properties fo:padding="0.0201in" fo:border-left="0.25pt solid #000000" fo:border-right="none" fo:border-top="none" fo:border-bottom="0.25pt solid #000000"/>
    </style:style>
    <style:style style:name="Dictionary.G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F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E81" style:family="table-cell">
      <style:table-cell-properties fo:padding="0.0201in" fo:border-left="0.25pt solid #000000" fo:border-right="none" fo:border-top="none" fo:border-bottom="0.25pt solid #000000"/>
    </style:style>
    <style:style style:name="Dictionary.G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F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E83" style:family="table-cell">
      <style:table-cell-properties fo:padding="0.0201in" fo:border-left="0.25pt solid #000000" fo:border-right="none" fo:border-top="none" fo:border-bottom="0.25pt solid #000000"/>
    </style:style>
    <style:style style:name="Dictionary.G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F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E85" style:family="table-cell">
      <style:table-cell-properties fo:padding="0.0201in" fo:border-left="0.25pt solid #000000" fo:border-right="none" fo:border-top="none" fo:border-bottom="0.25pt solid #000000"/>
    </style:style>
    <style:style style:name="Dictionary.G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F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E87" style:family="table-cell">
      <style:table-cell-properties fo:padding="0.0201in" fo:border-left="0.25pt solid #000000" fo:border-right="none" fo:border-top="none" fo:border-bottom="0.25pt solid #000000"/>
    </style:style>
    <style:style style:name="Dictionary.G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F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E89" style:family="table-cell">
      <style:table-cell-properties fo:padding="0.0201in" fo:border-left="0.25pt solid #000000" fo:border-right="none" fo:border-top="none" fo:border-bottom="0.25pt solid #000000"/>
    </style:style>
    <style:style style:name="Dictionary.G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F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none" fo:border-top="none" fo:border-bottom="0.25pt solid #000000"/>
    </style:style>
    <style:style style:name="Dictionary.E91" style:family="table-cell">
      <style:table-cell-properties fo:padding="0.0201in" fo:border-left="0.25pt solid #000000" fo:border-right="none" fo:border-top="none" fo:border-bottom="0.25pt solid #000000"/>
    </style:style>
    <style:style style:name="Dictionary.G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E93" style:family="table-cell">
      <style:table-cell-properties fo:padding="0.0201in" fo:border-left="0.25pt solid #000000" fo:border-right="none" fo:border-top="none" fo:border-bottom="0.25pt solid #000000"/>
    </style:style>
    <style:style style:name="Dictionary.G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F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E95" style:family="table-cell">
      <style:table-cell-properties fo:padding="0.0201in" fo:border-left="0.25pt solid #000000" fo:border-right="none" fo:border-top="none" fo:border-bottom="0.25pt solid #000000"/>
    </style:style>
    <style:style style:name="Dictionary.G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F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E97" style:family="table-cell">
      <style:table-cell-properties fo:padding="0.0201in" fo:border-left="0.25pt solid #000000" fo:border-right="none" fo:border-top="none" fo:border-bottom="0.25pt solid #000000"/>
    </style:style>
    <style:style style:name="Dictionary.G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F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E99" style:family="table-cell">
      <style:table-cell-properties fo:padding="0.0201in" fo:border-left="0.25pt solid #000000" fo:border-right="none" fo:border-top="none" fo:border-bottom="0.25pt solid #000000"/>
    </style:style>
    <style:style style:name="Dictionary.G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E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none" fo:border-bottom="0.25pt solid #000000"/>
    </style:style>
    <style:style style:name="Dictionary.E101" style:family="table-cell">
      <style:table-cell-properties fo:padding="0.0201in" fo:border-left="0.25pt solid #000000" fo:border-right="none" fo:border-top="none" fo:border-bottom="0.25pt solid #000000"/>
    </style:style>
    <style:style style:name="Dictionary.G1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F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E103" style:family="table-cell">
      <style:table-cell-properties fo:padding="0.0201in" fo:border-left="0.25pt solid #000000" fo:border-right="none" fo:border-top="none" fo:border-bottom="0.25pt solid #000000"/>
    </style:style>
    <style:style style:name="Dictionary.G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F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E105" style:family="table-cell">
      <style:table-cell-properties fo:padding="0.0201in" fo:border-left="0.25pt solid #000000" fo:border-right="none" fo:border-top="none" fo:border-bottom="0.25pt solid #000000"/>
    </style:style>
    <style:style style:name="Dictionary.G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F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none" fo:border-top="none" fo:border-bottom="0.25pt solid #000000"/>
    </style:style>
    <style:style style:name="Dictionary.E107" style:family="table-cell">
      <style:table-cell-properties fo:padding="0.0201in" fo:border-left="0.25pt solid #000000" fo:border-right="none" fo:border-top="none" fo:border-bottom="0.25pt solid #000000"/>
    </style:style>
    <style:style style:name="Dictionary.G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E109" style:family="table-cell">
      <style:table-cell-properties fo:padding="0.0201in" fo:border-left="0.25pt solid #000000" fo:border-right="none" fo:border-top="none" fo:border-bottom="0.25pt solid #000000"/>
    </style:style>
    <style:style style:name="Dictionary.G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none" fo:border-bottom="0.25pt solid #000000"/>
    </style:style>
    <style:style style:name="Dictionary.E111" style:family="table-cell">
      <style:table-cell-properties fo:padding="0.0201in" fo:border-left="0.25pt solid #000000" fo:border-right="none" fo:border-top="none" fo:border-bottom="0.25pt solid #000000"/>
    </style:style>
    <style:style style:name="Dictionary.G1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E112" style:family="table-cell">
      <style:table-cell-properties fo:padding="0.0201in" fo:border-left="0.25pt solid #000000" fo:border-right="none" fo:border-top="none" fo:border-bottom="0.25pt solid #000000"/>
    </style:style>
    <style:style style:name="Dictionary.H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E113" style:family="table-cell">
      <style:table-cell-properties fo:padding="0.0201in" fo:border-left="0.25pt solid #000000" fo:border-right="none" fo:border-top="none" fo:border-bottom="0.25pt solid #000000"/>
    </style:style>
    <style:style style:name="Dictionary.G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F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E115" style:family="table-cell">
      <style:table-cell-properties fo:padding="0.0201in" fo:border-left="0.25pt solid #000000" fo:border-right="none" fo:border-top="none" fo:border-bottom="0.25pt solid #000000"/>
    </style:style>
    <style:style style:name="Dictionary.G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F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E117" style:family="table-cell">
      <style:table-cell-properties fo:padding="0.0201in" fo:border-left="0.25pt solid #000000" fo:border-right="none" fo:border-top="none" fo:border-bottom="0.25pt solid #000000"/>
    </style:style>
    <style:style style:name="Dictionary.G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F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none" fo:border-top="none" fo:border-bottom="0.25pt solid #000000"/>
    </style:style>
    <style:style style:name="Dictionary.E119" style:family="table-cell">
      <style:table-cell-properties fo:padding="0.0201in" fo:border-left="0.25pt solid #000000" fo:border-right="none" fo:border-top="none" fo:border-bottom="0.25pt solid #000000"/>
    </style:style>
    <style:style style:name="Dictionary.G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none" fo:border-top="none" fo:border-bottom="0.25pt solid #000000"/>
    </style:style>
    <style:style style:name="Dictionary.F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none" fo:border-top="none" fo:border-bottom="0.25pt solid #000000"/>
    </style:style>
    <style:style style:name="Dictionary.E121" style:family="table-cell">
      <style:table-cell-properties fo:padding="0.0201in" fo:border-left="0.25pt solid #000000" fo:border-right="none" fo:border-top="none" fo:border-bottom="0.25pt solid #000000"/>
    </style:style>
    <style:style style:name="Dictionary.G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E123" style:family="table-cell">
      <style:table-cell-properties fo:padding="0.0201in" fo:border-left="0.25pt solid #000000" fo:border-right="none" fo:border-top="none" fo:border-bottom="0.25pt solid #000000"/>
    </style:style>
    <style:style style:name="Dictionary.G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E125" style:family="table-cell">
      <style:table-cell-properties fo:padding="0.0201in" fo:border-left="0.25pt solid #000000" fo:border-right="none" fo:border-top="none" fo:border-bottom="0.25pt solid #000000"/>
    </style:style>
    <style:style style:name="Dictionary.G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F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E127" style:family="table-cell">
      <style:table-cell-properties fo:padding="0.0201in" fo:border-left="0.25pt solid #000000" fo:border-right="none" fo:border-top="none" fo:border-bottom="0.25pt solid #000000"/>
    </style:style>
    <style:style style:name="Dictionary.G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F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E129" style:family="table-cell">
      <style:table-cell-properties fo:padding="0.0201in" fo:border-left="0.25pt solid #000000" fo:border-right="none" fo:border-top="none" fo:border-bottom="0.25pt solid #000000"/>
    </style:style>
    <style:style style:name="Dictionary.G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F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E131" style:family="table-cell">
      <style:table-cell-properties fo:padding="0.0201in" fo:border-left="0.25pt solid #000000" fo:border-right="none" fo:border-top="none" fo:border-bottom="0.25pt solid #000000"/>
    </style:style>
    <style:style style:name="Dictionary.G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F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E133" style:family="table-cell">
      <style:table-cell-properties fo:padding="0.0201in" fo:border-left="0.25pt solid #000000" fo:border-right="none" fo:border-top="none" fo:border-bottom="0.25pt solid #000000"/>
    </style:style>
    <style:style style:name="Dictionary.G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F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none" fo:border-top="none" fo:border-bottom="0.25pt solid #000000"/>
    </style:style>
    <style:style style:name="Dictionary.E135" style:family="table-cell">
      <style:table-cell-properties fo:padding="0.0201in" fo:border-left="0.25pt solid #000000" fo:border-right="none" fo:border-top="none" fo:border-bottom="0.25pt solid #000000"/>
    </style:style>
    <style:style style:name="Dictionary.G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none" fo:border-top="none" fo:border-bottom="0.25pt solid #000000"/>
    </style:style>
    <style:style style:name="Dictionary.F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E137" style:family="table-cell">
      <style:table-cell-properties fo:padding="0.0201in" fo:border-left="0.25pt solid #000000" fo:border-right="none" fo:border-top="none" fo:border-bottom="0.25pt solid #000000"/>
    </style:style>
    <style:style style:name="Dictionary.G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E139" style:family="table-cell">
      <style:table-cell-properties fo:padding="0.0201in" fo:border-left="0.25pt solid #000000" fo:border-right="none" fo:border-top="none" fo:border-bottom="0.25pt solid #000000"/>
    </style:style>
    <style:style style:name="Dictionary.G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F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E141" style:family="table-cell">
      <style:table-cell-properties fo:padding="0.0201in" fo:border-left="0.25pt solid #000000" fo:border-right="none" fo:border-top="none" fo:border-bottom="0.25pt solid #000000"/>
    </style:style>
    <style:style style:name="Dictionary.G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F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none" fo:border-top="none" fo:border-bottom="0.25pt solid #000000"/>
    </style:style>
    <style:style style:name="Dictionary.E143" style:family="table-cell">
      <style:table-cell-properties fo:padding="0.0201in" fo:border-left="0.25pt solid #000000" fo:border-right="none" fo:border-top="none" fo:border-bottom="0.25pt solid #000000"/>
    </style:style>
    <style:style style:name="Dictionary.G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none" fo:border-top="none" fo:border-bottom="0.25pt solid #000000"/>
    </style:style>
    <style:style style:name="Dictionary.F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E145" style:family="table-cell">
      <style:table-cell-properties fo:padding="0.0201in" fo:border-left="0.25pt solid #000000" fo:border-right="none" fo:border-top="none" fo:border-bottom="0.25pt solid #000000"/>
    </style:style>
    <style:style style:name="Dictionary.G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E147" style:family="table-cell">
      <style:table-cell-properties fo:padding="0.0201in" fo:border-left="0.25pt solid #000000" fo:border-right="none" fo:border-top="none" fo:border-bottom="0.25pt solid #000000"/>
    </style:style>
    <style:style style:name="Dictionary.G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F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E149" style:family="table-cell">
      <style:table-cell-properties fo:padding="0.0201in" fo:border-left="0.25pt solid #000000" fo:border-right="none" fo:border-top="none" fo:border-bottom="0.25pt solid #000000"/>
    </style:style>
    <style:style style:name="Dictionary.G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F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E151" style:family="table-cell">
      <style:table-cell-properties fo:padding="0.0201in" fo:border-left="0.25pt solid #000000" fo:border-right="none" fo:border-top="none" fo:border-bottom="0.25pt solid #000000"/>
    </style:style>
    <style:style style:name="Dictionary.G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F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E153" style:family="table-cell">
      <style:table-cell-properties fo:padding="0.0201in" fo:border-left="0.25pt solid #000000" fo:border-right="none" fo:border-top="none" fo:border-bottom="0.25pt solid #000000"/>
    </style:style>
    <style:style style:name="Dictionary.G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F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E155" style:family="table-cell">
      <style:table-cell-properties fo:padding="0.0201in" fo:border-left="0.25pt solid #000000" fo:border-right="none" fo:border-top="none" fo:border-bottom="0.25pt solid #000000"/>
    </style:style>
    <style:style style:name="Dictionary.G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F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none" fo:border-top="none" fo:border-bottom="0.25pt solid #000000"/>
    </style:style>
    <style:style style:name="Dictionary.E157" style:family="table-cell">
      <style:table-cell-properties fo:padding="0.0201in" fo:border-left="0.25pt solid #000000" fo:border-right="none" fo:border-top="none" fo:border-bottom="0.25pt solid #000000"/>
    </style:style>
    <style:style style:name="Dictionary.G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none" fo:border-top="none" fo:border-bottom="0.25pt solid #000000"/>
    </style:style>
    <style:style style:name="Dictionary.F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E159" style:family="table-cell">
      <style:table-cell-properties fo:padding="0.0201in" fo:border-left="0.25pt solid #000000" fo:border-right="none" fo:border-top="none" fo:border-bottom="0.25pt solid #000000"/>
    </style:style>
    <style:style style:name="Dictionary.G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E161" style:family="table-cell">
      <style:table-cell-properties fo:padding="0.0201in" fo:border-left="0.25pt solid #000000" fo:border-right="none" fo:border-top="none" fo:border-bottom="0.25pt solid #000000"/>
    </style:style>
    <style:style style:name="Dictionary.G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F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E163" style:family="table-cell">
      <style:table-cell-properties fo:padding="0.0201in" fo:border-left="0.25pt solid #000000" fo:border-right="none" fo:border-top="none" fo:border-bottom="0.25pt solid #000000"/>
    </style:style>
    <style:style style:name="Dictionary.G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F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E165" style:family="table-cell">
      <style:table-cell-properties fo:padding="0.0201in" fo:border-left="0.25pt solid #000000" fo:border-right="none" fo:border-top="none" fo:border-bottom="0.25pt solid #000000"/>
    </style:style>
    <style:style style:name="Dictionary.G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F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E167" style:family="table-cell">
      <style:table-cell-properties fo:padding="0.0201in" fo:border-left="0.25pt solid #000000" fo:border-right="none" fo:border-top="none" fo:border-bottom="0.25pt solid #000000"/>
    </style:style>
    <style:style style:name="Dictionary.G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F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E169" style:family="table-cell">
      <style:table-cell-properties fo:padding="0.0201in" fo:border-left="0.25pt solid #000000" fo:border-right="none" fo:border-top="none" fo:border-bottom="0.25pt solid #000000"/>
    </style:style>
    <style:style style:name="Dictionary.G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F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E171" style:family="table-cell">
      <style:table-cell-properties fo:padding="0.0201in" fo:border-left="0.25pt solid #000000" fo:border-right="none" fo:border-top="none" fo:border-bottom="0.25pt solid #000000"/>
    </style:style>
    <style:style style:name="Dictionary.G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F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E173" style:family="table-cell">
      <style:table-cell-properties fo:padding="0.0201in" fo:border-left="0.25pt solid #000000" fo:border-right="none" fo:border-top="none" fo:border-bottom="0.25pt solid #000000"/>
    </style:style>
    <style:style style:name="Dictionary.G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F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none" fo:border-top="none" fo:border-bottom="0.25pt solid #000000"/>
    </style:style>
    <style:style style:name="Dictionary.E175" style:family="table-cell">
      <style:table-cell-properties fo:padding="0.0201in" fo:border-left="0.25pt solid #000000" fo:border-right="none" fo:border-top="none" fo:border-bottom="0.25pt solid #000000"/>
    </style:style>
    <style:style style:name="Dictionary.G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none" fo:border-top="none" fo:border-bottom="0.25pt solid #000000"/>
    </style:style>
    <style:style style:name="Dictionary.F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none" fo:border-top="none" fo:border-bottom="0.25pt solid #000000"/>
    </style:style>
    <style:style style:name="Dictionary.E177" style:family="table-cell">
      <style:table-cell-properties fo:padding="0.0201in" fo:border-left="0.25pt solid #000000" fo:border-right="none" fo:border-top="none" fo:border-bottom="0.25pt solid #000000"/>
    </style:style>
    <style:style style:name="Dictionary.G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E179" style:family="table-cell">
      <style:table-cell-properties fo:padding="0.0201in" fo:border-left="0.25pt solid #000000" fo:border-right="none" fo:border-top="none" fo:border-bottom="0.25pt solid #000000"/>
    </style:style>
    <style:style style:name="Dictionary.G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E181" style:family="table-cell">
      <style:table-cell-properties fo:padding="0.0201in" fo:border-left="0.25pt solid #000000" fo:border-right="none" fo:border-top="none" fo:border-bottom="0.25pt solid #000000"/>
    </style:style>
    <style:style style:name="Dictionary.G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F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none" fo:border-top="none" fo:border-bottom="0.25pt solid #000000"/>
    </style:style>
    <style:style style:name="Dictionary.E183" style:family="table-cell">
      <style:table-cell-properties fo:padding="0.0201in" fo:border-left="0.25pt solid #000000" fo:border-right="none" fo:border-top="none" fo:border-bottom="0.25pt solid #000000"/>
    </style:style>
    <style:style style:name="Dictionary.G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none" fo:border-top="none" fo:border-bottom="0.25pt solid #000000"/>
    </style:style>
    <style:style style:name="Dictionary.F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E185" style:family="table-cell">
      <style:table-cell-properties fo:padding="0.0201in" fo:border-left="0.25pt solid #000000" fo:border-right="none" fo:border-top="none" fo:border-bottom="0.25pt solid #000000"/>
    </style:style>
    <style:style style:name="Dictionary.G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E187" style:family="table-cell">
      <style:table-cell-properties fo:padding="0.0201in" fo:border-left="0.25pt solid #000000" fo:border-right="none" fo:border-top="none" fo:border-bottom="0.25pt solid #000000"/>
    </style:style>
    <style:style style:name="Dictionary.G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F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none" fo:border-top="none" fo:border-bottom="0.25pt solid #000000"/>
    </style:style>
    <style:style style:name="Dictionary.E189" style:family="table-cell">
      <style:table-cell-properties fo:padding="0.0201in" fo:border-left="0.25pt solid #000000" fo:border-right="none" fo:border-top="none" fo:border-bottom="0.25pt solid #000000"/>
    </style:style>
    <style:style style:name="Dictionary.G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none" fo:border-top="none" fo:border-bottom="0.25pt solid #000000"/>
    </style:style>
    <style:style style:name="Dictionary.F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none" fo:border-top="none" fo:border-bottom="0.25pt solid #000000"/>
    </style:style>
    <style:style style:name="Dictionary.E191" style:family="table-cell">
      <style:table-cell-properties fo:padding="0.0201in" fo:border-left="0.25pt solid #000000" fo:border-right="none" fo:border-top="none" fo:border-bottom="0.25pt solid #000000"/>
    </style:style>
    <style:style style:name="Dictionary.G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none" fo:border-top="none" fo:border-bottom="0.25pt solid #000000"/>
    </style:style>
    <style:style style:name="Dictionary.E193" style:family="table-cell">
      <style:table-cell-properties fo:padding="0.0201in" fo:border-left="0.25pt solid #000000" fo:border-right="none" fo:border-top="none" fo:border-bottom="0.25pt solid #000000"/>
    </style:style>
    <style:style style:name="Dictionary.G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none" fo:border-top="none" fo:border-bottom="0.25pt solid #000000"/>
    </style:style>
    <style:style style:name="Dictionary.E195" style:family="table-cell">
      <style:table-cell-properties fo:padding="0.0201in" fo:border-left="0.25pt solid #000000" fo:border-right="none" fo:border-top="none" fo:border-bottom="0.25pt solid #000000"/>
    </style:style>
    <style:style style:name="Dictionary.G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E197" style:family="table-cell">
      <style:table-cell-properties fo:padding="0.0201in" fo:border-left="0.25pt solid #000000" fo:border-right="none" fo:border-top="none" fo:border-bottom="0.25pt solid #000000"/>
    </style:style>
    <style:style style:name="Dictionary.G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none" fo:border-top="none" fo:border-bottom="0.25pt solid #000000"/>
    </style:style>
    <style:style style:name="Dictionary.E199" style:family="table-cell">
      <style:table-cell-properties fo:padding="0.0201in" fo:border-left="0.25pt solid #000000" fo:border-right="none" fo:border-top="none" fo:border-bottom="0.25pt solid #000000"/>
    </style:style>
    <style:style style:name="Dictionary.G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none" fo:border-top="none" fo:border-bottom="0.25pt solid #000000"/>
    </style:style>
    <style:style style:name="Dictionary.F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none" fo:border-top="none" fo:border-bottom="0.25pt solid #000000"/>
    </style:style>
    <style:style style:name="Dictionary.E201" style:family="table-cell">
      <style:table-cell-properties fo:padding="0.0201in" fo:border-left="0.25pt solid #000000" fo:border-right="none" fo:border-top="none" fo:border-bottom="0.25pt solid #000000"/>
    </style:style>
    <style:style style:name="Dictionary.G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none" fo:border-top="none" fo:border-bottom="0.25pt solid #000000"/>
    </style:style>
    <style:style style:name="Dictionary.E203" style:family="table-cell">
      <style:table-cell-properties fo:padding="0.0201in" fo:border-left="0.25pt solid #000000" fo:border-right="none" fo:border-top="none" fo:border-bottom="0.25pt solid #000000"/>
    </style:style>
    <style:style style:name="Dictionary.G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none" fo:border-top="none" fo:border-bottom="0.25pt solid #000000"/>
    </style:style>
    <style:style style:name="Dictionary.E205" style:family="table-cell">
      <style:table-cell-properties fo:padding="0.0201in" fo:border-left="0.25pt solid #000000" fo:border-right="none" fo:border-top="none" fo:border-bottom="0.25pt solid #000000"/>
    </style:style>
    <style:style style:name="Dictionary.G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E207" style:family="table-cell">
      <style:table-cell-properties fo:padding="0.0201in" fo:border-left="0.25pt solid #000000" fo:border-right="none" fo:border-top="none" fo:border-bottom="0.25pt solid #000000"/>
    </style:style>
    <style:style style:name="Dictionary.G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E209" style:family="table-cell">
      <style:table-cell-properties fo:padding="0.0201in" fo:border-left="0.25pt solid #000000" fo:border-right="none" fo:border-top="none" fo:border-bottom="0.25pt solid #000000"/>
    </style:style>
    <style:style style:name="Dictionary.G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F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E211" style:family="table-cell">
      <style:table-cell-properties fo:padding="0.0201in" fo:border-left="0.25pt solid #000000" fo:border-right="none" fo:border-top="none" fo:border-bottom="0.25pt solid #000000"/>
    </style:style>
    <style:style style:name="Dictionary.G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F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E213" style:family="table-cell">
      <style:table-cell-properties fo:padding="0.0201in" fo:border-left="0.25pt solid #000000" fo:border-right="none" fo:border-top="none" fo:border-bottom="0.25pt solid #000000"/>
    </style:style>
    <style:style style:name="Dictionary.G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F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E215" style:family="table-cell">
      <style:table-cell-properties fo:padding="0.0201in" fo:border-left="0.25pt solid #000000" fo:border-right="none" fo:border-top="none" fo:border-bottom="0.25pt solid #000000"/>
    </style:style>
    <style:style style:name="Dictionary.G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F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E217" style:family="table-cell">
      <style:table-cell-properties fo:padding="0.0201in" fo:border-left="0.25pt solid #000000" fo:border-right="none" fo:border-top="none" fo:border-bottom="0.25pt solid #000000"/>
    </style:style>
    <style:style style:name="Dictionary.G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F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E219" style:family="table-cell">
      <style:table-cell-properties fo:padding="0.0201in" fo:border-left="0.25pt solid #000000" fo:border-right="none" fo:border-top="none" fo:border-bottom="0.25pt solid #000000"/>
    </style:style>
    <style:style style:name="Dictionary.G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F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E221" style:family="table-cell">
      <style:table-cell-properties fo:padding="0.0201in" fo:border-left="0.25pt solid #000000" fo:border-right="none" fo:border-top="none" fo:border-bottom="0.25pt solid #000000"/>
    </style:style>
    <style:style style:name="Dictionary.G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F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E223" style:family="table-cell">
      <style:table-cell-properties fo:padding="0.0201in" fo:border-left="0.25pt solid #000000" fo:border-right="none" fo:border-top="none" fo:border-bottom="0.25pt solid #000000"/>
    </style:style>
    <style:style style:name="Dictionary.G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F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E225" style:family="table-cell">
      <style:table-cell-properties fo:padding="0.0201in" fo:border-left="0.25pt solid #000000" fo:border-right="none" fo:border-top="none" fo:border-bottom="0.25pt solid #000000"/>
    </style:style>
    <style:style style:name="Dictionary.G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F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E227" style:family="table-cell">
      <style:table-cell-properties fo:padding="0.0201in" fo:border-left="0.25pt solid #000000" fo:border-right="none" fo:border-top="none" fo:border-bottom="0.25pt solid #000000"/>
    </style:style>
    <style:style style:name="Dictionary.G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F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E229" style:family="table-cell">
      <style:table-cell-properties fo:padding="0.0201in" fo:border-left="0.25pt solid #000000" fo:border-right="none" fo:border-top="none" fo:border-bottom="0.25pt solid #000000"/>
    </style:style>
    <style:style style:name="Dictionary.G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F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E231" style:family="table-cell">
      <style:table-cell-properties fo:padding="0.0201in" fo:border-left="0.25pt solid #000000" fo:border-right="none" fo:border-top="none" fo:border-bottom="0.25pt solid #000000"/>
    </style:style>
    <style:style style:name="Dictionary.G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F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E233" style:family="table-cell">
      <style:table-cell-properties fo:padding="0.0201in" fo:border-left="0.25pt solid #000000" fo:border-right="none" fo:border-top="none" fo:border-bottom="0.25pt solid #000000"/>
    </style:style>
    <style:style style:name="Dictionary.G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F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E235" style:family="table-cell">
      <style:table-cell-properties fo:padding="0.0201in" fo:border-left="0.25pt solid #000000" fo:border-right="none" fo:border-top="none" fo:border-bottom="0.25pt solid #000000"/>
    </style:style>
    <style:style style:name="Dictionary.G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F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E237" style:family="table-cell">
      <style:table-cell-properties fo:padding="0.0201in" fo:border-left="0.25pt solid #000000" fo:border-right="none" fo:border-top="none" fo:border-bottom="0.25pt solid #000000"/>
    </style:style>
    <style:style style:name="Dictionary.G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F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E239" style:family="table-cell">
      <style:table-cell-properties fo:padding="0.0201in" fo:border-left="0.25pt solid #000000" fo:border-right="none" fo:border-top="none" fo:border-bottom="0.25pt solid #000000"/>
    </style:style>
    <style:style style:name="Dictionary.G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F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none" fo:border-top="none" fo:border-bottom="0.25pt solid #000000"/>
    </style:style>
    <style:style style:name="Dictionary.E241" style:family="table-cell">
      <style:table-cell-properties fo:padding="0.0201in" fo:border-left="0.25pt solid #000000" fo:border-right="none" fo:border-top="none" fo:border-bottom="0.25pt solid #000000"/>
    </style:style>
    <style:style style:name="Dictionary.G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none" fo:border-top="none" fo:border-bottom="0.25pt solid #000000"/>
    </style:style>
    <style:style style:name="Dictionary.F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E243" style:family="table-cell">
      <style:table-cell-properties fo:padding="0.0201in" fo:border-left="0.25pt solid #000000" fo:border-right="none" fo:border-top="none" fo:border-bottom="0.25pt solid #000000"/>
    </style:style>
    <style:style style:name="Dictionary.G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E245" style:family="table-cell">
      <style:table-cell-properties fo:padding="0.0201in" fo:border-left="0.25pt solid #000000" fo:border-right="none" fo:border-top="none" fo:border-bottom="0.25pt solid #000000"/>
    </style:style>
    <style:style style:name="Dictionary.G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F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E247" style:family="table-cell">
      <style:table-cell-properties fo:padding="0.0201in" fo:border-left="0.25pt solid #000000" fo:border-right="none" fo:border-top="none" fo:border-bottom="0.25pt solid #000000"/>
    </style:style>
    <style:style style:name="Dictionary.G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F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E249" style:family="table-cell">
      <style:table-cell-properties fo:padding="0.0201in" fo:border-left="0.25pt solid #000000" fo:border-right="none" fo:border-top="none" fo:border-bottom="0.25pt solid #000000"/>
    </style:style>
    <style:style style:name="Dictionary.G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F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none" fo:border-top="none" fo:border-bottom="0.25pt solid #000000"/>
    </style:style>
    <style:style style:name="Dictionary.E251" style:family="table-cell">
      <style:table-cell-properties fo:padding="0.0201in" fo:border-left="0.25pt solid #000000" fo:border-right="none" fo:border-top="none" fo:border-bottom="0.25pt solid #000000"/>
    </style:style>
    <style:style style:name="Dictionary.G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none" fo:border-top="none" fo:border-bottom="0.25pt solid #000000"/>
    </style:style>
    <style:style style:name="Dictionary.F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none" fo:border-top="none" fo:border-bottom="0.25pt solid #000000"/>
    </style:style>
    <style:style style:name="Dictionary.E253" style:family="table-cell">
      <style:table-cell-properties fo:padding="0.0201in" fo:border-left="0.25pt solid #000000" fo:border-right="none" fo:border-top="none" fo:border-bottom="0.25pt solid #000000"/>
    </style:style>
    <style:style style:name="Dictionary.G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E255" style:family="table-cell">
      <style:table-cell-properties fo:padding="0.0201in" fo:border-left="0.25pt solid #000000" fo:border-right="none" fo:border-top="none" fo:border-bottom="0.25pt solid #000000"/>
    </style:style>
    <style:style style:name="Dictionary.G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E257" style:family="table-cell">
      <style:table-cell-properties fo:padding="0.0201in" fo:border-left="0.25pt solid #000000" fo:border-right="none" fo:border-top="none" fo:border-bottom="0.25pt solid #000000"/>
    </style:style>
    <style:style style:name="Dictionary.G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F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E259" style:family="table-cell">
      <style:table-cell-properties fo:padding="0.0201in" fo:border-left="0.25pt solid #000000" fo:border-right="none" fo:border-top="none" fo:border-bottom="0.25pt solid #000000"/>
    </style:style>
    <style:style style:name="Dictionary.G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F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E261" style:family="table-cell">
      <style:table-cell-properties fo:padding="0.0201in" fo:border-left="0.25pt solid #000000" fo:border-right="none" fo:border-top="none" fo:border-bottom="0.25pt solid #000000"/>
    </style:style>
    <style:style style:name="Dictionary.G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F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E263" style:family="table-cell">
      <style:table-cell-properties fo:padding="0.0201in" fo:border-left="0.25pt solid #000000" fo:border-right="none" fo:border-top="none" fo:border-bottom="0.25pt solid #000000"/>
    </style:style>
    <style:style style:name="Dictionary.G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F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E265" style:family="table-cell">
      <style:table-cell-properties fo:padding="0.0201in" fo:border-left="0.25pt solid #000000" fo:border-right="none" fo:border-top="none" fo:border-bottom="0.25pt solid #000000"/>
    </style:style>
    <style:style style:name="Dictionary.G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F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E267" style:family="table-cell">
      <style:table-cell-properties fo:padding="0.0201in" fo:border-left="0.25pt solid #000000" fo:border-right="none" fo:border-top="none" fo:border-bottom="0.25pt solid #000000"/>
    </style:style>
    <style:style style:name="Dictionary.G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F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E269" style:family="table-cell">
      <style:table-cell-properties fo:padding="0.0201in" fo:border-left="0.25pt solid #000000" fo:border-right="none" fo:border-top="none" fo:border-bottom="0.25pt solid #000000"/>
    </style:style>
    <style:style style:name="Dictionary.G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F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E271" style:family="table-cell">
      <style:table-cell-properties fo:padding="0.0201in" fo:border-left="0.25pt solid #000000" fo:border-right="none" fo:border-top="none" fo:border-bottom="0.25pt solid #000000"/>
    </style:style>
    <style:style style:name="Dictionary.G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F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E273" style:family="table-cell">
      <style:table-cell-properties fo:padding="0.0201in" fo:border-left="0.25pt solid #000000" fo:border-right="none" fo:border-top="none" fo:border-bottom="0.25pt solid #000000"/>
    </style:style>
    <style:style style:name="Dictionary.G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F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E275" style:family="table-cell">
      <style:table-cell-properties fo:padding="0.0201in" fo:border-left="0.25pt solid #000000" fo:border-right="none" fo:border-top="none" fo:border-bottom="0.25pt solid #000000"/>
    </style:style>
    <style:style style:name="Dictionary.G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F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E277" style:family="table-cell">
      <style:table-cell-properties fo:padding="0.0201in" fo:border-left="0.25pt solid #000000" fo:border-right="none" fo:border-top="none" fo:border-bottom="0.25pt solid #000000"/>
    </style:style>
    <style:style style:name="Dictionary.G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F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E279" style:family="table-cell">
      <style:table-cell-properties fo:padding="0.0201in" fo:border-left="0.25pt solid #000000" fo:border-right="none" fo:border-top="none" fo:border-bottom="0.25pt solid #000000"/>
    </style:style>
    <style:style style:name="Dictionary.G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F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E281" style:family="table-cell">
      <style:table-cell-properties fo:padding="0.0201in" fo:border-left="0.25pt solid #000000" fo:border-right="none" fo:border-top="none" fo:border-bottom="0.25pt solid #000000"/>
    </style:style>
    <style:style style:name="Dictionary.G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F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E283" style:family="table-cell">
      <style:table-cell-properties fo:padding="0.0201in" fo:border-left="0.25pt solid #000000" fo:border-right="none" fo:border-top="none" fo:border-bottom="0.25pt solid #000000"/>
    </style:style>
    <style:style style:name="Dictionary.G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F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E285" style:family="table-cell">
      <style:table-cell-properties fo:padding="0.0201in" fo:border-left="0.25pt solid #000000" fo:border-right="none" fo:border-top="none" fo:border-bottom="0.25pt solid #000000"/>
    </style:style>
    <style:style style:name="Dictionary.G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F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E287" style:family="table-cell">
      <style:table-cell-properties fo:padding="0.0201in" fo:border-left="0.25pt solid #000000" fo:border-right="none" fo:border-top="none" fo:border-bottom="0.25pt solid #000000"/>
    </style:style>
    <style:style style:name="Dictionary.G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F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E289" style:family="table-cell">
      <style:table-cell-properties fo:padding="0.0201in" fo:border-left="0.25pt solid #000000" fo:border-right="none" fo:border-top="none" fo:border-bottom="0.25pt solid #000000"/>
    </style:style>
    <style:style style:name="Dictionary.G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F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E291" style:family="table-cell">
      <style:table-cell-properties fo:padding="0.0201in" fo:border-left="0.25pt solid #000000" fo:border-right="none" fo:border-top="none" fo:border-bottom="0.25pt solid #000000"/>
    </style:style>
    <style:style style:name="Dictionary.G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F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E293" style:family="table-cell">
      <style:table-cell-properties fo:padding="0.0201in" fo:border-left="0.25pt solid #000000" fo:border-right="none" fo:border-top="none" fo:border-bottom="0.25pt solid #000000"/>
    </style:style>
    <style:style style:name="Dictionary.G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F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E295" style:family="table-cell">
      <style:table-cell-properties fo:padding="0.0201in" fo:border-left="0.25pt solid #000000" fo:border-right="none" fo:border-top="none" fo:border-bottom="0.25pt solid #000000"/>
    </style:style>
    <style:style style:name="Dictionary.G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F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E297" style:family="table-cell">
      <style:table-cell-properties fo:padding="0.0201in" fo:border-left="0.25pt solid #000000" fo:border-right="none" fo:border-top="none" fo:border-bottom="0.25pt solid #000000"/>
    </style:style>
    <style:style style:name="Dictionary.G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C298" style:family="table-cell">
      <style:table-cell-properties fo:padding="0.0201in" fo:border-left="0.25pt solid #000000" fo:border-right="none" fo:border-top="none" fo:border-bottom="0.25pt solid #000000"/>
    </style:style>
    <style:style style:name="Dictionary.F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E299" style:family="table-cell">
      <style:table-cell-properties fo:padding="0.0201in" fo:border-left="0.25pt solid #000000" fo:border-right="none" fo:border-top="none" fo:border-bottom="0.25pt solid #000000"/>
    </style:style>
    <style:style style:name="Dictionary.G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F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E301" style:family="table-cell">
      <style:table-cell-properties fo:padding="0.0201in" fo:border-left="0.25pt solid #000000" fo:border-right="none" fo:border-top="none" fo:border-bottom="0.25pt solid #000000"/>
    </style:style>
    <style:style style:name="Dictionary.G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F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E303" style:family="table-cell">
      <style:table-cell-properties fo:padding="0.0201in" fo:border-left="0.25pt solid #000000" fo:border-right="none" fo:border-top="none" fo:border-bottom="0.25pt solid #000000"/>
    </style:style>
    <style:style style:name="Dictionary.G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F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none" fo:border-top="none" fo:border-bottom="0.25pt solid #000000"/>
    </style:style>
    <style:style style:name="Dictionary.E305" style:family="table-cell">
      <style:table-cell-properties fo:padding="0.0201in" fo:border-left="0.25pt solid #000000" fo:border-right="none" fo:border-top="none" fo:border-bottom="0.25pt solid #000000"/>
    </style:style>
    <style:style style:name="Dictionary.G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none" fo:border-top="none" fo:border-bottom="0.25pt solid #000000"/>
    </style:style>
    <style:style style:name="Dictionary.F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E307" style:family="table-cell">
      <style:table-cell-properties fo:padding="0.0201in" fo:border-left="0.25pt solid #000000" fo:border-right="none" fo:border-top="none" fo:border-bottom="0.25pt solid #000000"/>
    </style:style>
    <style:style style:name="Dictionary.G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F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E309" style:family="table-cell">
      <style:table-cell-properties fo:padding="0.0201in" fo:border-left="0.25pt solid #000000" fo:border-right="none" fo:border-top="none" fo:border-bottom="0.25pt solid #000000"/>
    </style:style>
    <style:style style:name="Dictionary.G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F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E311" style:family="table-cell">
      <style:table-cell-properties fo:padding="0.0201in" fo:border-left="0.25pt solid #000000" fo:border-right="none" fo:border-top="none" fo:border-bottom="0.25pt solid #000000"/>
    </style:style>
    <style:style style:name="Dictionary.G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F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E313" style:family="table-cell">
      <style:table-cell-properties fo:padding="0.0201in" fo:border-left="0.25pt solid #000000" fo:border-right="none" fo:border-top="none" fo:border-bottom="0.25pt solid #000000"/>
    </style:style>
    <style:style style:name="Dictionary.G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F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E315" style:family="table-cell">
      <style:table-cell-properties fo:padding="0.0201in" fo:border-left="0.25pt solid #000000" fo:border-right="none" fo:border-top="none" fo:border-bottom="0.25pt solid #000000"/>
    </style:style>
    <style:style style:name="Dictionary.G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F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E317" style:family="table-cell">
      <style:table-cell-properties fo:padding="0.0201in" fo:border-left="0.25pt solid #000000" fo:border-right="none" fo:border-top="none" fo:border-bottom="0.25pt solid #000000"/>
    </style:style>
    <style:style style:name="Dictionary.G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F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E319" style:family="table-cell">
      <style:table-cell-properties fo:padding="0.0201in" fo:border-left="0.25pt solid #000000" fo:border-right="none" fo:border-top="none" fo:border-bottom="0.25pt solid #000000"/>
    </style:style>
    <style:style style:name="Dictionary.G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F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none" fo:border-top="none" fo:border-bottom="0.25pt solid #000000"/>
    </style:style>
    <style:style style:name="Dictionary.E321" style:family="table-cell">
      <style:table-cell-properties fo:padding="0.0201in" fo:border-left="0.25pt solid #000000" fo:border-right="none" fo:border-top="none" fo:border-bottom="0.25pt solid #000000"/>
    </style:style>
    <style:style style:name="Dictionary.G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none" fo:border-top="none" fo:border-bottom="0.25pt solid #000000"/>
    </style:style>
    <style:style style:name="Dictionary.F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E323" style:family="table-cell">
      <style:table-cell-properties fo:padding="0.0201in" fo:border-left="0.25pt solid #000000" fo:border-right="none" fo:border-top="none" fo:border-bottom="0.25pt solid #000000"/>
    </style:style>
    <style:style style:name="Dictionary.G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E325" style:family="table-cell">
      <style:table-cell-properties fo:padding="0.0201in" fo:border-left="0.25pt solid #000000" fo:border-right="none" fo:border-top="none" fo:border-bottom="0.25pt solid #000000"/>
    </style:style>
    <style:style style:name="Dictionary.G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F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E327" style:family="table-cell">
      <style:table-cell-properties fo:padding="0.0201in" fo:border-left="0.25pt solid #000000" fo:border-right="none" fo:border-top="none" fo:border-bottom="0.25pt solid #000000"/>
    </style:style>
    <style:style style:name="Dictionary.G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F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E329" style:family="table-cell">
      <style:table-cell-properties fo:padding="0.0201in" fo:border-left="0.25pt solid #000000" fo:border-right="none" fo:border-top="none" fo:border-bottom="0.25pt solid #000000"/>
    </style:style>
    <style:style style:name="Dictionary.G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F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none" fo:border-top="none" fo:border-bottom="0.25pt solid #000000"/>
    </style:style>
    <style:style style:name="Dictionary.E331" style:family="table-cell">
      <style:table-cell-properties fo:padding="0.0201in" fo:border-left="0.25pt solid #000000" fo:border-right="none" fo:border-top="none" fo:border-bottom="0.25pt solid #000000"/>
    </style:style>
    <style:style style:name="Dictionary.G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none" fo:border-top="none" fo:border-bottom="0.25pt solid #000000"/>
    </style:style>
    <style:style style:name="Dictionary.F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E333" style:family="table-cell">
      <style:table-cell-properties fo:padding="0.0201in" fo:border-left="0.25pt solid #000000" fo:border-right="none" fo:border-top="none" fo:border-bottom="0.25pt solid #000000"/>
    </style:style>
    <style:style style:name="Dictionary.G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E335" style:family="table-cell">
      <style:table-cell-properties fo:padding="0.0201in" fo:border-left="0.25pt solid #000000" fo:border-right="none" fo:border-top="none" fo:border-bottom="0.25pt solid #000000"/>
    </style:style>
    <style:style style:name="Dictionary.G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F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E337" style:family="table-cell">
      <style:table-cell-properties fo:padding="0.0201in" fo:border-left="0.25pt solid #000000" fo:border-right="none" fo:border-top="none" fo:border-bottom="0.25pt solid #000000"/>
    </style:style>
    <style:style style:name="Dictionary.G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none" fo:border-bottom="0.25pt solid #000000"/>
    </style:style>
    <style:style style:name="Dictionary.F3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E339" style:family="table-cell">
      <style:table-cell-properties fo:padding="0.0201in" fo:border-left="0.25pt solid #000000" fo:border-right="none" fo:border-top="none" fo:border-bottom="0.25pt solid #000000"/>
    </style:style>
    <style:style style:name="Dictionary.G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F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E341" style:family="table-cell">
      <style:table-cell-properties fo:padding="0.0201in" fo:border-left="0.25pt solid #000000" fo:border-right="none" fo:border-top="none" fo:border-bottom="0.25pt solid #000000"/>
    </style:style>
    <style:style style:name="Dictionary.G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F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E343" style:family="table-cell">
      <style:table-cell-properties fo:padding="0.0201in" fo:border-left="0.25pt solid #000000" fo:border-right="none" fo:border-top="none" fo:border-bottom="0.25pt solid #000000"/>
    </style:style>
    <style:style style:name="Dictionary.G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F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E345" style:family="table-cell">
      <style:table-cell-properties fo:padding="0.0201in" fo:border-left="0.25pt solid #000000" fo:border-right="none" fo:border-top="none" fo:border-bottom="0.25pt solid #000000"/>
    </style:style>
    <style:style style:name="Dictionary.G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F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E347" style:family="table-cell">
      <style:table-cell-properties fo:padding="0.0201in" fo:border-left="0.25pt solid #000000" fo:border-right="none" fo:border-top="none" fo:border-bottom="0.25pt solid #000000"/>
    </style:style>
    <style:style style:name="Dictionary.G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F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E349" style:family="table-cell">
      <style:table-cell-properties fo:padding="0.0201in" fo:border-left="0.25pt solid #000000" fo:border-right="none" fo:border-top="none" fo:border-bottom="0.25pt solid #000000"/>
    </style:style>
    <style:style style:name="Dictionary.G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F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E351" style:family="table-cell">
      <style:table-cell-properties fo:padding="0.0201in" fo:border-left="0.25pt solid #000000" fo:border-right="none" fo:border-top="none" fo:border-bottom="0.25pt solid #000000"/>
    </style:style>
    <style:style style:name="Dictionary.G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F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E353" style:family="table-cell">
      <style:table-cell-properties fo:padding="0.0201in" fo:border-left="0.25pt solid #000000" fo:border-right="none" fo:border-top="none" fo:border-bottom="0.25pt solid #000000"/>
    </style:style>
    <style:style style:name="Dictionary.G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F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E355" style:family="table-cell">
      <style:table-cell-properties fo:padding="0.0201in" fo:border-left="0.25pt solid #000000" fo:border-right="none" fo:border-top="none" fo:border-bottom="0.25pt solid #000000"/>
    </style:style>
    <style:style style:name="Dictionary.G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F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E357" style:family="table-cell">
      <style:table-cell-properties fo:padding="0.0201in" fo:border-left="0.25pt solid #000000" fo:border-right="none" fo:border-top="none" fo:border-bottom="0.25pt solid #000000"/>
    </style:style>
    <style:style style:name="Dictionary.G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F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E359" style:family="table-cell">
      <style:table-cell-properties fo:padding="0.0201in" fo:border-left="0.25pt solid #000000" fo:border-right="none" fo:border-top="none" fo:border-bottom="0.25pt solid #000000"/>
    </style:style>
    <style:style style:name="Dictionary.G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E360" style:family="table-cell">
      <style:table-cell-properties fo:padding="0.0201in" fo:border-left="0.25pt solid #000000" fo:border-right="none" fo:border-top="none" fo:border-bottom="0.25pt solid #000000"/>
    </style:style>
    <style:style style:name="Dictionary.H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E361" style:family="table-cell">
      <style:table-cell-properties fo:padding="0.0201in" fo:border-left="0.25pt solid #000000" fo:border-right="none" fo:border-top="none" fo:border-bottom="0.25pt solid #000000"/>
    </style:style>
    <style:style style:name="Dictionary.G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F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E363" style:family="table-cell">
      <style:table-cell-properties fo:padding="0.0201in" fo:border-left="0.25pt solid #000000" fo:border-right="none" fo:border-top="none" fo:border-bottom="0.25pt solid #000000"/>
    </style:style>
    <style:style style:name="Dictionary.G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F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E365" style:family="table-cell">
      <style:table-cell-properties fo:padding="0.0201in" fo:border-left="0.25pt solid #000000" fo:border-right="none" fo:border-top="none" fo:border-bottom="0.25pt solid #000000"/>
    </style:style>
    <style:style style:name="Dictionary.G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F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E367" style:family="table-cell">
      <style:table-cell-properties fo:padding="0.0201in" fo:border-left="0.25pt solid #000000" fo:border-right="none" fo:border-top="none" fo:border-bottom="0.25pt solid #000000"/>
    </style:style>
    <style:style style:name="Dictionary.G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F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E369" style:family="table-cell">
      <style:table-cell-properties fo:padding="0.0201in" fo:border-left="0.25pt solid #000000" fo:border-right="none" fo:border-top="none" fo:border-bottom="0.25pt solid #000000"/>
    </style:style>
    <style:style style:name="Dictionary.G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F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E371" style:family="table-cell">
      <style:table-cell-properties fo:padding="0.0201in" fo:border-left="0.25pt solid #000000" fo:border-right="none" fo:border-top="none" fo:border-bottom="0.25pt solid #000000"/>
    </style:style>
    <style:style style:name="Dictionary.G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F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E373" style:family="table-cell">
      <style:table-cell-properties fo:padding="0.0201in" fo:border-left="0.25pt solid #000000" fo:border-right="none" fo:border-top="none" fo:border-bottom="0.25pt solid #000000"/>
    </style:style>
    <style:style style:name="Dictionary.G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F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E375" style:family="table-cell">
      <style:table-cell-properties fo:padding="0.0201in" fo:border-left="0.25pt solid #000000" fo:border-right="none" fo:border-top="none" fo:border-bottom="0.25pt solid #000000"/>
    </style:style>
    <style:style style:name="Dictionary.G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F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E377" style:family="table-cell">
      <style:table-cell-properties fo:padding="0.0201in" fo:border-left="0.25pt solid #000000" fo:border-right="none" fo:border-top="none" fo:border-bottom="0.25pt solid #000000"/>
    </style:style>
    <style:style style:name="Dictionary.G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F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E379" style:family="table-cell">
      <style:table-cell-properties fo:padding="0.0201in" fo:border-left="0.25pt solid #000000" fo:border-right="none" fo:border-top="none" fo:border-bottom="0.25pt solid #000000"/>
    </style:style>
    <style:style style:name="Dictionary.G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F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none" fo:border-bottom="0.25pt solid #000000"/>
    </style:style>
    <style:style style:name="Dictionary.E381" style:family="table-cell">
      <style:table-cell-properties fo:padding="0.0201in" fo:border-left="0.25pt solid #000000" fo:border-right="none" fo:border-top="none" fo:border-bottom="0.25pt solid #000000"/>
    </style:style>
    <style:style style:name="Dictionary.G3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F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E383" style:family="table-cell">
      <style:table-cell-properties fo:padding="0.0201in" fo:border-left="0.25pt solid #000000" fo:border-right="none" fo:border-top="none" fo:border-bottom="0.25pt solid #000000"/>
    </style:style>
    <style:style style:name="Dictionary.G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F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E385" style:family="table-cell">
      <style:table-cell-properties fo:padding="0.0201in" fo:border-left="0.25pt solid #000000" fo:border-right="none" fo:border-top="none" fo:border-bottom="0.25pt solid #000000"/>
    </style:style>
    <style:style style:name="Dictionary.G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F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none" fo:border-top="none" fo:border-bottom="0.25pt solid #000000"/>
    </style:style>
    <style:style style:name="Dictionary.E387" style:family="table-cell">
      <style:table-cell-properties fo:padding="0.0201in" fo:border-left="0.25pt solid #000000" fo:border-right="none" fo:border-top="none" fo:border-bottom="0.25pt solid #000000"/>
    </style:style>
    <style:style style:name="Dictionary.G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none" fo:border-top="none" fo:border-bottom="0.25pt solid #000000"/>
    </style:style>
    <style:style style:name="Dictionary.F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E389" style:family="table-cell">
      <style:table-cell-properties fo:padding="0.0201in" fo:border-left="0.25pt solid #000000" fo:border-right="none" fo:border-top="none" fo:border-bottom="0.25pt solid #000000"/>
    </style:style>
    <style:style style:name="Dictionary.G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E391" style:family="table-cell">
      <style:table-cell-properties fo:padding="0.0201in" fo:border-left="0.25pt solid #000000" fo:border-right="none" fo:border-top="none" fo:border-bottom="0.25pt solid #000000"/>
    </style:style>
    <style:style style:name="Dictionary.G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C392" style:family="table-cell">
      <style:table-cell-properties fo:padding="0.0201in" fo:border-left="0.25pt solid #000000" fo:border-right="none" fo:border-top="none" fo:border-bottom="0.25pt solid #000000"/>
    </style:style>
    <style:style style:name="Dictionary.F392" style:family="table-cell">
      <style:table-cell-properties fo:padding="0.0201in" fo:border-left="0.25pt solid #000000" fo:border-right="none" fo:border-top="none" fo:border-bottom="0.25pt solid #000000"/>
    </style:style>
    <style:style style:name="Dictionary.I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E393" style:family="table-cell">
      <style:table-cell-properties fo:padding="0.0201in" fo:border-left="0.25pt solid #000000" fo:border-right="none" fo:border-top="none" fo:border-bottom="0.25pt solid #000000"/>
    </style:style>
    <style:style style:name="Dictionary.G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C394" style:family="table-cell">
      <style:table-cell-properties fo:padding="0.0201in" fo:border-left="0.25pt solid #000000" fo:border-right="none" fo:border-top="none" fo:border-bottom="0.25pt solid #000000"/>
    </style:style>
    <style:style style:name="Dictionary.F394" style:family="table-cell">
      <style:table-cell-properties fo:padding="0.0201in" fo:border-left="0.25pt solid #000000" fo:border-right="none" fo:border-top="none" fo:border-bottom="0.25pt solid #000000"/>
    </style:style>
    <style:style style:name="Dictionary.I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none" fo:border-top="none" fo:border-bottom="0.25pt solid #000000"/>
    </style:style>
    <style:style style:name="Dictionary.E395" style:family="table-cell">
      <style:table-cell-properties fo:padding="0.0201in" fo:border-left="0.25pt solid #000000" fo:border-right="none" fo:border-top="none" fo:border-bottom="0.25pt solid #000000"/>
    </style:style>
    <style:style style:name="Dictionary.G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none" fo:border-top="none" fo:border-bottom="0.25pt solid #000000"/>
    </style:style>
    <style:style style:name="Dictionary.F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E397" style:family="table-cell">
      <style:table-cell-properties fo:padding="0.0201in" fo:border-left="0.25pt solid #000000" fo:border-right="none" fo:border-top="none" fo:border-bottom="0.25pt solid #000000"/>
    </style:style>
    <style:style style:name="Dictionary.G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E399" style:family="table-cell">
      <style:table-cell-properties fo:padding="0.0201in" fo:border-left="0.25pt solid #000000" fo:border-right="none" fo:border-top="none" fo:border-bottom="0.25pt solid #000000"/>
    </style:style>
    <style:style style:name="Dictionary.G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E400" style:family="table-cell">
      <style:table-cell-properties fo:padding="0.0201in" fo:border-left="0.25pt solid #000000" fo:border-right="none" fo:border-top="none" fo:border-bottom="0.25pt solid #000000"/>
    </style:style>
    <style:style style:name="Dictionary.H4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1" style:family="table-cell">
      <style:table-cell-properties fo:padding="0.0201in" fo:border-left="0.25pt solid #000000" fo:border-right="none" fo:border-top="none" fo:border-bottom="0.25pt solid #000000"/>
    </style:style>
    <style:style style:name="Dictionary.E401" style:family="table-cell">
      <style:table-cell-properties fo:padding="0.0201in" fo:border-left="0.25pt solid #000000" fo:border-right="none" fo:border-top="none" fo:border-bottom="0.25pt solid #000000"/>
    </style:style>
    <style:style style:name="Dictionary.G4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2" style:family="table-cell">
      <style:table-cell-properties fo:padding="0.0201in" fo:border-left="0.25pt solid #000000" fo:border-right="none" fo:border-top="none" fo:border-bottom="0.25pt solid #000000"/>
    </style:style>
    <style:style style:name="Dictionary.F4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3" style:family="table-cell">
      <style:table-cell-properties fo:padding="0.0201in" fo:border-left="0.25pt solid #000000" fo:border-right="none" fo:border-top="none" fo:border-bottom="0.25pt solid #000000"/>
    </style:style>
    <style:style style:name="Dictionary.E403" style:family="table-cell">
      <style:table-cell-properties fo:padding="0.0201in" fo:border-left="0.25pt solid #000000" fo:border-right="none" fo:border-top="none" fo:border-bottom="0.25pt solid #000000"/>
    </style:style>
    <style:style style:name="Dictionary.G4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4" style:family="table-cell">
      <style:table-cell-properties fo:padding="0.0201in" fo:border-left="0.25pt solid #000000" fo:border-right="none" fo:border-top="none" fo:border-bottom="0.25pt solid #000000"/>
    </style:style>
    <style:style style:name="Dictionary.F4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5" style:family="table-cell">
      <style:table-cell-properties fo:padding="0.0201in" fo:border-left="0.25pt solid #000000" fo:border-right="none" fo:border-top="none" fo:border-bottom="0.25pt solid #000000"/>
    </style:style>
    <style:style style:name="Dictionary.E405" style:family="table-cell">
      <style:table-cell-properties fo:padding="0.0201in" fo:border-left="0.25pt solid #000000" fo:border-right="none" fo:border-top="none" fo:border-bottom="0.25pt solid #000000"/>
    </style:style>
    <style:style style:name="Dictionary.G4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6" style:family="table-cell">
      <style:table-cell-properties fo:padding="0.0201in" fo:border-left="0.25pt solid #000000" fo:border-right="none" fo:border-top="none" fo:border-bottom="0.25pt solid #000000"/>
    </style:style>
    <style:style style:name="Dictionary.F4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7" style:family="table-cell">
      <style:table-cell-properties fo:padding="0.0201in" fo:border-left="0.25pt solid #000000" fo:border-right="none" fo:border-top="none" fo:border-bottom="0.25pt solid #000000"/>
    </style:style>
    <style:style style:name="Dictionary.E407" style:family="table-cell">
      <style:table-cell-properties fo:padding="0.0201in" fo:border-left="0.25pt solid #000000" fo:border-right="none" fo:border-top="none" fo:border-bottom="0.25pt solid #000000"/>
    </style:style>
    <style:style style:name="Dictionary.G4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8" style:family="table-cell">
      <style:table-cell-properties fo:padding="0.0201in" fo:border-left="0.25pt solid #000000" fo:border-right="none" fo:border-top="none" fo:border-bottom="0.25pt solid #000000"/>
    </style:style>
    <style:style style:name="Dictionary.F4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9" style:family="table-cell">
      <style:table-cell-properties fo:padding="0.0201in" fo:border-left="0.25pt solid #000000" fo:border-right="none" fo:border-top="none" fo:border-bottom="0.25pt solid #000000"/>
    </style:style>
    <style:style style:name="Dictionary.E409" style:family="table-cell">
      <style:table-cell-properties fo:padding="0.0201in" fo:border-left="0.25pt solid #000000" fo:border-right="none" fo:border-top="none" fo:border-bottom="0.25pt solid #000000"/>
    </style:style>
    <style:style style:name="Dictionary.G4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0" style:family="table-cell">
      <style:table-cell-properties fo:padding="0.0201in" fo:border-left="0.25pt solid #000000" fo:border-right="none" fo:border-top="none" fo:border-bottom="0.25pt solid #000000"/>
    </style:style>
    <style:style style:name="Dictionary.F4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1" style:family="table-cell">
      <style:table-cell-properties fo:padding="0.0201in" fo:border-left="0.25pt solid #000000" fo:border-right="none" fo:border-top="none" fo:border-bottom="0.25pt solid #000000"/>
    </style:style>
    <style:style style:name="Dictionary.E411" style:family="table-cell">
      <style:table-cell-properties fo:padding="0.0201in" fo:border-left="0.25pt solid #000000" fo:border-right="none" fo:border-top="none" fo:border-bottom="0.25pt solid #000000"/>
    </style:style>
    <style:style style:name="Dictionary.G4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2" style:family="table-cell">
      <style:table-cell-properties fo:padding="0.0201in" fo:border-left="0.25pt solid #000000" fo:border-right="none" fo:border-top="none" fo:border-bottom="0.25pt solid #000000"/>
    </style:style>
    <style:style style:name="Dictionary.F4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3" style:family="table-cell">
      <style:table-cell-properties fo:padding="0.0201in" fo:border-left="0.25pt solid #000000" fo:border-right="none" fo:border-top="none" fo:border-bottom="0.25pt solid #000000"/>
    </style:style>
    <style:style style:name="Dictionary.E413" style:family="table-cell">
      <style:table-cell-properties fo:padding="0.0201in" fo:border-left="0.25pt solid #000000" fo:border-right="none" fo:border-top="none" fo:border-bottom="0.25pt solid #000000"/>
    </style:style>
    <style:style style:name="Dictionary.G4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4" style:family="table-cell">
      <style:table-cell-properties fo:padding="0.0201in" fo:border-left="0.25pt solid #000000" fo:border-right="none" fo:border-top="none" fo:border-bottom="0.25pt solid #000000"/>
    </style:style>
    <style:style style:name="Dictionary.F4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5" style:family="table-cell">
      <style:table-cell-properties fo:padding="0.0201in" fo:border-left="0.25pt solid #000000" fo:border-right="none" fo:border-top="none" fo:border-bottom="0.25pt solid #000000"/>
    </style:style>
    <style:style style:name="Dictionary.E415" style:family="table-cell">
      <style:table-cell-properties fo:padding="0.0201in" fo:border-left="0.25pt solid #000000" fo:border-right="none" fo:border-top="none" fo:border-bottom="0.25pt solid #000000"/>
    </style:style>
    <style:style style:name="Dictionary.G4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6" style:family="table-cell">
      <style:table-cell-properties fo:padding="0.0201in" fo:border-left="0.25pt solid #000000" fo:border-right="none" fo:border-top="none" fo:border-bottom="0.25pt solid #000000"/>
    </style:style>
    <style:style style:name="Dictionary.F4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7" style:family="table-cell">
      <style:table-cell-properties fo:padding="0.0201in" fo:border-left="0.25pt solid #000000" fo:border-right="none" fo:border-top="none" fo:border-bottom="0.25pt solid #000000"/>
    </style:style>
    <style:style style:name="Dictionary.E417" style:family="table-cell">
      <style:table-cell-properties fo:padding="0.0201in" fo:border-left="0.25pt solid #000000" fo:border-right="none" fo:border-top="none" fo:border-bottom="0.25pt solid #000000"/>
    </style:style>
    <style:style style:name="Dictionary.G4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8" style:family="table-cell">
      <style:table-cell-properties fo:padding="0.0201in" fo:border-left="0.25pt solid #000000" fo:border-right="none" fo:border-top="none" fo:border-bottom="0.25pt solid #000000"/>
    </style:style>
    <style:style style:name="Dictionary.F4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9" style:family="table-cell">
      <style:table-cell-properties fo:padding="0.0201in" fo:border-left="0.25pt solid #000000" fo:border-right="none" fo:border-top="none" fo:border-bottom="0.25pt solid #000000"/>
    </style:style>
    <style:style style:name="Dictionary.E419" style:family="table-cell">
      <style:table-cell-properties fo:padding="0.0201in" fo:border-left="0.25pt solid #000000" fo:border-right="none" fo:border-top="none" fo:border-bottom="0.25pt solid #000000"/>
    </style:style>
    <style:style style:name="Dictionary.G4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0" style:family="table-cell">
      <style:table-cell-properties fo:padding="0.0201in" fo:border-left="0.25pt solid #000000" fo:border-right="none" fo:border-top="none" fo:border-bottom="0.25pt solid #000000"/>
    </style:style>
    <style:style style:name="Dictionary.F4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1" style:family="table-cell">
      <style:table-cell-properties fo:padding="0.0201in" fo:border-left="0.25pt solid #000000" fo:border-right="none" fo:border-top="none" fo:border-bottom="0.25pt solid #000000"/>
    </style:style>
    <style:style style:name="Dictionary.D421" style:family="table-cell">
      <style:table-cell-properties fo:padding="0.0201in" fo:border-left="0.25pt solid #000000" fo:border-right="none" fo:border-top="none" fo:border-bottom="0.25pt solid #000000"/>
    </style:style>
    <style:style style:name="Dictionary.E421" style:family="table-cell">
      <style:table-cell-properties fo:padding="0.0201in" fo:border-left="0.25pt solid #000000" fo:border-right="none" fo:border-top="none" fo:border-bottom="0.25pt solid #000000"/>
    </style:style>
    <style:style style:name="Dictionary.G4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style:paragraph-properties fo:margin-left="0.3126in" fo:margin-right="0in" fo:margin-top="0in" fo:margin-bottom="0in" fo:line-height="150%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margin-left="0.3126in" fo:margin-right="0in" fo:margin-top="0in" fo:margin-bottom="0in" fo:line-height="150%" fo:orphans="2" fo:widows="2" fo:text-indent="0in" style:auto-text-indent="false" fo:padding="0in" fo:border="none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line-height="150%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50%"/>
      <style:text-properties style:font-name="Times New Roman" fo:font-size="14pt" fo:font-style="itali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line-height="150%"/>
      <style:text-properties style:font-name="Times New Roman" fo:font-size="14pt" fo:font-style="italic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italic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50%"/>
      <style:text-properties style:font-name="Times New Roman" fo:font-size="14pt" fo:font-style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fo:text-transform="uppercase"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ru" fo:country="RU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line-height="150%" fo:text-align="justify" style:justify-single-word="false"/>
    </style:style>
    <style:style style:name="P33" style:family="paragraph" style:parent-style-name="Text_20_body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4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35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8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8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8000" style:font-name="Times New Roman" fo:font-size="14pt" fo:letter-spacing="normal" fo:font-style="italic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44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left="0in" fo:margin-right="0in" fo:margin-top="0in" fo:margin-bottom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left="0in" fo:margin-right="0in" fo:margin-top="0in" fo:margin-bottom="0in" fo:line-height="150%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9" style:family="paragraph" style:parent-style-name="Heading_20_2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0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1" style:family="paragraph" style:parent-style-name="Heading_20_2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2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3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4" style:family="paragraph" style:parent-style-name="Heading_20_2">
      <style:paragraph-properties fo:line-height="150%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5" style:family="paragraph" style:parent-style-name="Heading_20_2">
      <style:paragraph-properties fo:line-height="150%" fo:text-align="justify" style:justify-single-word="fals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6" style:family="paragraph" style:parent-style-name="Heading_20_2">
      <style:paragraph-properties fo:line-height="150%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text-transform="uppercase" fo:color="#000000" fo:letter-spacing="normal" fo:language="uk" fo:country="UA" fo:font-style="italic" fo:font-weight="normal" style:font-style-asian="italic"/>
    </style:style>
    <style:style style:name="T2" style:family="text">
      <style:text-properties fo:text-transform="uppercase" fo:language="uk" fo:country="UA"/>
    </style:style>
    <style:style style:name="T3" style:family="text">
      <style:text-properties fo:text-transform="uppercase" fo:language="uk" fo:country="UA" fo:font-weight="bold"/>
    </style:style>
    <style:style style:name="T4" style:family="text">
      <style:text-properties fo:text-transform="uppercase" fo:language="uk" fo:country="UA" fo:font-weight="bold" style:font-weight-asian="bold"/>
    </style:style>
    <style:style style:name="T5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6" style:family="text">
      <style:text-properties fo:text-transform="uppercase" fo:language="uk" fo:country="UA" fo:font-weight="bold" style:font-weight-asian="bold" style:font-weight-complex="bold"/>
    </style:style>
    <style:style style:name="T7" style:family="text">
      <style:text-properties fo:text-transform="uppercase" fo:language="uk" fo:country="UA" fo:font-style="normal" fo:font-weight="bold"/>
    </style:style>
    <style:style style:name="T8" style:family="text">
      <style:text-properties fo:text-transform="uppercase" fo:language="uk" fo:country="UA" fo:font-style="normal" fo:font-weight="bold" style:font-style-asian="normal" style:font-weight-asian="bold" style:font-style-complex="italic" style:font-weight-complex="bold"/>
    </style:style>
    <style:style style:name="T9" style:family="text">
      <style:text-properties fo:text-transform="uppercase" fo:language="uk" fo:country="UA" fo:font-style="normal" fo:font-weight="bold" style:font-weight-asian="bold" style:font-weight-complex="bold"/>
    </style:style>
    <style:style style:name="T10" style:family="text">
      <style:text-properties fo:text-transform="uppercase" fo:language="uk" fo:country="UA" fo:font-style="normal" fo:font-weight="bold" style:font-weight-asian="bold" style:font-style-complex="italic" style:font-weight-complex="bold"/>
    </style:style>
    <style:style style:name="T11" style:family="text">
      <style:text-properties fo:text-transform="uppercase" fo:language="uk" fo:country="UA" fo:font-style="normal" style:font-style-asian="normal" style:font-style-complex="italic"/>
    </style:style>
    <style:style style:name="T12" style:family="text">
      <style:text-properties fo:text-transform="uppercase" fo:language="uk" fo:country="UA" fo:font-style="normal" fo:font-weight="normal" style:font-style-asian="italic"/>
    </style:style>
    <style:style style:name="T13" style:family="text">
      <style:text-properties fo:text-transform="uppercase" fo:language="uk" fo:country="UA" style:font-weight-complex="normal"/>
    </style:style>
    <style:style style:name="T14" style:family="text">
      <style:text-properties fo:text-transform="uppercase" fo:language="uk" fo:country="UA" style:font-weight-asian="bold"/>
    </style:style>
    <style:style style:name="T15" style:family="text">
      <style:text-properties fo:text-transform="uppercase" fo:color="#008000" fo:language="uk" fo:country="UA" fo:font-weight="bold" style:font-weight-asian="bold" style:font-style-complex="italic" style:font-weight-complex="bold"/>
    </style:style>
    <style:style style:name="T16" style:family="text">
      <style:text-properties fo:text-transform="uppercase" fo:font-style="normal" fo:font-weight="normal" style:font-style-asian="italic"/>
    </style:style>
    <style:style style:name="T17" style:family="text">
      <style:text-properties fo:language="uk" fo:country="UA"/>
    </style:style>
    <style:style style:name="T18" style:family="text">
      <style:text-properties fo:language="uk" fo:country="UA" fo:font-style="italic" style:font-style-asian="italic"/>
    </style:style>
    <style:style style:name="T19" style:family="text">
      <style:text-properties fo:language="uk" fo:country="UA" fo:font-style="italic" style:font-style-asian="italic" style:font-style-complex="italic"/>
    </style:style>
    <style:style style:name="T20" style:family="text">
      <style:text-properties fo:language="uk" fo:country="UA" fo:font-style="italic" style:font-style-asian="italic" style:font-weight-complex="bold"/>
    </style:style>
    <style:style style:name="T21" style:family="text">
      <style:text-properties fo:language="uk" fo:country="UA" fo:font-style="italic" fo:font-weight="bold" style:font-style-asian="italic" style:font-weight-asian="bold"/>
    </style:style>
    <style:style style:name="T22" style:family="text">
      <style:text-properties fo:language="uk" fo:country="UA" fo:font-style="italic" fo:font-weight="bold" style:font-style-asian="italic" style:font-weight-asian="bold" style:font-weight-complex="bold"/>
    </style:style>
    <style:style style:name="T23" style:family="text">
      <style:text-properties fo:language="uk" fo:country="UA" fo:font-style="italic" fo:font-weight="bold" style:font-style-asian="italic" style:font-weight-asian="bold" style:font-style-complex="italic"/>
    </style:style>
    <style:style style:name="T24" style:family="text">
      <style:text-properties fo:language="uk" fo:country="UA" fo:font-style="italic" fo:font-weight="bold" style:font-style-asian="italic" style:font-style-complex="italic"/>
    </style:style>
    <style:style style:name="T25" style:family="text">
      <style:text-properties fo:language="uk" fo:country="UA" fo:font-style="italic" fo:font-weight="normal" style:font-style-asian="italic"/>
    </style:style>
    <style:style style:name="T26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language="uk" fo:country="UA" fo:font-style="italic" fo:font-weight="normal" style:font-style-asian="italic" style:font-weight-asian="normal" style:font-weight-complex="normal"/>
    </style:style>
    <style:style style:name="T28" style:family="text">
      <style:text-properties fo:language="uk" fo:country="UA" style:font-style-complex="italic"/>
    </style:style>
    <style:style style:name="T29" style:family="text">
      <style:text-properties fo:language="uk" fo:country="UA" fo:font-weight="bold"/>
    </style:style>
    <style:style style:name="T30" style:family="text">
      <style:text-properties fo:language="uk" fo:country="UA" fo:font-weight="bold" style:font-weight-asian="bold"/>
    </style:style>
    <style:style style:name="T31" style:family="text">
      <style:text-properties fo:language="uk" fo:country="UA" fo:font-weight="bold" style:font-weight-asian="bold" style:font-style-complex="italic" style:font-weight-complex="bold"/>
    </style:style>
    <style:style style:name="T32" style:family="text">
      <style:text-properties fo:language="uk" fo:country="UA" fo:font-weight="bold" style:font-weight-asian="bold" style:font-weight-complex="bold"/>
    </style:style>
    <style:style style:name="T33" style:family="text">
      <style:text-properties fo:language="uk" fo:country="UA" fo:font-weight="bold" style:font-weight-asian="normal" style:font-weight-complex="normal"/>
    </style:style>
    <style:style style:name="T34" style:family="text">
      <style:text-properties fo:language="uk" fo:country="UA" fo:font-weight="bold" style:font-style-asian="normal" style:font-weight-asian="bold" style:font-style-complex="italic" style:font-weight-complex="bold"/>
    </style:style>
    <style:style style:name="T35" style:family="text">
      <style:text-properties fo:language="uk" fo:country="UA" fo:font-style="normal"/>
    </style:style>
    <style:style style:name="T36" style:family="text">
      <style:text-properties fo:language="uk" fo:country="UA" fo:font-style="normal" style:font-style-asian="normal" style:font-style-complex="normal"/>
    </style:style>
    <style:style style:name="T37" style:family="text">
      <style:text-properties fo:language="uk" fo:country="UA" fo:font-style="normal" fo:font-weight="bold" style:font-style-asian="normal" style:font-weight-asian="bold" style:font-style-complex="italic" style:font-weight-complex="bold"/>
    </style:style>
    <style:style style:name="T38" style:family="text">
      <style:text-properties fo:language="uk" fo:country="UA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language="uk" fo:country="UA" fo:font-style="normal" fo:font-weight="normal"/>
    </style:style>
    <style:style style:name="T40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language="uk" fo:country="UA" fo:font-style="normal" fo:font-weight="normal" style:font-style-asian="italic"/>
    </style:style>
    <style:style style:name="T42" style:family="text">
      <style:text-properties fo:language="uk" fo:country="UA" fo:font-style="normal" fo:font-weight="normal" style:font-style-asian="italic" style:font-style-complex="italic"/>
    </style:style>
    <style:style style:name="T43" style:family="text">
      <style:text-properties fo:language="uk" fo:country="UA" fo:font-style="normal" fo:font-weight="normal" style:font-style-complex="italic"/>
    </style:style>
    <style:style style:name="T44" style:family="text">
      <style:text-properties fo:language="uk" fo:country="UA" fo:font-style="normal" style:font-style-asian="italic"/>
    </style:style>
    <style:style style:name="T45" style:family="text">
      <style:text-properties fo:language="uk" fo:country="UA" fo:font-style="normal" style:font-style-asian="italic" style:font-style-complex="italic"/>
    </style:style>
    <style:style style:name="T46" style:family="text">
      <style:text-properties fo:language="uk" fo:country="UA" fo:font-weight="normal"/>
    </style:style>
    <style:style style:name="T47" style:family="text">
      <style:text-properties fo:language="uk" fo:country="UA" fo:font-weight="normal" style:font-weight-asian="normal" style:font-weight-complex="normal"/>
    </style:style>
    <style:style style:name="T48" style:family="text">
      <style:text-properties fo:language="uk" fo:country="UA" fo:font-weight="normal" style:font-weight-asian="normal" style:font-style-complex="italic" style:font-weight-complex="normal"/>
    </style:style>
    <style:style style:name="T49" style:family="text">
      <style:text-properties fo:language="uk" fo:country="UA" style:font-weight-complex="normal"/>
    </style:style>
    <style:style style:name="T50" style:family="text">
      <style:text-properties fo:language="uk" fo:country="UA" style:font-style-asian="italic"/>
    </style:style>
    <style:style style:name="T51" style:family="text">
      <style:text-properties fo:font-variant="normal" fo:text-transform="none" fo:color="#000000" fo:letter-spacing="normal"/>
    </style:style>
    <style:style style:name="T52" style:family="text">
      <style:text-properties fo:font-variant="normal" fo:text-transform="none" fo:color="#000000" fo:letter-spacing="normal" fo:font-style="normal"/>
    </style:style>
    <style:style style:name="T53" style:family="text">
      <style:text-properties fo:font-variant="normal" fo:text-transform="none" fo:color="#000000" fo:letter-spacing="normal" fo:font-style="normal" fo:font-weight="normal"/>
    </style:style>
    <style:style style:name="T54" style:family="text">
      <style:text-properties fo:font-variant="normal" fo:text-transform="none" fo:color="#000000" fo:letter-spacing="normal" fo:font-style="normal" fo:font-weight="bold"/>
    </style:style>
    <style:style style:name="T5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56" style:family="text">
      <style:text-properties fo:font-variant="normal" fo:text-transform="none" fo:color="#000000" fo:letter-spacing="normal" fo:language="uk" fo:country="UA" fo:font-style="italic" style:font-style-asian="italic"/>
    </style:style>
    <style:style style:name="T57" style:family="text">
      <style:text-properties fo:font-variant="normal" fo:text-transform="none" fo:color="#000000" fo:letter-spacing="normal" fo:language="uk" fo:country="UA" fo:font-style="normal" fo:font-weight="bold" style:font-weight-asian="bold" style:font-style-complex="italic" style:font-weight-complex="bold"/>
    </style:style>
    <style:style style:name="T58" style:family="text">
      <style:text-properties fo:font-variant="normal" fo:text-transform="none" fo:color="#000000" fo:letter-spacing="normal" fo:language="uk" fo:country="UA" fo:font-style="normal" fo:font-weight="bold" style:font-style-asian="normal" style:font-weight-asian="bold" style:font-style-complex="italic" style:font-weight-complex="bold"/>
    </style:style>
    <style:style style:name="T59" style:family="text">
      <style:text-properties fo:font-variant="normal" fo:text-transform="none" fo:color="#000000" fo:letter-spacing="normal" fo:language="uk" fo:country="UA" fo:font-style="normal" fo:font-weight="normal" style:font-style-complex="italic"/>
    </style:style>
    <style:style style:name="T60" style:family="text">
      <style:text-properties fo:font-variant="normal" fo:text-transform="none" fo:color="#000000" fo:letter-spacing="normal" fo:language="uk" fo:country="UA" fo:font-style="normal" fo:font-weight="normal" style:font-weight-asian="normal" style:font-style-complex="italic" style:font-weight-complex="normal"/>
    </style:style>
    <style:style style:name="T61" style:family="text">
      <style:text-properties fo:font-variant="normal" fo:text-transform="none" fo:color="#000000" fo:letter-spacing="normal" fo:language="uk" fo:country="UA" fo:font-style="normal" fo:font-weight="normal" style:font-style-asian="italic"/>
    </style:style>
    <style:style style:name="T62" style:family="text">
      <style:text-properties fo:font-variant="normal" fo:text-transform="none" fo:color="#000000" fo:letter-spacing="normal" fo:font-style="italic"/>
    </style:style>
    <style:style style:name="T63" style:family="text">
      <style:text-properties fo:font-variant="normal" fo:text-transform="none" fo:color="#000000" fo:letter-spacing="normal" fo:font-style="italic" fo:font-weight="normal"/>
    </style:style>
    <style:style style:name="T6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65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ize-complex="14pt"/>
    </style:style>
    <style:style style:name="T66" style:family="text">
      <style:text-properties fo:font-variant="normal" fo:text-transform="none" fo:color="#008000" fo:letter-spacing="normal" fo:font-style="italic"/>
    </style:style>
    <style:style style:name="T67" style:family="text">
      <style:text-properties fo:font-variant="normal" fo:text-transform="none" fo:color="#008000" fo:letter-spacing="normal" fo:font-style="italic" fo:font-weight="normal"/>
    </style:style>
    <style:style style:name="T68" style:family="text">
      <style:text-properties fo:font-variant="normal" fo:text-transform="none" fo:color="#008000" fo:letter-spacing="normal" fo:font-style="normal" fo:font-weight="normal"/>
    </style:style>
    <style:style style:name="T69" style:family="text">
      <style:text-properties fo:font-variant="normal" fo:text-transform="none" fo:color="#008000" style:font-name="Times New Roman" fo:font-size="14pt" fo:letter-spacing="normal" fo:font-style="italic" fo:font-weight="normal" style:font-size-asian="14pt" style:font-size-complex="14pt"/>
    </style:style>
    <style:style style:name="T70" style:family="text">
      <style:text-properties fo:font-variant="normal" fo:text-transform="none" fo:color="#008000" style:font-name="Times New Roman" fo:font-size="14pt" fo:letter-spacing="normal" fo:font-style="normal" fo:font-weight="normal" style:font-size-asian="14pt" style:font-size-complex="14pt"/>
    </style:style>
    <style:style style:name="T71" style:family="text">
      <style:text-properties fo:font-variant="normal" fo:text-transform="none" fo:color="#1b75bc" style:font-name="Times New Roman" fo:font-size="14pt" fo:letter-spacing="normal" fo:font-style="normal" fo:font-weight="normal" fo:background-color="transparent" style:font-size-asian="14pt" style:font-size-complex="14pt"/>
    </style:style>
    <style:style style:name="T72" style:family="text">
      <style:text-properties fo:font-variant="normal" fo:text-transform="none" fo:color="#1b75bc" style:font-name="Times New Roman" fo:font-size="14pt" fo:letter-spacing="normal" fo:font-style="normal" fo:font-weight="normal" style:font-size-asian="14pt" style:font-size-complex="14pt"/>
    </style:style>
    <style:style style:name="T73" style:family="text">
      <style:text-properties fo:font-variant="normal" fo:text-transform="none" fo:color="#ff0000" fo:letter-spacing="normal" fo:font-style="normal" fo:font-weight="normal"/>
    </style:style>
    <style:style style:name="T74" style:family="text">
      <style:text-properties fo:font-variant="normal" fo:text-transform="none" fo:color="#ff0000" fo:letter-spacing="normal" fo:font-style="normal" fo:font-weight="bold"/>
    </style:style>
    <style:style style:name="T75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T76" style:family="text">
      <style:text-properties fo:font-variant="normal" fo:text-transform="none" fo:color="#ff0000" style:font-name="Times New Roman" fo:font-size="14pt" fo:letter-spacing="normal" fo:font-style="normal" fo:font-weight="normal" style:font-size-asian="14pt" style:font-size-complex="14pt"/>
    </style:style>
    <style:style style:name="T77" style:family="text">
      <style:text-properties fo:font-variant="normal" fo:text-transform="none" fo:color="#222222" fo:letter-spacing="normal" fo:font-style="normal"/>
    </style:style>
    <style:style style:name="T78" style:family="text">
      <style:text-properties fo:font-variant="normal" fo:text-transform="none" fo:color="#222222" fo:letter-spacing="normal" fo:font-style="normal" fo:font-weight="normal"/>
    </style:style>
    <style:style style:name="T79" style:family="text">
      <style:text-properties fo:font-weight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style-complex="italic" style:font-weight-complex="bold"/>
    </style:style>
    <style:style style:name="T82" style:family="text">
      <style:text-properties fo:color="#008000"/>
    </style:style>
    <style:style style:name="T83" style:family="text">
      <style:text-properties fo:color="#008000" fo:font-style="italic"/>
    </style:style>
    <style:style style:name="T84" style:family="text">
      <style:text-properties fo:color="#008000" fo:font-style="italic" fo:font-weight="bold"/>
    </style:style>
    <style:style style:name="T85" style:family="text">
      <style:text-properties fo:color="#008000" fo:font-style="italic" fo:font-weight="normal"/>
    </style:style>
    <style:style style:name="T86" style:family="text">
      <style:text-properties fo:color="#008000" fo:font-weight="bold"/>
    </style:style>
    <style:style style:name="T87" style:family="text">
      <style:text-properties fo:color="#008000" fo:language="uk" fo:country="UA" fo:font-weight="bold" style:font-weight-asian="bold" style:font-style-complex="italic" style:font-weight-complex="bold"/>
    </style:style>
    <style:style style:name="T88" style:family="text">
      <style:text-properties fo:color="#008000" fo:language="uk" fo:country="UA" fo:font-weight="bold" style:font-weight-asian="bold" style:font-weight-complex="bold"/>
    </style:style>
    <style:style style:name="T89" style:family="text">
      <style:text-properties fo:language="en" fo:country="US"/>
    </style:style>
    <style:style style:name="T90" style:family="text">
      <style:text-properties fo:language="en" fo:country="US" fo:font-weight="bold" style:font-weight-asian="bold" style:font-weight-complex="bold"/>
    </style:style>
    <style:style style:name="T91" style:family="text">
      <style:text-properties fo:language="en" fo:country="US" fo:font-weight="normal"/>
    </style:style>
    <style:style style:name="T92" style:family="text">
      <style:text-properties fo:language="en" fo:country="US" fo:font-weight="normal" style:font-weight-asian="normal" style:font-weight-complex="normal"/>
    </style:style>
    <style:style style:name="T93" style:family="text">
      <style:text-properties fo:language="en" fo:country="US" fo:font-style="normal"/>
    </style:style>
    <style:style style:name="T94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language="en" fo:country="US" fo:font-style="normal" fo:font-weight="normal"/>
    </style:style>
    <style:style style:name="T9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7" style:family="text">
      <style:text-properties fo:language="en" fo:country="US" fo:font-style="normal" fo:font-weight="normal" style:font-style-asian="italic"/>
    </style:style>
    <style:style style:name="T98" style:family="text">
      <style:text-properties fo:language="en" fo:country="US" fo:font-style="normal" style:font-style-asian="normal" style:font-style-complex="normal"/>
    </style:style>
    <style:style style:name="T99" style:family="text">
      <style:text-properties fo:color="#ff0000"/>
    </style:style>
    <style:style style:name="T100" style:family="text">
      <style:text-properties fo:color="#ff0000" fo:font-weight="bold"/>
    </style:style>
    <style:style style:name="T101" style:family="text">
      <style:text-properties fo:color="#ff0000" fo:language="uk" fo:country="UA" fo:font-weight="bold" style:font-weight-asian="normal" style:font-weight-complex="normal"/>
    </style:style>
    <style:style style:name="T102" style:family="text">
      <style:text-properties fo:color="#ff0000" fo:language="uk" fo:country="UA" fo:font-style="italic" fo:font-weight="bold" style:font-style-asian="italic" style:font-style-complex="italic"/>
    </style:style>
    <style:style style:name="T103" style:family="text">
      <style:text-properties fo:color="#ff0000" fo:language="uk" fo:country="UA" fo:font-style="italic" fo:font-weight="bold" style:font-style-asian="italic" style:font-weight-asian="bold" style:font-weight-complex="bold"/>
    </style:style>
    <style:style style:name="T104" style:family="text">
      <style:text-properties fo:color="#ff0000" fo:language="uk" fo:country="UA" fo:font-style="italic" fo:font-weight="bold" style:font-style-asian="italic" style:font-weight-asian="bold" style:font-style-complex="italic" style:font-weight-complex="bold"/>
    </style:style>
    <style:style style:name="T105" style:family="text">
      <style:text-properties fo:font-weight="normal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style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fo:font-weight="normal"/>
    </style:style>
    <style:style style:name="T110" style:family="text">
      <style:text-properties fo:language="ru" fo:country="RU"/>
    </style:style>
    <style:style style:name="T111" style:family="text">
      <style:text-properties fo:language="ru" fo:country="RU" fo:font-style="italic" style:font-style-asian="italic"/>
    </style:style>
    <style:style style:name="T112" style:family="text">
      <style:text-properties fo:language="ru" fo:country="RU" fo:font-style="italic" style:font-style-asian="italic" style:font-style-complex="italic"/>
    </style:style>
    <style:style style:name="T113" style:family="text">
      <style:text-properties fo:language="ru" fo:country="RU" fo:font-style="italic" fo:font-weight="bold" style:font-style-asian="italic" style:font-weight-asian="bold" style:font-style-complex="italic"/>
    </style:style>
    <style:style style:name="T114" style:family="text">
      <style:text-properties fo:language="ru" fo:country="RU" style:font-style-complex="italic"/>
    </style:style>
    <style:style style:name="T115" style:family="text">
      <style:text-properties fo:language="ru" fo:country="RU" fo:font-weight="bold" style:font-weight-asian="bold" style:font-style-complex="italic" style:font-weight-complex="bold"/>
    </style:style>
    <style:style style:name="T116" style:family="text">
      <style:text-properties fo:language="ru" fo:country="RU" fo:font-style="normal"/>
    </style:style>
    <style:style style:name="T117" style:family="text">
      <style:text-properties fo:language="ru" fo:country="RU" fo:font-style="normal" fo:font-weight="normal"/>
    </style:style>
    <style:style style:name="T118" style:family="text">
      <style:text-properties fo:language="ru" fo:country="RU" fo:font-style="normal" fo:font-weight="normal" style:font-style-asian="italic"/>
    </style:style>
    <style:style style:name="T119" style:family="text">
      <style:text-properties fo:language="ru" fo:country="RU" fo:font-style="normal" style:font-style-asian="italic" style:font-style-complex="italic"/>
    </style:style>
    <style:style style:name="T120" style:family="text">
      <style:text-properties fo:language="ru" fo:country="RU" fo:font-weight="normal"/>
    </style:style>
    <style:style style:name="T121" style:family="text">
      <style:text-properties style:font-weight-asian="bold" style:font-weight-complex="bold"/>
    </style:style>
    <style:style style:name="T122" style:family="text">
      <style:text-properties style:font-weight-asian="normal" style:font-weight-complex="normal"/>
    </style:style>
    <style:style style:name="T123" style:family="text">
      <style:text-properties fo:font-style="normal"/>
    </style:style>
    <style:style style:name="T124" style:family="text">
      <style:text-properties fo:font-style="normal" fo:font-weight="normal"/>
    </style:style>
    <style:style style:name="T125" style:family="text">
      <style:text-properties fo:font-style="normal" fo:font-weight="normal" style:font-style-asian="italic" style:font-style-complex="italic"/>
    </style:style>
    <style:style style:name="T126" style:family="text">
      <style:text-properties style:font-name="Times New Roman" fo:font-size="14pt" style:font-size-asian="14pt" style:font-size-complex="14pt"/>
    </style:style>
    <style:style style:name="T127" style:family="text">
      <style:text-properties style:font-name="Times New Roman" fo:font-size="14pt" fo:language="uk" fo:country="U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28" style:family="text">
      <style:text-properties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29" style:family="text">
      <style:text-properties style:font-name="Times New Roman" fo:font-size="14pt" fo:language="ru" fo:country="RU" fo:font-style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row>
          <table:table-cell table:style-name="Dictionary.A1" table:number-rows-spanned="2" office:value-type="string">
            <text:p text:style-name="P26">1</text:p>
          </table:table-cell>
          <table:table-cell table:style-name="Dictionary.B1" table:number-columns-spanned="3" office:value-type="string">
            <text:p text:style-name="P11"><text:span text:style-name="T17">БАСАМА</text:span><text:span text:style-name="T17"></text:span><text:span text:style-name="T17">НИТИ</text:span></text:p>
            <text:p text:style-name="P14"><text:span text:style-name="T36">-ню, -ниш,</text:span><text:span text:style-name="T17"> дієсл., недок., перех., інд.-авт.</text:span></text:p>
          </table:table-cell>
          <table:covered-table-cell/>
          <table:covered-table-cell/>
          <table:table-cell table:style-name="Dictionary.E1" table:number-columns-spanned="2" office:value-type="string">
            <text:p text:style-name="P7"><text:span text:style-name="T95">утворене суфіксальним способом, похідне від слова</text:span><text:span text:style-name="T39"> </text:span><text:span text:style-name="T29">басаман</text:span></text:p>
          </table:table-cell>
          <table:covered-table-cell/>
          <table:table-cell table:style-name="Dictionary.G1" table:number-columns-spanned="3" office:value-type="string">
            <text:p text:style-name="P15"><text:span text:style-name="T17">Гойдається вечора зламана віть,</text:span></text:p>
            <text:p text:style-name="P15"><text:span text:style-name="T17">і синню тяжкою в осінній пожежі</text:span></text:p>
            <text:p text:style-name="P15"><text:span text:style-name="T17">мій дух </text:span><text:span text:style-name="T32">басаманить</text:span><text:span text:style-name="T17">. </text:span><text:span text:style-name="T36">(П‑1, 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" table:number-columns-spanned="8" office:value-type="string">
            <text:p text:style-name="P34"><text:span text:style-name="T54">Басам</text:span><text:span text:style-name="T74">а</text:span><text:span text:style-name="T54">н</text:span></text:p>
            <text:p text:style-name="P34"><text:span text:style-name="T68">-у, </text:span><text:span text:style-name="T67">ч.</text:span><text:span text:style-name="T68">, </text:span><text:span text:style-name="T67">розм.</text:span></text:p>
            <text:p text:style-name="P33">Смуга на тілі від удару. || Смуга на тканині і т. і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</text:p>
          </table:table-cell>
          <table:table-cell table:style-name="Dictionary.B3" table:number-columns-spanned="3" office:value-type="string">
            <text:p text:style-name="P29">БІЛЬ-ЖАДА</text:p>
            <text:p text:style-name="P5"><text:span text:style-name="T35">-и</text:span><text:span text:style-name="T9"></text:span><text:span text:style-name="T35">,</text:span><text:span text:style-name="T18"> ім., ж., інд.-авт.</text:span></text:p>
          </table:table-cell>
          <table:covered-table-cell/>
          <table:covered-table-cell/>
          <table:table-cell table:style-name="Dictionary.E3" table:number-columns-spanned="2" office:value-type="string">
            <text:p text:style-name="P5"><text:span text:style-name="T93">утворене способом словоскладання, похідне від слів:</text:span><text:span text:style-name="T28"> </text:span><text:span text:style-name="T31">бі</text:span><text:span text:style-name="T5"></text:span><text:span text:style-name="T31">ль</text:span><text:span text:style-name="T28"> і </text:span><text:span text:style-name="T31">жада</text:span><text:span text:style-name="T5"></text:span></text:p>
          </table:table-cell>
          <table:covered-table-cell/>
          <table:table-cell table:style-name="Dictionary.G3" table:number-columns-spanned="3" office:value-type="string">
            <text:p text:style-name="P5"><text:span text:style-name="T56">Рі</text:span><text:span text:style-name="T1"></text:span><text:span text:style-name="T18">чки тепла ковбаня,</text:span></text:p>
            <text:p text:style-name="P5"><text:span text:style-name="T18">літеплена вода.</text:span></text:p>
            <text:p text:style-name="P5"><text:span text:style-name="T18">Ось тобі, сну – смеркання,</text:span></text:p>
            <text:p text:style-name="P5"><text:span text:style-name="T18">спогад твій – </text:span><text:span text:style-name="T21">біль-жада</text:span><text:span text:style-name="T18">.</text:span><text:span text:style-name="T17"> (П‑2, 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" table:number-columns-spanned="4" office:value-type="string">
            <text:h text:style-name="P49" text:outline-level="2">Біль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болю, </text:span><text:span text:style-name="T83">ч.</text:span></text:p>
            <text:p text:style-name="P35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</text:p>
          </table:table-cell>
          <table:covered-table-cell/>
          <table:covered-table-cell/>
          <table:covered-table-cell/>
          <table:table-cell table:style-name="Dictionary.F4" table:number-columns-spanned="4" office:value-type="string">
            <text:h text:style-name="P54" text:outline-level="2"><text:span text:style-name="T54">Жаг</text:span><text:span text:style-name="T74">а (жада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ч.</text:span></text:p>
            <text:p text:style-name="P35">1) Велике бажання пити; спрага.</text:p>
            <text:p text:style-name="P38"><text:span text:style-name="T105">2) </text:span><text:span text:style-name="T85">перен.</text:span><text:span text:style-name="T105"> Велике, нестримне бажання чого-небудь. || </text:span><text:span text:style-name="T109">до чого</text:span><text:span text:style-name="T105">, </text:span><text:span text:style-name="T109">чого</text:span><text:span text:style-name="T105">. Прагнення до чого-небудь, до володіння чим-небудь, до досягнення якоїсь ме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3</text:p>
          </table:table-cell>
          <table:table-cell table:style-name="Dictionary.B5" table:number-columns-spanned="3" office:value-type="string">
            <text:p text:style-name="P28">Біль-самотА</text:p>
            <text:p text:style-name="P8"><text:span text:style-name="T17">-и</text:span><text:span text:style-name="T4"></text:span><text:span text:style-name="T17">, </text:span><text:span text:style-name="T18">ім., ж., інд.-авт.</text:span></text:p>
          </table:table-cell>
          <table:covered-table-cell/>
          <table:covered-table-cell/>
          <table:table-cell table:style-name="Dictionary.E5" table:number-columns-spanned="2" office:value-type="string">
            <text:p text:style-name="P21"><text:span text:style-name="T89">утворене способом словоскладання, похідне від слів:</text:span><text:span text:style-name="T89"> </text:span><text:span text:style-name="T90">бі</text:span><text:span text:style-name="T6"></text:span><text:span text:style-name="T90">ль</text:span><text:span text:style-name="T89"> і </text:span><text:span text:style-name="T90">самота</text:span><text:span text:style-name="T6"></text:span></text:p>
          </table:table-cell>
          <table:covered-table-cell/>
          <table:table-cell table:style-name="Dictionary.G5" table:number-columns-spanned="3" office:value-type="string">
            <text:p text:style-name="P5"><text:span text:style-name="T18">…і вже ти, як цятка, і вже над пітьмою</text:span></text:p>
            <text:p text:style-name="P5"><text:span text:style-name="T18">спалахуєш зойками </text:span><text:span text:style-name="T21">біль-самоти</text:span><text:span text:style-name="T18">.</text:span><text:span text:style-name="T17"> (П‑2, 18).</text:span></text:p>
          </table:table-cell>
          <table:covered-table-cell/>
          <table:covered-table-cell/>
        </table:table-row>
        <table:table-row>
          <table:covered-table-cell/>
          <table:table-cell table:style-name="Dictionary.B6" table:number-columns-spanned="4" office:value-type="string">
            <text:p text:style-name="P21"><text:span text:style-name="T90">бі</text:span><text:span text:style-name="T6"></text:span><text:span text:style-name="T90">ль </text:span><text:span text:style-name="T92">(див. 2)</text:span></text:p>
          </table:table-cell>
          <table:covered-table-cell/>
          <table:covered-table-cell/>
          <table:covered-table-cell/>
          <table:table-cell table:style-name="Dictionary.F6" table:number-columns-spanned="4" office:value-type="string">
            <text:h text:style-name="P51" text:outline-level="2"><text:span text:style-name="T79">самот</text:span><text:span text:style-name="T100">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1"><text:span text:style-name="T64">1) Стан за знач. </text:span><text:a xlink:type="simple" xlink:href="http://www.lingvo.ua/uk/Translate/uk-uk/самітний"><text:span text:style-name="T72">самітний</text:span></text:a><text:span text:style-name="T64">, </text:span><text:a xlink:type="simple" xlink:href="http://www.lingvo.ua/uk/Translate/uk-uk/самотній"><text:span text:style-name="T72">самотній</text:span></text:a><text:span text:style-name="T64">; самотність. || Гостре відчуття відокремленості, ізольованості від кого-, чого-небудь.</text:span></text:p>
            <text:p text:style-name="P41"><text:span text:style-name="T53">2) </text:span><text:span text:style-name="T67">у знач.</text:span><text:span text:style-name="T53"> </text:span><text:span text:style-name="T67">присл.</text:span><text:span text:style-name="T53"> самот</text:span><text:span text:style-name="T73">о</text:span><text:span text:style-name="T53">ю. Без нікого; наодинці. || Без сім'ї, рідних, близьких, друзів; сам. || Окремо від інших; осібн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4</text:p>
          </table:table-cell>
          <table:table-cell table:style-name="Dictionary.B7" table:number-columns-spanned="3" office:value-type="string">
            <text:p text:style-name="P29">Вичамрілий</text:p>
            <text:p text:style-name="P5"><text:span text:style-name="T17">-а, -е, </text:span><text:span text:style-name="T19">дієпр. пас. мин. ч., інд.-авт.</text:span></text:p>
          </table:table-cell>
          <table:covered-table-cell/>
          <table:covered-table-cell/>
          <table:table-cell table:style-name="Dictionary.E7" table:number-columns-spanned="2" office:value-type="string">
            <text:p text:style-name="P5"><text:span text:style-name="T41">утворене суфіксальним способом, похідне від слова </text:span><text:span text:style-name="T32">ви</text:span><text:span text:style-name="T5"></text:span><text:span text:style-name="T32">чамріти </text:span></text:p>
          </table:table-cell>
          <table:covered-table-cell/>
          <table:table-cell table:style-name="Dictionary.G7" table:number-columns-spanned="3" office:value-type="string">
            <text:p text:style-name="P5"><text:span text:style-name="T18">…оце Дніпро, це жайвірна – Софія,</text:span></text:p>
            <text:p text:style-name="P5"><text:span text:style-name="T18">а це Ярила </text:span><text:span text:style-name="T21">вичамрілий</text:span><text:span text:style-name="T18"> яр.</text:span><text:span text:style-name="T17"> 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8" table:number-columns-spanned="8" office:value-type="string">
            <text:p text:style-name="P5"><text:span text:style-name="T32">Ви</text:span><text:span text:style-name="T5"></text:span><text:span text:style-name="T32">чамріти </text:span><text:span text:style-name="T4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5</text:p>
          </table:table-cell>
          <table:table-cell table:style-name="Dictionary.B9" table:number-columns-spanned="3" office:value-type="string">
            <text:p text:style-name="P29">ВІДТонкоголóсити</text:p>
            <text:p text:style-name="P5"><text:span text:style-name="T18">-шу, -сиш, дієсл., </text:span><text:span text:style-name="T19">недок., перех., інд.-авт.</text:span></text:p>
          </table:table-cell>
          <table:covered-table-cell/>
          <table:covered-table-cell/>
          <table:table-cell table:style-name="Dictionary.E9" table:number-columns-spanned="2" office:value-type="string">
            <text:p text:style-name="P25"><text:span text:style-name="T119">утворене способом зрощення і префіксальним, похідне від слів:</text:span><text:span text:style-name="T17"> </text:span><text:span text:style-name="T32">тóнко</text:span><text:span text:style-name="T17"> і </text:span><text:span text:style-name="T32">голóсити</text:span></text:p>
          </table:table-cell>
          <table:covered-table-cell/>
          <table:table-cell table:style-name="Dictionary.G9" table:number-columns-spanned="3" office:value-type="string">
            <text:p text:style-name="P5"><text:span text:style-name="T19">Нехай-но і помру - </text:span></text:p>
            <text:p text:style-name="P5"><text:span text:style-name="T19">та він за мене </text:span><text:span text:style-name="T23">відтонкоголосить</text:span></text:p>
            <text:p text:style-name="P5"><text:span text:style-name="T19">три тисячі пропащих вечорів… </text:span><text:span text:style-name="T35">(П‑1, 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" table:number-columns-spanned="4" office:value-type="string">
            <text:h text:style-name="P52" text:outline-level="2"><text:span text:style-name="T79">т</text:span><text:span text:style-name="T100">о</text:span><text:span text:style-name="T79">нк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1"><text:span text:style-name="T64">Присл. до </text:span><text:a xlink:type="simple" xlink:href="http://www.lingvo.ua/uk/Translate/uk-uk/тонкий"><text:span text:style-name="T72">тонкий</text:span></text:a><text:span text:style-name="T64">.</text:span></text:p>
          </table:table-cell>
          <table:covered-table-cell/>
          <table:covered-table-cell/>
          <table:covered-table-cell/>
          <table:table-cell table:style-name="Dictionary.F10" table:number-columns-spanned="4" office:value-type="string">
            <text:h text:style-name="P52" text:outline-level="2"><text:span text:style-name="T79">голос</text:span><text:span text:style-name="T100">и</text:span><text:span text:style-name="T79">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-ошу, -осиш, </text:span><text:span text:style-name="T83">недок.</text:span></text:p>
            <text:p text:style-name="P35">1) Голосно плакати.</text:p>
            <text:p text:style-name="P41"><text:soft-page-break/><text:span text:style-name="T53">3) Кричати, вигукувати що-небудь. </text:span><text:span text:style-name="T63">Ґвалтом голосити</text:span><text:span text:style-name="T5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6</text:p>
          </table:table-cell>
          <table:table-cell table:style-name="Dictionary.B11" table:number-columns-spanned="3" office:value-type="string">
            <text:p text:style-name="P5"><text:span text:style-name="T4">ВсебезО</text:span><text:span text:style-name="T5"></text:span><text:span text:style-name="T4">дня</text:span></text:p>
            <text:p text:style-name="P5"><text:span text:style-name="T17">-і, </text:span><text:span text:style-name="T18">ім., ж., інд.-авт.</text:span></text:p>
          </table:table-cell>
          <table:covered-table-cell/>
          <table:covered-table-cell/>
          <table:table-cell table:style-name="Dictionary.E11" table:number-columns-spanned="2" office:value-type="string">
            <text:p text:style-name="P8"><text:span text:style-name="T97">утворене способом основословоскладання, похідне від слів:</text:span> <text:span text:style-name="T80">все</text:span><text:span text:style-name="T106"> і</text:span><text:span text:style-name="T80"> безо</text:span><text:span text:style-name="T5"></text:span><text:span text:style-name="T80">дня</text:span></text:p>
          </table:table-cell>
          <table:covered-table-cell/>
          <table:table-cell table:style-name="Dictionary.G11" table:number-columns-spanned="3" office:value-type="string">
            <text:p text:style-name="P5"><text:span text:style-name="T18">Земля посовгнулась. Пливе</text:span></text:p>
            <text:p text:style-name="P5"><text:span text:style-name="T18">розщілиною </text:span><text:span text:style-name="T21">всебезодні</text:span><text:span text:style-name="T17">. (П‑1, 1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" table:number-columns-spanned="4" office:value-type="string">
            <text:h text:style-name="P49" text:outline-level="2">Весь (все)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(ввесь, увесь), всього (усього), </text:span><text:span text:style-name="T83">ч.</text:span><text:span text:style-name="T82">, вся (уся), всієї (усієї), </text:span><text:span text:style-name="T83">ж.</text:span><text:span text:style-name="T82">, все (усе), всього (усього), </text:span><text:span text:style-name="T83">с.</text:span><text:span text:style-name="T82">, </text:span><text:span text:style-name="T83">займ.</text:span> <text:span text:style-name="T83">означ.</text:span><text:span text:style-name="T82">,</text:span></text:p>
            <text:p text:style-name="P35">1) Означає щось як ціле, неподільне, взяте повністю. || Означає цілковите охоплення чим-небудь якоїсь особи, предмета, явища. || всі, всіх, <text:span text:style-name="T83">мн.</text:span> Означає цілковите охоплення окремих однорідних осіб, предметів, явищ – кожного у нерозривному зв'язку з іншим. || <text:span text:style-name="T83">у сполуч.</text:span> <text:span text:style-name="T107">з </text:span><text:span text:style-name="T83">абстр.</text:span> <text:span text:style-name="T83">ім.</text:span> Означає вищий ступінь виявлення якості, стану і т. ін.</text:p>
            <text:p text:style-name="P35">2) <text:span text:style-name="T83">у знач.</text:span> <text:span text:style-name="T83">ім.</text:span> все, всьог<text:span text:style-name="T99">о</text:span>, <text:span text:style-name="T83">с.</text:span> Вичерпне охоплення, сукупність предметів, явищ, дій, понять; те, що є, без винятку. || всі, всіх, <text:span text:style-name="T83">мн.</text:span> У повному складі, без винятку. || все, <text:span text:style-name="T83">мн.</text:span> всі. Уживається як узагальнююче слово в <text:soft-page-break/>переліку.</text:p>
            <text:p text:style-name="P35">3) <text:span text:style-name="T107">при </text:span><text:span text:style-name="T83">ім.</text:span> <text:span text:style-name="T107">з </text:span><text:span text:style-name="T83">прийм.</text:span> з (зо), на. Утворює сполуки способу дії, що означають повноту, посилений перебіг дії.</text:p>
          </table:table-cell>
          <table:covered-table-cell/>
          <table:covered-table-cell/>
          <table:covered-table-cell/>
          <table:table-cell table:style-name="Dictionary.F12" table:number-columns-spanned="4" office:value-type="string">
            <text:h text:style-name="P51" text:outline-level="2"><text:span text:style-name="T79">без</text:span><text:span text:style-name="T100">о</text:span><text:span text:style-name="T79">д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і, </text:span><text:span text:style-name="T83">ж.</text:span></text:p>
            <text:p text:style-name="P35">1) Глибоке провалля; прірва.</text:p>
            <text:p text:style-name="P35">2) <text:span text:style-name="T107">чого</text:span>, <text:span text:style-name="T83">перен.</text:span> Про дуже велику кількість, найвищий ступінь вияву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7</text:p>
          </table:table-cell>
          <table:table-cell table:style-name="Dictionary.B13" table:number-columns-spanned="3" office:value-type="string">
            <text:p text:style-name="P5"><text:span text:style-name="T4">ВсебЕ</text:span><text:span text:style-name="T5"></text:span><text:span text:style-name="T4">зрух</text:span>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13" table:number-columns-spanned="2" office:value-type="string">
            <text:p text:style-name="P8"><text:span text:style-name="T97">утворене способом основоскладання, похідне від слів:</text:span> <text:span text:style-name="T80">все</text:span><text:span text:style-name="T106">,</text:span><text:span text:style-name="T80"> без </text:span><text:span text:style-name="T106">і</text:span><text:span text:style-name="T80"> рух</text:span></text:p>
          </table:table-cell>
          <table:covered-table-cell/>
          <table:table-cell table:style-name="Dictionary.G13" table:number-columns-spanned="3" office:value-type="string">
            <text:p text:style-name="P5"><text:span text:style-name="T18">У штольнях ночей вертикальних</text:span></text:p>
            <text:p text:style-name="P5"><text:span text:style-name="T18">іде схарапуджене дляння</text:span></text:p>
            <text:p text:style-name="P5"><text:span text:style-name="T21">всебезруху</text:span><text:span text:style-name="T18">…</text:span><text:span text:style-name="T17"> 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" table:number-columns-spanned="3" office:value-type="string">
            <text:p text:style-name="P12">Все <text:span text:style-name="T106">(див. 6)</text:span></text:p>
          </table:table-cell>
          <table:covered-table-cell/>
          <table:covered-table-cell/>
          <table:table-cell table:style-name="Dictionary.E14" table:number-columns-spanned="3" office:value-type="string">
            <text:h text:style-name="P49" text:outline-level="2">без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3">прийм.</text:span><text:span text:style-name="T82">, </text:span><text:span text:style-name="T83">з род. в.</text:span></text:p>
            <text:p text:style-name="P44"><text:span text:style-name="T52">1) Вказує на відсутність кого-, чого-небудь. || </text:span><text:span text:style-name="T66">у сполуч.</text:span><text:span text:style-name="T52"> </text:span><text:span text:style-name="T62">з </text:span><text:span text:style-name="T66">ім.</text:span><text:span text:style-name="T52"> </text:span><text:span text:style-name="T62">у </text:span><text:span text:style-name="T66">род. в.</text:span><text:span text:style-name="T52">Уживається як означення (предмета або особи). || </text:span><text:span text:style-name="T66">у сполуч.</text:span><text:span text:style-name="T52"> </text:span><text:span text:style-name="T62">з деякими</text:span><text:span text:style-name="T66">ім.</text:span><text:span text:style-name="T52"> Уживається у значенні прислівника від відповідного іменника з префіксом без або не. || </text:span><text:span text:style-name="T66">у сполуч.</text:span><text:span text:style-name="T52"> </text:span><text:span text:style-name="T62">з </text:span><text:span text:style-name="T66">абстр.</text:span><text:span text:style-name="T52"> </text:span><text:span text:style-name="T66">ім.</text:span><text:span text:style-name="T52"> </text:span><text:span text:style-name="T66">перев.</text:span><text:span text:style-name="T52"> </text:span><text:span text:style-name="T62">із </text:span><text:span text:style-name="T66">знач.</text:span><text:span text:style-name="T52"> </text:span><text:span text:style-name="T62">дії або стану</text:span><text:span text:style-name="T52">. Передає заперечення дії.</text:span></text:p>
          </table:table-cell>
          <table:covered-table-cell/>
          <table:covered-table-cell/>
          <table:table-cell table:style-name="Dictionary.H14" table:number-columns-spanned="2" office:value-type="string">
            <text:h text:style-name="P49" text:outline-level="2">рух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, </text:span><text:span text:style-name="T83">ч.</text:span></text:p>
            <text:p text:style-name="P35">1) <text:span text:style-name="T83">філос.</text:span> 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35">6) Зміна в душевному стані, викликана яким-небудь почуттям, переживанням і т. ін. || Розвиток процесу мислення в людини.</text:p>
          </table:table-cell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6">8</text:p>
          </table:table-cell>
          <table:table-cell table:style-name="Dictionary.B15" table:number-columns-spanned="3" office:value-type="string">
            <text:p text:style-name="P5"><text:span text:style-name="T4">ВсебІ</text:span><text:span text:style-name="T5"></text:span><text:span text:style-name="T4">дий</text:span></text:p>
            <text:p text:style-name="P5"><text:span text:style-name="T17">-а, -е, </text:span><text:span text:style-name="T19">прикм., інд.-авт.</text:span></text:p>
          </table:table-cell>
          <table:covered-table-cell/>
          <table:covered-table-cell/>
          <table:table-cell table:style-name="Dictionary.E15" table:number-columns-spanned="2" office:value-type="string">
            <text:p text:style-name="P22"><text:span text:style-name="T89">утворене складнофлективним способом, похідне від слів:</text:span><text:span text:style-name="T89"> </text:span><text:span text:style-name="T90">все </text:span><text:span text:style-name="T92">і</text:span><text:span text:style-name="T90"> бі</text:span><text:span text:style-name="T6"></text:span><text:span text:style-name="T90">дний</text:span></text:p>
          </table:table-cell>
          <table:covered-table-cell/>
          <table:table-cell table:style-name="Dictionary.G15" table:number-columns-spanned="3" office:value-type="string">
            <text:p text:style-name="P25"><text:span text:style-name="T18">Тож – в неба провалля в бездоння, бездолий</text:span></text:p>
            <text:p text:style-name="P25"><text:span text:style-name="T18">нагірний, невірний, западистий рай,</text:span></text:p>
            <text:p text:style-name="P25"><text:span text:style-name="T21">всебідий</text:span><text:span text:style-name="T18">, всегнівний, всещедрий, всекволий.</text:span></text:p>
            <text:p text:style-name="P25"><text:span text:style-name="T18">А що під крилом твоїм? Кара – карай.</text:span><text:span text:style-name="T17"> 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16" table:number-columns-spanned="4" office:value-type="string">
            <text:h text:style-name="P51" text:outline-level="2"><text:span text:style-name="T79">б</text:span><text:span text:style-name="T100">і</text:span><text:span text:style-name="T79">д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1) Який живе в нужді, нестатках; убогий; <text:span text:style-name="T83">прот.</text:span> багатий. || Недостатньо забезпечений матеріально; небагатий, незаможний. || <text:span text:style-name="T83">у знач.</text:span> <text:span text:style-name="T83">ім.</text:span> б<text:span text:style-name="T99">і</text:span>дний, -ного, <text:span text:style-name="T83">ч.</text:span> Убога людина, бідняк.</text:p>
            <text:p text:style-name="P35">2) Такий, як у бідняка, <text:span text:style-name="T83">власт.</text:span> біднякові; недорогий, непишний.</text:p>
            <text:p text:style-name="P35">3) Невеликий кількістю, недостатній.</text:p>
            <text:p text:style-name="P35">4) Який має в незначній кількості потрібні риси, ознаки.</text:p>
            <text:p text:style-name="P35">5) <text:span text:style-name="T107">на що</text:span>, <text:span text:style-name="T107">чим</text:span>. Який має, містить мало, недостатньо чого-небудь.</text:p>
            <text:p text:style-name="P35">6) Який викликає співчуття; нещасний, бідолашний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6">9</text:p>
          </table:table-cell>
          <table:table-cell table:style-name="Dictionary.B17" table:number-columns-spanned="3" office:value-type="string">
            <text:p text:style-name="P5"><text:span text:style-name="T4">ВсевельмО</text:span><text:span text:style-name="T5"></text:span><text:span text:style-name="T4">жний</text:span><text:span text:style-name="T17"> (</text:span><text:span text:style-name="T32">усевельмо</text:span><text:span text:style-name="T17"></text:span><text:span text:style-name="T32">жний</text:span><text:span text:style-name="T17">)</text:span>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17" table:number-columns-spanned="2" office:value-type="string">
            <text:p text:style-name="P8"><text:span text:style-name="T97">утворене способом основоскладання, похідне від слів:</text:span> <text:span text:style-name="T80">все</text:span> і <text:span text:style-name="T80">вельмо</text:span><text:span text:style-name="T5"></text:span><text:span text:style-name="T80">жний</text:span></text:p>
          </table:table-cell>
          <table:covered-table-cell/>
          <table:table-cell table:style-name="Dictionary.G17" table:number-columns-spanned="3" office:value-type="string">
            <text:p text:style-name="P5"><text:span text:style-name="T18">Розкоше світу, йми мене в полон,</text:span></text:p>
            <text:p text:style-name="P5"><text:span text:style-name="T18">адже і ти така, як я, порожня.</text:span></text:p>
            <text:p text:style-name="P5"><text:span text:style-name="T18">Тож полони мене, </text:span><text:span text:style-name="T21">усевельможна</text:span><text:span text:style-name="T18">,</text:span></text:p>
            <text:p text:style-name="P5"><text:span text:style-name="T18">дай перейти з тобою Рубікон</text:span><text:span text:style-name="T17">. (П‑1, 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" table:number-columns-spanned="4" office:value-type="string">
            <text:p text:style-name="P12">Все <text:span text:style-name="T106">(див. 6</text:span><text:span text:style-name="T106">)</text:span></text:p>
          </table:table-cell>
          <table:covered-table-cell/>
          <table:covered-table-cell/>
          <table:covered-table-cell/>
          <table:table-cell table:style-name="Dictionary.F18" table:number-columns-spanned="4" office:value-type="string">
            <text:h text:style-name="P51" text:outline-level="2"><text:span text:style-name="T79">вельм</text:span><text:span text:style-name="T100">о</text:span><text:span text:style-name="T79">ж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 -е, </text:span><text:span text:style-name="T83">заст.</text:span></text:p>
            <text:p text:style-name="P35">1) Родовитий, знатний, багатий, який має значну владу. || <text:span text:style-name="T83">у знач.</text:span> <text:span text:style-name="T83">ім.</text:span>вельм<text:span text:style-name="T99">о</text:span>жний, -ного, <text:span text:style-name="T83">ч.</text:span>; вельм<text:span text:style-name="T99">о</text:span>жна, -ної, <text:span text:style-name="T83">ж.</text:span></text:p>
            <text:p text:style-name="P41"><text:span text:style-name="T53">2) </text:span><text:span text:style-name="T67">у сполуч.</text:span><text:span text:style-name="T53"> </text:span><text:span text:style-name="T63">зі </text:span><text:span text:style-name="T67">сл.</text:span><text:span text:style-name="T53"> пан, пані. Вживалось у звертанні до особи (або в розмові про неї), яка посідала високе суспільне становище, мала </text:span><text:span text:style-name="T53">значну влад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0</text:p>
          </table:table-cell>
          <table:table-cell table:style-name="Dictionary.B19" table:number-columns-spanned="3" office:value-type="string">
            <text:p text:style-name="P5"><text:span text:style-name="T4">ВсевідрА</text:span><text:span text:style-name="T5"></text:span><text:span text:style-name="T4">да</text:span></text:p>
            <text:p text:style-name="P5"><text:span text:style-name="T17">-и, </text:span><text:span text:style-name="T18">ім., інд.-авт.</text:span></text:p>
          </table:table-cell>
          <table:covered-table-cell/>
          <table:covered-table-cell/>
          <table:table-cell table:style-name="Dictionary.E19" table:number-columns-spanned="2" office:value-type="string">
            <text:p text:style-name="P8"><text:span text:style-name="T35">утворене способом основословоскладання, похідне від слів:</text:span> <text:span text:style-name="T80">все</text:span> і <text:span text:style-name="T80">відра</text:span><text:span text:style-name="T5"></text:span><text:span text:style-name="T80">да</text:span></text:p>
          </table:table-cell>
          <table:covered-table-cell/>
          <table:table-cell table:style-name="Dictionary.G19" table:number-columns-spanned="3" office:value-type="string">
            <text:p text:style-name="P5"><text:span text:style-name="T18">Треба щедро – серцем одним, устами</text:span></text:p>
            <text:p text:style-name="P5"><text:span text:style-name="T18">ледь розпуклими – розпелюстити втіхи гін,</text:span></text:p>
            <text:p text:style-name="P5"><text:span text:style-name="T21">всевідради</text:span><text:span text:style-name="T18">! Сонце бо йде – за нами.</text:span><text:span text:style-name="T17"> (П‑1, 106);</text:span></text:p>
            <text:p text:style-name="P5"><text:span text:style-name="T18">Снують думок рої,</text:span></text:p>
            <text:p text:style-name="P5"><text:span text:style-name="T18">котрим немає ради</text:span></text:p>
            <text:p text:style-name="P5"><text:span text:style-name="T18">(смертельні перепади!),</text:span></text:p>
            <text:p text:style-name="P5"><text:soft-page-break/><text:span text:style-name="T18">а сонце </text:span><text:span text:style-name="T21">всевідради</text:span></text:p>
            <text:p text:style-name="P5"><text:span text:style-name="T18">всеглядно постає.</text:span><text:span text:style-name="T17"> (П‑1, 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20" table:number-columns-spanned="4" office:value-type="string">
            <text:h text:style-name="P51" text:outline-level="2"><text:span text:style-name="T79">відр</text:span><text:span text:style-name="T100">а</text:span><text:span text:style-name="T79">д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Те, що заспокоює, сповнює радістю; втіха, задоволе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1</text:p>
          </table:table-cell>
          <table:table-cell table:style-name="Dictionary.B21" table:number-columns-spanned="3" office:value-type="string">
            <text:p text:style-name="P5"><text:span text:style-name="T4">Всевіки</text:span><text:span text:style-name="T17"> (</text:span><text:span text:style-name="T32">всеві</text:span><text:span text:style-name="T5"></text:span><text:span text:style-name="T17">к)</text:span></text:p>
            <text:p text:style-name="P17">присл., інд.-авт.</text:p>
          </table:table-cell>
          <table:covered-table-cell/>
          <table:covered-table-cell/>
          <table:table-cell table:style-name="Dictionary.E21" table:number-columns-spanned="2" office:value-type="string">
            <text:p text:style-name="P8"><text:span text:style-name="T35">утворене способом основоскладання, похідне від слів:</text:span> <text:span text:style-name="T80">все</text:span> і <text:span text:style-name="T80">віки</text:span><text:span text:style-name="T5"></text:span></text:p>
          </table:table-cell>
          <table:covered-table-cell/>
          <table:table-cell table:style-name="Dictionary.G21" table:number-columns-spanned="3" office:value-type="string">
            <text:p text:style-name="P5"><text:span text:style-name="T18">Задосить. Приостань. Упився гроз?</text:span></text:p>
            <text:p text:style-name="P5"><text:span text:style-name="T18">Від правіків на </text:span><text:span text:style-name="T21">всевіки</text:span><text:span text:style-name="T18"> упився?</text:span><text:span text:style-name="T17"> (П‑1, 165);</text:span></text:p>
            <text:p text:style-name="P5"><text:span text:style-name="T18">Забарні слова,</text:span></text:p>
            <text:p text:style-name="P5"><text:span text:style-name="T18">що з тіла мертвого летіли</text:span></text:p>
            <text:p text:style-name="P5"><text:span text:style-name="T18">і споминами душу гріли,</text:span></text:p>
            <text:p text:style-name="P5"><text:span text:style-name="T18">що, наче дошка гробова,</text:span></text:p>
            <text:p text:style-name="P5"><text:span text:style-name="T18">позаклякала на </text:span><text:span text:style-name="T21">всевік</text:span><text:span text:style-name="T18">.</text:span><text:span text:style-name="T17"> 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" table:number-columns-spanned="4" office:value-type="string">
            <text:p text:style-name="P12">Все <text:span text:style-name="T105">(див. 6)</text:span></text:p>
          </table:table-cell>
          <table:covered-table-cell/>
          <table:covered-table-cell/>
          <table:covered-table-cell/>
          <table:table-cell table:style-name="Dictionary.F22" table:number-columns-spanned="4" office:value-type="string">
            <text:h text:style-name="P49" text:outline-level="2">вік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, </text:span><text:span text:style-name="T83">ч.</text:span></text:p>
            <text:p text:style-name="P35">1) 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1"><text:span text:style-name="T64">2) Те саме, що </text:span><text:a xlink:type="simple" xlink:href="http://www.lingvo.ua/uk/Translate/uk-uk/сторіччя"><text:span text:style-name="T72">сторіччя</text:span></text:a><text:span text:style-name="T64">.</text:span></text:p>
            <text:p text:style-name="P35">3) <text:span text:style-name="T107">з </text:span><text:span text:style-name="T83">означ.</text:span> Період часу, виокремлений <text:soft-page-break/>за певними ознаками; епоха.<text:span text:style-name="T107">Середні віки</text:span>. || Відрізок часу, який відповідає геологічному ярусові Землі.</text:p>
            <text:p text:style-name="P35">4) <text:span text:style-name="T83">розм.</text:span> Надзвичайно довгий час; вічність.</text:p>
            <text:p text:style-name="P41"><text:span text:style-name="T53">5) </text:span><text:span text:style-name="T67">у знач.</text:span><text:span text:style-name="T53"> </text:span><text:span text:style-name="T67">присл.</text:span><text:span text:style-name="T53"> Надзвичайно довго; завжд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2</text:p>
          </table:table-cell>
          <table:table-cell table:style-name="Dictionary.B23" table:number-columns-spanned="3" office:value-type="string">
            <text:p text:style-name="P5"><text:span text:style-name="T4">ВсевІ</text:span><text:span text:style-name="T5"></text:span><text:span text:style-name="T4">кна</text:span></text:p>
            <text:p text:style-name="P5"><text:span text:style-name="T17">всеві</text:span><text:span text:style-name="T5"></text:span><text:span text:style-name="T17">кон, </text:span><text:span text:style-name="T18">ім., мн., інд.-авт.</text:span></text:p>
          </table:table-cell>
          <table:covered-table-cell/>
          <table:covered-table-cell/>
          <table:table-cell table:style-name="Dictionary.E23" table:number-columns-spanned="2" office:value-type="string">
            <text:p text:style-name="P8"><text:span text:style-name="T35">утворене способом основоскладання, похідне від слів:</text:span> <text:span text:style-name="T80">все</text:span> і <text:span text:style-name="T80">вікно</text:span><text:span text:style-name="T5"></text:span></text:p>
          </table:table-cell>
          <table:covered-table-cell/>
          <table:table-cell table:style-name="Dictionary.G23" table:number-columns-spanned="3" office:value-type="string">
            <text:p text:style-name="P5"><text:span text:style-name="T18">Заплакані вікна. </text:span><text:span text:style-name="T21">Всевікна</text:span><text:span text:style-name="T18"> твої.</text:span></text:p>
            <text:p text:style-name="P5"><text:span text:style-name="T18">Готуйся до злету. Кінець животінню. </text:span><text:span text:style-name="T3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24" table:number-columns-spanned="4" office:value-type="string">
            <text:h text:style-name="P51" text:outline-level="2"><text:span text:style-name="T79">вікн</text:span><text:span text:style-name="T100">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с.</text:span></text:p>
            <text:p text:style-name="P35">1) Отвір для світла й повітря в стіні приміщення (будинку, вагона тощо), куди вставлено раму з шибками. || Шибки. || Підвіко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3</text:p>
          </table:table-cell>
          <table:table-cell table:style-name="Dictionary.B25" table:number-columns-spanned="3" office:value-type="string">
            <text:p text:style-name="P29">Всегíн</text:p>
            <text:p text:style-name="P5"><text:span text:style-name="T17">-гóну, </text:span><text:span text:style-name="T18">ім., ч., інд.-авт.</text:span></text:p>
          </table:table-cell>
          <table:covered-table-cell/>
          <table:covered-table-cell/>
          <table:table-cell table:style-name="Dictionary.E25" table:number-columns-spanned="2" office:value-type="string">
            <text:p text:style-name="P8"><text:span text:style-name="T97">утворене способом основоскладання, похідне від слів:</text:span> <text:span text:style-name="T80">все</text:span> і <text:span text:style-name="T80">гін</text:span></text:p>
          </table:table-cell>
          <table:covered-table-cell/>
          <table:table-cell table:style-name="Dictionary.G25" table:number-columns-spanned="3" office:value-type="string">
            <text:p text:style-name="P5"><text:span text:style-name="T18">Ця дорога вседороги</text:span></text:p>
            <text:p text:style-name="P5"><text:span text:style-name="T18">всенезустрічі – </text:span><text:span text:style-name="T21">всегону</text:span><text:span text:style-name="T18">.</text:span></text:p>
            <text:p text:style-name="P5"><text:span text:style-name="T18">Позирай із заквагону</text:span></text:p>
            <text:p text:style-name="P5"><text:span text:style-name="T18">за сузір’ям Козерога. </text:span><text:span text:style-name="T35">(П‑1, 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26" table:number-columns-spanned="4" office:value-type="string">
            <text:h text:style-name="P49" text:outline-level="2">гін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гону, </text:span><text:span text:style-name="T83">ч.</text:span></text:p>
            <text:p text:style-name="P1"><text:soft-page-break/><text:span text:style-name="T64">1) Дія за знач. </text:span><text:a xlink:type="simple" xlink:href="http://www.lingvo.ua/uk/Translate/uk-uk/гнати"><text:span text:style-name="T72">гнати</text:span></text:a><text:span text:style-name="T64"> і </text:span><text:a xlink:type="simple" xlink:href="http://www.lingvo.ua/uk/Translate/uk-uk/гнатися"><text:span text:style-name="T72">гнатися</text:span></text:a><text:span text:style-name="T6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4</text:p>
          </table:table-cell>
          <table:table-cell table:style-name="Dictionary.B27" table:number-columns-spanned="3" office:value-type="string">
            <text:p text:style-name="P29">Всеглядно</text:p>
            <text:p text:style-name="P18">присл., інд.-авт.</text:p>
          </table:table-cell>
          <table:covered-table-cell/>
          <table:covered-table-cell/>
          <table:table-cell table:style-name="Dictionary.E27" table:number-columns-spanned="2" office:value-type="string">
            <text:p text:style-name="P5"><text:span text:style-name="T39">утворене суфіксальним способом, похідне від слова</text:span><text:span text:style-name="T43"> </text:span><text:span text:style-name="T31">всегля</text:span><text:span text:style-name="T5"></text:span><text:span text:style-name="T31">дний</text:span></text:p>
          </table:table-cell>
          <table:covered-table-cell/>
          <table:table-cell table:style-name="Dictionary.G27" table:number-columns-spanned="3" office:value-type="string">
            <text:p text:style-name="P5"><text:span text:style-name="T18">Снують думок рої,</text:span></text:p>
            <text:p text:style-name="P5"><text:span text:style-name="T18">котрим немає ради</text:span></text:p>
            <text:p text:style-name="P5"><text:span text:style-name="T18">(смертельні перепади!),</text:span></text:p>
            <text:p text:style-name="P5"><text:span text:style-name="T18">а сонце всевідради</text:span></text:p>
            <text:p text:style-name="P5"><text:span text:style-name="T21">всеглядно</text:span><text:span text:style-name="T18"> постає. </text:span><text:span text:style-name="T35">(П‑1, 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" table:number-columns-spanned="8" office:value-type="string">
            <text:p text:style-name="P5"><text:span text:style-name="T31">всегля</text:span><text:span text:style-name="T5"></text:span><text:span text:style-name="T31">дний </text:span><text:span text:style-name="T48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5</text:p>
          </table:table-cell>
          <table:table-cell table:style-name="Dictionary.B29" table:number-columns-spanned="3" office:value-type="string">
            <text:p text:style-name="P29">ВсегнІв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29" table:number-columns-spanned="2" office:value-type="string">
            <text:p text:style-name="P5"><text:span text:style-name="T117">утворене складносуфіксальним способом або способом основословоскладання, похідне від слів:</text:span> <text:span text:style-name="T80">все</text:span> і <text:span text:style-name="T80">гні</text:span><text:span text:style-name="T6"></text:span><text:span text:style-name="T80">вний</text:span></text:p>
          </table:table-cell>
          <table:covered-table-cell/>
          <table:table-cell table:style-name="Dictionary.G29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covered-table-cell/>
          <table:table-cell table:style-name="Dictionary.B30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30" table:number-columns-spanned="4" office:value-type="string">
            <text:h text:style-name="P51" text:outline-level="2"><text:span text:style-name="T79">гн</text:span><text:span text:style-name="T100">і</text:span><text:span text:style-name="T79">в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Який перебуває в стані нервового збудження, гніву. || Який виражає гнів, перейнятий гнівом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6</text:p>
          </table:table-cell>
          <table:table-cell table:style-name="Dictionary.B31" table:number-columns-spanned="3" office:value-type="string">
            <text:p text:style-name="P29">ВсеголОд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1" table:number-columns-spanned="2" office:value-type="string">
            <text:p text:style-name="P8"><text:span text:style-name="T117">утворене складносуфіксальним способом або способом основословоскладання, похідне від слів:</text:span> <text:span text:style-name="T80">все </text:span>і <text:span text:style-name="T80">голо</text:span><text:span text:style-name="T6"></text:span><text:span text:style-name="T80">дний</text:span></text:p>
          </table:table-cell>
          <table:covered-table-cell/>
          <table:table-cell table:style-name="Dictionary.G31" table:number-columns-spanned="3" office:value-type="string">
            <text:p text:style-name="P5"><text:span text:style-name="T18">Народжені мої бажання,</text:span></text:p>
            <text:p text:style-name="P5"><text:span text:style-name="T18">усенестерпні, </text:span><text:span text:style-name="T21">всеголодні</text:span><text:span text:style-name="T18">,</text:span></text:p>
            <text:p text:style-name="P5"><text:span text:style-name="T18">такі вітри зняли довкола,</text:span></text:p>
            <text:p text:style-name="P5"><text:span text:style-name="T18">що все несеться шкереберть. </text:span><text:span text:style-name="T35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32" table:number-columns-spanned="4" office:value-type="string">
            <text:h text:style-name="P51" text:outline-level="2"><text:span text:style-name="T79">гол</text:span><text:span text:style-name="T100">о</text:span><text:span text:style-name="T79">д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1) Який відчуває голод (у 1 <text:span text:style-name="T83">знач.</text:span>). || Який виражає голод. || <text:span text:style-name="T83">у знач.ім.</text:span> гол<text:span text:style-name="T99">о</text:span>дний, -ного, <text:span text:style-name="T83">ч.</text:span> Той, хто відчуває голод, постійно голодує.</text:p>
            <text:p text:style-name="P35">2) Який настає від голоду; викликаний голодом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7</text:p>
          </table:table-cell>
          <table:table-cell table:style-name="Dictionary.B33" table:number-columns-spanned="3" office:value-type="string">
            <text:p text:style-name="P5"><text:span text:style-name="T4">ВседобрО</text:span><text:span text:style-name="T5"></text:span></text:p>
            <text:p text:style-name="P5"><text:span text:style-name="T17">-а</text:span><text:span text:style-name="T5"></text:span><text:span text:style-name="T17">, </text:span><text:span text:style-name="T18">ім., с., інд.-авт.</text:span></text:p>
          </table:table-cell>
          <table:covered-table-cell/>
          <table:covered-table-cell/>
          <table:table-cell table:style-name="Dictionary.E33" table:number-columns-spanned="2" office:value-type="string">
            <text:p text:style-name="P8"><text:span text:style-name="T35">утворене способом основословоскладання, похідне від слів:</text:span> <text:span text:style-name="T80">все</text:span> і <text:span text:style-name="T80">добро</text:span><text:span text:style-name="T5"></text:span></text:p>
          </table:table-cell>
          <table:covered-table-cell/>
          <table:table-cell table:style-name="Dictionary.G33" table:number-columns-spanned="3" office:value-type="string">
            <text:p text:style-name="P5"><text:span text:style-name="T18">Спасенної тримайся криги,</text:span></text:p>
            <text:p text:style-name="P5"><text:span text:style-name="T18">пречистої тримайся туги,</text:span></text:p>
            <text:p text:style-name="P5"><text:span text:style-name="T18">шаленої тримайся муки</text:span></text:p>
            <text:p text:style-name="P5"><text:span text:style-name="T18">і так існуй – на </text:span><text:span text:style-name="T21">вседобро</text:span><text:span text:style-name="T18">. </text:span><text:span text:style-name="T35">(П‑2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" table:number-columns-spanned="4" office:value-type="string">
            <text:p text:style-name="P12">Все <text:span text:style-name="T106">(див. 6</text:span><text:span text:style-name="T106">)</text:span></text:p>
          </table:table-cell>
          <table:covered-table-cell/>
          <table:covered-table-cell/>
          <table:covered-table-cell/>
          <table:table-cell table:style-name="Dictionary.F34" table:number-columns-spanned="4" office:value-type="string">
            <text:h text:style-name="P51" text:outline-level="2"><text:span text:style-name="T79">добр</text:span><text:span text:style-name="T100">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с.</text:span></text:p>
            <text:p text:style-name="P41"><text:span text:style-name="T53">1) Усе позитивне в житті людей, що відповідає їхнім інтересам, бажанням, мріям; благо; </text:span><text:span text:style-name="T67">прот.</text:span><text:span text:style-name="T53"> лихо, зло. || Добра, корисна справа, вчинок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8</text:p>
          </table:table-cell>
          <table:table-cell table:style-name="Dictionary.B35" table:number-columns-spanned="3" office:value-type="string">
            <text:p text:style-name="P5"><text:span text:style-name="T4">ВседорО</text:span><text:span text:style-name="T5"></text:span><text:span text:style-name="T4">га</text:span></text:p>
            <text:p text:style-name="P5"><text:span text:style-name="T17">-и, </text:span><text:span text:style-name="T18">ім., ж., інд.-авт.</text:span></text:p>
          </table:table-cell>
          <table:covered-table-cell/>
          <table:covered-table-cell/>
          <table:table-cell table:style-name="Dictionary.E35" table:number-columns-spanned="2" office:value-type="string">
            <text:p text:style-name="P8"><text:span text:style-name="T41">утворене способом основоскладання, похідне від слів:</text:span> <text:span text:style-name="T80">все</text:span> і <text:span text:style-name="T80">доро</text:span><text:span text:style-name="T5"></text:span><text:span text:style-name="T80">га</text:span></text:p>
          </table:table-cell>
          <table:covered-table-cell/>
          <table:table-cell table:style-name="Dictionary.G35" table:number-columns-spanned="3" office:value-type="string">
            <text:p text:style-name="P5"><text:span text:style-name="T18">Ця дорога </text:span><text:span text:style-name="T21">вседороги</text:span></text:p>
            <text:p text:style-name="P5"><text:span text:style-name="T18">всенезустрічі – всегону.</text:span></text:p>
            <text:p text:style-name="P5"><text:span text:style-name="T18">Позирай із заквагону</text:span></text:p>
            <text:p text:style-name="P5"><text:span text:style-name="T18">за сузір’ям Козерога. </text:span><text:span text:style-name="T35">(П‑1, 67);</text:span><text:span text:style-name="T18"> Ламка і витка всеспадна </text:span><text:soft-page-break/><text:span text:style-name="T21">вседорога</text:span><text:span text:style-name="T18">.</text:span></text:p>
            <text:p text:style-name="P5"><text:span text:style-name="T18">Дорога до Бога – ламка і витка. </text:span><text:span text:style-name="T3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36" table:number-columns-spanned="4" office:value-type="string">
            <text:h text:style-name="P51" text:outline-level="2"><text:span text:style-name="T79">дор</text:span><text:span text:style-name="T100">о</text:span><text:span text:style-name="T79">г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Смуга землі, по якій їздять і ходять. || Смуга, що лишається як слід після руху кого-, чого-небудь.</text:p>
            <text:p text:style-name="P35">2) Місце для проходу, проїзду. || <text:span text:style-name="T83">перен.</text:span> Доступ куди-небудь, можливість потрапити куди-небудь.</text:p>
            <text:p text:style-name="P35">3) Перебування в русі (йдучи або їдучи куди-небудь).</text:p>
            <text:p text:style-name="P35">4) <text:span text:style-name="T83">у знач.</text:span> <text:span text:style-name="T83">присл.</text:span> дор<text:span text:style-name="T99">о</text:span>гою. Під час руху, подорожування куди-небудь.</text:p>
            <text:p text:style-name="P44"><text:span text:style-name="T52">5) Правильний напрямок для руху кого-небудь. || </text:span><text:span text:style-name="T66">перен.</text:span><text:span text:style-name="T52"> Напрямок діяльності, шлях розвитк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9</text:p>
          </table:table-cell>
          <table:table-cell table:style-name="Dictionary.B37" table:number-columns-spanned="3" office:value-type="string">
            <text:p text:style-name="P29">Вседорогий</text:p>
            <text:p text:style-name="P5"><text:span text:style-name="T17">-а, -е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7" table:number-columns-spanned="2" office:value-type="string">
            <text:p text:style-name="P8"><text:span text:style-name="T41">утворене способом основоскладання, похідне від слів:</text:span> <text:span text:style-name="T80">все</text:span> і <text:span text:style-name="T80">дороги</text:span><text:span text:style-name="T6"></text:span><text:span text:style-name="T80">й</text:span></text:p>
          </table:table-cell>
          <table:covered-table-cell/>
          <table:table-cell table:style-name="Dictionary.G37" table:number-columns-spanned="3" office:value-type="string">
            <text:p text:style-name="P5"><text:span text:style-name="T18">Земля – хитлива і плавка – </text:span><text:span text:style-name="T21">вседорога</text:span><text:span text:style-name="T18"> і всепрощальна - </text:span></text:p>
            <text:p text:style-name="P5"><text:span text:style-name="T18">здоліла стати, щоб благальна помічена була рука. </text:span><text:span text:style-name="T35">(П‑2, 147);</text:span></text:p>
            <text:p text:style-name="P5"><text:span text:style-name="T18">Який бо холод довкруги!</text:span></text:p>
            <text:p text:style-name="P5"><text:span text:style-name="T18">Самотності! Ніде нікого.</text:span></text:p>
            <text:p text:style-name="P5"><text:span text:style-name="T18">Одна підтримка – голос Бога</text:span></text:p>
            <text:p text:style-name="P5"><text:soft-page-break/><text:span text:style-name="T21">вседорогий, вседорогий</text:span><text:span text:style-name="T18">. </text:span><text:span text:style-name="T35">(П‑2, 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38" table:number-columns-spanned="4" office:value-type="string">
            <text:h text:style-name="P51" text:outline-level="2"><text:span text:style-name="T79">дорог</text:span><text:span text:style-name="T100">и</text:span><text:span text:style-name="T79">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1) Який коштує великі гроші; <text:span text:style-name="T83">прот.</text:span> дешевий. || Високий (про ціну).</text:p>
            <text:p text:style-name="P35">2) <text:span text:style-name="T83">перен.</text:span> Який високо ціниться, оберігається, яким дорожать.</text:p>
            <text:p text:style-name="P35">3) Близький, милий серцю. || Бажаний, жданий (про гостей). || У звертанні – для вираження любові, приязні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0</text:p>
          </table:table-cell>
          <table:table-cell table:style-name="Dictionary.B39" table:number-columns-spanned="3" office:value-type="string">
            <text:p text:style-name="P29">ВсезАдума</text:p>
            <text:p text:style-name="P5"><text:span text:style-name="T17">-и, </text:span><text:span text:style-name="T18">ім., ж., інд.-авт.</text:span></text:p>
          </table:table-cell>
          <table:covered-table-cell/>
          <table:covered-table-cell/>
          <table:table-cell table:style-name="Dictionary.E39" table:number-columns-spanned="2" office:value-type="string">
            <text:p text:style-name="P8"><text:span text:style-name="T41">утворене способом основоскладання, похідне від слів:</text:span> <text:span text:style-name="T80">все</text:span> і <text:span text:style-name="T80">заду</text:span><text:span text:style-name="T6"></text:span><text:span text:style-name="T80">ма</text:span></text:p>
          </table:table-cell>
          <table:covered-table-cell/>
          <table:table-cell table:style-name="Dictionary.G39" table:number-columns-spanned="3" office:value-type="string">
            <text:p text:style-name="P5"><text:span text:style-name="T18">Пірни</text:span></text:p>
            <text:p text:style-name="P5"><text:span text:style-name="T18">у </text:span><text:span text:style-name="T21">всезадуму</text:span><text:span text:style-name="T18"> і збавляй безчасся. </text:span><text:span text:style-name="T35">(П‑1, 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40" table:number-columns-spanned="4" office:value-type="string">
            <text:h text:style-name="P51" text:outline-level="2"><text:span text:style-name="T79">зад</text:span><text:span text:style-name="T100">у</text:span><text:span text:style-name="T79">м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Стан того, хто заглибився в думки, роздуми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1</text:p>
          </table:table-cell>
          <table:table-cell table:style-name="Dictionary.B41" table:number-columns-spanned="3" office:value-type="string">
            <text:p text:style-name="P5"><text:span text:style-name="T4">ВсеквО</text:span><text:span text:style-name="T8"></text:span><text:span text:style-name="T4">лий</text:span>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41" table:number-columns-spanned="2" office:value-type="string">
            <text:p text:style-name="P8"><text:span text:style-name="T41">утворене способом основословоскладання, похідне від слів:</text:span> <text:span text:style-name="T80">все </text:span>і <text:span text:style-name="T80">кво</text:span><text:span text:style-name="T8"></text:span><text:span text:style-name="T80">лий</text:span></text:p>
          </table:table-cell>
          <table:covered-table-cell/>
          <table:table-cell table:style-name="Dictionary.G41" table:number-columns-spanned="3" office:value-type="string">
            <text:p text:style-name="P5"><text:span text:style-name="T18">Тож – в неба провалля в бездоння, бездолий</text:span></text:p>
            <text:p text:style-name="P5"><text:span text:style-name="T18">нагірний, невірний, западистий рай,</text:span></text:p>
            <text:p text:style-name="P5"><text:soft-page-break/><text:span text:style-name="T18">всебідий, всегнівний, всещедрий, </text:span><text:span text:style-name="T21">всекволий</text:span><text:span text:style-name="T18">.</text:span></text:p>
            <text:p text:style-name="P5"><text:span text:style-name="T18">А що під крилом твоїм? Кара – карай. </text:span></text:p>
            <text:p text:style-name="P5"><text:span text:style-name="T44"/></text:p>
          </table:table-cell>
          <table:covered-table-cell/>
          <table:covered-table-cell/>
        </table:table-row>
        <table:table-row>
          <table:covered-table-cell/>
          <table:table-cell table:style-name="Dictionary.B42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42" table:number-columns-spanned="4" office:value-type="string">
            <text:h text:style-name="P51" text:outline-level="2"><text:span text:style-name="T79">кв</text:span><text:span text:style-name="T100">о</text:span><text:span text:style-name="T79">л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1) 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44"><text:span text:style-name="T52">2) </text:span><text:span text:style-name="T66">перен.</text:span><text:span text:style-name="T52"> Позбавлений душевної стійкості, твердості, сили волі. || Небадьорий, мляви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2</text:p>
          </table:table-cell>
          <table:table-cell table:style-name="Dictionary.B43" table:number-columns-spanned="3" office:value-type="string">
            <text:p text:style-name="P5"><text:span text:style-name="T4">ВсемежА</text:span><text:span text:style-name="T8"></text:span></text:p>
            <text:p text:style-name="P5"><text:span text:style-name="T17">-и, </text:span><text:span text:style-name="T18">ім., ж., інд.-авт.</text:span></text:p>
          </table:table-cell>
          <table:covered-table-cell/>
          <table:covered-table-cell/>
          <table:table-cell table:style-name="Dictionary.E43" table:number-columns-spanned="2" office:value-type="string">
            <text:p text:style-name="P8"><text:span text:style-name="T41">утворене способом основоскладання, похідне від слів:</text:span> <text:span text:style-name="T80">все</text:span> і <text:span text:style-name="T80">межа</text:span><text:span text:style-name="T8"></text:span></text:p>
          </table:table-cell>
          <table:covered-table-cell/>
          <table:table-cell table:style-name="Dictionary.G43" table:number-columns-spanned="3" office:value-type="string">
            <text:p text:style-name="P5"><text:span text:style-name="T18">Ти ще – ось-ось. Допіру-но ступив</text:span></text:p>
            <text:p text:style-name="P5"><text:span text:style-name="T18">за </text:span><text:span text:style-name="T21">всемежу</text:span><text:span text:style-name="T18">. </text:span><text:span text:style-name="T35">(П‑1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4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44" table:number-columns-spanned="4" office:value-type="string">
            <text:h text:style-name="P51" text:outline-level="2"><text:span text:style-name="T79">меж</text:span><text:span text:style-name="T100">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oft-page-break/><text:span text:style-name="T82">-і, </text:span><text:span text:style-name="T83">ж.</text:span></text:p>
            <text:p text:style-name="P44"><text:span text:style-name="T52">1) Лінія поділу якої-небудь території; границя (у 1 </text:span><text:span text:style-name="T66">знач.</text:span><text:span text:style-name="T52">). || Лінія, що поділяє землі або води суміжних держав; </text:span><text:span text:style-name="T52">кордон. || Лінія (умовна), що розділяє між собою якісь частини поверхні. || Зорова лінія, що відділяє що-небудь від чогось. || </text:span><text:span text:style-name="T66">перен.</text:span><text:span text:style-name="T52"> Уявна точка на сонячній орбіті, що поділяє лінію орбіти на відрізки, відповідні до ранку, дня або вечора. ||</text:span><text:span text:style-name="T62">між чим і чим</text:span><text:span text:style-name="T52">, </text:span><text:span text:style-name="T62">чого і чого</text:span><text:span text:style-name="T52">, </text:span><text:span text:style-name="T66">перен.</text:span><text:span text:style-name="T52"> Границя поділу, розрізнення яких-небудь явищ, предметів тощ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3</text:p>
          </table:table-cell>
          <table:table-cell table:style-name="Dictionary.B45" table:number-columns-spanned="3" office:value-type="string">
            <text:p text:style-name="P29">Всемолодий</text:p>
            <text:p text:style-name="P5"><text:span text:style-name="T17">-а</text:span><text:span text:style-name="T8"></text:span><text:span text:style-name="T17">, -е</text:span><text:span text:style-name="T8"></text:span><text:span text:style-name="T17">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45" table:number-columns-spanned="2" office:value-type="string">
            <text:p text:style-name="P8"><text:span text:style-name="T35">утворене способом основоскладання, похідне від слів:</text:span> <text:span text:style-name="T80">все</text:span> і <text:span text:style-name="T80">молоди</text:span><text:span text:style-name="T6"></text:span><text:span text:style-name="T80">й</text:span></text:p>
          </table:table-cell>
          <table:covered-table-cell/>
          <table:table-cell table:style-name="Dictionary.G45" table:number-columns-spanned="3" office:value-type="string">
            <text:p text:style-name="P5"><text:span text:style-name="T18">Усесвіту пустеля</text:span></text:p>
            <text:p text:style-name="P5"><text:span text:style-name="T18">небавом нас огорне,</text:span></text:p>
            <text:p text:style-name="P5"><text:span text:style-name="T18">і мертва не воскресне</text:span></text:p>
            <text:p text:style-name="P5"><text:span text:style-name="T21">всемолода</text:span><text:span text:style-name="T18"> біда. </text:span><text:span text:style-name="T35">(П‑1, 212);</text:span></text:p>
            <text:p text:style-name="P5"><text:span text:style-name="T18">І, хилячи </text:span><text:span text:style-name="T21">всемолоде</text:span><text:span text:style-name="T18"> чоло,</text:span></text:p>
            <text:p text:style-name="P5"><text:span text:style-name="T18">пройти під поглядом, немов під градом… </text:span><text:span text:style-name="T35">(П‑2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6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46" table:number-columns-spanned="4" office:value-type="string">
            <text:h text:style-name="P51" text:outline-level="2"><text:span text:style-name="T79">молод</text:span><text:span text:style-name="T100">и</text:span><text:span text:style-name="T79">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 -е, </text:span><text:span text:style-name="T83">нар.-поет.</text:span></text:p>
            <text:p text:style-name="P1"><text:span text:style-name="T64">1) Який має небагато років, не досяг зрілого віку; юний. || Не старий. || </text:span><text:span text:style-name="T69">у знач.</text:span><text:span text:style-name="T64"> </text:span><text:span text:style-name="T69">ім.</text:span><text:span text:style-name="T64"> молод</text:span><text:span text:style-name="T76">и</text:span><text:span text:style-name="T64">й, -д</text:span><text:span text:style-name="T76">о</text:span><text:span text:style-name="T64">го, </text:span><text:span text:style-name="T69">ч.</text:span><text:span text:style-name="T64">; молод</text:span><text:span text:style-name="T76">а</text:span><text:span text:style-name="T64">, </text:span><text:soft-page-break/><text:span text:style-name="T64">-д</text:span><text:span text:style-name="T76">о</text:span><text:span text:style-name="T64">ї, </text:span><text:span text:style-name="T69">ж.</text:span><text:span text:style-name="T64">; молод</text:span><text:span text:style-name="T76">е</text:span><text:span text:style-name="T64">, -д</text:span><text:span text:style-name="T76">о</text:span><text:span text:style-name="T64">го, </text:span><text:span text:style-name="T69">с.</text:span><text:span text:style-name="T64"> Той, хто має небагато років, ще не старий. || З прізвищем, прізвиськом і т. ін. – означає дітей (на відміну від батьків). || </text:span><text:span text:style-name="T69">у знач.</text:span><text:span text:style-name="T64"> </text:span><text:span text:style-name="T69">ім.</text:span><text:span text:style-name="T64"> молод</text:span><text:span text:style-name="T76">і</text:span><text:span text:style-name="T64">, -д</text:span><text:span text:style-name="T76">и</text:span><text:span text:style-name="T64">х,</text:span><text:span text:style-name="T69">мн.</text:span><text:span text:style-name="T64"> Діти (</text:span><text:span text:style-name="T69">див.</text:span><text:span text:style-name="T64"> </text:span><text:a xlink:type="simple" xlink:href="http://www.lingvo.ua/uk/Translate/uk-uk/діти"><text:span text:style-name="T72">діти</text:span></text:a><text:span text:style-name="T64"> I 2)). || Стос. до молодості, належний, </text:span><text:span text:style-name="T69">власт.</text:span><text:span text:style-name="T64"> ї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4</text:p>
          </table:table-cell>
          <table:table-cell table:style-name="Dictionary.B47" table:number-columns-spanned="3" office:value-type="string">
            <text:p text:style-name="P13"><text:span text:style-name="T13">ВсеначувА</text:span><text:span text:style-name="T11"></text:span><text:span text:style-name="T13">нний</text:span></text:p>
            <text:p text:style-name="P13"><text:span text:style-name="T47">-а, -е, </text:span><text:span text:style-name="T26">прикм., </text:span><text:span text:style-name="T27">інд.-авт.</text:span></text:p>
          </table:table-cell>
          <table:covered-table-cell/>
          <table:covered-table-cell/>
          <table:table-cell table:style-name="Dictionary.E47" table:number-columns-spanned="2" office:value-type="string">
            <text:p text:style-name="P8"><text:span text:style-name="T41">утворене складносуфіксальним способом, похідне від слів:</text:span> <text:span text:style-name="T80">все </text:span>і <text:span text:style-name="T80">начува</text:span><text:span text:style-name="T8"></text:span><text:span text:style-name="T80">тися</text:span></text:p>
          </table:table-cell>
          <table:covered-table-cell/>
          <table:table-cell table:style-name="Dictionary.G47" table:number-columns-spanned="3" office:value-type="string">
            <text:p text:style-name="P5"><text:span text:style-name="T18">І торопкі </text:span><text:span text:style-name="T21">всеначуванні</text:span><text:span text:style-name="T18"> кроки,</text:span></text:p>
            <text:p text:style-name="P5"><text:span text:style-name="T18">то лис блукає – із хвостом рудим. </text:span><text:span text:style-name="T35">(П‑2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8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48" table:number-columns-spanned="4" office:value-type="string">
            <text:h text:style-name="P51" text:outline-level="2"><text:span text:style-name="T79">начув</text:span><text:span text:style-name="T100">а</text:span><text:span text:style-name="T79">тис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юся, -аєшся, </text:span><text:span text:style-name="T83">недок.</text:span></text:p>
            <text:p text:style-name="P41"><text:span text:style-name="T53">Чекати розплати, помсти. || </text:span><text:span text:style-name="T63">чого</text:span><text:span text:style-name="T53">. Чекати чого-небудь неприємног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5</text:p>
          </table:table-cell>
          <table:table-cell table:style-name="Dictionary.B49" table:number-columns-spanned="3" office:value-type="string">
            <text:p text:style-name="P13"><text:span text:style-name="T13">ВсенедочекА</text:span><text:span text:style-name="T11"></text:span><text:span text:style-name="T13">вшися</text:span></text:p>
            <text:p text:style-name="P19">дієприсл., док., інд.-авт.</text:p>
          </table:table-cell>
          <table:covered-table-cell/>
          <table:covered-table-cell/>
          <table:table-cell table:style-name="Dictionary.E49" table:number-columns-spanned="2" office:value-type="string">
            <text:p text:style-name="P5"><text:span text:style-name="T117">утворене способом основоскладання і суфіксально-префіксальним, похідне від слів:</text:span> <text:span text:style-name="T80">все</text:span> і <text:span text:style-name="T80">не дочека</text:span><text:span text:style-name="T10"></text:span><text:span text:style-name="T80">тися</text:span></text:p>
          </table:table-cell>
          <table:covered-table-cell/>
          <table:table-cell table:style-name="Dictionary.G49" table:number-columns-spanned="3" office:value-type="string">
            <text:p text:style-name="P5"><text:span text:style-name="T18">Ну й долечка! Прождати на життя - </text:span></text:p>
            <text:p text:style-name="P5"><text:span text:style-name="T18">і </text:span><text:span text:style-name="T21">всенедочекавшися</text:span><text:span text:style-name="T18"> – померти! </text:span><text:span text:style-name="T35">(П‑1, 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0" table:number-columns-spanned="3" office:value-type="string">
            <text:p text:style-name="P12">Все <text:span text:style-name="T106">(див. 6)</text:span></text:p>
          </table:table-cell>
          <table:covered-table-cell/>
          <table:covered-table-cell/>
          <table:table-cell table:style-name="Dictionary.E50" table:number-columns-spanned="3" office:value-type="string">
            <text:h text:style-name="P49" text:outline-level="2">не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3">запереч.</text:span> <text:span text:style-name="T83">част.</text:span></text:p>
            <text:p text:style-name="P35"><text:soft-page-break/>1) 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</text:p>
          </table:table-cell>
          <table:covered-table-cell/>
          <table:covered-table-cell/>
          <table:table-cell table:style-name="Dictionary.H50" table:number-columns-spanned="2" office:value-type="string">
            <text:h text:style-name="P51" text:outline-level="2"><text:span text:style-name="T79">дочек</text:span><text:span text:style-name="T100">а</text:span><text:span text:style-name="T79">тис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юся, -аєшся, </text:span><text:span text:style-name="T83">док.</text:span><text:span text:style-name="T82">, </text:span><text:soft-page-break/><text:span text:style-name="T82">дочікуватися, -уюся, -уєшся, </text:span><text:span text:style-name="T83">недок.</text:span></text:p>
            <text:p text:style-name="P35">Пробути, прожити до того часу, поки настане, з'явиться очікуване; діждатися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6">26</text:p>
          </table:table-cell>
          <table:table-cell table:style-name="Dictionary.B51" table:number-columns-spanned="3" office:value-type="string">
            <text:p text:style-name="P13"><text:span text:style-name="T13">ВсенеНАждА</text:span><text:span text:style-name="T11"></text:span><text:span text:style-name="T13">н</text:span><text:span text:style-name="T13">ний</text:span></text:p>
            <text:p text:style-name="P13"><text:span text:style-name="T47">-а, -е, </text:span><text:span text:style-name="T26">прикм., </text:span><text:span text:style-name="T27">інд.-авт.</text:span></text:p>
          </table:table-cell>
          <table:covered-table-cell/>
          <table:covered-table-cell/>
          <table:table-cell table:style-name="Dictionary.E51" table:number-columns-spanned="2" office:value-type="string">
            <text:p text:style-name="P23"><text:span text:style-name="T120">утворене способом основоскладання і суфіксально-префіксальним, похідне від слів:</text:span><text:span text:style-name="T47"> </text:span><text:span text:style-name="T17">все</text:span><text:span text:style-name="T47"> і </text:span><text:span text:style-name="T17">не жда</text:span><text:span text:style-name="T2"></text:span><text:span text:style-name="T17">ти</text:span></text:p>
          </table:table-cell>
          <table:covered-table-cell/>
          <table:table-cell table:style-name="Dictionary.G51" table:number-columns-spanned="3" office:value-type="string">
            <text:p text:style-name="P5"><text:span text:style-name="T18">я забуваюся, коли цнота</text:span></text:p>
            <text:p text:style-name="P5"><text:span text:style-name="T18">пречистого пребілого паперу</text:span></text:p>
            <text:p text:style-name="P5"><text:span text:style-name="T18">почне мене, відкривши добру еру</text:span></text:p>
            <text:p text:style-name="P5"><text:span text:style-name="T18">натхнення в тиші, і коли мета</text:span></text:p>
            <text:p text:style-name="P5"><text:span text:style-name="T18">мене в полон імкне, </text:span><text:span text:style-name="T21">всененажданна</text:span><text:span text:style-name="T18">. </text:span><text:span text:style-name="T35">(П‑2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2" table:number-columns-spanned="3" office:value-type="string">
            <text:p text:style-name="P12">Все <text:span text:style-name="T106">(див. 6)</text:span></text:p>
          </table:table-cell>
          <table:covered-table-cell/>
          <table:covered-table-cell/>
          <table:table-cell table:style-name="Dictionary.E52" table:number-columns-spanned="3" office:value-type="string">
            <text:p text:style-name="P12">Не <text:span text:style-name="T106">(див. 25)</text:span></text:p>
          </table:table-cell>
          <table:covered-table-cell/>
          <table:covered-table-cell/>
          <table:table-cell table:style-name="Dictionary.H52" table:number-columns-spanned="2" office:value-type="string">
            <text:h text:style-name="P51" text:outline-level="2"><text:span text:style-name="T79">жд</text:span><text:span text:style-name="T100">а</text:span><text:span text:style-name="T79">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жду, ждеш, </text:span><text:span text:style-name="T83">недок.</text:span></text:p>
            <text:p text:style-name="P35">1) <text:span text:style-name="T83">перех.</text:span> Перебувати де-небудь, щоб побачити когось, зустрітися з кимось; чекати, очікувати. || <text:span text:style-name="T83">перех.</text:span> <text:span text:style-name="T107">і </text:span><text:span text:style-name="T83">неперех.</text:span>, <text:span text:style-name="T107">кого</text:span>, <text:span text:style-name="T107">чого</text:span>, <text:span text:style-name="T107">на кого </text:span>–<text:span text:style-name="T107">що</text:span>, <text:span text:style-name="T107">зі </text:span><text:span text:style-name="T83">спол.</text:span> Розраховувати на чиє-небудь повернення, на прихід, появу когось, чогось, на здійснення чогось.</text:p>
            <text:p text:style-name="P45"><text:span text:style-name="T53">2) </text:span><text:span text:style-name="T67">перех.</text:span><text:span text:style-name="T53"> </text:span><text:span text:style-name="T63">і </text:span><text:span text:style-name="T67">неперех.</text:span><text:span text:style-name="T53"> Надіятися на що-небудь, сподіватися чогось; чекати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6">27</text:p>
          </table:table-cell>
          <table:table-cell table:style-name="Dictionary.B53" table:number-columns-spanned="3" office:value-type="string">
            <text:p text:style-name="P29">Всенезустріч</text:p>
            <text:p text:style-name="P5"><text:span text:style-name="T17">-і, </text:span><text:span text:style-name="T18">ім., ж., інд.-авт.</text:span></text:p>
          </table:table-cell>
          <table:covered-table-cell/>
          <table:covered-table-cell/>
          <table:table-cell table:style-name="Dictionary.E53" table:number-columns-spanned="2" office:value-type="string">
            <text:p text:style-name="P8"><text:span text:style-name="T41">утворене способом зрощення, похідне від слів:</text:span> <text:span text:style-name="T80">все</text:span> і <text:span text:style-name="T80">незу</text:span><text:span text:style-name="T6"></text:span><text:span text:style-name="T80">стріч</text:span></text:p>
          </table:table-cell>
          <table:covered-table-cell/>
          <table:table-cell table:style-name="Dictionary.G53" table:number-columns-spanned="3" office:value-type="string">
            <text:p text:style-name="P5"><text:span text:style-name="T18">Ця дорога вседороги</text:span></text:p>
            <text:p text:style-name="P5"><text:span text:style-name="T21">всенезустрічі</text:span><text:span text:style-name="T18"> – всегону.</text:span></text:p>
            <text:p text:style-name="P5"><text:span text:style-name="T18">Позирай із заквагону</text:span></text:p>
            <text:p text:style-name="P5"><text:span text:style-name="T18">за сузір’ям Козерога. </text:span><text:span text:style-name="T35">(П‑1, 67);</text:span></text:p>
            <text:p text:style-name="P5"><text:span text:style-name="T18">Що мав – привиділось, причулося,</text:span></text:p>
            <text:p text:style-name="P5"><text:span text:style-name="T18">на </text:span><text:span text:style-name="T21">всенезустріч</text:span><text:span text:style-name="T18">, всепрощання. </text:span><text:span text:style-name="T35">(П‑1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4" table:number-columns-spanned="3" office:value-type="string">
            <text:p text:style-name="P12">Все <text:span text:style-name="T106">(див. 6)</text:span></text:p>
          </table:table-cell>
          <table:covered-table-cell/>
          <table:covered-table-cell/>
          <table:table-cell table:style-name="Dictionary.E54" table:number-columns-spanned="3" office:value-type="string">
            <text:p text:style-name="P12">Не <text:span text:style-name="T106">(див. 25)</text:span></text:p>
          </table:table-cell>
          <table:covered-table-cell/>
          <table:covered-table-cell/>
          <table:table-cell table:style-name="Dictionary.H54" table:number-columns-spanned="2" office:value-type="string">
            <text:h text:style-name="P51" text:outline-level="2"><text:span text:style-name="T79">з</text:span><text:span text:style-name="T100">у</text:span><text:span text:style-name="T79">стріч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і, </text:span><text:span text:style-name="T83">ж.</text:span><text:span text:style-name="T82">, </text:span><text:span text:style-name="T83">кого</text:span><text:span text:style-name="T82">, </text:span><text:span text:style-name="T83">чого</text:span><text:span text:style-name="T82">, </text:span><text:span text:style-name="T83">з ким </text:span><text:span text:style-name="T82">– </text:span><text:span text:style-name="T83">чим і без додатка</text:span><text:span text:style-name="T82">.</text:span></text:p>
            <text:p text:style-name="P35">1) Зближення з ким-, чим-небудь, хто (що) рухається навпроти.</text:p>
            <text:p text:style-name="P44"><text:span text:style-name="T52">2) 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62">рідко</text:span><text:span text:style-name="T52">. Знайомство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6">28</text:p>
          </table:table-cell>
          <table:table-cell table:style-name="Dictionary.B55" table:number-columns-spanned="3" office:value-type="string">
            <text:p text:style-name="P5"><text:span text:style-name="T4">Всенезустріч</text:span><text:span text:style-name="T2">-</text:span><text:span text:style-name="T4">всегíн</text:span></text:p>
            <text:p text:style-name="P5"><text:span text:style-name="T17">-гону, </text:span><text:span text:style-name="T18">ім., ж., інд.-авт.</text:span></text:p>
          </table:table-cell>
          <table:covered-table-cell/>
          <table:covered-table-cell/>
          <table:table-cell table:style-name="Dictionary.E55" table:number-columns-spanned="2" office:value-type="string">
            <text:p text:style-name="P5"><text:span text:style-name="T41">утворене способом словоскладання, похідне від слів:</text:span><text:span text:style-name="T28"> </text:span><text:span text:style-name="T31">всенезу</text:span><text:span text:style-name="T5"></text:span><text:span text:style-name="T31">стріч</text:span><text:span text:style-name="T28"> і </text:span><text:span text:style-name="T31">всегі</text:span><text:span text:style-name="T5"></text:span><text:span text:style-name="T31">н</text:span></text:p>
          </table:table-cell>
          <table:covered-table-cell/>
          <table:table-cell table:style-name="Dictionary.G55" table:number-columns-spanned="3" office:value-type="string">
            <text:p text:style-name="P5"><text:span text:style-name="T18">Ця дорога вседороги,</text:span></text:p>
            <text:p text:style-name="P5"><text:span text:style-name="T21">всенезустрічі-всегону</text:span><text:span text:style-name="T18">,</text:span></text:p>
            <text:p text:style-name="P5"><text:span text:style-name="T18">позирай із зак-вагону</text:span></text:p>
            <text:p text:style-name="P5"><text:span text:style-name="T18">за сузір’ям Козерога. </text:span><text:span text:style-name="T35">(П‑1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6" table:number-columns-spanned="4" office:value-type="string">
            <text:p text:style-name="P5"><text:span text:style-name="T31">всенезу</text:span><text:span text:style-name="T5"></text:span><text:span text:style-name="T31">стріч </text:span><text:span text:style-name="T48">(див. 27)</text:span></text:p>
          </table:table-cell>
          <table:covered-table-cell/>
          <table:covered-table-cell/>
          <table:covered-table-cell/>
          <table:table-cell table:style-name="Dictionary.F56" table:number-columns-spanned="4" office:value-type="string">
            <text:p text:style-name="P5"><text:span text:style-name="T31">всегі</text:span><text:span text:style-name="T5"></text:span><text:span text:style-name="T31">н </text:span><text:span text:style-name="T48">(див. 13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9</text:p>
          </table:table-cell>
          <table:table-cell table:style-name="Dictionary.B57" table:number-columns-spanned="3" office:value-type="string">
            <text:p text:style-name="P5"><text:span text:style-name="T4">ВсенепІзнани</text:span><text:span text:style-name="T4">й</text:span>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57" table:number-columns-spanned="2" office:value-type="string">
            <text:p text:style-name="P8"><text:span text:style-name="T41">утворене способом основоскладання, похідне від слів:</text:span> <text:span text:style-name="T80">все</text:span> і <text:span text:style-name="T80">непі</text:span><text:span text:style-name="T6"></text:span><text:span text:style-name="T80">знаний</text:span></text:p>
          </table:table-cell>
          <table:covered-table-cell/>
          <table:table-cell table:style-name="Dictionary.G57" table:number-columns-spanned="3" office:value-type="string">
            <text:p text:style-name="P5"><text:span text:style-name="T18">…попелясті зозулі</text:span></text:p>
            <text:p text:style-name="P5"><text:span text:style-name="T18">вістили роки: жий однині</text:span></text:p>
            <text:p text:style-name="P5"><text:span text:style-name="T18">на </text:span><text:span text:style-name="T21">всенепізнаній</text:span><text:span text:style-name="T18"> землі. </text:span><text:span text:style-name="T35">(П‑1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8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58" table:number-columns-spanned="4" office:value-type="string">
            <text:h text:style-name="P51" text:outline-level="2"><text:span text:style-name="T79">неп</text:span><text:span text:style-name="T100">і</text:span><text:span text:style-name="T79">зна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Якого ще не пізнали, не вивчили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30</text:p>
          </table:table-cell>
          <table:table-cell table:style-name="Dictionary.B59" table:number-columns-spanned="3" office:value-type="string">
            <text:p text:style-name="P29">ВсенепогАс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59" table:number-columns-spanned="2" office:value-type="string">
            <text:p text:style-name="P8"><text:span text:style-name="T41">утворене способом основоскладання, похідне від слів:</text:span> <text:span text:style-name="T80">все</text:span> і <text:span text:style-name="T80">непога</text:span><text:span text:style-name="T6"></text:span><text:span text:style-name="T80">сний</text:span></text:p>
          </table:table-cell>
          <table:covered-table-cell/>
          <table:table-cell table:style-name="Dictionary.G59" table:number-columns-spanned="3" office:value-type="string">
            <text:p text:style-name="P5"><text:span text:style-name="T18">оце світіння полохких світань</text:span></text:p>
            <text:p text:style-name="P5"><text:span text:style-name="T18">світів жертовних, що мене запалює</text:span></text:p>
            <text:p text:style-name="P5"><text:span text:style-name="T21">всенепогасним</text:span><text:span text:style-name="T18"> і ламким, як крига,</text:span></text:p>
            <text:p text:style-name="P5"><text:span text:style-name="T18">огнем співучих надторосів – криг. </text:span><text:span text:style-name="T35">(П‑1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60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60" table:number-columns-spanned="4" office:value-type="string">
            <text:h text:style-name="P51" text:outline-level="2"><text:span text:style-name="T79">непог</text:span><text:span text:style-name="T100">а</text:span><text:span text:style-name="T79">с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1) Який не гасне, якого не можна погасити; невгасимий.</text:p>
            <text:p text:style-name="P41"><text:span text:style-name="T53">2) </text:span><text:span text:style-name="T67">перен.</text:span><text:span text:style-name="T53"> Який з часом не втрачає своєї сили; неослабний. || Якого не можна стримати, угамува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31</text:p>
          </table:table-cell>
          <table:table-cell table:style-name="Dictionary.B61" table:number-columns-spanned="3" office:value-type="string">
            <text:p text:style-name="P29">ВсенепокОра</text:p>
            <text:p text:style-name="P5"><text:span text:style-name="T17">-и, </text:span><text:span text:style-name="T18">ім., ж., інд.-авт.</text:span></text:p>
          </table:table-cell>
          <table:covered-table-cell/>
          <table:covered-table-cell/>
          <table:table-cell table:style-name="Dictionary.E61" table:number-columns-spanned="2" office:value-type="string">
            <text:p text:style-name="P8"><text:span text:style-name="T41">утворене способом основоскладання, похідне від слів:</text:span> <text:span text:style-name="T80">все</text:span> і <text:span text:style-name="T80">непоко</text:span><text:span text:style-name="T3"></text:span><text:span text:style-name="T80">ра</text:span></text:p>
          </table:table-cell>
          <table:covered-table-cell/>
          <table:table-cell table:style-name="Dictionary.G61" table:number-columns-spanned="3" office:value-type="string">
            <text:p text:style-name="P5"><text:span text:style-name="T18">Страшна ковбаня – чорна і масна.</text:span></text:p>
            <text:p text:style-name="P5"><text:span text:style-name="T18">І дух тяжкий повзе, немов потвора,</text:span></text:p>
            <text:p text:style-name="P5"><text:span text:style-name="T18">в лещатах дум твоя </text:span><text:span text:style-name="T21">всенепокора</text:span><text:span text:style-name="T18">,</text:span></text:p>
            <text:p text:style-name="P5"><text:span text:style-name="T18">стою на кладці. Дозираю дна. </text:span><text:soft-page-break/><text:span text:style-name="T35">(П‑1, 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2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62" table:number-columns-spanned="4" office:value-type="string">
            <text:h text:style-name="P51" text:outline-level="2"><text:span text:style-name="T79">непок</text:span><text:span text:style-name="T100">о</text:span><text:span text:style-name="T79">р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Небажання або відмова підкорятися кому-небудь, слухатися когось і т. ін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32</text:p>
          </table:table-cell>
          <table:table-cell table:style-name="Dictionary.B63" table:number-columns-spanned="3" office:value-type="string">
            <text:p text:style-name="P5"><text:span text:style-name="T4">ВсенищІ</text:span><text:span text:style-name="T5"></text:span><text:span text:style-name="T4">вність</text:span></text:p>
            <text:p text:style-name="P5"><text:span text:style-name="T17">-ності, </text:span><text:span text:style-name="T18">ім., ж., інд.-авт.</text:span></text:p>
          </table:table-cell>
          <table:covered-table-cell/>
          <table:covered-table-cell/>
          <table:table-cell table:style-name="Dictionary.E63" table:number-columns-spanned="2" office:value-type="string">
            <text:p text:style-name="P5"><text:span text:style-name="T41">утворене складносуфіксальним способом, похідне від слів:</text:span><text:span text:style-name="T28"> </text:span><text:span text:style-name="T31">все </text:span><text:span text:style-name="T48">і </text:span><text:span text:style-name="T31">нищівний</text:span></text:p>
          </table:table-cell>
          <table:covered-table-cell/>
          <table:table-cell table:style-name="Dictionary.G63" table:number-columns-spanned="3" office:value-type="string">
            <text:p text:style-name="P5"><text:span text:style-name="T18">І ти збагнеш</text:span></text:p>
            <text:p text:style-name="P5"><text:span text:style-name="T18">обнавіснілу </text:span><text:span text:style-name="T21">всенищівність</text:span><text:span text:style-name="T18"> роду. </text:span><text:span text:style-name="T35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4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64" table:number-columns-spanned="4" office:value-type="string">
            <text:h text:style-name="P51" text:outline-level="2"><text:span text:style-name="T79">нищівн</text:span><text:span text:style-name="T100">и</text:span><text:span text:style-name="T79">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Який має велику руйнівну, знищувальну силу. || Дуже великий, сильний. || Різкий, нещадний, непримиренний. || Сповнений зневаги, осуду, презирства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33</text:p>
          </table:table-cell>
          <table:table-cell table:style-name="Dictionary.B65" table:number-columns-spanned="3" office:value-type="string">
            <text:p text:style-name="P5"><text:span text:style-name="T4">ВсеО</text:span><text:span text:style-name="T5"></text:span><text:span text:style-name="T4">брій</text:span></text:p>
            <text:p text:style-name="P5"><text:span text:style-name="T17">-ю, </text:span><text:span text:style-name="T18">ім., ч., інд.-авт.</text:span></text:p>
          </table:table-cell>
          <table:covered-table-cell/>
          <table:covered-table-cell/>
          <table:table-cell table:style-name="Dictionary.E65" table:number-columns-spanned="2" office:value-type="string">
            <text:p text:style-name="P8"><text:span text:style-name="T41">утворене способом основоскладання, похідне від слів:</text:span> <text:span text:style-name="T80">все </text:span>і <text:span text:style-name="T80">о</text:span><text:span text:style-name="T5"></text:span><text:span text:style-name="T80">брій</text:span></text:p>
          </table:table-cell>
          <table:covered-table-cell/>
          <table:table-cell table:style-name="Dictionary.G65" table:number-columns-spanned="3" office:value-type="string">
            <text:p text:style-name="P5"><text:span text:style-name="T18">Старечою ходою</text:span></text:p>
            <text:p text:style-name="P5"><text:span text:style-name="T18">із костуром – іще бриниш мені</text:span></text:p>
            <text:p text:style-name="P5"><text:span text:style-name="T21">всеобрієм</text:span><text:span text:style-name="T18">. </text:span><text:span text:style-name="T35">(П‑1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6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66" table:number-columns-spanned="4" office:value-type="string">
            <text:h text:style-name="P51" text:outline-level="2"><text:span text:style-name="T100">о</text:span><text:span text:style-name="T79">брі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oft-page-break/><text:span text:style-name="T82">-ю, </text:span><text:span text:style-name="T83">ч.</text:span></text:p>
            <text:p text:style-name="P35">1) 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35">2) Простір, який постає перед очима на відкритій місцевості; видноколо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34</text:p>
          </table:table-cell>
          <table:table-cell table:style-name="Dictionary.B67" table:number-columns-spanned="3" office:value-type="string">
            <text:p text:style-name="P5"><text:span text:style-name="T4">ВсеобрушА</text:span><text:span text:style-name="T5"></text:span><text:span text:style-name="T4">ти</text:span></text:p>
            <text:p text:style-name="P5"><text:span text:style-name="T17">-а</text:span><text:span text:style-name="T5"></text:span><text:span text:style-name="T17">ю, -єш, дієсл., </text:span><text:span text:style-name="T19">недок., перех., інд.-авт.</text:span></text:p>
          </table:table-cell>
          <table:covered-table-cell/>
          <table:covered-table-cell/>
          <table:table-cell table:style-name="Dictionary.E67" table:number-columns-spanned="2" office:value-type="string">
            <text:p text:style-name="P8"><text:span text:style-name="T93">утворене способом основоскладання, похідне від слів:</text:span> <text:span text:style-name="T80">все</text:span> і <text:span text:style-name="T80">обруша</text:span><text:span text:style-name="T5"></text:span><text:span text:style-name="T80">ти</text:span></text:p>
          </table:table-cell>
          <table:covered-table-cell/>
          <table:table-cell table:style-name="Dictionary.G67" table:number-columns-spanned="3" office:value-type="string">
            <text:p text:style-name="P5"><text:span text:style-name="T18">Та </text:span><text:span text:style-name="T21">всеобрушає</text:span><text:span text:style-name="T18"> нестерпно</text:span></text:p>
            <text:p text:style-name="P5"><text:span text:style-name="T18">двопогляд. У ньому ти сущий,</text:span></text:p>
            <text:p text:style-name="P5"><text:span text:style-name="T18">померлий, пантруєш живого,</text:span></text:p>
            <text:p text:style-name="P5"><text:span text:style-name="T18">зориш за померлим – живий. </text:span><text:span text:style-name="T35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8" table:number-columns-spanned="3" office:value-type="string">
            <text:p text:style-name="P12">Все <text:span text:style-name="T106">(див. 6)</text:span></text:p>
          </table:table-cell>
          <table:covered-table-cell/>
          <table:covered-table-cell/>
          <table:table-cell table:style-name="Dictionary.E68" table:number-columns-spanned="5" office:value-type="string">
            <text:h text:style-name="P54" text:outline-level="2"><text:span text:style-name="T55">обр</text:span><text:span text:style-name="T75">у</text:span><text:span text:style-name="T55">шува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ю, -уєш </text:span><text:span text:style-name="T83">і рідко </text:span><text:span text:style-name="T82">обрушати, -аю, -аєш, </text:span><text:span text:style-name="T83">недок.</text:span><text:span text:style-name="T82">, </text:span><text:span text:style-name="T82">обрушити, -шу, -шиш,</text:span><text:span text:style-name="T83">док.</text:span><text:span text:style-name="T82">, </text:span><text:span text:style-name="T83">перех.</text:span></text:p>
            <text:p text:style-name="P35">3) <text:span text:style-name="T83">перен.</text:span> 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p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35</text:p>
          </table:table-cell>
          <table:table-cell table:style-name="Dictionary.B69" table:number-columns-spanned="3" office:value-type="string">
            <text:p text:style-name="P5"><text:span text:style-name="T4">ВсеО</text:span><text:span text:style-name="T5"></text:span><text:span text:style-name="T4">чі</text:span></text:p>
            <text:p text:style-name="P5"><text:span text:style-name="T17">-чéй, </text:span><text:span text:style-name="T18">ім., мн., інд.-авт.</text:span></text:p>
          </table:table-cell>
          <table:covered-table-cell/>
          <table:covered-table-cell/>
          <table:table-cell table:style-name="Dictionary.E69" table:number-columns-spanned="2" office:value-type="string">
            <text:p text:style-name="P8"><text:span text:style-name="T41">утворене способом основоскладання, похідне від слів:</text:span> <text:span text:style-name="T80">все</text:span> і <text:span text:style-name="T80">о</text:span><text:span text:style-name="T5"></text:span><text:span text:style-name="T80">чі</text:span></text:p>
          </table:table-cell>
          <table:covered-table-cell/>
          <table:table-cell table:style-name="Dictionary.G69" table:number-columns-spanned="3" office:value-type="string">
            <text:p text:style-name="P5"><text:span text:style-name="T18">Узорені, роздумані, прозорі - </text:span></text:p>
            <text:p text:style-name="P5"><text:span text:style-name="T18">вони – одне високе чудування - </text:span></text:p>
            <text:p text:style-name="P5"><text:span text:style-name="T18">недоторканна є оця зчужілість</text:span></text:p>
            <text:p text:style-name="P5"><text:span text:style-name="T18">і всепрозріння добрих </text:span><text:span text:style-name="T21">всеочей</text:span><text:span text:style-name="T18">. </text:span><text:soft-page-break/><text:span text:style-name="T35">(П‑2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0" table:number-columns-spanned="3" office:value-type="string">
            <text:p text:style-name="P12">Все <text:span text:style-name="T106">(див. 6)</text:span></text:p>
          </table:table-cell>
          <table:covered-table-cell/>
          <table:covered-table-cell/>
          <table:table-cell table:style-name="Dictionary.E70" table:number-columns-spanned="5" office:value-type="string">
            <text:h text:style-name="P54" text:outline-level="2"><text:span text:style-name="T74">О</text:span><text:span text:style-name="T54">ко (</text:span><text:span text:style-name="T74">о</text:span><text:span text:style-name="T54">чі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-а, </text:span><text:span text:style-name="T83">с.</text:span> <text:span text:style-name="T82">(</text:span><text:span text:style-name="T83">мн.</text:span> <text:span text:style-name="T82">очі, </text:span><text:span text:style-name="T83">рідко </text:span><text:span text:style-name="T82">вічі, очей – </text:span><text:span text:style-name="T83">перев.</text:span> <text:span text:style-name="T83">з прийм.</text:span> <text:span text:style-name="T82">у).</text:span></text:p>
            <text:p text:style-name="P1"><text:span text:style-name="T64">1) Орган зору у людини, всіх хребетних та деяких безхребетних тварин. || Те саме, що </text:span><text:a xlink:type="simple" xlink:href="http://www.lingvo.ua/uk/Translate/uk-uk/погляд"><text:span text:style-name="T72">погляд</text:span></text:a><text:span text:style-name="T64">.</text:span></text:p>
            <text:p text:style-name="P35">2) <text:span text:style-name="T83">розм.</text:span> Здатність бачити; зір. || <text:span text:style-name="T107">тільки </text:span><text:span text:style-name="T83">одн.</text:span> Особлива здатність бачення, властива людині завдяки певній професії, досвіду і т. ін.</text:p>
            <text:p text:style-name="P41"><text:span text:style-name="T53">3) </text:span><text:span text:style-name="T67">перен.</text:span><text:span text:style-name="T53">, </text:span><text:span text:style-name="T67">розм.</text:span><text:span text:style-name="T53"> Піклування, догляд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36</text:p>
          </table:table-cell>
          <table:table-cell table:style-name="Dictionary.B71" table:number-columns-spanned="3" office:value-type="string">
            <text:p text:style-name="P29">Всепам’яткий</text:p>
            <text:p text:style-name="P5"><text:span text:style-name="T17">-á, -é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71" table:number-columns-spanned="2" office:value-type="string">
            <text:p text:style-name="P8"><text:span text:style-name="T41">утворене способом основоскладання, похідне від слів:</text:span> <text:span text:style-name="T80">все</text:span> і <text:span text:style-name="T31">пам’яткий</text:span></text:p>
          </table:table-cell>
          <table:covered-table-cell/>
          <table:table-cell table:style-name="Dictionary.G71" table:number-columns-spanned="3" office:value-type="string">
            <text:p text:style-name="P5"><text:span text:style-name="T18">Володарю своєї смерті, доля - </text:span></text:p>
            <text:p text:style-name="P5"><text:span text:style-name="T21">всепам’ятка</text:span><text:span text:style-name="T18">, всечула, всевидюща - </text:span></text:p>
            <text:p text:style-name="P5"><text:span text:style-name="T18">нічого не забуде, не простить. </text:span><text:span text:style-name="T35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2" table:number-columns-spanned="3" office:value-type="string">
            <text:p text:style-name="P12">Все <text:span text:style-name="T106">(див. 6)</text:span></text:p>
          </table:table-cell>
          <table:covered-table-cell/>
          <table:covered-table-cell/>
          <table:table-cell table:style-name="Dictionary.E72" table:number-columns-spanned="5" office:value-type="string">
            <text:h text:style-name="P54" text:outline-level="2"><text:span text:style-name="T55">Пам’ятл</text:span><text:span text:style-name="T75">и</text:span><text:span text:style-name="T55">вий (пам’яткий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1) Який має добру пам'ять, здатний легко запам'ятовуват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37</text:p>
          </table:table-cell>
          <table:table-cell table:style-name="Dictionary.B73" table:number-columns-spanned="3" office:value-type="string">
            <text:p text:style-name="P29">ВсепекЕль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73" table:number-columns-spanned="2" office:value-type="string">
            <text:p text:style-name="P22"><text:span text:style-name="T46">утворене способом основоскладання, похідне від слів:</text:span><text:span text:style-name="T17"> </text:span><text:span text:style-name="T32">все</text:span><text:span text:style-name="T17"> і </text:span><text:span text:style-name="T32">пекéльний</text:span></text:p>
          </table:table-cell>
          <table:covered-table-cell/>
          <table:table-cell table:style-name="Dictionary.G73" table:number-columns-spanned="3" office:value-type="string">
            <text:p text:style-name="P5"><text:span text:style-name="T18">Сяє срібне серце землі</text:span></text:p>
            <text:p text:style-name="P5"><text:span text:style-name="T21">всепекельними </text:span><text:span text:style-name="T18">калюжами. </text:span><text:span text:style-name="T35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4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74" table:number-columns-spanned="4" office:value-type="string">
            <text:h text:style-name="P51" text:outline-level="2"><text:span text:style-name="T79">пек</text:span><text:span text:style-name="T100">е</text:span><text:span text:style-name="T79">льний</text:span></text:h>
            <text:p text:style-name="P2"><text:soft-page-break/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1"><text:span text:style-name="T64">1) Прикм. до </text:span><text:a xlink:type="simple" xlink:href="http://www.lingvo.ua/uk/Translate/uk-uk/пекло"><text:span text:style-name="T72">пекло</text:span></text:a><text:span text:style-name="T64"> 1). || Який уявно спостерігається в пеклі.</text:span></text:p>
            <text:p text:style-name="P35">2) <text:span text:style-name="T83">перен.</text:span> Важкий, жахливий, нестерпний; такий, як у пеклі. || Надзвичайний за ступенем прояву; дуже великий.</text:p>
            <text:p text:style-name="P41"><text:span text:style-name="T53">3) </text:span><text:span text:style-name="T67">перен.</text:span><text:span text:style-name="T53"> Злий, підступний. || </text:span><text:span text:style-name="T67">розм.</text:span><text:span text:style-name="T53"> Уживається як лайливе слов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38</text:p>
          </table:table-cell>
          <table:table-cell table:style-name="Dictionary.B75" table:number-columns-spanned="3" office:value-type="string">
            <text:p text:style-name="P29">ВсеперелЕт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75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pan text:style-name="T31">все</text:span><text:span text:style-name="T28"> і </text:span><text:span text:style-name="T31">перелі</text:span><text:span text:style-name="T5"></text:span><text:span text:style-name="T31">т</text:span></text:p>
          </table:table-cell>
          <table:covered-table-cell/>
          <table:table-cell table:style-name="Dictionary.G75" table:number-columns-spanned="3" office:value-type="string">
            <text:p text:style-name="P5"><text:span text:style-name="T18">Це божевілля пориву, ця рвань</text:span></text:p>
            <text:p text:style-name="P5"><text:span text:style-name="T21">всеперелетів</text:span><text:span text:style-name="T18"> – з пекла і до раю,</text:span></text:p>
            <text:p text:style-name="P5"><text:span text:style-name="T18">це надвисання в смерть… </text:span><text:span text:style-name="T35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6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76" table:number-columns-spanned="4" office:value-type="string">
            <text:h text:style-name="P51" text:outline-level="2"><text:span text:style-name="T79">перел</text:span><text:span text:style-name="T100">і</text:span><text:span text:style-name="T79">т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льоту, </text:span><text:span text:style-name="T83">ч.</text:span></text:p>
            <text:p text:style-name="P1"><text:span text:style-name="T64">1) Дія і стан за знач. </text:span><text:a xlink:type="simple" xlink:href="http://www.lingvo.ua/uk/Translate/uk-uk/перелетіти"><text:span text:style-name="T72">перелетіти</text:span></text:a><text:span text:style-name="T64"> 1), </text:span><text:a xlink:type="simple" xlink:href="http://www.lingvo.ua/uk/Translate/uk-uk/перелітати"><text:span text:style-name="T72">переліт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39</text:p>
          </table:table-cell>
          <table:table-cell table:style-name="Dictionary.B77" table:number-columns-spanned="3" office:value-type="string">
            <text:p text:style-name="P29">Всепереляк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77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pan text:style-name="T31">все</text:span><text:span text:style-name="T28"> і </text:span><text:span text:style-name="T31">переляк</text:span></text:p>
          </table:table-cell>
          <table:covered-table-cell/>
          <table:table-cell table:style-name="Dictionary.G77" table:number-columns-spanned="3" office:value-type="string">
            <text:p text:style-name="P5"><text:span text:style-name="T18">Куди сховатись,</text:span></text:p>
            <text:p text:style-name="P5"><text:span text:style-name="T18">аби втекти глухонімого болю</text:span></text:p>
            <text:p text:style-name="P5"><text:span text:style-name="T18">і таємничого </text:span><text:span text:style-name="T21">Всепереляку</text:span></text:p>
            <text:p text:style-name="P5"><text:span text:style-name="T18">і ницого рятунку Порожнеч? </text:span><text:span text:style-name="T35">(П‑1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8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78" table:number-columns-spanned="4" office:value-type="string">
            <text:h text:style-name="P51" text:outline-level="2"><text:span text:style-name="T79">перел</text:span><text:span text:style-name="T100">я</text:span><text:span text:style-name="T79">к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oft-page-break/><text:span text:style-name="T82">-у, </text:span><text:span text:style-name="T83">ч.</text:span></text:p>
            <text:p text:style-name="P35">Почуття страху, боязні. || Стан, викликаний таким почуттям; зовнішні ознаки такого почутт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40</text:p>
          </table:table-cell>
          <table:table-cell table:style-name="Dictionary.B79" table:number-columns-spanned="3" office:value-type="string">
            <text:p text:style-name="P29">Всепопéреду</text:p>
            <text:p text:style-name="P18">присл., інд.-авт.</text:p>
          </table:table-cell>
          <table:covered-table-cell/>
          <table:covered-table-cell/>
          <table:table-cell table:style-name="Dictionary.E79" table:number-columns-spanned="2" office:value-type="string">
            <text:p text:style-name="P5"><text:span text:style-name="T39">утворене способом зрощення, похідне від слів:</text:span><text:span text:style-name="T28"> </text:span><text:span text:style-name="T31">все</text:span><text:span text:style-name="T28"> і </text:span><text:span text:style-name="T31">попéреду</text:span></text:p>
          </table:table-cell>
          <table:covered-table-cell/>
          <table:table-cell table:style-name="Dictionary.G79" table:number-columns-spanned="3" office:value-type="string">
            <text:p text:style-name="P5"><text:span text:style-name="T18">Іду до вас – ви </text:span><text:span text:style-name="T21">всепопереду</text:span><text:span text:style-name="T18">,</text:span></text:p>
            <text:p text:style-name="P5"><text:span text:style-name="T18">за заримим обрієм моїм. </text:span><text:span text:style-name="T35">(П‑2, 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0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80" table:number-columns-spanned="4" office:value-type="string">
            <text:h text:style-name="P51" text:outline-level="2"><text:span text:style-name="T79">поп</text:span><text:span text:style-name="T100">е</text:span><text:span text:style-name="T79">реду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3">присл.</text:span></text:p>
            <text:p text:style-name="P35">1) Перед ким-, чим-небудь, на чолі когось, чогось; <text:span text:style-name="T83">прот.</text:span> позаду. || У передній частині чого-небудь. || У числі перших, передових, в авангарді.</text:p>
            <text:p text:style-name="P35">2) Раніше від кого-, чого-небудь; спершу. || За якийсь час до чого-небудь; заздалегідь, наперед. || У минулому, раніше.</text:p>
            <text:p text:style-name="P35">3) На деякій відстані перед ким-, чим-небудь. || На значній віддалі на шляху під час пересування.</text:p>
            <text:p text:style-name="P35">4) У майбутньому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41</text:p>
          </table:table-cell>
          <table:table-cell table:style-name="Dictionary.B81" table:number-columns-spanned="3" office:value-type="string">
            <text:p text:style-name="P29">Всепрозрíння</text:p>
            <text:p text:style-name="P18">ім., с., інд.-авт.</text:p>
          </table:table-cell>
          <table:covered-table-cell/>
          <table:covered-table-cell/>
          <table:table-cell table:style-name="Dictionary.E81" table:number-columns-spanned="2" office:value-type="string">
            <text:p text:style-name="P5"><text:span text:style-name="T39">утворене способом основоскладання, похідне від слів:</text:span><text:span text:style-name="T28"> </text:span><text:span text:style-name="T31">все</text:span><text:span text:style-name="T28"> </text:span><text:soft-page-break/><text:span text:style-name="T28">і </text:span><text:span text:style-name="T31">прозрíння</text:span></text:p>
          </table:table-cell>
          <table:covered-table-cell/>
          <table:table-cell table:style-name="Dictionary.G81" table:number-columns-spanned="3" office:value-type="string">
            <text:p text:style-name="P5"><text:span text:style-name="T18">На всерозхресті люті і жаху,</text:span></text:p>
            <text:p text:style-name="P5"><text:span text:style-name="T18">на </text:span><text:span text:style-name="T21">всепрозрінні</text:span><text:span text:style-name="T18"> смертного скрику</text:span></text:p>
            <text:p text:style-name="P5"><text:soft-page-break/><text:span text:style-name="T18">дай мені, Боже, чесного шляху,</text:span></text:p>
            <text:p text:style-name="P5"><text:span text:style-name="T18">дай мені, Боже, гордого лику! </text:span><text:span text:style-name="T35">(П‑1, 153);</text:span></text:p>
            <text:p text:style-name="P5"><text:span text:style-name="T18">Узорені, роздумані, прозорі - </text:span></text:p>
            <text:p text:style-name="P5"><text:span text:style-name="T18">вони – одне високе чудування - </text:span></text:p>
            <text:p text:style-name="P5"><text:span text:style-name="T18">недоторканна є оця зчужілість</text:span></text:p>
            <text:p text:style-name="P5"><text:span text:style-name="T18">і </text:span><text:span text:style-name="T21">всепрозріння</text:span><text:span text:style-name="T18"> добрих всеочей. </text:span><text:span text:style-name="T35">(П‑2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2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82" table:number-columns-spanned="4" office:value-type="string">
            <text:h text:style-name="P51" text:outline-level="2"><text:span text:style-name="T79">прозр</text:span><text:span text:style-name="T100">і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1) Дія і стан за знач. </text:span><text:a xlink:type="simple" xlink:href="http://www.lingvo.ua/uk/Translate/uk-uk/прозріти"><text:span text:style-name="T72">прозріти</text:span></text:a><text:span text:style-name="T6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42</text:p>
          </table:table-cell>
          <table:table-cell table:style-name="Dictionary.B83" table:number-columns-spanned="3" office:value-type="string">
            <text:p text:style-name="P29">Всепрощáль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83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все</text:span><text:span text:style-name="T28"> і </text:span><text:span text:style-name="T31">прощáльний</text:span></text:p>
          </table:table-cell>
          <table:covered-table-cell/>
          <table:table-cell table:style-name="Dictionary.G83" table:number-columns-spanned="3" office:value-type="string">
            <text:p text:style-name="P5"><text:span text:style-name="T18">Земля – хитлива і плавка – вседорога і </text:span><text:span text:style-name="T21">всепрощальна</text:span><text:span text:style-name="T18"> - </text:span></text:p>
            <text:p text:style-name="P5"><text:span text:style-name="T18">здоліла стати, щоб благальна помічена була рука. </text:span><text:span text:style-name="T35">(П‑2, 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4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84" table:number-columns-spanned="4" office:value-type="string">
            <text:h text:style-name="P51" text:outline-level="2"><text:span text:style-name="T79">прощ</text:span><text:span text:style-name="T100">а</text:span><text:span text:style-name="T79">ль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1) 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44"><text:span text:style-name="T52">2) </text:span><text:span text:style-name="T66">перен.</text:span><text:span text:style-name="T52"> Останні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43</text:p>
          </table:table-cell>
          <table:table-cell table:style-name="Dictionary.B85" table:number-columns-spanned="3" office:value-type="string">
            <text:p text:style-name="P29">Всепрощáння</text:p>
            <text:p text:style-name="P5"><text:soft-page-break/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85" table:number-columns-spanned="2" office:value-type="string">
            <text:p text:style-name="P5"><text:span text:style-name="T41">утворене способом </text:span><text:soft-page-break/><text:span text:style-name="T41">основословоскладання, похідне від слів:</text:span><text:span text:style-name="T28"> </text:span><text:span text:style-name="T31">все</text:span><text:span text:style-name="T28"> і </text:span><text:span text:style-name="T31">прощáння</text:span></text:p>
          </table:table-cell>
          <table:covered-table-cell/>
          <table:table-cell table:style-name="Dictionary.G85" table:number-columns-spanned="3" office:value-type="string">
            <text:p text:style-name="P5"><text:span text:style-name="T18">Що мав – привиділось, </text:span><text:soft-page-break/><text:span text:style-name="T18">причулося,</text:span></text:p>
            <text:p text:style-name="P5"><text:span text:style-name="T18">на всенезустріч, </text:span><text:span text:style-name="T21">всепрощання</text:span><text:span text:style-name="T18">. </text:span><text:span text:style-name="T35">(П‑1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6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86" table:number-columns-spanned="4" office:value-type="string">
            <text:h text:style-name="P51" text:outline-level="2"><text:span text:style-name="T79">прощ</text:span><text:span text:style-name="T100">а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1) Дія за знач. </text:span><text:a xlink:type="simple" xlink:href="http://www.lingvo.ua/uk/Translate/uk-uk/прощатися"><text:span text:style-name="T72">прощатися</text:span></text:a><text:span text:style-name="T64"> 1). || Слова, які вимовляються перед розлукою, розставанням. </text:span><text:span text:style-name="T65">Час прощання</text:span><text:span text:style-name="T64">.</text:span></text:p>
            <text:p text:style-name="P41"><text:span text:style-name="T53">2) </text:span><text:span text:style-name="T67">перен.</text:span><text:span text:style-name="T53"> Розставання з чим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44</text:p>
          </table:table-cell>
          <table:table-cell table:style-name="Dictionary.B87" table:number-columns-spanned="3" office:value-type="string">
            <text:p text:style-name="P29">Всерозлука</text:p>
            <text:p text:style-name="P5"><text:span text:style-name="T17">-и, </text:span><text:span text:style-name="T18">ім., ж., інд.-авт.</text:span></text:p>
          </table:table-cell>
          <table:covered-table-cell/>
          <table:covered-table-cell/>
          <table:table-cell table:style-name="Dictionary.E87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pan text:style-name="T31">все</text:span><text:span text:style-name="T28"> і </text:span><text:span text:style-name="T31">розлука</text:span></text:p>
          </table:table-cell>
          <table:covered-table-cell/>
          <table:table-cell table:style-name="Dictionary.G87" table:number-columns-spanned="3" office:value-type="string">
            <text:p text:style-name="P5"><text:span text:style-name="T18">Сягни рукою – і не досягнеш</text:span></text:p>
            <text:p text:style-name="P5"><text:span text:style-name="T18">ні краю </text:span><text:span text:style-name="T21">всерозлук</text:span><text:span text:style-name="T18">, ні муки краю. </text:span><text:span text:style-name="T35">(П‑1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8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88" table:number-columns-spanned="4" office:value-type="string">
            <text:h text:style-name="P51" text:outline-level="2"><text:span text:style-name="T79">розл</text:span><text:span text:style-name="T100">у</text:span><text:span text:style-name="T79">к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Розставання, прощання з ким-, чим-небудь близьким, дорогим.</text:p>
            <text:p text:style-name="P35">2) Тимчасове перебування далеко від кого-, чого-небудь близького, дорогого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45</text:p>
          </table:table-cell>
          <table:table-cell table:style-name="Dictionary.B89" table:number-columns-spanned="3" office:value-type="string">
            <text:p text:style-name="P29">Всерозхрéст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89" table:number-columns-spanned="2" office:value-type="string">
            <text:p text:style-name="P5"><text:span text:style-name="T118">утворене способом основоскладання, префіксальним і нульсуфіксальним, </text:span><text:soft-page-break/><text:span text:style-name="T118">похідне від слів:</text:span><text:span text:style-name="T28"> </text:span><text:span text:style-name="T31">все</text:span><text:span text:style-name="T28"> і </text:span><text:span text:style-name="T31">хрест</text:span></text:p>
          </table:table-cell>
          <table:covered-table-cell/>
          <table:table-cell table:style-name="Dictionary.G89" table:number-columns-spanned="3" office:value-type="string">
            <text:p text:style-name="P5"><text:span text:style-name="T18">На </text:span><text:span text:style-name="T21">всерозхресті</text:span><text:span text:style-name="T18"> люті і жаху,</text:span></text:p>
            <text:p text:style-name="P5"><text:span text:style-name="T18">на всепрозрінні смертного скрику</text:span></text:p>
            <text:p text:style-name="P5"><text:span text:style-name="T18">дай мені, Боже, чесного шляху,</text:span></text:p>
            <text:p text:style-name="P5"><text:soft-page-break/><text:span text:style-name="T18">дай мені, Боже, гордого лику! </text:span><text:span text:style-name="T35">(П‑1, 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90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90" table:number-columns-spanned="4" office:value-type="string">
            <text:h text:style-name="P49" text:outline-level="2">хрест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ч.</text:span></text:p>
            <text:p text:style-name="P35">1) 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41"><text:span text:style-name="T53">5) </text:span><text:span text:style-name="T67">перен.</text:span><text:span text:style-name="T53"> Страждання, випробування, що випали на чиюсь долю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46</text:p>
          </table:table-cell>
          <table:table-cell table:style-name="Dictionary.B91" table:number-columns-spanned="3" office:value-type="string">
            <text:p text:style-name="P29">Всесáдно</text:p>
            <text:p text:style-name="P18">присл., інд.-авт.</text:p>
          </table:table-cell>
          <table:covered-table-cell/>
          <table:covered-table-cell/>
          <table:table-cell table:style-name="Dictionary.E91" table:number-columns-spanned="2" office:value-type="string">
            <text:p text:style-name="P5"><text:span text:style-name="T39">утворене суфіксальним способом, похідне від слова</text:span><text:span text:style-name="T28"> </text:span><text:span text:style-name="T31">всесáдний</text:span></text:p>
          </table:table-cell>
          <table:covered-table-cell/>
          <table:table-cell table:style-name="Dictionary.G91" table:number-columns-spanned="3" office:value-type="string">
            <text:p text:style-name="P5"><text:span text:style-name="T18">Меркавий</text:span><text:span text:style-name="T21"> </text:span><text:span text:style-name="T18">місяць був посів</text:span></text:p>
            <text:p text:style-name="P5"><text:span text:style-name="T18">на всю околицю, </text:span><text:span text:style-name="T21">всесадно</text:span></text:p>
            <text:p text:style-name="P5"><text:span text:style-name="T18">пишаючись і правив владно,</text:span></text:p>
            <text:p text:style-name="P5"><text:span text:style-name="T18">нічний мій сором чемно крив. </text:span><text:span text:style-name="T35">(П‑2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2" table:number-columns-spanned="8" office:value-type="string">
            <text:p text:style-name="P5"><text:span text:style-name="T31">Всесáдний </text:span><text:span text:style-name="T48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47</text:p>
          </table:table-cell>
          <table:table-cell table:style-name="Dictionary.B93" table:number-columns-spanned="3" office:value-type="string">
            <text:p text:style-name="P29">Всеспáле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93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все</text:span><text:span text:style-name="T28"> і </text:span><text:span text:style-name="T31">спáлення</text:span></text:p>
          </table:table-cell>
          <table:covered-table-cell/>
          <table:table-cell table:style-name="Dictionary.G93" table:number-columns-spanned="3" office:value-type="string">
            <text:p text:style-name="P5"><text:span text:style-name="T21">Всеспалення</text:span><text:span text:style-name="T18"> Твоє автодафе - </text:span></text:p>
            <text:p text:style-name="P5"><text:span text:style-name="T18">перепочинок перед різнім святом,</text:span></text:p>
            <text:p text:style-name="P5"><text:span text:style-name="T18">як ворогу назвешся рідним братом</text:span></text:p>
            <text:p text:style-name="P5"><text:span text:style-name="T18">і смерк розсуне лірою Орфей. </text:span><text:soft-page-break/><text:span text:style-name="T35">(П‑1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4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94" table:number-columns-spanned="4" office:value-type="string">
            <text:h text:style-name="P51" text:outline-level="2"><text:span text:style-name="T79">сп</text:span><text:span text:style-name="T100">а</text:span><text:span text:style-name="T79">ле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Дія за знач. </text:span><text:a xlink:type="simple" xlink:href="http://www.lingvo.ua/uk/Translate/uk-uk/спалити"><text:span text:style-name="T72">спалити</text:span></text:a><text:span text:style-name="T6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48</text:p>
          </table:table-cell>
          <table:table-cell table:style-name="Dictionary.B95" table:number-columns-spanned="3" office:value-type="string">
            <text:p text:style-name="P29">Всеспогáдувати</text:p>
            <text:p text:style-name="P5"><text:span text:style-name="T17">-ую, -єш, дієсл., </text:span><text:span text:style-name="T18">недок., перех., інд.-авт.</text:span></text:p>
          </table:table-cell>
          <table:covered-table-cell/>
          <table:covered-table-cell/>
          <table:table-cell table:style-name="Dictionary.E95" table:number-columns-spanned="2" office:value-type="string">
            <text:p text:style-name="P22"><text:span text:style-name="T46">утворене способом основоскладання, похідне від слів:</text:span><text:span text:style-name="T17"> </text:span><text:span text:style-name="T32">все</text:span><text:span text:style-name="T17"> і </text:span><text:span text:style-name="T32">спогáдувати</text:span></text:p>
          </table:table-cell>
          <table:covered-table-cell/>
          <table:table-cell table:style-name="Dictionary.G95" table:number-columns-spanned="3" office:value-type="string">
            <text:p text:style-name="P5"><text:span text:style-name="T18">Як лев, що причаївся в хащах обрію,</text:span></text:p>
            <text:p text:style-name="P5"><text:span text:style-name="T18">заки й зблудив, отак і я валандаюсь,</text:span></text:p>
            <text:p text:style-name="P5"><text:span text:style-name="T18">від тебе відмежований навіки,</text:span></text:p>
            <text:p text:style-name="P5"><text:span text:style-name="T18">і </text:span><text:span text:style-name="T21">всеспогадую</text:span><text:span text:style-name="T18"> – немов живу. </text:span><text:span text:style-name="T35">(П‑1, 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6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96" table:number-columns-spanned="4" office:value-type="string">
            <text:h text:style-name="P51" text:outline-level="2"><text:span text:style-name="T79">спог</text:span><text:span text:style-name="T100">а</text:span><text:span text:style-name="T79">дува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ю, -уєш, </text:span><text:span text:style-name="T83">недок.</text:span><text:span text:style-name="T82">, спогадати, -аю, -аєш, </text:span><text:span text:style-name="T83">док.</text:span><text:span text:style-name="T82">, </text:span><text:span text:style-name="T83">перех.</text:span><text:span text:style-name="T82">, </text:span><text:span text:style-name="T83">також із спол.</text:span><text:span text:style-name="T82">що, як, </text:span><text:span text:style-name="T82">коли, </text:span><text:span text:style-name="T83">неперех.</text:span><text:span text:style-name="T82">, </text:span><text:span text:style-name="T83">про кого </text:span><text:span text:style-name="T82">– </text:span><text:span text:style-name="T83">що</text:span><text:span text:style-name="T82">, </text:span><text:span text:style-name="T83">розм.</text:span> <text:span text:style-name="T83">за кого </text:span><text:span text:style-name="T82">– </text:span><text:span text:style-name="T83">що</text:span><text:span text:style-name="T82">, </text:span><text:span text:style-name="T83">розм.</text:span></text:p>
            <text:p text:style-name="P1"><text:span text:style-name="T64">1) Те саме, що </text:span><text:a xlink:type="simple" xlink:href="http://www.lingvo.ua/uk/Translate/uk-uk/згадувати"><text:span text:style-name="T72">згадувати</text:span></text:a><text:span text:style-name="T64">. </text:span><text:span text:style-name="T65">Спогадувати добрим словом</text:span><text:span text:style-name="T64">.</text:span></text:p>
            <text:p text:style-name="P35">2) Думати, уявляти щ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49</text:p>
          </table:table-cell>
          <table:table-cell table:style-name="Dictionary.B97" table:number-columns-spanned="3" office:value-type="string">
            <text:p text:style-name="P29">Всетривóга</text:p>
            <text:p text:style-name="P5"><text:span text:style-name="T17">-и, </text:span><text:span text:style-name="T18">ім., ж., інд.-авт.</text:span></text:p>
          </table:table-cell>
          <table:covered-table-cell/>
          <table:covered-table-cell/>
          <table:table-cell table:style-name="Dictionary.E97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pan text:style-name="T31">все</text:span><text:span text:style-name="T28"> і </text:span><text:span text:style-name="T31">тривóга</text:span></text:p>
          </table:table-cell>
          <table:covered-table-cell/>
          <table:table-cell table:style-name="Dictionary.G97" table:number-columns-spanned="3" office:value-type="string">
            <text:p text:style-name="P5"><text:span text:style-name="T18">Надимляється дорога</text:span></text:p>
            <text:p text:style-name="P5"><text:span text:style-name="T18">від диявола до Бога,</text:span></text:p>
            <text:p text:style-name="P5"><text:span text:style-name="T18">вслід ступає </text:span><text:span text:style-name="T21">всетривога</text:span><text:span text:style-name="T18">,</text:span></text:p>
            <text:p text:style-name="P5"><text:span text:style-name="T18">і спинилась біла смерть. </text:span><text:soft-page-break/><text:span text:style-name="T35">(П‑2, 127);</text:span></text:p>
            <text:p text:style-name="P5"><text:span text:style-name="T18">О ця займанщина душі!</text:span></text:p>
            <text:p text:style-name="P5"><text:span text:style-name="T18">Спіши – з дороги і в дорогу.</text:span></text:p>
            <text:p text:style-name="P5"><text:span text:style-name="T18">Годуй голодну </text:span><text:span text:style-name="T21">всетривогу</text:span></text:p>
            <text:p text:style-name="P5"><text:span text:style-name="T18">і спогаду не воруши. </text:span><text:span text:style-name="T35">(П‑2, 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8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98" table:number-columns-spanned="4" office:value-type="string">
            <text:h text:style-name="P51" text:outline-level="2"><text:span text:style-name="T79">трив</text:span><text:span text:style-name="T100">о</text:span><text:span text:style-name="T79">г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Неспокій, збентеження, викликані якимсь побоюванням, страхом перед чимось, передчуттям неприємного, небезпечного. || <text:span text:style-name="T83">перев.</text:span> <text:span text:style-name="T83">мн.</text:span>Хвилювання, переживання, що порушують душевний спокій.</text:p>
            <text:p text:style-name="P35">2) Метушня, шарпанина, переполох.</text:p>
            <text:p text:style-name="P44"><text:span text:style-name="T52">3) Стан, що вимагає активних дій; загроза, небезпека. || Умовний сигнал, що сповіщає про небезпеку, загрозу або про битву, бій. </text:span><text:span text:style-name="T62">Бойова тривога</text:span><text:span text:style-name="T5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50</text:p>
          </table:table-cell>
          <table:table-cell table:style-name="Dictionary.B99" table:number-columns-spanned="3" office:value-type="string">
            <text:p text:style-name="P29">Всецáрствіє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99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pan text:style-name="T31">все</text:span><text:span text:style-name="T28"> і </text:span><text:span text:style-name="T31">цáрствіє</text:span></text:p>
          </table:table-cell>
          <table:covered-table-cell/>
          <table:table-cell table:style-name="Dictionary.G99" table:number-columns-spanned="3" office:value-type="string">
            <text:p text:style-name="P5"><text:span text:style-name="T18">Оце й бо він, твій люд. Оце й бо він, твій край.</text:span></text:p>
            <text:p text:style-name="P5"><text:span text:style-name="T21">Всецарствіє</text:span><text:span text:style-name="T18"> паскуд в сто горл реве: тримай. </text:span><text:span text:style-name="T35">(П‑2, 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0" table:number-columns-spanned="3" office:value-type="string">
            <text:p text:style-name="P12">Все <text:span text:style-name="T106">(див. 6)</text:span></text:p>
          </table:table-cell>
          <table:covered-table-cell/>
          <table:covered-table-cell/>
          <table:table-cell table:style-name="Dictionary.E100" table:number-columns-spanned="5" office:value-type="string">
            <text:h text:style-name="P56" text:outline-level="2"><text:span text:style-name="T55">Ц</text:span><text:span text:style-name="T75">а</text:span><text:span text:style-name="T55">рство (ц</text:span><text:span text:style-name="T75">а</text:span><text:span text:style-name="T55">рствіє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с.</text:span></text:p>
            <text:p text:style-name="P35"><text:soft-page-break/>1) Держава, якою править цар (у 1 <text:span text:style-name="T83">знач.</text:span>).</text:p>
            <text:p text:style-name="P44"><text:span text:style-name="T52">2) </text:span><text:span text:style-name="T62">рідко</text:span><text:span text:style-name="T52">. Правління царя (у 1 </text:span><text:span text:style-name="T66">знач.</text:span><text:span text:style-name="T52">); царювання. || </text:span><text:span text:style-name="T66">перен.</text:span><text:span text:style-name="T52"> Сфера, ділянка, в якій хто-небудь почуває себе повновладним господарем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51</text:p>
          </table:table-cell>
          <table:table-cell table:style-name="Dictionary.B101" table:number-columns-spanned="3" office:value-type="string">
            <text:p text:style-name="P29">Всечекá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101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pan text:style-name="T31">все</text:span><text:span text:style-name="T28"> і </text:span><text:span text:style-name="T31">чекáння</text:span></text:p>
          </table:table-cell>
          <table:covered-table-cell/>
          <table:table-cell table:style-name="Dictionary.G101" table:number-columns-spanned="3" office:value-type="string">
            <text:p text:style-name="P5"><text:span text:style-name="T18">Це все юрма. І ніч. І брат мій спить.</text:span></text:p>
            <text:p text:style-name="P5"><text:span text:style-name="T18">Росте під стелю </text:span><text:span text:style-name="T21">всечекання</text:span><text:span text:style-name="T18">. </text:span><text:span text:style-name="T35">(П‑1, 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2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102" table:number-columns-spanned="4" office:value-type="string">
            <text:h text:style-name="P51" text:outline-level="2"><text:span text:style-name="T79">чек</text:span><text:span text:style-name="T100">а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Стан за знач. </text:span><text:a xlink:type="simple" xlink:href="http://www.lingvo.ua/uk/Translate/uk-uk/чекати"><text:span text:style-name="T72">чекати</text:span></text:a><text:span text:style-name="T6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52</text:p>
          </table:table-cell>
          <table:table-cell table:style-name="Dictionary.B103" table:number-columns-spanned="3" office:value-type="string">
            <text:p text:style-name="P29">Всечулий</text:p>
            <text:p text:style-name="P5"><text:span text:style-name="T17">-а, -е, </text:span><text:span text:style-name="T19">дієпр., </text:span><text:span text:style-name="T18">інд.-авт.</text:span></text:p>
          </table:table-cell>
          <table:covered-table-cell/>
          <table:covered-table-cell/>
          <table:table-cell table:style-name="Dictionary.E103" table:number-columns-spanned="2" office:value-type="string">
            <text:p text:style-name="P5"><text:span text:style-name="T41">утворене складносуфіксальним способом, похідне від слів:</text:span><text:span text:style-name="T28"> </text:span><text:span text:style-name="T31">все</text:span><text:span text:style-name="T28"> і </text:span><text:span text:style-name="T31">чýти</text:span></text:p>
          </table:table-cell>
          <table:covered-table-cell/>
          <table:table-cell table:style-name="Dictionary.G103" table:number-columns-spanned="3" office:value-type="string">
            <text:p text:style-name="P5"><text:span text:style-name="T18">Володарю своєї смерті, доля - </text:span></text:p>
            <text:p text:style-name="P5"><text:span text:style-name="T18">всепам’ятка, </text:span><text:span text:style-name="T21">всечула</text:span><text:span text:style-name="T18">, всевидюща - </text:span></text:p>
            <text:p text:style-name="P5"><text:span text:style-name="T18">нічого не забуде, не простить. </text:span><text:span text:style-name="T35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4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104" table:number-columns-spanned="4" office:value-type="string">
            <text:h text:style-name="P51" text:outline-level="2"><text:span text:style-name="T79">ч</text:span><text:span text:style-name="T100">у</text:span><text:span text:style-name="T79">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47"><text:span text:style-name="T82">чую, чуєш, </text:span><text:span text:style-name="T83">недок.</text:span></text:p>
            <text:p text:style-name="P47">1) <text:span text:style-name="T83">перех.</text:span> Сприймати за допомогою органів слуху які-небудь звуки. ||<text:span text:style-name="T83">у знач.</text:span> <text:span text:style-name="T83">вставн. сл.</text:span> Чується.</text:p>
            <text:p text:style-name="P47">2) <text:span text:style-name="T83">неперех.</text:span> Мати слух.</text:p>
            <text:p text:style-name="P48"><text:span text:style-name="T53">3) </text:span><text:span text:style-name="T67">перех.</text:span><text:span text:style-name="T53"> Мати які-небудь дані, відомості про кого-, що-небудь, знати </text:span><text:soft-page-break/><text:span text:style-name="T53">про кого-небудь із розмов, чуток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53</text:p>
          </table:table-cell>
          <table:table-cell table:style-name="Dictionary.B105" table:number-columns-spanned="3" office:value-type="string">
            <text:p text:style-name="P29">Всещéдр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105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все</text:span><text:span text:style-name="T28"> і </text:span><text:span text:style-name="T31">щéдрий</text:span></text:p>
          </table:table-cell>
          <table:covered-table-cell/>
          <table:table-cell table:style-name="Dictionary.G105" table:number-columns-spanned="3" office:value-type="string">
            <text:p text:style-name="P5"><text:span text:style-name="T18">Тож – в неба провалля в бездоння, бездолий</text:span></text:p>
            <text:p text:style-name="P5"><text:span text:style-name="T18">нагірний, невірний, западистий рай,</text:span></text:p>
            <text:p text:style-name="P5"><text:span text:style-name="T18">всебідий, всегнівний, </text:span><text:span text:style-name="T21">всещедрий</text:span><text:span text:style-name="T18">, всекволий.</text:span></text:p>
            <text:p text:style-name="P5"><text:span text:style-name="T18">А що під крилом твоїм? Кара – карай. </text:span><text:span text:style-name="T3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6" table:number-columns-spanned="4" office:value-type="string">
            <text:p text:style-name="P12">Все <text:span text:style-name="T106">(див. 6)</text:span></text:p>
          </table:table-cell>
          <table:covered-table-cell/>
          <table:covered-table-cell/>
          <table:covered-table-cell/>
          <table:table-cell table:style-name="Dictionary.F106" table:number-columns-spanned="4" office:value-type="string">
            <text:h text:style-name="P51" text:outline-level="2"><text:span text:style-name="T79">щ</text:span><text:span text:style-name="T100">е</text:span><text:span text:style-name="T79">др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41"><text:span text:style-name="T53">1) Який охоче ділиться своїм майном, </text:span><text:span text:style-name="T53">коштами і т. ін., не шкодує витрачати що-небудь. || </text:span><text:span text:style-name="T67">у знач.</text:span><text:span text:style-name="T53"> </text:span><text:span text:style-name="T67">ім.</text:span><text:span text:style-name="T53"> щ</text:span><text:span text:style-name="T73">е</text:span><text:span text:style-name="T53">дрий, -рого, </text:span><text:span text:style-name="T67">ч.</text:span><text:span text:style-name="T53"> Той, хто не шкодує витрачати що-небудь. || </text:span><text:span text:style-name="T67">перен.</text:span><text:span text:style-name="T53">, </text:span><text:span text:style-name="T63">на що</text:span><text:span text:style-name="T53">, </text:span><text:span text:style-name="T63">в чому</text:span><text:span text:style-name="T53">. Який легко, охоче роздає щось, наділяє чим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54</text:p>
          </table:table-cell>
          <table:table-cell table:style-name="Dictionary.B107" table:number-columns-spanned="3" office:value-type="string">
            <text:p text:style-name="P29">Втéки</text:p>
            <text:p text:style-name="P18">ім., мн., інд.-авт.</text:p>
          </table:table-cell>
          <table:covered-table-cell/>
          <table:covered-table-cell/>
          <table:table-cell table:style-name="Dictionary.E107" table:number-columns-spanned="2" office:value-type="string">
            <text:p text:style-name="P5"><text:span text:style-name="T39">утворене флективним способом, похідне від слова</text:span><text:span text:style-name="T17"> </text:span><text:span text:style-name="T32">втéча</text:span></text:p>
          </table:table-cell>
          <table:covered-table-cell/>
          <table:table-cell table:style-name="Dictionary.G107" table:number-columns-spanned="3" office:value-type="string">
            <text:p text:style-name="P5"><text:span text:style-name="T18">Коли докучили ці </text:span><text:span text:style-name="T21">втеки</text:span><text:span text:style-name="T18"> - </text:span></text:p>
            <text:p text:style-name="P5"><text:span text:style-name="T18">в лет, до вогненної пащеки.</text:span></text:p>
            <text:p text:style-name="P5"><text:span text:style-name="T18">Як він ощирився, стозмій! </text:span><text:span text:style-name="T35">(П‑1, 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8" table:number-columns-spanned="8" office:value-type="string">
            <text:h text:style-name="P51" text:outline-level="2"><text:span text:style-name="T79">ут</text:span><text:span text:style-name="T100">е</text:span><text:span text:style-name="T79">ч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(втеча), -і, </text:span><text:span text:style-name="T83">ж.</text:span></text:p>
            <text:p text:style-name="P35"><text:soft-page-break/>1) Швидкий відхід, біг, від'їзд і т. ін. з метою уникнення небезпеки, неприємного становища тощо.</text:p>
            <text:p text:style-name="P35">2) Таємний самовільний відхід, від'їзд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55</text:p>
          </table:table-cell>
          <table:table-cell table:style-name="Dictionary.B109" table:number-columns-spanned="3" office:value-type="string">
            <text:p text:style-name="P29">Гетьмáнитися</text:p>
            <text:p text:style-name="P17">-нюся, -нишся, дієсл., недок., перех., інд.-авт.</text:p>
          </table:table-cell>
          <table:covered-table-cell/>
          <table:covered-table-cell/>
          <table:table-cell table:style-name="Dictionary.E109" table:number-columns-spanned="2" office:value-type="string">
            <text:p text:style-name="P8"><text:span text:style-name="T41">утворене суфіксально-постфіксальним способом, похідне від слова</text:span> <text:span text:style-name="T80">ге</text:span><text:span text:style-name="T6"></text:span><text:span text:style-name="T80">тьман</text:span></text:p>
          </table:table-cell>
          <table:covered-table-cell/>
          <table:table-cell table:style-name="Dictionary.G109" table:number-columns-spanned="3" office:value-type="string">
            <text:p text:style-name="P5"><text:span text:style-name="T18">…той віщий пагорб, на котрому горді</text:span></text:p>
            <text:p text:style-name="P5"><text:span text:style-name="T21">гетьманяться</text:span><text:span text:style-name="T18"> дуби – наснився з ночі,</text:span></text:p>
            <text:p text:style-name="P5"><text:span text:style-name="T18">аби розлуку близити мою. </text:span><text:span text:style-name="T35">(П‑2, 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0" table:number-columns-spanned="8" office:value-type="string">
            <text:h text:style-name="P51" text:outline-level="2"><text:span text:style-name="T79">г</text:span><text:span text:style-name="T100">е</text:span><text:span text:style-name="T79">тьман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40">поет.</text:p>
            <text:p text:style-name="P42"><text:span text:style-name="T53">гетьм</text:span><text:span text:style-name="T73">а</text:span><text:span text:style-name="T53">н, -а, </text:span><text:span text:style-name="T67">ч.</text:span><text:span text:style-name="T53"> У 16 ст. – виборний ватажок козацького війська Запорізької Січі, від 17 ст. до 1764 р. – начальник козацького війська та верховний правитель Україн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56</text:p>
          </table:table-cell>
          <table:table-cell table:style-name="Dictionary.B111" table:number-columns-spanned="3" office:value-type="string">
            <text:p text:style-name="P23"><text:span text:style-name="T17">ГЛИ</text:span><text:span text:style-name="T2"></text:span><text:span text:style-name="T17">Б-СИ</text:span><text:span text:style-name="T2"></text:span><text:span text:style-name="T17">НЬ-СЕ</text:span><text:span text:style-name="T2"></text:span><text:span text:style-name="T17">РЦЕ</text:span></text:p>
            <text:p text:style-name="P5">-я, <text:span text:style-name="T108">ім., с. інд.-авт.</text:span></text:p>
          </table:table-cell>
          <table:covered-table-cell/>
          <table:covered-table-cell/>
          <table:table-cell table:style-name="Dictionary.E111" table:number-columns-spanned="2" office:value-type="string">
            <text:p text:style-name="P8"><text:span text:style-name="T125">утворене способом словоскладання, похідне від слів:</text:span> <text:span text:style-name="T80">глиб</text:span>, <text:span text:style-name="T80">синь</text:span> і <text:span text:style-name="T80">се</text:span><text:span text:style-name="T7"></text:span><text:span text:style-name="T80">рце</text:span></text:p>
          </table:table-cell>
          <table:covered-table-cell/>
          <table:table-cell table:style-name="Dictionary.G111" table:number-columns-spanned="3" office:value-type="string">
            <text:p text:style-name="P5"><text:span text:style-name="T25">Золотокінва</text:span><text:span text:style-name="T18"> – пади-но,</text:span></text:p>
            <text:p text:style-name="P5"><text:span text:style-name="T18">спади з лиця в </text:span><text:span text:style-name="T22">глиб-синь-серця</text:span><text:span text:style-name="T18">. </text:span><text:span text:style-name="T35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2" table:number-columns-spanned="3" office:value-type="string">
            <text:h text:style-name="P51" text:outline-level="2"><text:span text:style-name="T79">Глибин</text:span><text:span text:style-name="T100">а (</text:span><text:span text:style-name="T79">глиб</text:span><text:span text:style-name="T100">)</text:span></text:h>
            <text:p text:style-name="P3"><text:a xlink:type="simple" xlink:href="http://www.lingvo.ua/uk/LingvoDictionaries/Details?dictionary=Explanatory%20(Uk-Uk)"><text:span text:style-name="T71">Explanatory (Uk-Uk)</text:span></text:a></text:p>
            <text:p text:style-name="P37"><text:span text:style-name="T82">-и, </text:span><text:span text:style-name="T83">ж.</text:span></text:p>
            <text:p text:style-name="P37">1) Відстань зверху вниз від поверхні, краю чого-небудь.</text:p>
            <text:p text:style-name="P43"><text:soft-page-break/><text:span text:style-name="T53">5) </text:span><text:span text:style-name="T63">тільки </text:span><text:span text:style-name="T67">одн.</text:span><text:span text:style-name="T53">, </text:span><text:span text:style-name="T67">перен.</text:span><text:span text:style-name="T53"> Про значущість, змістовність чого-</text:span><text:span text:style-name="T53">небудь.</text:span></text:p>
          </table:table-cell>
          <table:covered-table-cell/>
          <table:covered-table-cell/>
          <table:table-cell table:style-name="Dictionary.E112" table:number-columns-spanned="3" office:value-type="string">
            <text:h text:style-name="P51" text:outline-level="2"><text:span text:style-name="T79">С</text:span><text:span text:style-name="T100">и</text:span><text:span text:style-name="T79">нява (</text:span><text:span text:style-name="T79">синь</text:span><text:span text:style-name="T79">)</text:span></text:h>
            <text:p text:style-name="P3"><text:a xlink:type="simple" xlink:href="http://www.lingvo.ua/uk/LingvoDictionaries/Details?dictionary=Explanatory%20(Uk-Uk)"><text:span text:style-name="T71">Explanatory (Uk-Uk)</text:span></text:a></text:p>
            <text:p text:style-name="P37"><text:span text:style-name="T82">-и, </text:span><text:span text:style-name="T83">ж.</text:span></text:p>
            <text:p text:style-name="P37">1) Синій колір чого-небудь. || Ясне синє небо. || Серпанок. || <text:span text:style-name="T83">поет.</text:span>Сутінки.</text:p>
            <text:p text:style-name="P37"><text:soft-page-break/>2) Синій простір, синя поверхня (про небо, море).</text:p>
          </table:table-cell>
          <table:covered-table-cell/>
          <table:covered-table-cell/>
          <table:table-cell table:style-name="Dictionary.H112" table:number-columns-spanned="2" office:value-type="string">
            <text:h text:style-name="P51" text:outline-level="2"><text:span text:style-name="T79">с</text:span><text:span text:style-name="T100">е</text:span><text:span text:style-name="T79">рце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35">2) Цей орган людини як символ зосередження почуттів, настроїв, переживань і т. ін. || <text:soft-page-break/>Здатність почувати й розуміти інших; чуйність, сердечність. || Цей орган людини як символ любовних почуттів, любовної прив'язаності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6">57</text:p>
          </table:table-cell>
          <table:table-cell table:style-name="Dictionary.B113" table:number-columns-spanned="3" office:value-type="string">
            <text:p text:style-name="P29">Горлозгук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113" table:number-columns-spanned="2" office:value-type="string">
            <text:p text:style-name="P5"><text:span text:style-name="T41">утворене складнофлективним способом, похідне від слів:</text:span><text:span text:style-name="T28"> </text:span><text:span text:style-name="T31">гóрло </text:span><text:span text:style-name="T28">і </text:span><text:span text:style-name="T31">згýкий (</text:span><text:span text:style-name="T28">від </text:span><text:span text:style-name="T31">звук)</text:span></text:p>
          </table:table-cell>
          <table:covered-table-cell/>
          <table:table-cell table:style-name="Dictionary.G113" table:number-columns-spanned="3" office:value-type="string">
            <text:p text:style-name="P5"><text:span text:style-name="T18">А обрій утікав. Я надбігав</text:span></text:p>
            <text:p text:style-name="P5"><text:span text:style-name="T18">щосил моїх. Та обрій </text:span><text:span text:style-name="T21">горлозгукий</text:span></text:p>
            <text:p text:style-name="P5"><text:span text:style-name="T18">пустився впрост. </text:span><text:span text:style-name="T35">(П‑1, 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4" table:number-columns-spanned="4" office:value-type="string">
            <text:h text:style-name="P51" text:outline-level="2"><text:span text:style-name="T79">г</text:span><text:span text:style-name="T100">о</text:span><text:span text:style-name="T79">рл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с.</text:span></text:p>
            <text:p text:style-name="P35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</table:table-cell>
          <table:covered-table-cell/>
          <table:covered-table-cell/>
          <table:covered-table-cell/>
          <table:table-cell table:style-name="Dictionary.F114" table:number-columns-spanned="4" office:value-type="string">
            <text:h text:style-name="P49" text:outline-level="2">звук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40">ч.</text:p>
            <text:p text:style-name="P35">1) <text:span text:style-name="T83">род.</text:span> -у.Слухове відчуття, що викликається механічними коливаннями; те, що людина чує, сприймає органом слуху. || Спів, музика. || <text:span text:style-name="T83">перев.</text:span> <text:span text:style-name="T83">мн.</text:span> Мелодія.</text:p>
            <text:p text:style-name="P41"><text:span text:style-name="T53">4) </text:span><text:span text:style-name="T67">род.</text:span><text:span text:style-name="T53"> -а, </text:span><text:span text:style-name="T67">лінгв.</text:span><text:span text:style-name="T53"> Членороздільний елемент людської мови, утворюваний за допомогою органів мовлення. </text:span><text:span text:style-name="T63">Голосні звуки</text:span><text:span text:style-name="T53">.</text:span><text:span text:style-name="T63">Альвеолярні звуки</text:span><text:span text:style-name="T5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58</text:p>
          </table:table-cell>
          <table:table-cell table:style-name="Dictionary.B115" table:number-columns-spanned="3" office:value-type="string">
            <text:p text:style-name="P29">Двопóгляд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115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oft-page-break/><text:span text:style-name="T31">два</text:span><text:span text:style-name="T28"> і </text:span><text:span text:style-name="T31">пóгляд</text:span></text:p>
          </table:table-cell>
          <table:covered-table-cell/>
          <table:table-cell table:style-name="Dictionary.G115" table:number-columns-spanned="3" office:value-type="string">
            <text:p text:style-name="P5"><text:span text:style-name="T18">Та всеобрушає нестерпно</text:span></text:p>
            <text:p text:style-name="P5"><text:span text:style-name="T21">двопогляд</text:span><text:span text:style-name="T18">. У ньому ти сущий,</text:span></text:p>
            <text:p text:style-name="P5"><text:span text:style-name="T18">померлий, пантруєш живого,</text:span></text:p>
            <text:p text:style-name="P5"><text:soft-page-break/><text:span text:style-name="T18">зориш за померлим – живий. </text:span><text:span text:style-name="T35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6" table:number-columns-spanned="4" office:value-type="string">
            <text:h text:style-name="P49" text:outline-level="2">два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3">ч.</text:span> <text:span text:style-name="T83">і с.</text:span><text:span text:style-name="T82">, дві, </text:span><text:span text:style-name="T83">ж.</text:span><text:span text:style-name="T82">, двох, </text:span><text:span text:style-name="T83">числ.</text:span> <text:span text:style-name="T83">кільк.</text:span></text:p>
            <text:p text:style-name="P35">1) Назва числа 2 і його цифрового позначення. || Кількість із двох одиниць.</text:p>
          </table:table-cell>
          <table:covered-table-cell/>
          <table:covered-table-cell/>
          <table:covered-table-cell/>
          <table:table-cell table:style-name="Dictionary.F116" table:number-columns-spanned="4" office:value-type="string">
            <text:h text:style-name="P51" text:outline-level="2"><text:span text:style-name="T79">п</text:span><text:span text:style-name="T100">о</text:span><text:span text:style-name="T79">гляд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, </text:span><text:span text:style-name="T83">ч.</text:span></text:p>
            <text:p text:style-name="P35">1) Спрямованість, скерованість зору на кого-, що-небудь. || Вираз очей, манера дивитися. <text:span text:style-name="T107">Відводити погляд</text:span>. <text:span text:style-name="T107">Зустрічатися поглядом</text:span>.</text:p>
            <text:p text:style-name="P41"><text:span text:style-name="T53">2) Думка, судження про що-небудь. || </text:span><text:span text:style-name="T63">тільки </text:span><text:span text:style-name="T67">мн.</text:span><text:span text:style-name="T53"> Система переконань, уявлень; світогляд, світосприйманн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59</text:p>
          </table:table-cell>
          <table:table-cell table:style-name="Dictionary.B117" table:number-columns-spanned="3" office:value-type="string">
            <text:p text:style-name="P29">Дзень-струнá</text:p>
            <text:p text:style-name="P5"><text:span text:style-name="T17">-и, </text:span><text:span text:style-name="T18">ім., ж., інд.-авт.</text:span></text:p>
          </table:table-cell>
          <table:covered-table-cell/>
          <table:covered-table-cell/>
          <table:table-cell table:style-name="Dictionary.E117" table:number-columns-spanned="2" office:value-type="string">
            <text:p text:style-name="P5"><text:span text:style-name="T41">утворене способом словоскладання, похідне від слів:</text:span><text:span text:style-name="T28"> </text:span><text:span text:style-name="T31">дзень</text:span><text:span text:style-name="T28"> і </text:span><text:span text:style-name="T31">струнá</text:span></text:p>
          </table:table-cell>
          <table:covered-table-cell/>
          <table:table-cell table:style-name="Dictionary.G117" table:number-columns-spanned="3" office:value-type="string">
            <text:p text:style-name="P5"><text:span text:style-name="T18">І думою одною</text:span></text:p>
            <text:p text:style-name="P5"><text:span text:style-name="T18">півсну кошлатить ся. І </text:span><text:span text:style-name="T21">дзень-струною</text:span></text:p>
            <text:p text:style-name="P5"><text:span text:style-name="T18">не йде це дивне диво з голови. </text:span><text:span text:style-name="T35">(П‑2, 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8" table:number-columns-spanned="4" office:value-type="string">
            <text:h text:style-name="P49" text:outline-level="2">дзень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40">виг.</text:p>
            <text:p text:style-name="P1"><text:span text:style-name="T64">Уживається як присудок за </text:span><text:span text:style-name="T69">знач.</text:span><text:span text:style-name="T64"> </text:span><text:a xlink:type="simple" xlink:href="http://www.lingvo.ua/uk/Translate/uk-uk/дзенькати"><text:span text:style-name="T72">дзенькати</text:span></text:a><text:span text:style-name="T64">.</text:span></text:p>
          </table:table-cell>
          <table:covered-table-cell/>
          <table:covered-table-cell/>
          <table:covered-table-cell/>
          <table:table-cell table:style-name="Dictionary.F118" table:number-columns-spanned="4" office:value-type="string">
            <text:h text:style-name="P51" text:outline-level="2"><text:span text:style-name="T79">струн</text:span><text:span text:style-name="T100">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Гнучка, пружна, туго натягнена нитка (металева, жильна і т. ін.) в музичних інструментах, що, коливаючись, створює звуки. || <text:span text:style-name="T107">тільки</text:span><text:span text:style-name="T83">мн.</text:span>, <text:span text:style-name="T83">перен.</text:span> Про звуки якого-небудь музичного інструмента; взагалі <text:soft-page-break/>про музику, поезію.</text:p>
            <text:p text:style-name="P41"><text:span text:style-name="T53">2) </text:span><text:span text:style-name="T67">перен.</text:span><text:span text:style-name="T53"> Особливість кого-, чого-небудь, риса людини, властивість її характер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60</text:p>
          </table:table-cell>
          <table:table-cell table:style-name="Dictionary.B119" table:number-columns-spanned="3" office:value-type="string">
            <text:p text:style-name="P29">Дивновзíр</text:p>
            <text:p text:style-name="P5"><text:span text:style-name="T17">-зóру, </text:span><text:span text:style-name="T18">ім., ч., інд.-авт.</text:span></text:p>
          </table:table-cell>
          <table:covered-table-cell/>
          <table:covered-table-cell/>
          <table:table-cell table:style-name="Dictionary.E119" table:number-columns-spanned="2" office:value-type="string">
            <text:p text:style-name="P5"><text:span text:style-name="T118">утворене способом основоскладання і нульсуфіксальним, похідне від слів:</text:span><text:span text:style-name="T28"> </text:span><text:span text:style-name="T31">ди</text:span><text:span text:style-name="T5"></text:span><text:span text:style-name="T31">вний</text:span><text:span text:style-name="T28"> і </text:span><text:span text:style-name="T31">взі</text:span><text:span text:style-name="T5"></text:span><text:span text:style-name="T31">р</text:span></text:p>
          </table:table-cell>
          <table:covered-table-cell/>
          <table:table-cell table:style-name="Dictionary.G119" table:number-columns-spanned="3" office:value-type="string">
            <text:p text:style-name="P5"><text:span text:style-name="T18">Там крила птаства рясно миготіли,</text:span></text:p>
            <text:p text:style-name="P5"><text:span text:style-name="T18">мережилася зелень </text:span><text:span text:style-name="T21">дивновзором</text:span><text:span text:style-name="T18">,</text:span></text:p>
            <text:p text:style-name="P5"><text:span text:style-name="T18">а душу вже поймав самодоходжень</text:span></text:p>
            <text:p text:style-name="P5"><text:span text:style-name="T18">зухвалий холод і зухвалий жах. </text:span><text:span text:style-name="T35">(П‑2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0" table:number-columns-spanned="4" office:value-type="string">
            <text:h text:style-name="P51" text:outline-level="2"><text:span text:style-name="T79">д</text:span><text:span text:style-name="T100">и</text:span><text:span text:style-name="T79">в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1) 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35">2) Дуже гарний; чудовий, чарівний.</text:p>
          </table:table-cell>
          <table:covered-table-cell/>
          <table:covered-table-cell/>
          <table:covered-table-cell/>
          <table:table-cell table:style-name="Dictionary.F120" table:number-columns-spanned="4" office:value-type="string">
            <text:h text:style-name="P49" text:outline-level="2">взір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(узір), взору, </text:span><text:span text:style-name="T83">ч.</text:span><text:span text:style-name="T82">, </text:span><text:span text:style-name="T83">рідко</text:span><text:span text:style-name="T82">.</text:span></text:p>
            <text:p text:style-name="P35">1) Зовнішній вигляд кого-, чого-небудь.</text:p>
            <text:p text:style-name="P41"><text:span text:style-name="T53">3) </text:span><text:span text:style-name="T67">діал.</text:span><text:span text:style-name="T53"> Зір, погляд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61</text:p>
          </table:table-cell>
          <table:table-cell table:style-name="Dictionary.B121" table:number-columns-spanned="3" office:value-type="string">
            <text:p text:style-name="P29">Дляння</text:p>
            <text:p text:style-name="P5"><text:span text:style-name="T2">-</text:span><text:span text:style-name="T17">я, </text:span><text:span text:style-name="T18">ім., с., інд.-авт.</text:span></text:p>
          </table:table-cell>
          <table:covered-table-cell/>
          <table:covered-table-cell/>
          <table:table-cell table:style-name="Dictionary.E121" table:number-columns-spanned="2" office:value-type="string">
            <text:p text:style-name="P8"><text:span text:style-name="T41">утворене суфіксальним способом, похідне від слова</text:span> <text:span text:style-name="T80">для</text:span><text:span text:style-name="T6"></text:span><text:span text:style-name="T80">ти</text:span></text:p>
          </table:table-cell>
          <table:covered-table-cell/>
          <table:table-cell table:style-name="Dictionary.G121" table:number-columns-spanned="3" office:value-type="string">
            <text:p text:style-name="P5"><text:span text:style-name="T18">У штольнях ночей вертикальних</text:span></text:p>
            <text:p text:style-name="P5"><text:span text:style-name="T18">іде схарапуджене </text:span><text:span text:style-name="T21">дляння</text:span></text:p>
            <text:p text:style-name="P5"><text:span text:style-name="T18">всебезруху… </text:span><text:span text:style-name="T35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2" table:number-columns-spanned="8" office:value-type="string">
            <text:h text:style-name="P51" text:outline-level="2"><text:span text:style-name="T79">дл</text:span><text:span text:style-name="T100">я</text:span><text:span text:style-name="T79">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oft-page-break/><text:span text:style-name="T82">дляю, дляєш, </text:span><text:span text:style-name="T83">недок.</text:span><text:span text:style-name="T82">, </text:span><text:span text:style-name="T83">розм.</text:span><text:span text:style-name="T82">, </text:span><text:span text:style-name="T83">рідко</text:span><text:span text:style-name="T82">.</text:span></text:p>
            <text:p text:style-name="P35">Не поспішати робити що-небудь; затягува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62</text:p>
          </table:table-cell>
          <table:table-cell table:style-name="Dictionary.B123" table:number-columns-spanned="3" office:value-type="string">
            <text:p text:style-name="P29">Додóсвіт</text:p>
            <text:p text:style-name="P5"><text:span text:style-name="T17">-у, ім., </text:span><text:span text:style-name="T18">ч., інд.-авт.</text:span></text:p>
          </table:table-cell>
          <table:covered-table-cell/>
          <table:covered-table-cell/>
          <table:table-cell table:style-name="Dictionary.E123" table:number-columns-spanned="2" office:value-type="string">
            <text:p text:style-name="P8"><text:span text:style-name="T41">утворене префіксальним способом, похідне від слова</text:span> <text:span text:style-name="T80">до</text:span><text:span text:style-name="T6"></text:span><text:span text:style-name="T80">світ</text:span></text:p>
          </table:table-cell>
          <table:covered-table-cell/>
          <table:table-cell table:style-name="Dictionary.G123" table:number-columns-spanned="3" office:value-type="string">
            <text:p text:style-name="P5"><text:span text:style-name="T18">Там ще </text:span><text:span text:style-name="T21">додосвіт</text:span><text:span text:style-name="T18">. Смерком облягло</text:span></text:p>
            <text:p text:style-name="P5"><text:span text:style-name="T18">ледачі верби, сторожкі тополі… </text:span><text:span text:style-name="T35">(П‑2, 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4" table:number-columns-spanned="8" office:value-type="string">
            <text:h text:style-name="P51" text:outline-level="2"><text:span text:style-name="T79">д</text:span><text:span text:style-name="T100">о</text:span><text:span text:style-name="T79">світ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, </text:span><text:span text:style-name="T83">ч.</text:span></text:p>
            <text:p text:style-name="P35">Час доби перед сходом сонця, світанк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63</text:p>
          </table:table-cell>
          <table:table-cell table:style-name="Dictionary.B125" table:number-columns-spanned="3" office:value-type="string">
            <text:p text:style-name="P29">Душекрóна</text:p>
            <text:p text:style-name="P5"><text:span text:style-name="T17">-и, </text:span><text:span text:style-name="T18">ім., ж., інд.-авт.</text:span></text:p>
          </table:table-cell>
          <table:covered-table-cell/>
          <table:covered-table-cell/>
          <table:table-cell table:style-name="Dictionary.E125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душá</text:span><text:span text:style-name="T28"> і </text:span><text:span text:style-name="T31">крóна</text:span></text:p>
          </table:table-cell>
          <table:covered-table-cell/>
          <table:table-cell table:style-name="Dictionary.G125" table:number-columns-spanned="3" office:value-type="string">
            <text:p text:style-name="P5"><text:span text:style-name="T18">Ця розлука душ - </text:span></text:p>
            <text:p text:style-name="P5"><text:span text:style-name="T18">одна загасла, друга спалахнула</text:span></text:p>
            <text:p text:style-name="P5"><text:span text:style-name="T18">(лиш не твоя, бо смертна павза вже</text:span></text:p>
            <text:p text:style-name="P5"><text:span text:style-name="T18">обтяла зароділу </text:span><text:span text:style-name="T21">душекрону</text:span><text:span text:style-name="T18">)… </text:span><text:span text:style-name="T35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6" table:number-columns-spanned="4" office:value-type="string">
            <text:h text:style-name="P51" text:outline-level="2"><text:span text:style-name="T79">душ</text:span><text:span text:style-name="T100">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і, </text:span><text:span text:style-name="T83">ж.</text:span></text:p>
            <text:p text:style-name="P35">1) 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<text:soft-page-break/>тварини.</text:p>
            <text:p text:style-name="P35">2) 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</text:p>
          </table:table-cell>
          <table:covered-table-cell/>
          <table:covered-table-cell/>
          <table:covered-table-cell/>
          <table:table-cell table:style-name="Dictionary.F126" table:number-columns-spanned="4" office:value-type="string">
            <text:h text:style-name="P51" text:outline-level="2"><text:span text:style-name="T79">кр</text:span><text:span text:style-name="T100">о</text:span><text:span text:style-name="T79">н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-и, </text:span><text:span text:style-name="T83">ж.</text:span></text:p>
            <text:p text:style-name="P35">Верхня частина дерева, що являє собою сукупність його гілок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64</text:p>
          </table:table-cell>
          <table:table-cell table:style-name="Dictionary.B127" table:number-columns-spanned="3" office:value-type="string">
            <text:p text:style-name="P29">Живоднí</text:p>
            <text:p text:style-name="P5"><text:span text:style-name="T17">-íв, </text:span><text:span text:style-name="T18">ім., мн., інд.-авт.</text:span></text:p>
          </table:table-cell>
          <table:covered-table-cell/>
          <table:covered-table-cell/>
          <table:table-cell table:style-name="Dictionary.E127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pan text:style-name="T31">живий</text:span><text:span text:style-name="T28"> і </text:span><text:span text:style-name="T31">дні</text:span></text:p>
          </table:table-cell>
          <table:covered-table-cell/>
          <table:table-cell table:style-name="Dictionary.G127" table:number-columns-spanned="3" office:value-type="string">
            <text:p text:style-name="P5"><text:span text:style-name="T18">Коли протліла згага </text:span><text:span text:style-name="T21">живоднів</text:span></text:p>
            <text:p text:style-name="P5"><text:span text:style-name="T18">ураз попустить серце, ніби напад</text:span></text:p>
            <text:p text:style-name="P5"><text:span text:style-name="T18">нагальної недуги, в смертний запад,</text:span></text:p>
            <text:p text:style-name="P5"><text:span text:style-name="T18">у феєричні полиски жалів. </text:span><text:span text:style-name="T35">(П‑1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8" table:number-columns-spanned="4" office:value-type="string">
            <text:h text:style-name="P51" text:outline-level="2"><text:span text:style-name="T79">жив</text:span><text:span text:style-name="T100">и</text:span><text:span text:style-name="T79">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41"><text:span text:style-name="T53">1) Який існує, здійснює обмін речовин із зовнішнім середовищем, здатний рости, розмножуватися; </text:span><text:span text:style-name="T67">прот.</text:span><text:span text:style-name="T53"> мертвий. || Який є невід'ємною ознакою істоти, що живе, існує. || </text:span><text:span text:style-name="T67">у знач.</text:span><text:span text:style-name="T53"> </text:span><text:span text:style-name="T67">ім.</text:span><text:span text:style-name="T53"> жив</text:span><text:span text:style-name="T73">е</text:span><text:span text:style-name="T53">, -в</text:span><text:span text:style-name="T73">о</text:span><text:span text:style-name="T53">го, </text:span><text:span text:style-name="T67">с.</text:span><text:span text:style-name="T53"> Все, що виявляє ознаки </text:span><text:span text:style-name="T53">життя, що живе, існує. || Якого створюють рослини, тварини, люди.</text:span></text:p>
          </table:table-cell>
          <table:covered-table-cell/>
          <table:covered-table-cell/>
          <table:covered-table-cell/>
          <table:table-cell table:style-name="Dictionary.F128" table:number-columns-spanned="4" office:value-type="string">
            <text:h text:style-name="P49" text:outline-level="2">день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47"><text:span text:style-name="T82">дня, </text:span><text:span text:style-name="T83">ч.</text:span></text:p>
            <text:p text:style-name="P47">1) Частина доби від сходу до заходу сонця, від ранку до вечора. || Про денне світло.</text:p>
            <text:p text:style-name="P48"><text:span text:style-name="T53">4) </text:span><text:span text:style-name="T63">тільки </text:span><text:span text:style-name="T67">мн.</text:span><text:span text:style-name="T53">, </text:span><text:span text:style-name="T63">чого</text:span><text:span text:style-name="T53">, </text:span><text:span text:style-name="T63">які</text:span><text:span text:style-name="T53">. Час, період у житті людини, народу. || </text:span><text:span text:style-name="T63">чиї</text:span><text:span text:style-name="T53">. Житт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65</text:p>
          </table:table-cell>
          <table:table-cell table:style-name="Dictionary.B129" table:number-columns-spanned="3" office:value-type="string">
            <text:p text:style-name="P29">Життєсмéрть</text:p>
            <text:p text:style-name="P5"><text:span text:style-name="T17">-і, </text:span><text:span text:style-name="T18">ім., ж., інд.-авт.</text:span></text:p>
          </table:table-cell>
          <table:covered-table-cell/>
          <table:covered-table-cell/>
          <table:table-cell table:style-name="Dictionary.E129" table:number-columns-spanned="2" office:value-type="string">
            <text:p text:style-name="P5"><text:span text:style-name="T41">утворене способом основоскладання, </text:span><text:soft-page-break/><text:span text:style-name="T41">похідне від слів:</text:span><text:span text:style-name="T28"> </text:span><text:span text:style-name="T31">життя</text:span><text:span text:style-name="T28"> і </text:span><text:span text:style-name="T31">сме</text:span><text:span text:style-name="T5"></text:span><text:span text:style-name="T31">рть</text:span></text:p>
          </table:table-cell>
          <table:covered-table-cell/>
          <table:table-cell table:style-name="Dictionary.G129" table:number-columns-spanned="3" office:value-type="string">
            <text:p text:style-name="P5"><text:span text:style-name="T18">Сховати ся од долі – не судилось.</text:span></text:p>
            <text:p text:style-name="P5"><text:soft-page-break/><text:span text:style-name="T18">Ударив грім – і зразу шкереберть</text:span></text:p>
            <text:p text:style-name="P5"><text:span text:style-name="T18">пішло життя. І ость ти – все, що снилось,</text:span></text:p>
            <text:p text:style-name="P5"><text:span text:style-name="T18">як смертеіснування й </text:span><text:span text:style-name="T21">життєсмерть</text:span><text:span text:style-name="T18">. </text:span><text:span text:style-name="T35">(П‑1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0" table:number-columns-spanned="4" office:value-type="string">
            <text:h text:style-name="P51" text:outline-level="2"><text:span text:style-name="T79">житт</text:span><text:span text:style-name="T100">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35">1) Вища форма існування матерії, найхарактернішими рисами якої є обмін речовин, самооновлення, самовідтворення. || Існування всього живого; <text:span text:style-name="T83">прот.</text:span> смерть.</text:p>
            <text:p text:style-name="P35">2) Стан живого організму в стадії розвитку, зросту.</text:p>
            <text:p text:style-name="P35">3) Період існування кого-небудь; вік. || Все пережите, зроблене людиною за час її існування; біографія.</text:p>
            <text:p text:style-name="P35">4) Спосіб існування кого-небудь.</text:p>
          </table:table-cell>
          <table:covered-table-cell/>
          <table:covered-table-cell/>
          <table:covered-table-cell/>
          <table:table-cell table:style-name="Dictionary.F130" table:number-columns-spanned="4" office:value-type="string">
            <text:h text:style-name="P49" text:outline-level="2">смерть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і, </text:span><text:span text:style-name="T83">ж.</text:span></text:p>
            <text:p text:style-name="P35">1) Припинення життєдіяльності організму і загибель його; припинення біологічного обміну речовин в організмі або його частині.<text:span text:style-name="T107">Фізіологічна </text:span><text:span text:style-name="T107">смерть</text:span>.</text:p>
            <text:p text:style-name="P1"><text:span text:style-name="T64">2) Припинення існування людини, тварини; </text:span><text:span text:style-name="T69">прот.</text:span><text:span text:style-name="T64"> життя; кончина, скін. || Те саме, що См</text:span><text:span text:style-name="T76">е</text:span><text:span text:style-name="T64">ртна к</text:span><text:span text:style-name="T76">а</text:span><text:span text:style-name="T64">ра (</text:span><text:span text:style-name="T69">див.</text:span><text:span text:style-name="T64"> </text:span><text:a xlink:type="simple" xlink:href="http://www.lingvo.ua/uk/Translate/uk-uk/смертний"><text:span text:style-name="T72">смертний</text:span></text:a><text:span text:style-name="T64">). || </text:span><text:span text:style-name="T65">кому</text:span><text:span text:style-name="T64">. Уживається як заклик до помсти, відплати. || Персоніфікація кончини – людський скелет, звичайно з косою. || </text:span><text:span text:style-name="T69">перен.</text:span><text:span text:style-name="T64"> Загибель, припинення існування чого-небудь. || </text:span><text:span text:style-name="T69">перен.</text:span><text:span text:style-name="T64"> Занепад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66</text:p>
          </table:table-cell>
          <table:table-cell table:style-name="Dictionary.B131" table:number-columns-spanned="3" office:value-type="string">
            <text:p text:style-name="P29">Життєтóки</text:p>
            <text:p text:style-name="P5"><text:span text:style-name="T17">-ів, </text:span><text:span text:style-name="T18">ім., мн., інд.-авт.</text:span></text:p>
          </table:table-cell>
          <table:covered-table-cell/>
          <table:covered-table-cell/>
          <table:table-cell table:style-name="Dictionary.E131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oft-page-break/><text:span text:style-name="T31">життя</text:span><text:span text:style-name="T28"> і </text:span><text:span text:style-name="T31">тóки</text:span></text:p>
          </table:table-cell>
          <table:covered-table-cell/>
          <table:table-cell table:style-name="Dictionary.G131" table:number-columns-spanned="3" office:value-type="string">
            <text:p text:style-name="P5"><text:span text:style-name="T18">Нарешті збір, нарешті збір померлих днів і років,</text:span></text:p>
            <text:p text:style-name="P5"><text:span text:style-name="T18">мов ґрати чорних спроневір і </text:span><text:soft-page-break/><text:span text:style-name="T18">ярих </text:span><text:span text:style-name="T21">життєтоків</text:span><text:span text:style-name="T18">… </text:span><text:span text:style-name="T35">(П‑2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2" table:number-columns-spanned="4" office:value-type="string">
            <text:p text:style-name="P5"><text:span text:style-name="T31">життя</text:span><text:span text:style-name="T28"> (див 63)</text:span></text:p>
          </table:table-cell>
          <table:covered-table-cell/>
          <table:covered-table-cell/>
          <table:covered-table-cell/>
          <table:table-cell table:style-name="Dictionary.F132" table:number-columns-spanned="4" office:value-type="string">
            <text:h text:style-name="P49" text:outline-level="2">тік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току, </text:span><text:span text:style-name="T83">ч.</text:span></text:p>
            <text:p text:style-name="P35">1) Розчищене місце, спеціально підготовлений майданчик надворі або в приміщенні для молотьби, очищення і просушування зерна.</text:p>
            <text:p text:style-name="P35">2) Скирти, стіжки, ожереди і т. ін., що стоять на такому місці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67</text:p>
          </table:table-cell>
          <table:table-cell table:style-name="Dictionary.B133" table:number-columns-spanned="3" office:value-type="string">
            <text:p text:style-name="P29">За-світи</text:p>
            <text:p text:style-name="P5"><text:span text:style-name="T17">-ів, </text:span><text:span text:style-name="T18">ім., мн. інд.-авт.</text:span></text:p>
          </table:table-cell>
          <table:covered-table-cell/>
          <table:covered-table-cell/>
          <table:table-cell table:style-name="Dictionary.E133" table:number-columns-spanned="2" office:value-type="string">
            <text:p text:style-name="P5"><text:span text:style-name="T41">утворене способом словоскладання, похідне від слів:</text:span><text:span text:style-name="T28"> </text:span><text:span text:style-name="T31">за</text:span><text:span text:style-name="T28"> і </text:span><text:span text:style-name="T31">світи</text:span></text:p>
          </table:table-cell>
          <table:covered-table-cell/>
          <table:table-cell table:style-name="Dictionary.G133" table:number-columns-spanned="3" office:value-type="string">
            <text:p text:style-name="P5"><text:span text:style-name="T18">І не держу надії в бозі,</text:span></text:p>
            <text:p text:style-name="P5"><text:span text:style-name="T18">коли пірвався в </text:span><text:span text:style-name="T21">за-світи</text:span><text:span text:style-name="T18">. </text:span><text:span text:style-name="T35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4" table:number-columns-spanned="4" office:value-type="string">
            <text:h text:style-name="P49" text:outline-level="2">за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3">прийм.</text:span><text:span text:style-name="T82">, </text:span><text:span text:style-name="T83">з род.</text:span><text:span text:style-name="T82">, </text:span><text:span text:style-name="T83">знах.</text:span> <text:span text:style-name="T83">і оруд.</text:span> <text:span text:style-name="T83">відмінками</text:span><text:span text:style-name="T82">. Сполучення з </text:span><text:span text:style-name="T83">прийм.</text:span> <text:span text:style-name="T82">за виражають: Просторові відношення:</text:span></text:p>
            <text:p text:style-name="P41"><text:span text:style-name="T53">1) </text:span><text:span text:style-name="T63">із </text:span><text:span text:style-name="T67">знах.</text:span><text:span text:style-name="T53"> </text:span><text:span text:style-name="T63">і </text:span><text:span text:style-name="T67">оруд. в.</text:span><text:span text:style-name="T53"> Вказує на предмет, місце і т. ін.: а) за межі яких спрямовані дія, рух (</text:span><text:span text:style-name="T67">знах. в.</text:span><text:span text:style-name="T53">); б) позад, по той бік яких хто-, що-небудь знаходиться, міститься, перебуває або щось </text:span><text:span text:style-name="T53">відбувається (</text:span><text:span text:style-name="T67">оруд. в.</text:span><text:span text:style-name="T53">). || </text:span><text:span text:style-name="T68">У </text:span><text:span text:style-name="T67">сполуч.</text:span><text:span text:style-name="T53"> зі </text:span><text:span text:style-name="T67">сл.</text:span><text:span text:style-name="T53"> сідати (сидіти, сісти), </text:span><text:soft-page-break/><text:span text:style-name="T53">стояти (стати) і т. ін. вказує на предмет, біля якого хто-небудь розташовується, щоб виконати певну дію, або хтось знаходиться, виконуючи що-небудь.</text:span></text:p>
          </table:table-cell>
          <table:covered-table-cell/>
          <table:covered-table-cell/>
          <table:covered-table-cell/>
          <table:table-cell table:style-name="Dictionary.F134" table:number-columns-spanned="4" office:value-type="string">
            <text:h text:style-name="P49" text:outline-level="2">світ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I </text:span><text:span text:style-name="T82">-у </text:span><text:span text:style-name="T83">і заст.</text:span> <text:span text:style-name="T82">-а, </text:span><text:span text:style-name="T83">ч.</text:span></text:p>
            <text:p text:style-name="P35">1) Сукупність усіх форм матерії як єдине ціле; всесвіт. <text:span text:style-name="T107">Геоцентрична система світу</text:span>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68</text:p>
          </table:table-cell>
          <table:table-cell table:style-name="Dictionary.B135" table:number-columns-spanned="3" office:value-type="string">
            <text:p text:style-name="P29">Зимносхíд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135" table:number-columns-spanned="2" office:value-type="string">
            <text:p text:style-name="P5"><text:span text:style-name="T118">утворене способом основоскладання і нульсуфіксальним, похідне від слів:</text:span><text:span text:style-name="T28"> </text:span><text:span text:style-name="T31">зи</text:span><text:span text:style-name="T5"></text:span><text:span text:style-name="T31">мно</text:span><text:span text:style-name="T28"> і </text:span><text:span text:style-name="T31">схо</text:span><text:span text:style-name="T5"></text:span><text:span text:style-name="T31">дити</text:span></text:p>
          </table:table-cell>
          <table:covered-table-cell/>
          <table:table-cell table:style-name="Dictionary.G135" table:number-columns-spanned="3" office:value-type="string">
            <text:p text:style-name="P5"><text:span text:style-name="T18">Довкруги - </text:span></text:p>
            <text:p text:style-name="P5"><text:span text:style-name="T18">лише вітри з шпаркого </text:span><text:span text:style-name="T21">зимносходу</text:span><text:span text:style-name="T18">. </text:span><text:span text:style-name="T35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6" table:number-columns-spanned="4" office:value-type="string">
            <text:h text:style-name="P51" text:outline-level="2"><text:span text:style-name="T79">з</text:span><text:span text:style-name="T100">и</text:span><text:span text:style-name="T79">мн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3">розм.</text:span></text:p>
            <text:p text:style-name="P1"><text:span text:style-name="T64">1) Присл. до </text:span><text:a xlink:type="simple" xlink:href="http://www.lingvo.ua/uk/Translate/uk-uk/зимний"><text:span text:style-name="T72">зимний</text:span></text:a></text:p>
          </table:table-cell>
          <table:covered-table-cell/>
          <table:covered-table-cell/>
          <table:covered-table-cell/>
          <table:table-cell table:style-name="Dictionary.F136" table:number-columns-spanned="4" office:value-type="string">
            <text:h text:style-name="P49" text:outline-level="2">сходити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схо</text:span><text:span text:style-name="T15"></text:span><text:span text:style-name="T82">дити</text:span></text:p>
            <text:p text:style-name="P35"><text:span text:style-name="T83">і рідше </text:span><text:span text:style-name="T82">зіходити, -джу, -диш, </text:span><text:span text:style-name="T83">недок.</text:span><text:span text:style-name="T82">, зійти, зійду, зійдеш, </text:span><text:span text:style-name="T83">док.</text:span></text:p>
            <text:p text:style-name="P41"><text:span text:style-name="T53">3) </text:span><text:span text:style-name="T67">перен.</text:span><text:span text:style-name="T53"> Наближатися, поширюючись, ніби опускаючись (про вечір, сутінки і т. ін.). || </text:span><text:span text:style-name="T63">на кого </text:span><text:span text:style-name="T53">– </text:span><text:span text:style-name="T63">що</text:span><text:span text:style-name="T53">, </text:span><text:span text:style-name="T67">розм.</text:span><text:span text:style-name="T53"> </text:span><text:span text:style-name="T63">кому до чого</text:span><text:span text:style-name="T53">, </text:span><text:span text:style-name="T67">книжн.</text:span><text:span text:style-name="T53">Охоплювати кого-небудь, оволодівати кимсь (про почуття, стан і т. ін.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69</text:p>
          </table:table-cell>
          <table:table-cell table:style-name="Dictionary.B137" table:number-columns-spanned="3" office:value-type="string">
            <text:p text:style-name="P29">Знеголоснíл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137" table:number-columns-spanned="2" office:value-type="string">
            <text:p text:style-name="P5"><text:span text:style-name="T41">утворене суфіксальним способом, похідне від слова</text:span><text:span text:style-name="T28"> </text:span><text:span text:style-name="T31">знеголосніти </text:span><text:span text:style-name="T48">— позбавитися голосу</text:span></text:p>
          </table:table-cell>
          <table:covered-table-cell/>
          <table:table-cell table:style-name="Dictionary.G137" table:number-columns-spanned="3" office:value-type="string">
            <text:p text:style-name="P5"><text:span text:style-name="T18">…це кождочасне поривання в смерть ,</text:span></text:p>
            <text:p text:style-name="P5"><text:span text:style-name="T18">щоб з неї виринати в знавіснілий</text:span></text:p>
            <text:p text:style-name="P5"><text:span text:style-name="T18">хрипкий чи геть </text:span><text:span text:style-name="T21">знеголоснілий</text:span><text:span text:style-name="T18"> крик. </text:span><text:span text:style-name="T35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8" table:number-columns-spanned="8" office:value-type="string">
            <text:p text:style-name="P5"><text:span text:style-name="T31">Знеголосніти </text:span><text:span text:style-name="T48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70</text:p>
          </table:table-cell>
          <table:table-cell table:style-name="Dictionary.B139" table:number-columns-spanned="3" office:value-type="string">
            <text:p text:style-name="P29">Золотокíнва</text:p>
            <text:p text:style-name="P5"><text:span text:style-name="T17">-и, </text:span><text:span text:style-name="T18">ім., ж., інд.-авт.</text:span></text:p>
          </table:table-cell>
          <table:covered-table-cell/>
          <table:covered-table-cell/>
          <table:table-cell table:style-name="Dictionary.E139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pan text:style-name="T31">золотий</text:span><text:span text:style-name="T28"> і </text:span><text:span text:style-name="T31">кíнва</text:span></text:p>
          </table:table-cell>
          <table:covered-table-cell/>
          <table:table-cell table:style-name="Dictionary.G139" table:number-columns-spanned="3" office:value-type="string">
            <text:p text:style-name="P5"><text:span text:style-name="T21">Золотокінва</text:span><text:span text:style-name="T18"> – пади-но,</text:span></text:p>
            <text:p text:style-name="P5"><text:span text:style-name="T18">спади з лиця в глиб-синь-серця. </text:span><text:span text:style-name="T35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0" table:number-columns-spanned="4" office:value-type="string">
            <text:h text:style-name="P51" text:outline-level="2"><text:span text:style-name="T79">золот</text:span><text:span text:style-name="T100">и</text:span><text:span text:style-name="T79">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4) Який своїм кольором нагадує золото; блискучо-жовтий, оранжевий.<text:span text:style-name="T107">Золота осінь</text:span>. <text:span text:style-name="T107">Золота рибка</text:span>.</text:p>
            <text:p text:style-name="P35">5) <text:span text:style-name="T83">перен.</text:span> Дуже цінний, вартий поваги (про людину, її характер і т. ін.). <text:span text:style-name="T107">Золоте серце</text:span>. <text:span text:style-name="T107">Золоті руки</text:span>.</text:p>
            <text:p text:style-name="P35">6) <text:span text:style-name="T83">перен.</text:span> Який дає людям радість, щастя; прекрасний, щасливий.<text:span text:style-name="T107">Золоте дитинство</text:span>.</text:p>
            <text:p text:style-name="P41"><text:span text:style-name="T53">7) </text:span><text:span text:style-name="T67">перен.</text:span><text:span text:style-name="T53"> Дорогий, любий (у </text:span><text:span text:style-name="T67">пестл.</text:span><text:span text:style-name="T53"> звертанні до кого-небудь).</text:span></text:p>
          </table:table-cell>
          <table:covered-table-cell/>
          <table:covered-table-cell/>
          <table:covered-table-cell/>
          <table:table-cell table:style-name="Dictionary.F140" table:number-columns-spanned="4" office:value-type="string">
            <text:h text:style-name="P49" text:outline-level="2">кінва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I </text:span><text:span text:style-name="T82">кінва</text:span><text:span text:style-name="T87"></text:span></text:p>
            <text:p text:style-name="P35"><text:span text:style-name="T82">-и, </text:span><text:span text:style-name="T83">ж.</text:span><text:span text:style-name="T82">, </text:span><text:span text:style-name="T83">розм.</text:span></text:p>
            <text:p text:style-name="P1"><text:span text:style-name="T64">Збірн. до </text:span><text:a xlink:type="simple" xlink:href="http://www.lingvo.ua/uk/Translate/uk-uk/кінь"><text:span text:style-name="T126">кінь</text:span></text:a><text:span text:style-name="T7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71</text:p>
          </table:table-cell>
          <table:table-cell table:style-name="Dictionary.B141" table:number-columns-spanned="3" office:value-type="string">
            <text:p text:style-name="P5"><text:span text:style-name="T30">З-</text:span><text:span text:style-name="T4">понадсвíтній</text:span></text:p>
            <text:p text:style-name="P5"><text:span text:style-name="T17">-я, -є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141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з</text:span><text:span text:style-name="T48">-</text:span><text:span text:style-name="T31">понад</text:span><text:span text:style-name="T28"> і </text:span><text:span text:style-name="T31">світ</text:span></text:p>
          </table:table-cell>
          <table:covered-table-cell/>
          <table:table-cell table:style-name="Dictionary.G141" table:number-columns-spanned="3" office:value-type="string">
            <text:p text:style-name="P5"><text:span text:style-name="T18">…аж сіла зірка на дроту й щебече</text:span></text:p>
            <text:p text:style-name="P5"><text:span text:style-name="T18">і сяє горлом – </text:span><text:span text:style-name="T21">з-понадсвітній</text:span><text:span text:style-name="T18"> спів. </text:span><text:span text:style-name="T35">(П‑2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2" table:number-columns-spanned="4" office:value-type="string">
            <text:h text:style-name="P51" text:outline-level="2"><text:span text:style-name="T79">з-п</text:span><text:span text:style-name="T100">о</text:span><text:span text:style-name="T79">над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oft-page-break/><text:span text:style-name="T83">прийм.</text:span><text:span text:style-name="T82">, </text:span><text:span text:style-name="T83">з род. в.</text:span></text:p>
            <text:p text:style-name="P41"><text:span text:style-name="T53">Вказує на предмет, через верхній край якого спрямовано дію, рух. || Вказує на предмет, місце, у безпосередній близькості від якого починається </text:span><text:span text:style-name="T53">якась дія.</text:span></text:p>
          </table:table-cell>
          <table:covered-table-cell/>
          <table:covered-table-cell/>
          <table:covered-table-cell/>
          <table:table-cell table:style-name="Dictionary.F142" table:number-columns-spanned="4" office:value-type="string">
            <text:p text:style-name="P8"><text:span text:style-name="T80">Світ</text:span> (див. 67)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72</text:p>
          </table:table-cell>
          <table:table-cell table:style-name="Dictionary.B143" table:number-columns-spanned="3" office:value-type="string">
            <text:p text:style-name="P29">Іспередлíт</text:p>
            <text:p text:style-name="P18">присл., інд.-авт.</text:p>
          </table:table-cell>
          <table:covered-table-cell/>
          <table:covered-table-cell/>
          <table:table-cell table:style-name="Dictionary.E143" table:number-columns-spanned="2" office:value-type="string">
            <text:p text:style-name="P20"><text:span text:style-name="T124">утворене способом основоскладання, похідне від слів:</text:span> <text:span text:style-name="T80">спе</text:span><text:span text:style-name="T81"></text:span><text:span text:style-name="T80">ред</text:span> і <text:span text:style-name="T80">літ</text:span>.</text:p>
          </table:table-cell>
          <table:covered-table-cell/>
          <table:table-cell table:style-name="Dictionary.G143" table:number-columns-spanned="3" office:value-type="string">
            <text:p text:style-name="P5"><text:span text:style-name="T18">Ось твоя подоба</text:span></text:p>
            <text:p text:style-name="P5"><text:span text:style-name="T18">подвижництво людське – </text:span><text:span text:style-name="T21">іспередліт</text:span><text:span text:style-name="T18">. </text:span><text:span text:style-name="T35">(П‑2, 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4" table:number-columns-spanned="4" office:value-type="string">
            <text:h text:style-name="P52" text:outline-level="2"><text:span text:style-name="T33">сп</text:span><text:span text:style-name="T101">е</text:span><text:span text:style-name="T33">реду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3) <text:span text:style-name="T83">присл.</text:span>, <text:span text:style-name="T107">рідко</text:span>. Раніше, в минулому; перед цим.</text:p>
            <text:p text:style-name="P46"><text:span text:style-name="T51">4) </text:span><text:span text:style-name="T66">прийм.</text:span><text:span text:style-name="T51">, </text:span><text:span text:style-name="T62">з </text:span><text:span text:style-name="T66">род. в.</text:span><text:span text:style-name="T51"> Уживається для означення місця перед ким-, чим-небудь; на передньому боці чогось.</text:span></text:p>
          </table:table-cell>
          <table:covered-table-cell/>
          <table:covered-table-cell/>
          <table:covered-table-cell/>
          <table:table-cell table:style-name="Dictionary.F144" table:number-columns-spanned="4" office:value-type="string">
            <text:h text:style-name="P51" text:outline-level="2"><text:span text:style-name="T79">літ</text:span><text:span text:style-name="T100">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літ, </text:span><text:span text:style-name="T83">мн.</text:span></text:p>
            <text:p text:style-name="P36">1) Період часу в кілька років; роки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73</text:p>
          </table:table-cell>
          <table:table-cell table:style-name="Dictionary.B145" table:number-columns-spanned="3" office:value-type="string">
            <text:p text:style-name="P29">Крайóкрай</text:p>
            <text:p text:style-name="P5"><text:span text:style-name="T17">крайóкраю, </text:span><text:span text:style-name="T18">ім., ч., інд.-авт.</text:span></text:p>
          </table:table-cell>
          <table:covered-table-cell/>
          <table:covered-table-cell/>
          <table:table-cell table:style-name="Dictionary.E145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pan text:style-name="T31">край</text:span><text:span text:style-name="T28"> і </text:span><text:span text:style-name="T31">край</text:span></text:p>
          </table:table-cell>
          <table:covered-table-cell/>
          <table:table-cell table:style-name="Dictionary.G145" table:number-columns-spanned="3" office:value-type="string">
            <text:p text:style-name="P5"><text:span text:style-name="T18">З </text:span><text:span text:style-name="T21">крайокраю</text:span><text:span text:style-name="T18">, з цієї високості,</text:span></text:p>
            <text:p text:style-name="P5"><text:span text:style-name="T18">пади, згорнувши крила, до долин… </text:span><text:span text:style-name="T35">(П‑1, 40);</text:span></text:p>
            <text:p text:style-name="P5"><text:span text:style-name="T18">Єси ти за </text:span><text:span text:style-name="T21">крайокраєм</text:span><text:span text:style-name="T18">, чаїшся</text:span></text:p>
            <text:p text:style-name="P5"><text:span text:style-name="T18">од мого неоговтаного погляду… </text:span><text:span text:style-name="T35">(П‑1, 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6" table:number-columns-spanned="8" office:value-type="string">
            <text:h text:style-name="P49" text:outline-level="2">край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-ю, </text:span><text:span text:style-name="T83">ч.</text:span></text:p>
            <text:p text:style-name="P1"><text:soft-page-break/><text:span text:style-name="T64">1) Лінія, що обмежує поверхню чого-небудь, а також те, що прилягає до цієї лінії; кінець (</text:span><text:span text:style-name="T69">див.</text:span><text:span text:style-name="T64"> </text:span><text:a xlink:type="simple" xlink:href="http://www.lingvo.ua/uk/Translate/uk-uk/кінець"><text:span text:style-name="T72">кінець</text:span></text:a><text:span text:style-name="T64"> 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35"><text:span text:style-name="T79">II </text:span><text:span text:style-name="T83">прийм.</text:span> <text:span text:style-name="T83">з род. в.</text:span></text:p>
            <text:p text:style-name="P35">Указує на місцезнаходження предмета поблизу іншого; біля, кол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74</text:p>
          </table:table-cell>
          <table:table-cell table:style-name="Dictionary.B147" table:number-columns-spanned="3" office:value-type="string">
            <text:p text:style-name="P29">Крайсебé</text:p>
            <text:p text:style-name="P5"><text:span text:style-name="T19">присл., </text:span><text:span text:style-name="T18">інд.-авт.</text:span></text:p>
          </table:table-cell>
          <table:covered-table-cell/>
          <table:covered-table-cell/>
          <table:table-cell table:style-name="Dictionary.E147" table:number-columns-spanned="2" office:value-type="string">
            <text:p text:style-name="P5"><text:span text:style-name="T41">утворене способом зрощення, похідне від слів:</text:span><text:span text:style-name="T28"> </text:span><text:span text:style-name="T31">край</text:span><text:span text:style-name="T28"> і </text:span><text:span text:style-name="T31">себé</text:span></text:p>
          </table:table-cell>
          <table:covered-table-cell/>
          <table:table-cell table:style-name="Dictionary.G147" table:number-columns-spanned="3" office:value-type="string">
            <text:p text:style-name="P5"><text:span text:style-name="T18">І не зайти за дальні далечі.</text:span></text:p>
            <text:p text:style-name="P5"><text:span text:style-name="T18">І за </text:span><text:span text:style-name="T21">крайсебе</text:span><text:span text:style-name="T18"> не зайти. </text:span><text:span text:style-name="T35">(П‑1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8" table:number-columns-spanned="4" office:value-type="string">
            <text:p text:style-name="P5"><text:span text:style-name="T31">Край </text:span><text:span text:style-name="T48">(див. 73)</text:span></text:p>
          </table:table-cell>
          <table:covered-table-cell/>
          <table:covered-table-cell/>
          <table:covered-table-cell/>
          <table:table-cell table:style-name="Dictionary.F148" table:number-columns-spanned="4" office:value-type="string">
            <text:h text:style-name="P52" text:outline-level="2"><text:span text:style-name="T79">себ</text:span><text:span text:style-name="T100">е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3">наз. в.</text:span> <text:span text:style-name="T83">нема</text:span><text:span text:style-name="T82">, </text:span><text:span text:style-name="T83">одн.</text:span> <text:span text:style-name="T83">і мн.</text:span><text:span text:style-name="T82">, </text:span><text:span text:style-name="T83">займ.</text:span> <text:span text:style-name="T83">зворотний</text:span><text:span text:style-name="T82">.</text:span></text:p>
            <text:p text:style-name="P35">Вказує на спрямованість дії на самого виконавця дії, заміняючи за змістом особові займенники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75</text:p>
          </table:table-cell>
          <table:table-cell table:style-name="Dictionary.B149" table:number-columns-spanned="3" office:value-type="string">
            <text:p text:style-name="P29">Крайчáс</text:p>
            <text:p text:style-name="P5"><text:span text:style-name="T19">присл., </text:span><text:span text:style-name="T18">інд.-авт.</text:span></text:p>
          </table:table-cell>
          <table:covered-table-cell/>
          <table:covered-table-cell/>
          <table:table-cell table:style-name="Dictionary.E149" table:number-columns-spanned="2" office:value-type="string">
            <text:p text:style-name="P5"><text:span text:style-name="T41">утворене способом зрощення, похідне від слів:</text:span><text:span text:style-name="T28"> </text:span><text:span text:style-name="T31">край</text:span><text:span text:style-name="T28"> і </text:span><text:span text:style-name="T31">час</text:span></text:p>
          </table:table-cell>
          <table:covered-table-cell/>
          <table:table-cell table:style-name="Dictionary.G149" table:number-columns-spanned="3" office:value-type="string">
            <text:p text:style-name="P5"><text:span text:style-name="T18">Що б то нам</text:span></text:p>
            <text:p text:style-name="P5"><text:span text:style-name="T18">посовгнути – ці межигони часу,</text:span></text:p>
            <text:p text:style-name="P5"><text:span text:style-name="T18">марудні межигони живоття,</text:span></text:p>
            <text:p text:style-name="P5"><text:span text:style-name="T18">коли змарнілі постаті снаги,</text:span></text:p>
            <text:p text:style-name="P5"><text:span text:style-name="T18">ці бурі пристрастей попопелілих,</text:span></text:p>
            <text:p text:style-name="P5"><text:span text:style-name="T18">раптово окошилися на нас.</text:span></text:p>
            <text:p text:style-name="P5"><text:span text:style-name="T18">І хочеться сягнути за </text:span><text:span text:style-name="T21">крайчасу</text:span><text:span text:style-name="T18">,</text:span></text:p>
            <text:p text:style-name="P5"><text:span text:style-name="T18">за прапервні. </text:span><text:span text:style-name="T3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0" table:number-columns-spanned="4" office:value-type="string">
            <text:p text:style-name="P5"><text:span text:style-name="T31">Край </text:span><text:span text:style-name="T48">(див. 73)</text:span></text:p>
          </table:table-cell>
          <table:covered-table-cell/>
          <table:covered-table-cell/>
          <table:covered-table-cell/>
          <table:table-cell table:style-name="Dictionary.F150" table:number-columns-spanned="4" office:value-type="string">
            <text:h text:style-name="P50" text:outline-level="2">час</text:h>
            <text:p text:style-name="P2"><text:soft-page-break/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, </text:span><text:span text:style-name="T83">ч.</text:span></text:p>
            <text:p text:style-name="P41"><text:span text:style-name="T53">1) </text:span><text:span text:style-name="T67">філос.</text:span><text:span text:style-name="T53"> Одна з основних об'єктивних форм існування матерії, яка виявляється в тривалості бутт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76</text:p>
          </table:table-cell>
          <table:table-cell table:style-name="Dictionary.B151" table:number-columns-spanned="3" office:value-type="string">
            <text:p text:style-name="P29">Криволéт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151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pan text:style-name="T31">кривий</text:span><text:span text:style-name="T28"> і </text:span><text:span text:style-name="T31">лет</text:span></text:p>
          </table:table-cell>
          <table:covered-table-cell/>
          <table:table-cell table:style-name="Dictionary.G151" table:number-columns-spanned="3" office:value-type="string">
            <text:p text:style-name="P5"><text:span text:style-name="T18">…ця колотнеча</text:span></text:p>
            <text:p text:style-name="P5"><text:span text:style-name="T18">надій і спроневіри, </text:span><text:span text:style-name="T21">криволет</text:span></text:p>
            <text:p text:style-name="P5"><text:span text:style-name="T18">лякливих ауспіцій, що в безгуччі</text:span></text:p>
            <text:p text:style-name="P5"><text:span text:style-name="T18">шершаваими крильми прошерхотять </text:span></text:p>
            <text:p text:style-name="P5"><text:span text:style-name="T18">і всядуться на голові… </text:span><text:span text:style-name="T35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2" table:number-columns-spanned="4" office:value-type="string">
            <text:h text:style-name="P51" text:outline-level="2"><text:span text:style-name="T79">крив</text:span><text:span text:style-name="T100">и</text:span><text:span text:style-name="T79">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1"><text:span text:style-name="T64">6) </text:span><text:span text:style-name="T69">перен.</text:span><text:span text:style-name="T64">, </text:span><text:span text:style-name="T69">розм.</text:span><text:span text:style-name="T64"> Те саме, що </text:span><text:a xlink:type="simple" xlink:href="http://www.lingvo.ua/uk/Translate/uk-uk/хибний"><text:span text:style-name="T72">хибний</text:span></text:a><text:span text:style-name="T64">; неправильний (у 2 </text:span><text:span text:style-name="T69">знач.</text:span><text:span text:style-name="T64">), помилковий.</text:span></text:p>
          </table:table-cell>
          <table:covered-table-cell/>
          <table:covered-table-cell/>
          <table:covered-table-cell/>
          <table:table-cell table:style-name="Dictionary.F152" table:number-columns-spanned="4" office:value-type="string">
            <text:h text:style-name="P49" text:outline-level="2">лет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, </text:span><text:span text:style-name="T83">ч.</text:span><text:span text:style-name="T82">, </text:span><text:span text:style-name="T83">поет.</text:span></text:p>
            <text:p text:style-name="P1"><text:span text:style-name="T64">Дія за знач. </text:span><text:a xlink:type="simple" xlink:href="http://www.lingvo.ua/uk/Translate/uk-uk/літати"><text:span text:style-name="T72">літати</text:span></text:a><text:span text:style-name="T64"> і </text:span><text:a xlink:type="simple" xlink:href="http://www.lingvo.ua/uk/Translate/uk-uk/летіти"><text:span text:style-name="T72">летіти</text:span></text:a><text:span text:style-name="T64">; літ (</text:span><text:span text:style-name="T69">див.</text:span><text:span text:style-name="T64"> </text:span><text:a xlink:type="simple" xlink:href="http://www.lingvo.ua/uk/Translate/uk-uk/літ"><text:span text:style-name="T72">літ</text:span></text:a><text:span text:style-name="T64"> I). </text:span><text:span text:style-name="T65">Зриватися в лет</text:span><text:span text:style-name="T6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77</text:p>
          </table:table-cell>
          <table:table-cell table:style-name="Dictionary.B153" table:number-columns-spanned="3" office:value-type="string">
            <text:p text:style-name="P29">Крик-зелó</text:p>
            <text:p text:style-name="P5"><text:span text:style-name="T2">-</text:span><text:span text:style-name="T17">á, </text:span><text:span text:style-name="T18">ім., ч., інд.-авт.</text:span></text:p>
          </table:table-cell>
          <table:covered-table-cell/>
          <table:covered-table-cell/>
          <table:table-cell table:style-name="Dictionary.E153" table:number-columns-spanned="2" office:value-type="string">
            <text:p text:style-name="P25"><text:span text:style-name="T44">утворене способом словоскладання, похідне від слів:</text:span><text:span text:style-name="T28"> </text:span><text:span text:style-name="T31">крик</text:span><text:span text:style-name="T28"> і </text:span><text:span text:style-name="T31">зелó</text:span></text:p>
          </table:table-cell>
          <table:covered-table-cell/>
          <table:table-cell table:style-name="Dictionary.G153" table:number-columns-spanned="3" office:value-type="string">
            <text:p text:style-name="P5"><text:span text:style-name="T18">Обміліла</text:span></text:p>
            <text:p text:style-name="P5"><text:span text:style-name="T18">криниця. А верба пустила</text:span></text:p>
            <text:p text:style-name="P5"><text:span text:style-name="T18">гарячі брості – в </text:span><text:span text:style-name="T21">крик-зело.</text:span><text:span text:style-name="T18"> </text:span><text:span text:style-name="T35">(П‑1, 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4" table:number-columns-spanned="4" office:value-type="string">
            <text:h text:style-name="P49" text:outline-level="2">крик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6">-у, </text:span><text:span text:style-name="T84">ч.</text:span></text:p>
            <text:p text:style-name="P35">1) Сильний різкий звук голосу; зойк. || Вигук (у 1 <text:span text:style-name="T83">знач.</text:span>), вигуки. || Поклик. || <text:soft-page-break/>Гамір, галас. || Ґвалт, лемент. || Про різкі звуки тварин, птахів.</text:p>
            <text:p text:style-name="P35"><text:span text:style-name="T79">II </text:span><text:span text:style-name="T82">-у, </text:span><text:span text:style-name="T83">ч.</text:span></text:p>
            <text:p text:style-name="P35">Річка, що пересихає, або тимчасовий водоток в Австралії.</text:p>
          </table:table-cell>
          <table:covered-table-cell/>
          <table:covered-table-cell/>
          <table:covered-table-cell/>
          <table:table-cell table:style-name="Dictionary.F154" table:number-columns-spanned="4" office:value-type="string">
            <text:h text:style-name="P51" text:outline-level="2"><text:span text:style-name="T79">зел</text:span><text:span text:style-name="T100">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-а, </text:span><text:span text:style-name="T83">с.</text:span><text:span text:style-name="T82">, </text:span><text:span text:style-name="T83">заст.</text:span><text:span text:style-name="T82">, </text:span><text:span text:style-name="T83">поет.</text:span></text:p>
            <text:p text:style-name="P41"><text:span text:style-name="T53">Зелень (у 1 </text:span><text:span text:style-name="T67">знач.</text:span><text:span text:style-name="T53">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78</text:p>
          </table:table-cell>
          <table:table-cell table:style-name="Dictionary.B155" table:number-columns-spanned="3" office:value-type="string">
            <text:p text:style-name="P29">Крилатолéзо</text:p>
            <text:p text:style-name="P5"><text:span text:style-name="T19">присл., </text:span><text:span text:style-name="T18">інд.-авт.</text:span></text:p>
          </table:table-cell>
          <table:covered-table-cell/>
          <table:covered-table-cell/>
          <table:table-cell table:style-name="Dictionary.E155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крилáтий</text:span><text:span text:style-name="T28"> і </text:span><text:span text:style-name="T31">лéзо</text:span></text:p>
          </table:table-cell>
          <table:covered-table-cell/>
          <table:table-cell table:style-name="Dictionary.G155" table:number-columns-spanned="3" office:value-type="string">
            <text:p text:style-name="P5"><text:span text:style-name="T18">Криваво рветься з нього вороння</text:span></text:p>
            <text:p text:style-name="P5"><text:span text:style-name="T18">майбутнього. Летить </text:span><text:span text:style-name="T21">крилатолезо</text:span></text:p>
            <text:p text:style-name="P5"><text:span text:style-name="T18">понад проваллям яру… </text:span><text:span text:style-name="T35">(П‑1, 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6" table:number-columns-spanned="4" office:value-type="string">
            <text:h text:style-name="P51" text:outline-level="2"><text:span text:style-name="T79">крил</text:span><text:span text:style-name="T100">а</text:span><text:span text:style-name="T79">т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41"><text:span text:style-name="T53">1) Який має крила (у 1, 3, 4 </text:span><text:span text:style-name="T67">знач.</text:span><text:span text:style-name="T53">). || </text:span><text:span text:style-name="T67">перен.</text:span><text:span text:style-name="T53"> Який надихає, підносить. </text:span><text:span text:style-name="T63">Крилаті ідеї</text:span><text:span text:style-name="T53">.</text:span></text:p>
          </table:table-cell>
          <table:covered-table-cell/>
          <table:covered-table-cell/>
          <table:covered-table-cell/>
          <table:table-cell table:style-name="Dictionary.F156" table:number-columns-spanned="4" office:value-type="string">
            <text:h text:style-name="P51" text:outline-level="2"><text:span text:style-name="T79">л</text:span><text:span text:style-name="T100">е</text:span><text:span text:style-name="T79">з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с.</text:span></text:p>
            <text:p text:style-name="P41"><text:span text:style-name="T53">Гостра частина знаряддя, яким ріжуть, колють або рубають. || Уся різальна частина такого знаряддя. </text:span><text:span text:style-name="T63">Лезо бритви</text:span><text:span text:style-name="T5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79</text:p>
          </table:table-cell>
          <table:table-cell table:style-name="Dictionary.B157" table:number-columns-spanned="3" office:value-type="string">
            <text:p text:style-name="P29">Крихкокриця</text:p>
            <text:p text:style-name="P5"><text:span text:style-name="T17">-і, </text:span><text:span text:style-name="T18">ім., ж., інд.-авт.</text:span></text:p>
          </table:table-cell>
          <table:covered-table-cell/>
          <table:covered-table-cell/>
          <table:table-cell table:style-name="Dictionary.E157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pan text:style-name="T31">крихкий</text:span><text:span text:style-name="T28"> і </text:span><text:span text:style-name="T31">криця</text:span></text:p>
          </table:table-cell>
          <table:covered-table-cell/>
          <table:table-cell table:style-name="Dictionary.G157" table:number-columns-spanned="3" office:value-type="string">
            <text:p text:style-name="P5"><text:span text:style-name="T18">І ти щербата доле </text:span><text:span text:style-name="T21">крихкокрице</text:span><text:span text:style-name="T18">,</text:span></text:p>
            <text:p text:style-name="P5"><text:span text:style-name="T18">давно вже сонце перед нас зайшло,</text:span></text:p>
            <text:p text:style-name="P5"><text:span text:style-name="T18">бо нашу путь пісками замело,</text:span></text:p>
            <text:p text:style-name="P5"><text:span text:style-name="T18">хто ж нам воздасть за битий шлях, сторице. </text:span><text:span text:style-name="T35">(П‑2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8" table:number-columns-spanned="4" office:value-type="string">
            <text:h text:style-name="P51" text:outline-level="2"><text:span text:style-name="T79">крихк</text:span><text:span text:style-name="T100">и</text:span><text:span text:style-name="T79">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<text:soft-page-break/>1) Який легко кришиться, розсипається. || Який не відзначається міцністю; трухлявий (про дерево тощо). <text:span text:style-name="T107">Крихкий метал</text:span>.</text:p>
            <text:p text:style-name="P1"><text:span text:style-name="T64">2) </text:span><text:span text:style-name="T69">перен.</text:span><text:span text:style-name="T64"> Те саме, що </text:span><text:a xlink:type="simple" xlink:href="http://www.lingvo.ua/uk/Translate/uk-uk/крихкотілий"><text:span text:style-name="T72">крихкотілий</text:span></text:a><text:span text:style-name="T64">; тендітний.</text:span></text:p>
          </table:table-cell>
          <table:covered-table-cell/>
          <table:covered-table-cell/>
          <table:covered-table-cell/>
          <table:table-cell table:style-name="Dictionary.F158" table:number-columns-spanned="4" office:value-type="string">
            <text:h text:style-name="P51" text:outline-level="2"><text:span text:style-name="T79">кр</text:span><text:span text:style-name="T100">и</text:span><text:span text:style-name="T79">ц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і, </text:span><text:span text:style-name="T83">ж.</text:span></text:p>
            <text:p text:style-name="P1"><text:soft-page-break/><text:span text:style-name="T64">1) Те саме, що </text:span><text:a xlink:type="simple" xlink:href="http://www.lingvo.ua/uk/Translate/uk-uk/сталь"><text:span text:style-name="T72">сталь</text:span></text:a><text:span text:style-name="T64">. || Виріб із сталі.</text:span></text:p>
            <text:p text:style-name="P1"><text:span text:style-name="T64">3) </text:span><text:span text:style-name="T69">розм.</text:span><text:span text:style-name="T64">, </text:span><text:span text:style-name="T65">рідко</text:span><text:span text:style-name="T64">. Те саме, що </text:span><text:a xlink:type="simple" xlink:href="http://www.lingvo.ua/uk/Translate/uk-uk/кресало"><text:span text:style-name="T72">кресало</text:span></text:a><text:span text:style-name="T6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80</text:p>
          </table:table-cell>
          <table:table-cell table:style-name="Dictionary.B159" table:number-columns-spanned="3" office:value-type="string">
            <text:p text:style-name="P29">Марничити</text:p>
            <text:p text:style-name="P5"><text:span text:style-name="T17">-чу, -чиш, </text:span><text:span text:style-name="T19">дієсл., недо</text:span><text:span text:style-name="T18">к., перех., інд.-авт.</text:span></text:p>
          </table:table-cell>
          <table:covered-table-cell/>
          <table:covered-table-cell/>
          <table:table-cell table:style-name="Dictionary.E159" table:number-columns-spanned="2" office:value-type="string">
            <text:p text:style-name="P5"><text:span text:style-name="T41">утворене суфіксальним способом, похідне від слова</text:span><text:span text:style-name="T47"> </text:span><text:span text:style-name="T32">марний</text:span></text:p>
          </table:table-cell>
          <table:covered-table-cell/>
          <table:table-cell table:style-name="Dictionary.G159" table:number-columns-spanned="3" office:value-type="string">
            <text:p text:style-name="P5"><text:span text:style-name="T18">І двері на замку,</text:span></text:p>
            <text:p text:style-name="P5"><text:span text:style-name="T18">ні душечки – довкола,</text:span></text:p>
            <text:p text:style-name="P5"><text:span text:style-name="T18">лиш зозулі – ку-ку! - </text:span></text:p>
            <text:p text:style-name="P5"><text:span text:style-name="T21">марничать</text:span><text:span text:style-name="T18"> і спроквола. </text:span><text:span text:style-name="T35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0" table:number-columns-spanned="8" office:value-type="string">
            <text:h text:style-name="P49" text:outline-level="2">марний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I </text:span><text:span text:style-name="T82">ма</text:span><text:span text:style-name="T88"></text:span><text:span text:style-name="T82">рни</text:span><text:span text:style-name="T88"></text:span><text:span text:style-name="T82">й</text:span></text:p>
            <text:p text:style-name="P35"><text:span text:style-name="T82">марна, марне, </text:span><text:span text:style-name="T83">розм.</text:span></text:p>
            <text:p text:style-name="P35">Худий, мізерний, бліди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81</text:p>
          </table:table-cell>
          <table:table-cell table:style-name="Dictionary.B161" table:number-columns-spanned="3" office:value-type="string">
            <text:p text:style-name="P29">Межигóни</text:p>
            <text:p text:style-name="P5"><text:span text:style-name="T17">-ів, </text:span><text:span text:style-name="T18">ім., мн., інд.-авт.</text:span></text:p>
          </table:table-cell>
          <table:covered-table-cell/>
          <table:covered-table-cell/>
          <table:table-cell table:style-name="Dictionary.E161" table:number-columns-spanned="2" office:value-type="string">
            <text:p text:style-name="P5"><text:span text:style-name="T12">утворене способом основоскладання, похідне від слів:</text:span><text:span text:style-name="T28"> </text:span><text:span text:style-name="T31">мéжи</text:span><text:span text:style-name="T28"> і </text:span><text:span text:style-name="T31">гін</text:span></text:p>
          </table:table-cell>
          <table:covered-table-cell/>
          <table:table-cell table:style-name="Dictionary.G161" table:number-columns-spanned="3" office:value-type="string">
            <text:p text:style-name="P5"><text:span text:style-name="T18">Що б то нам</text:span></text:p>
            <text:p text:style-name="P5"><text:span text:style-name="T18">посовгнути – ці </text:span><text:span text:style-name="T21">межигони</text:span><text:span text:style-name="T18"> часу,</text:span></text:p>
            <text:p text:style-name="P5"><text:span text:style-name="T18">марудні </text:span><text:span text:style-name="T21">межигони</text:span><text:span text:style-name="T18"> живоття,</text:span></text:p>
            <text:p text:style-name="P5"><text:span text:style-name="T18">коли змарнілі постаті снаги,</text:span></text:p>
            <text:p text:style-name="P5"><text:span text:style-name="T18">ці бурі пристрастей попопелілих,</text:span></text:p>
            <text:p text:style-name="P5"><text:span text:style-name="T18">раптово окошилися на нас.</text:span></text:p>
            <text:p text:style-name="P5"><text:span text:style-name="T18">І хочеться сягнути за крайчасу,</text:span></text:p>
            <text:p text:style-name="P5"><text:span text:style-name="T18">за прапервні. </text:span><text:span text:style-name="T3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2" table:number-columns-spanned="4" office:value-type="string">
            <text:h text:style-name="P49" text:outline-level="2">Між (ме<text:span text:style-name="T14"></text:span>жи)</text:h>
            <text:p text:style-name="P2"><text:soft-page-break/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межи, меж, </text:span><text:span text:style-name="T83">прийм.</text:span> <text:span text:style-name="T82">Уживається із </text:span><text:span text:style-name="T83">род.</text:span><text:span text:style-name="T82">, </text:span><text:span text:style-name="T83">знах.</text:span> <text:span text:style-name="T82">і </text:span><text:span text:style-name="T83">оруд.</text:span> <text:span text:style-name="T82">відмінками. Сполучення з між, межи, меж виражають: Просторові </text:span><text:span text:style-name="T82">відношення:</text:span></text:p>
            <text:p text:style-name="P41"><text:span text:style-name="T53">1) </text:span><text:span text:style-name="T63">з </text:span><text:span text:style-name="T67">оруд.</text:span><text:span text:style-name="T53">, </text:span><text:span text:style-name="T63">рідше з </text:span><text:span text:style-name="T67">род. в.</text:span><text:span text:style-name="T53"> Уживається на означення просторового розташування предмета чи вияву дії посередині чого-небудь.</text:span></text:p>
          </table:table-cell>
          <table:covered-table-cell/>
          <table:covered-table-cell/>
          <table:covered-table-cell/>
          <table:table-cell table:style-name="Dictionary.F162" table:number-columns-spanned="4" office:value-type="string">
            <text:p text:style-name="P8"><text:span text:style-name="T80">Гін</text:span> (див. 13)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82</text:p>
          </table:table-cell>
          <table:table-cell table:style-name="Dictionary.B163" table:number-columns-spanned="3" office:value-type="string">
            <text:p text:style-name="P29">Межисвíтній</text:p>
            <text:p text:style-name="P5"><text:span text:style-name="T17">-я, -є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163" table:number-columns-spanned="2" office:value-type="string">
            <text:p text:style-name="P5"><text:span text:style-name="T41">утворене складносуфіксальним способом, похідне від слів:</text:span><text:span text:style-name="T36"> </text:span><text:span text:style-name="T38">ме</text:span><text:span text:style-name="T37"></text:span><text:span text:style-name="T38">жи</text:span><text:span text:style-name="T40"> і </text:span><text:span text:style-name="T38">світ</text:span></text:p>
          </table:table-cell>
          <table:covered-table-cell/>
          <table:table-cell table:style-name="Dictionary.G163" table:number-columns-spanned="3" office:value-type="string">
            <text:p text:style-name="P5"><text:span text:style-name="T18">Ці сосни, вбрані в синій-синій іній,</text:span></text:p>
            <text:p text:style-name="P5"><text:span text:style-name="T18">на взгір’я збіглі і завмерлі, мерехтом -</text:span></text:p>
            <text:p text:style-name="P5"><text:span text:style-name="T18">чи то цвинтарним ачи </text:span><text:span text:style-name="T21">межисвітнім</text:span><text:span text:style-name="T18"> -</text:span></text:p>
            <text:p text:style-name="P5"><text:span text:style-name="T18">мені відкрили візерунки душ… </text:span><text:span text:style-name="T35">(П‑1, 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4" table:number-columns-spanned="4" office:value-type="string">
            <text:h text:style-name="P49" text:outline-level="2">Ме<text:span text:style-name="T14"></text:span>жи <text:span text:style-name="T106">(див. 81)</text:span></text:h>
          </table:table-cell>
          <table:covered-table-cell/>
          <table:covered-table-cell/>
          <table:covered-table-cell/>
          <table:table-cell table:style-name="Dictionary.F164" table:number-columns-spanned="4" office:value-type="string">
            <text:p text:style-name="P31"><text:span text:style-name="T121">Світ</text:span> (див. 67)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83</text:p>
          </table:table-cell>
          <table:table-cell table:style-name="Dictionary.B165" table:number-columns-spanned="3" office:value-type="string">
            <text:p text:style-name="P29">Мертвокрил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165" table:number-columns-spanned="2" office:value-type="string">
            <text:p text:style-name="P5"><text:span text:style-name="T41">утворене складнофлективним способом, похідне від слів:</text:span><text:span text:style-name="T28"> </text:span><text:span text:style-name="T31">мéртвий</text:span><text:span text:style-name="T28"> і </text:span><text:span text:style-name="T31">крилó</text:span></text:p>
          </table:table-cell>
          <table:covered-table-cell/>
          <table:table-cell table:style-name="Dictionary.G165" table:number-columns-spanned="3" office:value-type="string">
            <text:p text:style-name="P5"><text:span text:style-name="T18">А </text:span><text:span text:style-name="T21">мертвокрилі</text:span><text:span text:style-name="T18"> стугонять стимфали,</text:span></text:p>
            <text:p text:style-name="P5"><text:span text:style-name="T18">напевну провіщаючи біду,</text:span></text:p>
            <text:p text:style-name="P5"><text:span text:style-name="T18">що ослонила біле опахало</text:span></text:p>
            <text:p text:style-name="P5"><text:span text:style-name="T18">і по моєму нишпорить сліду. </text:span><text:span text:style-name="T35">(П‑2, 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6" table:number-columns-spanned="4" office:value-type="string">
            <text:h text:style-name="P51" text:outline-level="2"><text:span text:style-name="T79">м</text:span><text:span text:style-name="T100">е</text:span><text:span text:style-name="T79">ртв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<text:soft-page-break/>-а, -е.</text:p>
            <text:p text:style-name="P35">1) Такий, у якому припинилося життя; померлий; <text:span text:style-name="T83">прот.</text:span> живий. || <text:span text:style-name="T83">у знач.</text:span> <text:span text:style-name="T83">ім.</text:span> м<text:span text:style-name="T99">е</text:span>ртвий, -вого, <text:span text:style-name="T83">ч.</text:span>; м<text:span text:style-name="T99">е</text:span>ртва, -вої, <text:span text:style-name="T83">ж.</text:span> Мрець. || Про частини тіла мерця. || Засохлий, завмерлий, сухий (про рослинність). || <text:span text:style-name="T83">перен.</text:span>Надзвичайно схвильований, знесилений, стомлений (про людину).</text:p>
            <text:p text:style-name="P41"><text:span text:style-name="T53">3) </text:span><text:span text:style-name="T67">перен.</text:span><text:span text:style-name="T53"> 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</text:span></text:p>
          </table:table-cell>
          <table:covered-table-cell/>
          <table:covered-table-cell/>
          <table:covered-table-cell/>
          <table:table-cell table:style-name="Dictionary.F166" table:number-columns-spanned="4" office:value-type="string">
            <text:h text:style-name="P51" text:outline-level="2"><text:span text:style-name="T79">крил</text:span><text:span text:style-name="T100">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oft-page-break/><text:span text:style-name="T82">-а, </text:span><text:span text:style-name="T83">с.</text:span></text:p>
            <text:p text:style-name="P35">1) Літальний орган птахів, комах та деяких ссавців (напр., кажанів)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84</text:p>
          </table:table-cell>
          <table:table-cell table:style-name="Dictionary.B167" table:number-columns-spanned="3" office:value-type="string">
            <text:p text:style-name="P29">Молодощáст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167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pan text:style-name="T31">молодий</text:span><text:span text:style-name="T28"> і </text:span><text:span text:style-name="T31">щáстя</text:span></text:p>
          </table:table-cell>
          <table:covered-table-cell/>
          <table:table-cell table:style-name="Dictionary.G167" table:number-columns-spanned="3" office:value-type="string">
            <text:p text:style-name="P5"><text:span text:style-name="T18">Ти десь живеш на призабутім березі</text:span></text:p>
            <text:p text:style-name="P5"><text:span text:style-name="T18">моїх змілілих пам’ятей. Блукаєш</text:span></text:p>
            <text:p text:style-name="P5"><text:span text:style-name="T18">пустелею моїх </text:span><text:span text:style-name="T21">молодощасть</text:span><text:span text:style-name="T18">,</text:span></text:p>
            <text:p text:style-name="P5"><text:span text:style-name="T18">як біла тінь суворої скорботи. </text:span><text:span text:style-name="T35">(П‑1, 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8" table:number-columns-spanned="4" office:value-type="string">
            <text:p text:style-name="P5"><text:span text:style-name="T31">Молодий </text:span><text:span text:style-name="T48">(див. 23)</text:span></text:p>
          </table:table-cell>
          <table:covered-table-cell/>
          <table:covered-table-cell/>
          <table:covered-table-cell/>
          <table:table-cell table:style-name="Dictionary.F168" table:number-columns-spanned="4" office:value-type="string">
            <text:h text:style-name="P52" text:outline-level="2"><text:span text:style-name="T79">щ</text:span><text:span text:style-name="T100">а</text:span><text:span text:style-name="T79">ст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35">1) Стан цілковитого задоволення <text:soft-page-break/>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85</text:p>
          </table:table-cell>
          <table:table-cell table:style-name="Dictionary.B169" table:number-columns-spanned="3" office:value-type="string">
            <text:p text:style-name="P29">НÁдвищ</text:p>
            <text:p text:style-name="P5"><text:span text:style-name="T17">-і, </text:span><text:span text:style-name="T18">ім., ж., інд.-авт.</text:span></text:p>
          </table:table-cell>
          <table:covered-table-cell/>
          <table:covered-table-cell/>
          <table:table-cell table:style-name="Dictionary.E169" table:number-columns-spanned="2" office:value-type="string">
            <text:p text:style-name="P5"><text:span text:style-name="T41">утворене суфіксально-префіксальним способом, похідне від слів:</text:span><text:span text:style-name="T28"> </text:span><text:span text:style-name="T31">над</text:span><text:span text:style-name="T28"> і </text:span><text:span text:style-name="T31">вищий</text:span></text:p>
          </table:table-cell>
          <table:covered-table-cell/>
          <table:table-cell table:style-name="Dictionary.G169" table:number-columns-spanned="3" office:value-type="string">
            <text:p text:style-name="P5"><text:span text:style-name="T18">У небо, у </text:span><text:span text:style-name="T21">надвищ</text:span><text:span text:style-name="T18">, за хмари за чорні</text:span></text:p>
            <text:p text:style-name="P5"><text:span text:style-name="T18">до сонця, Ікаре, спрямовуй свій лет! </text:span><text:span text:style-name="T3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0" table:number-columns-spanned="4" office:value-type="string">
            <text:h text:style-name="P49" text:outline-level="2">над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3">рідко </text:span><text:span text:style-name="T82">наді, надо, </text:span><text:span text:style-name="T83">прийм.</text:span><text:span text:style-name="T82">, </text:span><text:span text:style-name="T83">з оруд.</text:span> <text:span text:style-name="T83">і знах. в.</text:span> <text:span text:style-name="T82">Сполучення з над виражають: Просторові відношення:</text:span></text:p>
            <text:p text:style-name="P35">1) <text:span text:style-name="T107">з </text:span><text:span text:style-name="T83">оруд. в.</text:span> 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<text:soft-page-break/>місця, біля якого на вищому рівні щось розміщене.</text:p>
            <text:p text:style-name="P35">2) <text:span text:style-name="T107">із </text:span><text:span text:style-name="T83">знах. в.</text:span> Уживається для позначення місця, куди спрямована дія. Об'єктні відношення:</text:p>
            <text:p text:style-name="P41"><text:span text:style-name="T53">5) </text:span><text:span text:style-name="T63">із </text:span><text:span text:style-name="T67">знах.</text:span><text:span text:style-name="T53">, </text:span><text:span text:style-name="T63">рідко з </text:span><text:span text:style-name="T67">оруд. в.</text:span><text:span text:style-name="T53"> 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 </text:span><text:span text:style-name="T63">Над усе</text:span><text:span text:style-name="T53">.</text:span></text:p>
          </table:table-cell>
          <table:covered-table-cell/>
          <table:covered-table-cell/>
          <table:covered-table-cell/>
          <table:table-cell table:style-name="Dictionary.F170" table:number-columns-spanned="4" office:value-type="string">
            <text:h text:style-name="P51" text:outline-level="2"><text:span text:style-name="T79">в</text:span><text:span text:style-name="T100">и</text:span><text:span text:style-name="T79">щ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1"><text:span text:style-name="T64">1) Вищ. ст. до </text:span><text:a xlink:type="simple" xlink:href="http://www.lingvo.ua/uk/Translate/uk-uk/високий"><text:span text:style-name="T72">високий</text:span></text:a><text:span text:style-name="T6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86</text:p>
          </table:table-cell>
          <table:table-cell table:style-name="Dictionary.B171" table:number-columns-spanned="3" office:value-type="string">
            <text:p text:style-name="P29">Наднéбо</text:p>
            <text:p text:style-name="P5"><text:span text:style-name="T17">-а, </text:span><text:span text:style-name="T18">ім., с., інд.-авт.</text:span></text:p>
          </table:table-cell>
          <table:covered-table-cell/>
          <table:covered-table-cell/>
          <table:table-cell table:style-name="Dictionary.E171" table:number-columns-spanned="2" office:value-type="string">
            <text:p text:style-name="P5"><text:span text:style-name="T41">утворене префіксальним способом, похідне від слова</text:span><text:span text:style-name="T28"> </text:span><text:span text:style-name="T31">над</text:span><text:span text:style-name="T28"> і </text:span><text:span text:style-name="T31">нéбо</text:span></text:p>
          </table:table-cell>
          <table:covered-table-cell/>
          <table:table-cell table:style-name="Dictionary.G171" table:number-columns-spanned="3" office:value-type="string">
            <text:p text:style-name="P5"><text:span text:style-name="T18">Були мої моління всує - </text:span></text:p>
            <text:p text:style-name="P5"><text:span text:style-name="T18">Бог не почув і не простив,</text:span></text:p>
            <text:p text:style-name="P5"><text:span text:style-name="T18">і вже її душа прямує</text:span></text:p>
            <text:p text:style-name="P5"><text:span text:style-name="T18">в </text:span><text:span text:style-name="T21">наднеба</text:span><text:span text:style-name="T18"> синь. </text:span><text:span text:style-name="T35">(П‑2, 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2" table:number-columns-spanned="4" office:value-type="string">
            <text:p text:style-name="P5"><text:span text:style-name="T31">Над </text:span><text:span text:style-name="T48">(див. 84)</text:span></text:p>
          </table:table-cell>
          <table:covered-table-cell/>
          <table:covered-table-cell/>
          <table:covered-table-cell/>
          <table:table-cell table:style-name="Dictionary.F172" table:number-columns-spanned="4" office:value-type="string">
            <text:h text:style-name="P50" text:outline-level="2">небо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не</text:span><text:span text:style-name="T87"></text:span><text:span text:style-name="T82">бо</text:span></text:p>
            <text:p text:style-name="P35"><text:span text:style-name="T82">-а, </text:span><text:span text:style-name="T83">с.</text:span></text:p>
            <text:p text:style-name="P35">1) Видимий над поверхнею землі повітряний простір у формі шатра.</text:p>
            <text:p text:style-name="P35">2) За релігійними уявленнями – місцеперебування Бога, ангелів, святих; потойбічний світ, рай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6">87</text:p>
          </table:table-cell>
          <table:table-cell table:style-name="Dictionary.B173" table:number-columns-spanned="3" office:value-type="string">
            <text:p text:style-name="P29">НадÓкруж</text:p>
            <text:p text:style-name="P18">незм., присл., інд.-авт.</text:p>
          </table:table-cell>
          <table:covered-table-cell/>
          <table:covered-table-cell/>
          <table:table-cell table:style-name="Dictionary.E173" table:number-columns-spanned="2" office:value-type="string">
            <text:p text:style-name="P5"><text:span text:style-name="T39">утворене префіксальним способом, похідне від слова</text:span><text:span text:style-name="T36"> </text:span><text:span text:style-name="T38">о</text:span><text:span text:style-name="T37"></text:span><text:span text:style-name="T38">круга</text:span></text:p>
          </table:table-cell>
          <table:covered-table-cell/>
          <table:table-cell table:style-name="Dictionary.G173" table:number-columns-spanned="3" office:value-type="string">
            <text:p text:style-name="P5"><text:span text:style-name="T18">А </text:span><text:span text:style-name="T21">надокруж</text:span><text:span text:style-name="T18"> – майстри заплічні</text:span></text:p>
            <text:p text:style-name="P5"><text:span text:style-name="T18">стежок – ганебних і величних. </text:span><text:span text:style-name="T35">(П‑2, 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4" table:number-columns-spanned="4" office:value-type="string">
            <text:p text:style-name="P5"><text:span text:style-name="T31">Над </text:span><text:span text:style-name="T48">(див. 84)</text:span></text:p>
          </table:table-cell>
          <table:covered-table-cell/>
          <table:covered-table-cell/>
          <table:covered-table-cell/>
          <table:table-cell table:style-name="Dictionary.F174" table:number-columns-spanned="4" office:value-type="string">
            <text:h text:style-name="P52" text:outline-level="2"><text:span text:style-name="T79">окр</text:span><text:span text:style-name="T100">у</text:span><text:span text:style-name="T79">г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Навколишня місцевіст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88</text:p>
          </table:table-cell>
          <table:table-cell table:style-name="Dictionary.B175" table:number-columns-spanned="3" office:value-type="string">
            <text:p text:style-name="P29">Надторóси</text:p>
            <text:p text:style-name="P5"><text:span text:style-name="T17">-ів, </text:span><text:span text:style-name="T18">ім., мн., інд.-авт.</text:span></text:p>
          </table:table-cell>
          <table:covered-table-cell/>
          <table:covered-table-cell/>
          <table:table-cell table:style-name="Dictionary.E175" table:number-columns-spanned="2" office:value-type="string">
            <text:p text:style-name="P5"><text:span text:style-name="T41">утворене префіксальним способом, похідне від слів:</text:span><text:span text:style-name="T17"> </text:span><text:span text:style-name="T32">над</text:span><text:span text:style-name="T17"> і </text:span><text:span text:style-name="T30">торóси</text:span></text:p>
          </table:table-cell>
          <table:covered-table-cell/>
          <table:table-cell table:style-name="Dictionary.G175" table:number-columns-spanned="3" office:value-type="string">
            <text:p text:style-name="P5"><text:span text:style-name="T18">…оце світіння полохких світань</text:span></text:p>
            <text:p text:style-name="P5"><text:span text:style-name="T18">світів жертовних, що мене запалює</text:span></text:p>
            <text:p text:style-name="P5"><text:span text:style-name="T18">всенепогасним і ламким, як крига,</text:span></text:p>
            <text:p text:style-name="P5"><text:span text:style-name="T18">огнем співучих </text:span><text:span text:style-name="T21">надторосів</text:span><text:span text:style-name="T18"> – криг. </text:span><text:span text:style-name="T35">(П‑1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6" table:number-columns-spanned="4" office:value-type="string">
            <text:p text:style-name="P5"><text:span text:style-name="T31">Над </text:span><text:span text:style-name="T48">(див. 84)</text:span></text:p>
          </table:table-cell>
          <table:covered-table-cell/>
          <table:covered-table-cell/>
          <table:covered-table-cell/>
          <table:table-cell table:style-name="Dictionary.F176" table:number-columns-spanned="4" office:value-type="string">
            <text:h text:style-name="P52" text:outline-level="2"><text:span text:style-name="T79">тор</text:span><text:span text:style-name="T100">о</text:span><text:span text:style-name="T79">с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ч.</text:span></text:p>
            <text:p text:style-name="P35">Нагромадження уламків криги на замерзлих морях і річках, що утворюється внаслідок стискання льоду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89</text:p>
          </table:table-cell>
          <table:table-cell table:style-name="Dictionary.B177" table:number-columns-spanned="3" office:value-type="string">
            <text:p text:style-name="P29">Нáкрик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177" table:number-columns-spanned="2" office:value-type="string">
            <text:p text:style-name="P5"><text:span text:style-name="T41">утворене префіксальним способом, похідне від слова</text:span><text:span text:style-name="T28"> </text:span><text:span text:style-name="T31">крик</text:span></text:p>
          </table:table-cell>
          <table:covered-table-cell/>
          <table:table-cell table:style-name="Dictionary.G177" table:number-columns-spanned="3" office:value-type="string">
            <text:p text:style-name="P5"><text:span text:style-name="T18">Отой прощальний змах тонкоголосий</text:span></text:p>
            <text:p text:style-name="P5"><text:span text:style-name="T18">тремтливої руки, той голий </text:span><text:span text:style-name="T21">накрик</text:span><text:span text:style-name="T18"> - </text:span></text:p>
            <text:p text:style-name="P5"><text:soft-page-break/><text:span text:style-name="T18">пункти рами – щербати й яр, той пагорб - </text:span></text:p>
            <text:p text:style-name="P5"><text:span text:style-name="T18">яким зигзагом путь тобі значив? </text:span><text:span text:style-name="T35">(П‑1, 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8" table:number-columns-spanned="8" office:value-type="string">
            <text:p text:style-name="P5"><text:span text:style-name="T31">Крик </text:span><text:span text:style-name="T48">(див. 7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90</text:p>
          </table:table-cell>
          <table:table-cell table:style-name="Dictionary.B179" table:number-columns-spanned="3" office:value-type="string">
            <text:p text:style-name="P29">Нáмерзи</text:p>
            <text:p text:style-name="P5"><text:span text:style-name="T17">-ів, </text:span><text:span text:style-name="T18">ім., мн., інд.-авт.</text:span></text:p>
          </table:table-cell>
          <table:covered-table-cell/>
          <table:covered-table-cell/>
          <table:table-cell table:style-name="Dictionary.E179" table:number-columns-spanned="2" office:value-type="string">
            <text:p text:style-name="P5"><text:span text:style-name="T41">утворене нульсуфіксальним способом, похідне від слова</text:span><text:span text:style-name="T28"> </text:span><text:span text:style-name="T31">намерза</text:span><text:span text:style-name="T37"></text:span><text:span text:style-name="T31">ти</text:span></text:p>
          </table:table-cell>
          <table:covered-table-cell/>
          <table:table-cell table:style-name="Dictionary.G179" table:number-columns-spanned="3" office:value-type="string">
            <text:p text:style-name="P5"><text:span text:style-name="T18">О скрипки тьмавий гуд – мов скапує живиця,</text:span></text:p>
            <text:p text:style-name="P5"><text:span text:style-name="T18">зникають </text:span><text:span text:style-name="T21">намерзи</text:span><text:span text:style-name="T18"> і вже хмеліє гін</text:span></text:p>
            <text:p text:style-name="P5"><text:span text:style-name="T18">дзвінкого дерева… </text:span><text:span text:style-name="T35">(П‑2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0" table:number-columns-spanned="8" office:value-type="string">
            <text:h text:style-name="P51" text:outline-level="2"><text:span text:style-name="T79">намерз</text:span><text:span text:style-name="T100">а</text:span><text:span text:style-name="T79">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є, </text:span><text:span text:style-name="T83">недок.</text:span><text:span text:style-name="T82">, намерзнути </text:span><text:span text:style-name="T83">і </text:span><text:span text:style-name="T82">намерзти, -зне; </text:span><text:span text:style-name="T83">мин. ч.</text:span> <text:span text:style-name="T82">намерз, -ла, -ло; </text:span><text:span text:style-name="T83">док.</text:span></text:p>
            <text:p text:style-name="P35">1) Замерзаючи, вкривати поверхню чого-небудь або нагромаджуватися на чому-небудь (про лід, сніг і т. ін.). || Покриватися льод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91</text:p>
          </table:table-cell>
          <table:table-cell table:style-name="Dictionary.B181" table:number-columns-spanned="3" office:value-type="string">
            <text:p text:style-name="P29">Напівбажá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181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напíв</text:span><text:span text:style-name="T28"> і </text:span><text:span text:style-name="T31">бажáння</text:span></text:p>
          </table:table-cell>
          <table:covered-table-cell/>
          <table:table-cell table:style-name="Dictionary.G181" table:number-columns-spanned="3" office:value-type="string">
            <text:p text:style-name="P5"><text:span text:style-name="T18">Напівступою,</text:span></text:p>
            <text:p text:style-name="P5"><text:span text:style-name="T18">як над собою винесений крок</text:span></text:p>
            <text:p text:style-name="P5"><text:span text:style-name="T18">задумався і скляк. </text:span><text:span text:style-name="T21">Напівбажання</text:span><text:span text:style-name="T18">,</text:span></text:p>
            <text:p text:style-name="P5"><text:span text:style-name="T18">на півваганні втяте. </text:span><text:span text:style-name="T3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2" table:number-columns-spanned="4" office:value-type="string">
            <text:h text:style-name="P51" text:outline-level="2"><text:span text:style-name="T79">Наполов</text:span><text:span text:style-name="T100">и</text:span><text:span text:style-name="T79">ну (напі</text:span><text:span text:style-name="T34"></text:span><text:span text:style-name="T79">в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40">присл.</text:p>
            <text:p text:style-name="P35">1) У розмірі чи обсязі, що охоплює половину кого-, чого-небудь.</text:p>
            <text:p text:style-name="P35">2) Пополам з чим-небудь; з домішкою, <text:soft-page-break/>з ознакою, з елементами чогось.</text:p>
            <text:p text:style-name="P35">3) Частково, не зовсім, не повністю або значною мірою.</text:p>
          </table:table-cell>
          <table:covered-table-cell/>
          <table:covered-table-cell/>
          <table:covered-table-cell/>
          <table:table-cell table:style-name="Dictionary.F182" table:number-columns-spanned="4" office:value-type="string">
            <text:h text:style-name="P51" text:outline-level="2"><text:span text:style-name="T79">баж</text:span><text:span text:style-name="T100">а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35">1) Прагнення, потяг до здійснення чого-небудь; хоті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92</text:p>
          </table:table-cell>
          <table:table-cell table:style-name="Dictionary.B183" table:number-columns-spanned="3" office:value-type="string">
            <text:p text:style-name="P30">Напівступá</text:p>
            <text:p text:style-name="P5"><text:span text:style-name="T110">-и</text:span><text:span text:style-name="T110">, </text:span><text:span text:style-name="T18">ім., </text:span><text:span text:style-name="T112">ж., інд.-авт.</text:span></text:p>
          </table:table-cell>
          <table:covered-table-cell/>
          <table:covered-table-cell/>
          <table:table-cell table:style-name="Dictionary.E183" table:number-columns-spanned="2" office:value-type="string">
            <text:p text:style-name="P5"><text:span text:style-name="T116">утворене префіксальним способом, похідне від слів:</text:span><text:span text:style-name="T114"> </text:span><text:span text:style-name="T31">напíв</text:span><text:span text:style-name="T114"> і </text:span><text:span text:style-name="T115">ступа</text:span><text:span text:style-name="T37"></text:span></text:p>
          </table:table-cell>
          <table:covered-table-cell/>
          <table:table-cell table:style-name="Dictionary.G183" table:number-columns-spanned="3" office:value-type="string">
            <text:p text:style-name="P5"><text:span text:style-name="T21">Напівступою</text:span><text:span text:style-name="T18">,</text:span></text:p>
            <text:p text:style-name="P5"><text:span text:style-name="T18">як над собою винесений крок</text:span></text:p>
            <text:p text:style-name="P5"><text:span text:style-name="T18">задумався і скляк. Напівбажання,</text:span></text:p>
            <text:p text:style-name="P5"><text:span text:style-name="T18">на півваганні втяте. </text:span><text:span text:style-name="T3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4" table:number-columns-spanned="4" office:value-type="string">
            <text:h text:style-name="P51" text:outline-level="2"><text:span text:style-name="T79">Напі</text:span><text:span text:style-name="T34"></text:span><text:span text:style-name="T79">в </text:span><text:span text:style-name="T122">(див. 91)</text:span></text:h>
          </table:table-cell>
          <table:covered-table-cell/>
          <table:covered-table-cell/>
          <table:covered-table-cell/>
          <table:table-cell table:style-name="Dictionary.F184" table:number-columns-spanned="4" office:value-type="string">
            <text:h text:style-name="P49" text:outline-level="2">ступа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I </text:span><text:span text:style-name="T82">ступ`а</text:span></text:p>
            <text:p text:style-name="P35"><text:span text:style-name="T82">-и, </text:span><text:span text:style-name="T83">ж.</text:span><text:span text:style-name="T82">, </text:span><text:span text:style-name="T83">перев.</text:span> <text:span text:style-name="T83">з означ.</text:span></text:p>
            <text:p text:style-name="P35">Манера ходити, ступати; хода. || Рух ногою вперед, убік або назад; крок. || Звуки від таких рухів. || Про спокійну, тиху ходу коня; найповільніший алюр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93</text:p>
          </table:table-cell>
          <table:table-cell table:style-name="Dictionary.B185" table:number-columns-spanned="3" office:value-type="string">
            <text:p text:style-name="P29">Нáхлюпи</text:p>
            <text:p text:style-name="P5"><text:span text:style-name="T17">-ів, </text:span><text:span text:style-name="T18">ім., мн., інд.-авт.</text:span></text:p>
          </table:table-cell>
          <table:covered-table-cell/>
          <table:covered-table-cell/>
          <table:table-cell table:style-name="Dictionary.E185" table:number-columns-spanned="2" office:value-type="string">
            <text:p text:style-name="P5"><text:span text:style-name="T118">утворене префіксальним і нульсуфіксальним способом, похідне від слова</text:span><text:span text:style-name="T28"> </text:span><text:span text:style-name="T31">хлюпати</text:span></text:p>
          </table:table-cell>
          <table:covered-table-cell/>
          <table:table-cell table:style-name="Dictionary.G185" table:number-columns-spanned="3" office:value-type="string">
            <text:p text:style-name="P5"><text:span text:style-name="T18">Покірні вітру, </text:span><text:span text:style-name="T21">нахлюпи</text:span><text:span text:style-name="T18"> щедрот</text:span></text:p>
            <text:p text:style-name="P5"><text:span text:style-name="T18">з убогого жебрацького бенкету,</text:span></text:p>
            <text:p text:style-name="P5"><text:span text:style-name="T18">відвирувавши, котяться у Лету,</text:span></text:p>
            <text:p text:style-name="P5"><text:span text:style-name="T18">в таночок взявши кревних і заброд.</text:span><text:span text:style-name="T35">(П‑1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6" table:number-columns-spanned="8" office:value-type="string">
            <text:h text:style-name="P51" text:outline-level="2"><text:span text:style-name="T79">хл</text:span><text:span text:style-name="T100">ю</text:span><text:span text:style-name="T79">па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ю, -аєш, </text:span><text:span text:style-name="T83">недок.</text:span></text:p>
            <text:p text:style-name="P35">1) <text:span text:style-name="T83">неперех.</text:span> Плещучи, просочуючись, видавати характерні звуки (про воду, грязь і т. ін.). || З плескотом битися, ударятися об що-небудь. || Ударяючи по <text:soft-page-break/>воді, з шумом занурюючись, падаючи в воду чи іншу рідину, створювати плескіт.</text:p>
            <text:p text:style-name="P41"><text:span text:style-name="T53">2) </text:span><text:span text:style-name="T67">перех.</text:span><text:span text:style-name="T53"> </text:span><text:span text:style-name="T63">і </text:span><text:span text:style-name="T67">неперех.</text:span><text:span text:style-name="T53"> Рвучкими рухами лити, бризкати водою або іншою рідиною на кого-, що-небудь. || Розливатися, виливатися, розпліскуватися. || Утворювати звуки, що нагадують </text:span><text:span text:style-name="T53">хлипання.</text:span><text:span text:style-name="T63">Хлюпати носом</text:span><text:span text:style-name="T5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94</text:p>
          </table:table-cell>
          <table:table-cell table:style-name="Dictionary.B187" table:number-columns-spanned="3" office:value-type="string">
            <text:p text:style-name="P29">Обакрáй</text:p>
            <text:p text:style-name="P5"><text:span text:style-name="T17">-ю, </text:span><text:span text:style-name="T18">ім., ч., інд.-авт.</text:span></text:p>
          </table:table-cell>
          <table:covered-table-cell/>
          <table:covered-table-cell/>
          <table:table-cell table:style-name="Dictionary.E187" table:number-columns-spanned="2" office:value-type="string">
            <text:p text:style-name="P5"><text:span text:style-name="T41">утворене способом зрощення, похідне від слів:</text:span><text:span text:style-name="T28"> </text:span><text:span text:style-name="T31">óба</text:span><text:span text:style-name="T28"> і </text:span><text:span text:style-name="T31">край</text:span></text:p>
          </table:table-cell>
          <table:covered-table-cell/>
          <table:table-cell table:style-name="Dictionary.G187" table:number-columns-spanned="3" office:value-type="string">
            <text:p text:style-name="P5"><text:span text:style-name="T18">З ціложиттєвого ждання</text:span></text:p>
            <text:p text:style-name="P5"><text:span text:style-name="T18">Ти смерть на кілька літ відтрутив,</text:span></text:p>
            <text:p text:style-name="P5"><text:span text:style-name="T18">аби почути пахощ рути</text:span></text:p>
            <text:p text:style-name="P5"><text:span text:style-name="T18">і в неї впасти навмання - </text:span></text:p>
            <text:p text:style-name="P5"><text:span text:style-name="T18">з усіх розлук – на </text:span><text:span text:style-name="T21">обакрай</text:span></text:p>
            <text:p text:style-name="P5"><text:span text:style-name="T18">Вітчизни – і яви, і мрії. </text:span><text:span text:style-name="T35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8" table:number-columns-spanned="4" office:value-type="string">
            <text:h text:style-name="P51" text:outline-level="2"><text:span text:style-name="T79">Об</text:span><text:span text:style-name="T100">и</text:span><text:span text:style-name="T79">два (</text:span><text:span text:style-name="T31">óба</text:span><text:span text:style-name="T79">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обох, </text:span><text:span text:style-name="T83">ч.</text:span> <text:span text:style-name="T83">і с.</text:span><text:span text:style-name="T82">, обидві, обох, </text:span><text:span text:style-name="T83">ж.</text:span><text:span text:style-name="T82">, </text:span><text:span text:style-name="T83">числ.</text:span><text:span text:style-name="T82">, </text:span><text:span text:style-name="T83">збірн.</text:span></text:p>
            <text:p text:style-name="P41"><text:span text:style-name="T53">Означає кожний із двох названих або відомих предметів; один і другий; і той, і другий. </text:span><text:span text:style-name="T63">В обидва кінці</text:span><text:span text:style-name="T53">.</text:span></text:p>
          </table:table-cell>
          <table:covered-table-cell/>
          <table:covered-table-cell/>
          <table:covered-table-cell/>
          <table:table-cell table:style-name="Dictionary.F188" table:number-columns-spanned="4" office:value-type="string">
            <text:p text:style-name="P5"><text:span text:style-name="T31">Край </text:span><text:span text:style-name="T48">(див. 73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95</text:p>
          </table:table-cell>
          <table:table-cell table:style-name="Dictionary.B189" table:number-columns-spanned="3" office:value-type="string">
            <text:p text:style-name="P29">Обоюдожáл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189" table:number-columns-spanned="2" office:value-type="string">
            <text:p text:style-name="P5"><text:span text:style-name="T97">утворене складносуфіксальним способом, похідне від слів:</text:span><text:span text:style-name="T98"> </text:span><text:span text:style-name="T94">обою</text:span><text:span text:style-name="T37"></text:span><text:span text:style-name="T94">до</text:span><text:span text:style-name="T98"> і </text:span><text:span text:style-name="T94">жалі</text:span><text:span text:style-name="T37"></text:span><text:span text:style-name="T94">ти</text:span></text:p>
          </table:table-cell>
          <table:covered-table-cell/>
          <table:table-cell table:style-name="Dictionary.G189" table:number-columns-spanned="3" office:value-type="string">
            <text:p text:style-name="P5"><text:span text:style-name="T18">Та мури, мов із мертвих всталі,</text:span></text:p>
            <text:p text:style-name="P5"><text:span text:style-name="T18">похмуро мовили: чекай,</text:span></text:p>
            <text:p text:style-name="P5"><text:span text:style-name="T18">ще обрадіє із печалі</text:span></text:p>
            <text:p text:style-name="P5"><text:span text:style-name="T18">твій </text:span><text:span text:style-name="T21">обоюдожалий</text:span><text:span text:style-name="T18"> край. </text:span><text:span text:style-name="T35">(П‑1, 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0" table:number-columns-spanned="4" office:value-type="string">
            <text:p text:style-name="P5"><text:span text:style-name="T94">Обою</text:span><text:span text:style-name="T37"></text:span><text:span text:style-name="T94">до </text:span><text:span text:style-name="T96">(не подано у словнику)</text:span></text:p>
          </table:table-cell>
          <table:covered-table-cell/>
          <table:covered-table-cell/>
          <table:covered-table-cell/>
          <table:table-cell table:style-name="Dictionary.F190" table:number-columns-spanned="4" office:value-type="string">
            <text:h text:style-name="P51" text:outline-level="2"><text:span text:style-name="T79">жал</text:span><text:span text:style-name="T100">і</text:span><text:span text:style-name="T79">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oft-page-break/><text:span text:style-name="T82">-ію, -ієш, </text:span><text:span text:style-name="T83">недок.</text:span></text:p>
            <text:p text:style-name="P35">1) <text:span text:style-name="T83">перех.</text:span> <text:span text:style-name="T107">і без додатка</text:span>. Відчувати жалість, співчуття до кого-небудь.</text:p>
            <text:p text:style-name="P35">2) <text:span text:style-name="T83">неперех.</text:span> Нарікати на що-небудь, уболівати за чимось, за щось; шкодувати, жалкувати.</text:p>
            <text:p text:style-name="P41"><text:span text:style-name="T53">3) </text:span><text:span text:style-name="T67">перех.</text:span><text:span text:style-name="T53"> Берегти, оберігати кого-, що-небудь. || Неохоче витрачати що-небудь; шкодувати, жалкува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96</text:p>
          </table:table-cell>
          <table:table-cell table:style-name="Dictionary.B191" table:number-columns-spanned="3" office:value-type="string">
            <text:p text:style-name="P29">ОвÓгнений</text:p>
            <text:p text:style-name="P5"><text:span text:style-name="T17">-а, -е, </text:span><text:span text:style-name="T19">дієпр., інд.-авт.</text:span></text:p>
          </table:table-cell>
          <table:covered-table-cell/>
          <table:covered-table-cell/>
          <table:table-cell table:style-name="Dictionary.E191" table:number-columns-spanned="2" office:value-type="string">
            <text:p text:style-name="P5"><text:span text:style-name="T117">утворене суфіксально-префіксальним способом, похідне від </text:span><text:span text:style-name="T41">в</text:span><text:span text:style-name="T28">ід неіснуючого дієслова </text:span><text:span text:style-name="T31">овогнити</text:span></text:p>
          </table:table-cell>
          <table:covered-table-cell/>
          <table:table-cell table:style-name="Dictionary.G191" table:number-columns-spanned="3" office:value-type="string">
            <text:p text:style-name="P5"><text:span text:style-name="T18">Та за тобою небо запалало,</text:span></text:p>
            <text:p text:style-name="P5"><text:span text:style-name="T21">овогнене</text:span><text:span text:style-name="T18"> грозою стожалів. </text:span><text:span text:style-name="T35">(П‑2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2" table:number-columns-spanned="8" office:value-type="string">
            <text:p text:style-name="P5"><text:span text:style-name="T31">Овогнити </text:span><text:span text:style-name="T48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97</text:p>
          </table:table-cell>
          <table:table-cell table:style-name="Dictionary.B193" table:number-columns-spanned="3" office:value-type="string">
            <text:p text:style-name="P29">Огрáння</text:p>
            <text:p text:style-name="P17">ім., с., інд.-авт.</text:p>
          </table:table-cell>
          <table:covered-table-cell/>
          <table:covered-table-cell/>
          <table:table-cell table:style-name="Dictionary.E193" table:number-columns-spanned="2" office:value-type="string">
            <text:p text:style-name="P5"><text:span text:style-name="T41">утворене суфіксальним способом, похідне від слова</text:span><text:span text:style-name="T36"> </text:span><text:span text:style-name="T32">огрáнювати</text:span></text:p>
          </table:table-cell>
          <table:covered-table-cell/>
          <table:table-cell table:style-name="Dictionary.G193" table:number-columns-spanned="3" office:value-type="string">
            <text:p text:style-name="P5"><text:span text:style-name="T18">У зашморзі бід</text:span></text:p>
            <text:p text:style-name="P5"><text:span text:style-name="T18">аж зайшовся кривий од волання борлак,</text:span></text:p>
            <text:p text:style-name="P5"><text:span text:style-name="T18">аж </text:span><text:span text:style-name="T21">огранням</text:span><text:span text:style-name="T18"> дзеркал заросилася кров! </text:span><text:span text:style-name="T35">(П‑1, 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4" table:number-columns-spanned="8" office:value-type="string">
            <text:h text:style-name="P51" text:outline-level="2"><text:span text:style-name="T79">Огран</text:span><text:span text:style-name="T100">о</text:span><text:span text:style-name="T79">вувати (</text:span><text:span text:style-name="T32">огрáнювати</text:span><text:span text:style-name="T79">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ю, -уєш, </text:span><text:span text:style-name="T83">недок.</text:span><text:span text:style-name="T82">, огранувати, -ую, -уєш, </text:span><text:span text:style-name="T83">док.</text:span><text:span text:style-name="T82">, </text:span><text:span text:style-name="T83">перех.</text:span><text:span text:style-name="T82">, </text:span><text:span text:style-name="T83">спец.</text:span></text:p>
            <text:p text:style-name="P35">Шліфуючи поверхню чого-небудь, робити на ній грані.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98</text:p>
          </table:table-cell>
          <table:table-cell table:style-name="Dictionary.B195" table:number-columns-spanned="3" office:value-type="string">
            <text:p text:style-name="P29">Озлíння</text:p>
            <text:p text:style-name="P5"><text:soft-page-break/><text:span text:style-name="T17">-я, </text:span><text:span text:style-name="T18">ім., ж., інд.-авт.</text:span></text:p>
          </table:table-cell>
          <table:covered-table-cell/>
          <table:covered-table-cell/>
          <table:table-cell table:style-name="Dictionary.E195" table:number-columns-spanned="2" office:value-type="string">
            <text:p text:style-name="P22"><text:span text:style-name="T46">утворене </text:span><text:soft-page-break/><text:span text:style-name="T46">суфіксальним способом, похідне від слова</text:span><text:span text:style-name="T17"> </text:span><text:span text:style-name="T32">озлитися</text:span></text:p>
          </table:table-cell>
          <table:covered-table-cell/>
          <table:table-cell table:style-name="Dictionary.G195" table:number-columns-spanned="3" office:value-type="string">
            <text:p text:style-name="P5"><text:span text:style-name="T18">А шал який! Яке </text:span><text:span text:style-name="T21">озління</text:span><text:span text:style-name="T18">!</text:span></text:p>
            <text:p text:style-name="P5"><text:soft-page-break/><text:span text:style-name="T18">О білий світе-блекота. </text:span><text:span text:style-name="T35">(П‑1, 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6" table:number-columns-spanned="8" office:value-type="string">
            <text:h text:style-name="P51" text:outline-level="2"><text:span text:style-name="T79">озл</text:span><text:span text:style-name="T100">и</text:span><text:span text:style-name="T79">тис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люся, -лишся, </text:span><text:span text:style-name="T83">док.</text:span></text:p>
            <text:p text:style-name="P35">Стати розлюченим, роздратованим; розізлитися, розгніватися. || Стати злим, злостиви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99</text:p>
          </table:table-cell>
          <table:table-cell table:style-name="Dictionary.B197" table:number-columns-spanned="3" office:value-type="string">
            <text:p text:style-name="P29">Ошрóття</text:p>
            <text:p text:style-name="P5"><text:span text:style-name="T17">-я, </text:span><text:span text:style-name="T18">ім., збірн., інд.-авт.</text:span></text:p>
          </table:table-cell>
          <table:covered-table-cell/>
          <table:covered-table-cell/>
          <table:table-cell table:style-name="Dictionary.E197" table:number-columns-spanned="2" office:value-type="string">
            <text:p text:style-name="P8"><text:span text:style-name="T41">утворене суфіксально-префіксальним способом, похідне від слова</text:span> <text:span text:style-name="T80">шріт</text:span></text:p>
          </table:table-cell>
          <table:covered-table-cell/>
          <table:table-cell table:style-name="Dictionary.G197" table:number-columns-spanned="3" office:value-type="string">
            <text:p text:style-name="P5"><text:span text:style-name="T18">І тінь біжить – поверхи давніх днів.</text:span></text:p>
            <text:p text:style-name="P5"><text:span text:style-name="T18">І заволока – на </text:span><text:span text:style-name="T21">ошроття</text:span><text:span text:style-name="T18"> часу. </text:span><text:span text:style-name="T35">(П‑1, 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8" table:number-columns-spanned="8" office:value-type="string">
            <text:h text:style-name="P49" text:outline-level="2">шріт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шроту, </text:span><text:span text:style-name="T83">ч.</text:span></text:p>
            <text:p text:style-name="P35">1) Дрібні свинцеві кульки для стрільби з мисливської рушниці; дріб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00</text:p>
          </table:table-cell>
          <table:table-cell table:style-name="Dictionary.B199" table:number-columns-spanned="3" office:value-type="string">
            <text:p text:style-name="P29">Пáверх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199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па</text:span><text:span text:style-name="T28">... (“подібний”) і </text:span><text:span text:style-name="T31">верх</text:span></text:p>
          </table:table-cell>
          <table:covered-table-cell/>
          <table:table-cell table:style-name="Dictionary.G199" table:number-columns-spanned="3" office:value-type="string">
            <text:p text:style-name="P5"><text:span text:style-name="T18">Тут </text:span><text:span text:style-name="T21">паверх</text:span><text:span text:style-name="T18">, паниз, пажиття і паскін,</text:span></text:p>
            <text:p text:style-name="P5"><text:span text:style-name="T18">переступай лискуче лезо меж,</text:span></text:p>
            <text:p text:style-name="P5"><text:span text:style-name="T18">і рідні лиця за порожні маски</text:span></text:p>
            <text:p text:style-name="P5"><text:span text:style-name="T18">тобі здадуться з понадгірних веж. </text:span><text:span text:style-name="T35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0" table:number-columns-spanned="4" office:value-type="string">
            <text:p text:style-name="P5"><text:span text:style-name="T57">Па</text:span><text:span text:style-name="T59">... </text:span><text:span text:style-name="T60">(не подано у словнику)</text:span></text:p>
          </table:table-cell>
          <table:covered-table-cell/>
          <table:covered-table-cell/>
          <table:covered-table-cell/>
          <table:table-cell table:style-name="Dictionary.F200" table:number-columns-spanned="4" office:value-type="string">
            <text:h text:style-name="P49" text:outline-level="2">верх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oft-page-break/><text:span text:style-name="T82">-у, </text:span><text:span text:style-name="T83">ч.</text:span></text:p>
            <text:p text:style-name="P35">1) Верхня, найвища частина чого-небудь; вершина. || Поверхня землі, якої-небудь рідини і т. ін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01</text:p>
          </table:table-cell>
          <table:table-cell table:style-name="Dictionary.B201" table:number-columns-spanned="3" office:value-type="string">
            <text:p text:style-name="P29">Пажиття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201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па</text:span><text:span text:style-name="T28">... (“подібний”) і </text:span><text:span text:style-name="T31">життя</text:span></text:p>
          </table:table-cell>
          <table:covered-table-cell/>
          <table:table-cell table:style-name="Dictionary.G201" table:number-columns-spanned="3" office:value-type="string">
            <text:p text:style-name="P5"><text:span text:style-name="T18">Тут паверх, паниз, </text:span><text:span text:style-name="T21">пажиття</text:span><text:span text:style-name="T18"> і паскін,</text:span></text:p>
            <text:p text:style-name="P5"><text:span text:style-name="T18">переступай лискуче лезо меж,</text:span></text:p>
            <text:p text:style-name="P5"><text:span text:style-name="T18">і рідні лиця за порожні маски</text:span></text:p>
            <text:p text:style-name="P5"><text:span text:style-name="T18">тобі здадуться з понадгірних веж. </text:span><text:span text:style-name="T35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2" table:number-columns-spanned="8" office:value-type="string">
            <text:p text:style-name="P5"><text:span text:style-name="T31">Життя </text:span><text:span text:style-name="T48">(див. 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02</text:p>
          </table:table-cell>
          <table:table-cell table:style-name="Dictionary.B203" table:number-columns-spanned="3" office:value-type="string">
            <text:p text:style-name="P29">Пáниз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203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па</text:span><text:span text:style-name="T28">... (“подібний”) і </text:span><text:span text:style-name="T31">низ</text:span></text:p>
          </table:table-cell>
          <table:covered-table-cell/>
          <table:table-cell table:style-name="Dictionary.G203" table:number-columns-spanned="3" office:value-type="string">
            <text:p text:style-name="P5"><text:span text:style-name="T18">Тут паверх, </text:span><text:span text:style-name="T21">паниз</text:span><text:span text:style-name="T18">, пажиття і паскін,</text:span></text:p>
            <text:p text:style-name="P5"><text:span text:style-name="T18">переступай лискуче лезо меж,</text:span></text:p>
            <text:p text:style-name="P5"><text:span text:style-name="T18">і рідні лиця за порожні маски</text:span></text:p>
            <text:p text:style-name="P5"><text:span text:style-name="T18">тобі здадуться з понадгірних веж. </text:span><text:span text:style-name="T35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4" table:number-columns-spanned="8" office:value-type="string">
            <text:h text:style-name="P49" text:outline-level="2">низ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, </text:span><text:span text:style-name="T83">ч.</text:span></text:p>
            <text:p text:style-name="P1"><text:span text:style-name="T64">1) Нижня частина предмета. || </text:span><text:span text:style-name="T65">рідко</text:span><text:span text:style-name="T64">. Те саме, що </text:span><text:a xlink:type="simple" xlink:href="http://www.lingvo.ua/uk/Translate/uk-uk/виворіт"><text:span text:style-name="T72">виворіт</text:span></text:a><text:span text:style-name="T64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03</text:p>
          </table:table-cell>
          <table:table-cell table:style-name="Dictionary.B205" table:number-columns-spanned="3" office:value-type="string">
            <text:p text:style-name="P29">Парура</text:p>
            <text:p text:style-name="P5"><text:span text:style-name="T17">-и, </text:span><text:span text:style-name="T18">ім., ж., інд.-авт.</text:span></text:p>
          </table:table-cell>
          <table:covered-table-cell/>
          <table:covered-table-cell/>
          <table:table-cell table:style-name="Dictionary.E205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па</text:span><text:span text:style-name="T28">... (“подібний”) і </text:span><text:span text:style-name="T31">рýра</text:span></text:p>
          </table:table-cell>
          <table:covered-table-cell/>
          <table:table-cell table:style-name="Dictionary.G205" table:number-columns-spanned="3" office:value-type="string">
            <text:p text:style-name="P5"><text:span text:style-name="T18">Те безмежжя сил,</text:span></text:p>
            <text:p text:style-name="P5"><text:span text:style-name="T18">розбурханих од молодого болю,</text:span></text:p>
            <text:p text:style-name="P5"><text:span text:style-name="T18">ті </text:span><text:span text:style-name="T21">парури</text:span><text:span text:style-name="T18"> зусиль… </text:span><text:span text:style-name="T3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6" table:number-columns-spanned="8" office:value-type="string">
            <text:h text:style-name="P51" text:outline-level="2"><text:span text:style-name="T79">р</text:span><text:span text:style-name="T100">у</text:span><text:span text:style-name="T79">ра</text:span></text:h>
            <text:p text:style-name="P2"><text:soft-page-break/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1"><text:span text:style-name="T64">1) </text:span><text:span text:style-name="T69">зах.</text:span><text:span text:style-name="T64"> Те саме, що </text:span><text:a xlink:type="simple" xlink:href="http://www.lingvo.ua/uk/Translate/uk-uk/труба"><text:span text:style-name="T126">труба</text:span></text:a><text:span text:style-name="T7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04</text:p>
          </table:table-cell>
          <table:table-cell table:style-name="Dictionary.B207" table:number-columns-spanned="3" office:value-type="string">
            <text:p text:style-name="P29">Пáскін</text:p>
            <text:p text:style-name="P5"><text:span text:style-name="T17">пáскону, </text:span><text:span text:style-name="T18">ім., ч., інд.-авт.</text:span></text:p>
          </table:table-cell>
          <table:covered-table-cell/>
          <table:covered-table-cell/>
          <table:table-cell table:style-name="Dictionary.E207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па</text:span><text:span text:style-name="T28">... (“подібний”) і </text:span><text:span text:style-name="T31">скін</text:span></text:p>
          </table:table-cell>
          <table:covered-table-cell/>
          <table:table-cell table:style-name="Dictionary.G207" table:number-columns-spanned="3" office:value-type="string">
            <text:p text:style-name="P5"><text:span text:style-name="T18">Тут паверх, паниз, пажиття і </text:span><text:span text:style-name="T21">паскін</text:span><text:span text:style-name="T18">,</text:span></text:p>
            <text:p text:style-name="P5"><text:span text:style-name="T18">переступай лискуче лезо меж,</text:span></text:p>
            <text:p text:style-name="P5"><text:span text:style-name="T18">і рідні лиця за порожні маски</text:span></text:p>
            <text:p text:style-name="P5"><text:span text:style-name="T18">тобі здадуться з понадгірних веж. </text:span><text:span text:style-name="T35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8" table:number-columns-spanned="8" office:value-type="string">
            <text:h text:style-name="P49" text:outline-level="2">скін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скону, </text:span><text:span text:style-name="T83">ч.</text:span><text:span text:style-name="T82">, </text:span><text:span text:style-name="T83">уроч.</text:span></text:p>
            <text:p text:style-name="P1"><text:span text:style-name="T64">Те саме, що </text:span><text:a xlink:type="simple" xlink:href="http://www.lingvo.ua/uk/Translate/uk-uk/смерть"><text:span text:style-name="T72">смерть</text:span></text:a><text:span text:style-name="T64">. || Кінець, меж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05</text:p>
          </table:table-cell>
          <table:table-cell table:style-name="Dictionary.B209" table:number-columns-spanned="3" office:value-type="string">
            <text:p text:style-name="P29">Пекельнозóр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209" table:number-columns-spanned="2" office:value-type="string">
            <text:p text:style-name="P5"><text:span text:style-name="T41">утворене складнофлективним способом, похідне від слів:</text:span><text:span text:style-name="T28"> </text:span><text:span text:style-name="T31">пекельний </text:span><text:span text:style-name="T28">і </text:span><text:span text:style-name="T31">зір</text:span></text:p>
          </table:table-cell>
          <table:covered-table-cell/>
          <table:table-cell table:style-name="Dictionary.G209" table:number-columns-spanned="3" office:value-type="string">
            <text:p text:style-name="P5"><text:span text:style-name="T18">Мигоче, мов відьмак, паркан </text:span><text:span text:style-name="T21">пекельнозорий</text:span><text:span text:style-name="T18">,</text:span></text:p>
            <text:p text:style-name="P5"><text:span text:style-name="T18">за голосом покори душа рушає вспак. </text:span><text:span text:style-name="T35">(П‑2, 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0" table:number-columns-spanned="4" office:value-type="string">
            <text:p text:style-name="P5"><text:span text:style-name="T31">Пекельний </text:span><text:span text:style-name="T48">(див. 37)</text:span></text:p>
          </table:table-cell>
          <table:covered-table-cell/>
          <table:covered-table-cell/>
          <table:covered-table-cell/>
          <table:table-cell table:style-name="Dictionary.F210" table:number-columns-spanned="4" office:value-type="string">
            <text:h text:style-name="P50" text:outline-level="2">зір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зору, </text:span><text:span text:style-name="T83">ч.</text:span></text:p>
            <text:p text:style-name="P35">1) Одне з п'яти почуттів, органом якого є око. || Здатність бачити.</text:p>
            <text:p text:style-name="P35">2) Спрямованість очей на кого-, що-небудь; погляд.</text:p>
            <text:p text:style-name="P1"><text:soft-page-break/><text:span text:style-name="T64">3) Те саме, що </text:span><text:a xlink:type="simple" xlink:href="http://www.lingvo.ua/uk/Translate/uk-uk/очі"><text:span text:style-name="T72">очі</text:span></text:a><text:span text:style-name="T6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06</text:p>
          </table:table-cell>
          <table:table-cell table:style-name="Dictionary.B211" table:number-columns-spanned="3" office:value-type="string">
            <text:p text:style-name="P29">Піввагá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211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пів</text:span><text:span text:style-name="T28"> і </text:span><text:span text:style-name="T31">вагáння</text:span></text:p>
          </table:table-cell>
          <table:covered-table-cell/>
          <table:table-cell table:style-name="Dictionary.G211" table:number-columns-spanned="3" office:value-type="string">
            <text:p text:style-name="P5"><text:span text:style-name="T18">Напівступою,</text:span></text:p>
            <text:p text:style-name="P5"><text:span text:style-name="T18">як над собою винесений крок</text:span></text:p>
            <text:p text:style-name="P5"><text:span text:style-name="T18">задумався і скляк. Напівбажання,</text:span></text:p>
            <text:p text:style-name="P5"><text:span text:style-name="T18">на </text:span><text:span text:style-name="T21">півваганні</text:span><text:span text:style-name="T18"> втяте. </text:span><text:span text:style-name="T3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2" table:number-columns-spanned="4" office:value-type="string">
            <text:h text:style-name="P51" text:outline-level="2"><text:span text:style-name="T79">Полов</text:span><text:span text:style-name="T100">и</text:span><text:span text:style-name="T79">на </text:span><text:span text:style-name="T122">(пів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Одна з двох рівних частин чого-небудь. || Складова частина парного предмета. || Якась частина або певна кількість чого-небудь.</text:p>
            <text:p text:style-name="P35">2) Середина якої-небудь віддалі, якогось проміжку часу і т. ін. || Момент часу, який відповідає середині даної години.</text:p>
          </table:table-cell>
          <table:covered-table-cell/>
          <table:covered-table-cell/>
          <table:covered-table-cell/>
          <table:table-cell table:style-name="Dictionary.F212" table:number-columns-spanned="4" office:value-type="string">
            <text:h text:style-name="P51" text:outline-level="2"><text:span text:style-name="T79">ваг</text:span><text:span text:style-name="T100">а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1) Дія за знач. </text:span><text:a xlink:type="simple" xlink:href="http://www.lingvo.ua/uk/Translate/uk-uk/вагатися"><text:span text:style-name="T72">вагатися</text:span></text:a><text:span text:style-name="T64">.</text:span></text:p>
            <text:p text:style-name="P35">2) Неспроможність відразу вирішити щось; роздумування.</text:p>
            <text:p text:style-name="P35">3) Непослідовність у поглядах, хита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07</text:p>
          </table:table-cell>
          <table:table-cell table:style-name="Dictionary.B213" table:number-columns-spanned="3" office:value-type="string">
            <text:p text:style-name="P29">Півдуші</text:p>
            <text:p text:style-name="P5"><text:span text:style-name="T17">півдýш, </text:span><text:span text:style-name="T18">ім., мн., інд.-авт.</text:span></text:p>
          </table:table-cell>
          <table:covered-table-cell/>
          <table:covered-table-cell/>
          <table:table-cell table:style-name="Dictionary.E213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пів</text:span><text:span text:style-name="T28"> і </text:span><text:span text:style-name="T31">душі</text:span></text:p>
          </table:table-cell>
          <table:covered-table-cell/>
          <table:table-cell table:style-name="Dictionary.G213" table:number-columns-spanned="3" office:value-type="string">
            <text:p text:style-name="P5"><text:span text:style-name="T18">О царство півсерць, півнадій, півпричалів,</text:span></text:p>
            <text:p text:style-name="P5"><text:span text:style-name="T18">півзамірів царство, півзмаг і </text:span><text:span text:style-name="T21">півдуш</text:span><text:span text:style-name="T18">! </text:span><text:span text:style-name="T3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4" table:number-columns-spanned="4" office:value-type="string">
            <text:p text:style-name="P5"><text:span text:style-name="T31">Пів </text:span><text:span text:style-name="T48">(див. 106)</text:span></text:p>
          </table:table-cell>
          <table:covered-table-cell/>
          <table:covered-table-cell/>
          <table:covered-table-cell/>
          <table:table-cell table:style-name="Dictionary.F214" table:number-columns-spanned="4" office:value-type="string">
            <text:p text:style-name="P5"><text:span text:style-name="T31">Душі </text:span><text:span text:style-name="T48">(див. 63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08</text:p>
          </table:table-cell>
          <table:table-cell table:style-name="Dictionary.B215" table:number-columns-spanned="3" office:value-type="string">
            <text:p text:style-name="P29">Півзáміри</text:p>
            <text:p text:style-name="P5"><text:span text:style-name="T17">-ів, </text:span><text:span text:style-name="T18">ім., мн., інд.-авт.</text:span></text:p>
          </table:table-cell>
          <table:covered-table-cell/>
          <table:covered-table-cell/>
          <table:table-cell table:style-name="Dictionary.E215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пів</text:span><text:span text:style-name="T28"> і </text:span><text:span text:style-name="T31">зáміри</text:span></text:p>
          </table:table-cell>
          <table:covered-table-cell/>
          <table:table-cell table:style-name="Dictionary.G215" table:number-columns-spanned="3" office:value-type="string">
            <text:p text:style-name="P5"><text:span text:style-name="T18">О царство півсерць, півнадій, півпричалів,</text:span></text:p>
            <text:p text:style-name="P5"><text:span text:style-name="T21">півзамірів</text:span><text:span text:style-name="T18"> царство, півзмаг і півдуш! </text:span><text:span text:style-name="T3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6" table:number-columns-spanned="4" office:value-type="string">
            <text:p text:style-name="P5"><text:span text:style-name="T31">Пів </text:span><text:span text:style-name="T48">(див. 106)</text:span></text:p>
          </table:table-cell>
          <table:covered-table-cell/>
          <table:covered-table-cell/>
          <table:covered-table-cell/>
          <table:table-cell table:style-name="Dictionary.F216" table:number-columns-spanned="4" office:value-type="string">
            <text:h text:style-name="P50" text:outline-level="2">замір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з`амір</text:span></text:p>
            <text:p text:style-name="P35"><text:span text:style-name="T82">-у, </text:span><text:span text:style-name="T83">ч.</text:span></text:p>
            <text:p text:style-name="P41"><text:span text:style-name="T53">Задум, бажання зробити щось; намір. || </text:span><text:span text:style-name="T67">перев.</text:span><text:span text:style-name="T53"> </text:span><text:span text:style-name="T67">мн.</text:span><text:span text:style-name="T53"> Таємні, підступні плани, спрямовані проти кого-,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09</text:p>
          </table:table-cell>
          <table:table-cell table:style-name="Dictionary.B217" table:number-columns-spanned="3" office:value-type="string">
            <text:p text:style-name="P29">Півзмáги</text:p>
            <text:p text:style-name="P18">ім., мн., інд.-авт.</text:p>
          </table:table-cell>
          <table:covered-table-cell/>
          <table:covered-table-cell/>
          <table:table-cell table:style-name="Dictionary.E217" table:number-columns-spanned="2" office:value-type="string">
            <text:p text:style-name="P32"><text:span text:style-name="T129">утворене префіксальним і нульсуфіксальним способом, похідне від слів:</text:span><text:span text:style-name="T127"> </text:span><text:span text:style-name="T128">пів</text:span><text:span text:style-name="T127"> і </text:span><text:span text:style-name="T128">змагáння</text:span></text:p>
          </table:table-cell>
          <table:covered-table-cell/>
          <table:table-cell table:style-name="Dictionary.G217" table:number-columns-spanned="3" office:value-type="string">
            <text:p text:style-name="P5"><text:span text:style-name="T18">О царство півсерць, півнадій, півпричалів,</text:span></text:p>
            <text:p text:style-name="P5"><text:span text:style-name="T18">півзамірів царство, </text:span><text:span text:style-name="T21">півзмаг</text:span><text:span text:style-name="T18"> і півдуш! </text:span><text:span text:style-name="T3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8" table:number-columns-spanned="4" office:value-type="string">
            <text:p text:style-name="P5"><text:span text:style-name="T31">Пів </text:span><text:span text:style-name="T48">(див. 106)</text:span></text:p>
          </table:table-cell>
          <table:covered-table-cell/>
          <table:covered-table-cell/>
          <table:covered-table-cell/>
          <table:table-cell table:style-name="Dictionary.F218" table:number-columns-spanned="4" office:value-type="string">
            <text:h text:style-name="P52" text:outline-level="2"><text:span text:style-name="T79">змаг</text:span><text:span text:style-name="T100">а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41"><text:span text:style-name="T53">1) Намагання перевершити, перемогти когось у чому-небудь, домагаючись кращих, ніж у когось, </text:span><text:span text:style-name="T53">результатів, показників.</text:span></text:p>
            <text:p text:style-name="P41"><text:span text:style-name="T53">3) </text:span><text:span text:style-name="T67">перен.</text:span><text:span text:style-name="T53"> Сутичка, боротьба двох протилежних або ворожих сил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10</text:p>
          </table:table-cell>
          <table:table-cell table:style-name="Dictionary.B219" table:number-columns-spanned="3" office:value-type="string">
            <text:p text:style-name="P29">Півнадíї</text:p>
            <text:p text:style-name="P5"><text:span text:style-name="T17">півнадíй, </text:span><text:span text:style-name="T18">ім., мн., інд.-авт.</text:span></text:p>
          </table:table-cell>
          <table:covered-table-cell/>
          <table:covered-table-cell/>
          <table:table-cell table:style-name="Dictionary.E219" table:number-columns-spanned="2" office:value-type="string">
            <text:p text:style-name="P5"><text:span text:style-name="T41">утворене префіксальним способом, похідне </text:span><text:soft-page-break/><text:span text:style-name="T41">від слів:</text:span><text:span text:style-name="T28"> </text:span><text:span text:style-name="T31">пів</text:span><text:span text:style-name="T28"> і </text:span><text:span text:style-name="T31">надíї</text:span></text:p>
          </table:table-cell>
          <table:covered-table-cell/>
          <table:table-cell table:style-name="Dictionary.G219" table:number-columns-spanned="3" office:value-type="string">
            <text:p text:style-name="P5"><text:span text:style-name="T18">О царство півсерць, </text:span><text:span text:style-name="T21">півнадій</text:span><text:span text:style-name="T18">, півпричалів,</text:span></text:p>
            <text:p text:style-name="P5"><text:span text:style-name="T18">півзамірів царство, півзмаг і </text:span><text:soft-page-break/><text:span text:style-name="T18">півдуш! </text:span><text:span text:style-name="T3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0" table:number-columns-spanned="4" office:value-type="string">
            <text:p text:style-name="P5"><text:span text:style-name="T31">Пів </text:span><text:span text:style-name="T48">(див. 106)</text:span></text:p>
          </table:table-cell>
          <table:covered-table-cell/>
          <table:covered-table-cell/>
          <table:covered-table-cell/>
          <table:table-cell table:style-name="Dictionary.F220" table:number-columns-spanned="4" office:value-type="string">
            <text:h text:style-name="P52" text:outline-level="2"><text:span text:style-name="T79">над</text:span><text:span text:style-name="T100">і</text:span><text:span text:style-name="T79">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ї, </text:span><text:span text:style-name="T83">ж.</text:span></text:p>
            <text:p text:style-name="P35">1) Впевненість у можливості здійснення чогось бажаного, потрібного, приємного; сподіва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11</text:p>
          </table:table-cell>
          <table:table-cell table:style-name="Dictionary.B221" table:number-columns-spanned="3" office:value-type="string">
            <text:p text:style-name="P29">Півнебéс</text:p>
            <text:p text:style-name="P5"><text:span text:style-name="T17">півнебéс, </text:span><text:span text:style-name="T18">ім., мн., інд.-авт.</text:span></text:p>
          </table:table-cell>
          <table:covered-table-cell/>
          <table:covered-table-cell/>
          <table:table-cell table:style-name="Dictionary.E221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пів</text:span><text:span text:style-name="T28"> і </text:span><text:span text:style-name="T31">небесá</text:span></text:p>
          </table:table-cell>
          <table:covered-table-cell/>
          <table:table-cell table:style-name="Dictionary.G221" table:number-columns-spanned="3" office:value-type="string">
            <text:p text:style-name="P5"><text:span text:style-name="T18">І з тих затятих здвоєних ночей</text:span></text:p>
            <text:p text:style-name="P5"><text:span text:style-name="T18">на </text:span><text:span text:style-name="T21">півнебес</text:span><text:span text:style-name="T18"> зажевріло б іржання</text:span></text:p>
            <text:p text:style-name="P5"><text:span text:style-name="T18">чи сиваша чи привиду. </text:span><text:span text:style-name="T35">(П‑1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2" table:number-columns-spanned="4" office:value-type="string">
            <text:p text:style-name="P5"><text:span text:style-name="T31">Пів </text:span><text:span text:style-name="T48">(див. 106)</text:span></text:p>
          </table:table-cell>
          <table:covered-table-cell/>
          <table:covered-table-cell/>
          <table:covered-table-cell/>
          <table:table-cell table:style-name="Dictionary.F222" table:number-columns-spanned="4" office:value-type="string">
            <text:p text:style-name="P5"><text:span text:style-name="T31">Небесá </text:span><text:span text:style-name="T48">(див. 8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12</text:p>
          </table:table-cell>
          <table:table-cell table:style-name="Dictionary.B223" table:number-columns-spanned="3" office:value-type="string">
            <text:p text:style-name="P29">Півпричáли</text:p>
            <text:p text:style-name="P5"><text:span text:style-name="T17">-ів, </text:span><text:span text:style-name="T18">ім., мн., інд.-авт.</text:span></text:p>
          </table:table-cell>
          <table:covered-table-cell/>
          <table:covered-table-cell/>
          <table:table-cell table:style-name="Dictionary.E223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пів</text:span><text:span text:style-name="T28"> і </text:span><text:span text:style-name="T31">причáли</text:span></text:p>
          </table:table-cell>
          <table:covered-table-cell/>
          <table:table-cell table:style-name="Dictionary.G223" table:number-columns-spanned="3" office:value-type="string">
            <text:p text:style-name="P5"><text:span text:style-name="T18">О царство півсерць, півнадій, </text:span><text:span text:style-name="T21">півпричалів</text:span><text:span text:style-name="T18">,</text:span></text:p>
            <text:p text:style-name="P5"><text:span text:style-name="T18">півзамірів царство, півзмаг і півдуш! </text:span><text:span text:style-name="T3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4" table:number-columns-spanned="4" office:value-type="string">
            <text:p text:style-name="P5"><text:span text:style-name="T31">Пів </text:span><text:span text:style-name="T48">(див. 106)</text:span></text:p>
          </table:table-cell>
          <table:covered-table-cell/>
          <table:covered-table-cell/>
          <table:covered-table-cell/>
          <table:table-cell table:style-name="Dictionary.F224" table:number-columns-spanned="4" office:value-type="string">
            <text:h text:style-name="P52" text:outline-level="2"><text:span text:style-name="T79">прич</text:span><text:span text:style-name="T100">а</text:span><text:span text:style-name="T79">л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, </text:span><text:span text:style-name="T83">ч.</text:span></text:p>
            <text:p text:style-name="P41"><text:span text:style-name="T53">2) </text:span><text:span text:style-name="T67">перен.</text:span><text:span text:style-name="T53"> Пристановище для кого-, чого-небудь; притулок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13</text:p>
          </table:table-cell>
          <table:table-cell table:style-name="Dictionary.B225" table:number-columns-spanned="3" office:value-type="string">
            <text:p text:style-name="P29">Повногóрл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225" table:number-columns-spanned="2" office:value-type="string">
            <text:p text:style-name="P5"><text:span text:style-name="T118">Утворене способом основоскладання і нульсуфіксальним, похідне від слів:</text:span><text:span text:style-name="T28"> </text:span><text:soft-page-break/><text:span text:style-name="T31">пóвний</text:span><text:span text:style-name="T28"> і </text:span><text:span text:style-name="T31">гóрло</text:span></text:p>
          </table:table-cell>
          <table:covered-table-cell/>
          <table:table-cell table:style-name="Dictionary.G225" table:number-columns-spanned="3" office:value-type="string">
            <text:p text:style-name="P5"><text:span text:style-name="T18">До гори, до рік, до </text:span><text:span text:style-name="T21">повногорля</text:span><text:span text:style-name="T18">,</text:span></text:p>
            <text:p text:style-name="P5"><text:span text:style-name="T18">повногруддям зобов’яж мене.</text:span></text:p>
            <text:p text:style-name="P5"><text:span text:style-name="T18">Кожним днем боліти, кожним днем</text:span></text:p>
            <text:p text:style-name="P5"><text:soft-page-break/><text:span text:style-name="T18">виповняти серце власним горем. </text:span><text:span text:style-name="T35">(П‑2, 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6" table:number-columns-spanned="4" office:value-type="string">
            <text:h text:style-name="P51" text:outline-level="2"><text:span text:style-name="T79">п</text:span><text:span text:style-name="T100">о</text:span><text:span text:style-name="T79">в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повен, -вна, -вне.</text:p>
            <text:p text:style-name="P35">1) У якому немає вільного місця, заповнений до краю. || У якому є, міститься, вміщується порівняно багато кого-, чого-небудь. || <text:span text:style-name="T82">У</text:span><text:span text:style-name="T83">сполуч.</text:span> з деякими <text:span text:style-name="T83">ім.</text:span> 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 <text:span text:style-name="T83">у знач.ім.</text:span> п<text:span text:style-name="T99">о</text:span>вна, -ної, <text:span text:style-name="T83">ж.</text:span>, <text:span text:style-name="T83">розм.</text:span> Наповнена по вінця чарка.</text:p>
            <text:p text:style-name="P41"><text:span text:style-name="T53">2) </text:span><text:span text:style-name="T67">перен.</text:span><text:span text:style-name="T53"> 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 </text:span><text:span text:style-name="T63">Повне життя</text:span><text:span text:style-name="T53">.</text:span></text:p>
          </table:table-cell>
          <table:covered-table-cell/>
          <table:covered-table-cell/>
          <table:covered-table-cell/>
          <table:table-cell table:style-name="Dictionary.F226" table:number-columns-spanned="4" office:value-type="string">
            <text:h text:style-name="P51" text:outline-level="2"><text:span text:style-name="T79">г</text:span><text:span text:style-name="T100">о</text:span><text:span text:style-name="T79">рл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с.</text:span></text:p>
            <text:p text:style-name="P35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35">2) Верхня звужена частина посуду.</text:p>
            <text:p text:style-name="P35">3) Протока між внутрішнім і окраїнним морями або при впадінні річки в озеро чи море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14</text:p>
          </table:table-cell>
          <table:table-cell table:style-name="Dictionary.B227" table:number-columns-spanned="3" office:value-type="string">
            <text:p text:style-name="P29">Позапрóстір</text:p>
            <text:p text:style-name="P5"><text:soft-page-break/><text:span text:style-name="T17">-стору, </text:span><text:span text:style-name="T18">ім., ч., інд.-авт.</text:span></text:p>
          </table:table-cell>
          <table:covered-table-cell/>
          <table:covered-table-cell/>
          <table:table-cell table:style-name="Dictionary.E227" table:number-columns-spanned="2" office:value-type="string">
            <text:p text:style-name="P5"><text:span text:style-name="T41">утворене </text:span><text:soft-page-break/><text:span text:style-name="T41">префіксальним способом, похідне від слів:</text:span><text:span text:style-name="T28"> </text:span><text:span text:style-name="T31">пóза</text:span><text:span text:style-name="T28"> і </text:span><text:span text:style-name="T31">прóстір</text:span></text:p>
          </table:table-cell>
          <table:covered-table-cell/>
          <table:table-cell table:style-name="Dictionary.G227" table:number-columns-spanned="3" office:value-type="string">
            <text:p text:style-name="P5"><text:span text:style-name="T18">Як вікна в </text:span><text:span text:style-name="T21">позапростір</text:span><text:span text:style-name="T18">, </text:span><text:soft-page-break/><text:span text:style-name="T18">позачас,</text:span></text:p>
            <text:p text:style-name="P5"><text:span text:style-name="T18">за мури німоти і всепокори,</text:span></text:p>
            <text:p text:style-name="P5"><text:span text:style-name="T18">так світяться свічада, світлом хорі,</text:span></text:p>
            <text:p text:style-name="P5"><text:span text:style-name="T18">і пильно задивляються крізь нас</text:span></text:p>
            <text:p text:style-name="P5"><text:span text:style-name="T18">у сяйва… </text:span><text:span text:style-name="T35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8" table:number-columns-spanned="4" office:value-type="string">
            <text:h text:style-name="P51" text:outline-level="2"><text:span text:style-name="T79">п</text:span><text:span text:style-name="T100">о</text:span><text:span text:style-name="T79">з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I </text:span><text:span text:style-name="T83">прийм.</text:span><text:span text:style-name="T82">, </text:span><text:span text:style-name="T83">із знах.</text:span> <text:span text:style-name="T83">і оруд. в.</text:span></text:p>
            <text:p text:style-name="P41"><text:span text:style-name="T53">4) </text:span><text:span text:style-name="T63">з </text:span><text:span text:style-name="T67">оруд. в.</text:span><text:span text:style-name="T53"> Указує на існування, наявність кого-, чого-небудь або перебування когось за межами того, що названо іменником (займенником).</text:span></text:p>
          </table:table-cell>
          <table:covered-table-cell/>
          <table:covered-table-cell/>
          <table:covered-table-cell/>
          <table:table-cell table:style-name="Dictionary.F228" table:number-columns-spanned="4" office:value-type="string">
            <text:h text:style-name="P51" text:outline-level="2"><text:span text:style-name="T79">пр</text:span><text:span text:style-name="T100">о</text:span><text:span text:style-name="T79">стір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простору, </text:span><text:span text:style-name="T83">ч.</text:span></text:p>
            <text:p text:style-name="P35">1) <text:span text:style-name="T107">тільки </text:span><text:span text:style-name="T83">одн.</text:span>, <text:span text:style-name="T83">філос.</text:span> Одна з основних об'єктивних форм існування матерії, яка характеризується протяжністю та обсягом.</text:p>
            <text:p text:style-name="P41"><text:span text:style-name="T53">4) </text:span><text:span text:style-name="T67">перен.</text:span><text:span text:style-name="T53"> Відсутність яких-небудь обмежень, перешкод у чомусь; вол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15</text:p>
          </table:table-cell>
          <table:table-cell table:style-name="Dictionary.B229" table:number-columns-spanned="3" office:value-type="string">
            <text:p text:style-name="P29">Позачáс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229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пóза</text:span><text:span text:style-name="T28"> і </text:span><text:span text:style-name="T31">час</text:span></text:p>
          </table:table-cell>
          <table:covered-table-cell/>
          <table:table-cell table:style-name="Dictionary.G229" table:number-columns-spanned="3" office:value-type="string">
            <text:p text:style-name="P5"><text:span text:style-name="T18">Як вікна в позапростір, </text:span><text:span text:style-name="T21">позачас</text:span><text:span text:style-name="T18">,</text:span></text:p>
            <text:p text:style-name="P5"><text:span text:style-name="T18">за мури німоти і всепокори,</text:span></text:p>
            <text:p text:style-name="P5"><text:span text:style-name="T18">так світяться свічада, світлом хорі,</text:span></text:p>
            <text:p text:style-name="P5"><text:span text:style-name="T18">і пильно задивляються крізь нас</text:span></text:p>
            <text:p text:style-name="P5"><text:span text:style-name="T18">у сяйва… </text:span><text:span text:style-name="T35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0" table:number-columns-spanned="4" office:value-type="string">
            <text:p text:style-name="P5"><text:span text:style-name="T31">Пóза </text:span><text:span text:style-name="T48">(див. 114)</text:span></text:p>
          </table:table-cell>
          <table:covered-table-cell/>
          <table:covered-table-cell/>
          <table:covered-table-cell/>
          <table:table-cell table:style-name="Dictionary.F230" table:number-columns-spanned="4" office:value-type="string">
            <text:p text:style-name="P5"><text:span text:style-name="T31">Час </text:span><text:span text:style-name="T48">(див. 75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16</text:p>
          </table:table-cell>
          <table:table-cell table:style-name="Dictionary.B231" table:number-columns-spanned="3" office:value-type="string">
            <text:p text:style-name="P29">Порожньосéрд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231" table:number-columns-spanned="2" office:value-type="string">
            <text:p text:style-name="P5"><text:span text:style-name="T41">утворене складнофлективним способом, похідне від слів:</text:span><text:span text:style-name="T28"> </text:span><text:span text:style-name="T31">порóжній</text:span><text:span text:style-name="T28"> і </text:span><text:soft-page-break/><text:span text:style-name="T31">сéрце</text:span></text:p>
          </table:table-cell>
          <table:covered-table-cell/>
          <table:table-cell table:style-name="Dictionary.G231" table:number-columns-spanned="3" office:value-type="string">
            <text:p text:style-name="P5"><text:span text:style-name="T21">Порожньосердий</text:span><text:span text:style-name="T18"> вибільшився світ,</text:span></text:p>
            <text:p text:style-name="P5"><text:span text:style-name="T18">мов простору запрагло німування… </text:span><text:span text:style-name="T35">(П‑2, 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2" table:number-columns-spanned="4" office:value-type="string">
            <text:h text:style-name="P51" text:outline-level="2"><text:span text:style-name="T79">пор</text:span><text:span text:style-name="T100">о</text:span><text:span text:style-name="T79">жні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я, -є.</text:p>
            <text:p text:style-name="P41"><text:span text:style-name="T53">3) </text:span><text:span text:style-name="T67">у сполуч.</text:span><text:span text:style-name="T53"> </text:span><text:span text:style-name="T63">зі </text:span><text:span text:style-name="T67">сл.</text:span><text:span text:style-name="T53"> життя, світ </text:span><text:span text:style-name="T63">і т. ін.</text:span><text:span text:style-name="T53">, </text:span><text:span text:style-name="T67">перен.</text:span><text:span text:style-name="T53"> Ні для кого не корисний; марний. || Позбавлений </text:span><text:span text:style-name="T53">змісту, убогий змістом; беззмістовний, пустий. || Який не відповідає об'єктивній дійсності.</text:span></text:p>
          </table:table-cell>
          <table:covered-table-cell/>
          <table:covered-table-cell/>
          <table:covered-table-cell/>
          <table:table-cell table:style-name="Dictionary.F232" table:number-columns-spanned="4" office:value-type="string">
            <text:p text:style-name="P5"><text:span text:style-name="T31">Сéрце </text:span><text:span text:style-name="T48">(див. 5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17</text:p>
          </table:table-cell>
          <table:table-cell table:style-name="Dictionary.B233" table:number-columns-spanned="3" office:value-type="string">
            <text:p text:style-name="P29">Потаймир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233" table:number-columns-spanned="2" office:value-type="string">
            <text:p text:style-name="P22"><text:span text:style-name="T120">Утворене способом зрощення або абревіатурним, похідне від слів:</text:span><text:span text:style-name="T17"> </text:span><text:span text:style-name="T32">потаємний</text:span><text:span text:style-name="T17"> і </text:span><text:span text:style-name="T32">мир</text:span><text:span text:style-name="T17"> (можливо, </text:span><text:span text:style-name="T32">потай</text:span><text:span text:style-name="T17"> — скорочення від </text:span><text:span text:style-name="T32">потаємний</text:span><text:span text:style-name="T17">)</text:span></text:p>
          </table:table-cell>
          <table:covered-table-cell/>
          <table:table-cell table:style-name="Dictionary.G233" table:number-columns-spanned="3" office:value-type="string">
            <text:p text:style-name="P5"><text:span text:style-name="T18">І десь там гасне </text:span><text:span text:style-name="T21">потаймир</text:span><text:span text:style-name="T18">,</text:span></text:p>
            <text:p text:style-name="P5"><text:span text:style-name="T18">а між торосами крижин</text:span></text:p>
            <text:p text:style-name="P5"><text:span text:style-name="T18">я сам-один і – враг-вражин… </text:span><text:span text:style-name="T35">(П‑2, 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4" table:number-columns-spanned="4" office:value-type="string">
            <text:h text:style-name="P51" text:outline-level="2"><text:span text:style-name="T79">п</text:span><text:span text:style-name="T100">о</text:span><text:span text:style-name="T79">та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3">присл.</text:span><text:span text:style-name="T82">, </text:span><text:span text:style-name="T83">від кого</text:span><text:span text:style-name="T82">, </text:span><text:span text:style-name="T83">заст.</text:span><text:span text:style-name="T82">, </text:span><text:span text:style-name="T83">рідко кого і без додатка</text:span><text:span text:style-name="T82">.</text:span></text:p>
            <text:p text:style-name="P35">Так, щоб ніхто не знав, не дізнався; таємно від когось або від усіх. || Так, щоб ніхто не побачив; непомітно для інших; крадькома. || Так, щоб ніхто не <text:soft-page-break/>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</text:p>
          </table:table-cell>
          <table:covered-table-cell/>
          <table:covered-table-cell/>
          <table:covered-table-cell/>
          <table:table-cell table:style-name="Dictionary.F234" table:number-columns-spanned="4" office:value-type="string">
            <text:h text:style-name="P49" text:outline-level="2">мир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I </text:span><text:span text:style-name="T82">-у, </text:span><text:span text:style-name="T83">ч.</text:span></text:p>
            <text:p text:style-name="P41"><text:span text:style-name="T53">1) </text:span><text:span text:style-name="T67">заст.</text:span><text:span text:style-name="T53"> Земля з усім, що на ній існує; світ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18</text:p>
          </table:table-cell>
          <table:table-cell table:style-name="Dictionary.B235" table:number-columns-spanned="3" office:value-type="string">
            <text:p text:style-name="P29">Пралітá</text:p>
            <text:p text:style-name="P5"><text:span text:style-name="T17">пралíт, </text:span><text:span text:style-name="T18">ім., мн., інд.-авт.</text:span></text:p>
          </table:table-cell>
          <table:covered-table-cell/>
          <table:covered-table-cell/>
          <table:table-cell table:style-name="Dictionary.E235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пра</text:span><text:span text:style-name="T28">... і </text:span><text:span text:style-name="T31">літá</text:span></text:p>
          </table:table-cell>
          <table:covered-table-cell/>
          <table:table-cell table:style-name="Dictionary.G235" table:number-columns-spanned="3" office:value-type="string">
            <text:p text:style-name="P5"><text:span text:style-name="T18">Забудься. Стань. І зачекай мене</text:span></text:p>
            <text:p text:style-name="P5"><text:span text:style-name="T18">на самоті в такому велелюдді,</text:span></text:p>
            <text:p text:style-name="P5"><text:span text:style-name="T18">де спогади стовбичать, наче судді,</text:span></text:p>
            <text:p text:style-name="P5"><text:span text:style-name="T18">і пам’ять чвалом </text:span><text:span text:style-name="T21">праліта</text:span><text:span text:style-name="T18"> жене. </text:span><text:span text:style-name="T35">(П‑2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6" table:number-columns-spanned="4" office:value-type="string">
            <text:h text:style-name="P51" text:outline-level="2"><text:span text:style-name="T79">Д</text:span><text:span text:style-name="T100">а</text:span><text:span text:style-name="T79">вній (пра...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я, -є.</text:p>
            <text:p text:style-name="P35">1) Який давно минув; колишній. || Який застарів.</text:p>
            <text:p text:style-name="P35">2) Який існує вже багато часу; старий. || Здавна добре відомий; стародавній.</text:p>
          </table:table-cell>
          <table:covered-table-cell/>
          <table:covered-table-cell/>
          <table:covered-table-cell/>
          <table:table-cell table:style-name="Dictionary.F236" table:number-columns-spanned="4" office:value-type="string">
            <text:p text:style-name="P5"><text:span text:style-name="T31">Літá </text:span><text:span text:style-name="T48">(див. 72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19</text:p>
          </table:table-cell>
          <table:table-cell table:style-name="Dictionary.B237" table:number-columns-spanned="3" office:value-type="string">
            <text:p text:style-name="P29">Прáпервні</text:p>
            <text:p text:style-name="P5"><text:span text:style-name="T17">-ів, </text:span><text:span text:style-name="T18">ім., мн., інд.-авт.</text:span></text:p>
          </table:table-cell>
          <table:covered-table-cell/>
          <table:covered-table-cell/>
          <table:table-cell table:style-name="Dictionary.E237" table:number-columns-spanned="2" office:value-type="string">
            <text:p text:style-name="P5"><text:span text:style-name="T41">утворене префіксальним способом, похідне від слів:</text:span><text:span text:style-name="T28"> </text:span><text:span text:style-name="T31">пра</text:span><text:span text:style-name="T28">... і </text:span><text:span text:style-name="T32">пéрвень</text:span></text:p>
          </table:table-cell>
          <table:covered-table-cell/>
          <table:table-cell table:style-name="Dictionary.G237" table:number-columns-spanned="3" office:value-type="string">
            <text:p text:style-name="P5"><text:span text:style-name="T18">Що б то нам</text:span></text:p>
            <text:p text:style-name="P5"><text:span text:style-name="T18">посовгнути – ці межигони часу,</text:span></text:p>
            <text:p text:style-name="P5"><text:span text:style-name="T18">марудні межигони живоття,</text:span></text:p>
            <text:p text:style-name="P5"><text:span text:style-name="T18">коли змарнілі постаті снаги,</text:span></text:p>
            <text:p text:style-name="P5"><text:span text:style-name="T18">ці бурі пристрастей попопелілих,</text:span></text:p>
            <text:p text:style-name="P5"><text:span text:style-name="T18">раптово окошилися на нас.</text:span></text:p>
            <text:p text:style-name="P5"><text:span text:style-name="T18">І хочеться сягнути за крайчасу,</text:span></text:p>
            <text:p text:style-name="P5"><text:span text:style-name="T18">за </text:span><text:span text:style-name="T21">прапервні</text:span><text:span text:style-name="T18">. </text:span><text:span text:style-name="T35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8" table:number-columns-spanned="4" office:value-type="string">
            <text:p text:style-name="P5"><text:span text:style-name="T31">Пра</text:span><text:span text:style-name="T28">.. </text:span><text:span text:style-name="T48">(див. 118)</text:span></text:p>
          </table:table-cell>
          <table:covered-table-cell/>
          <table:covered-table-cell/>
          <table:covered-table-cell/>
          <table:table-cell table:style-name="Dictionary.F238" table:number-columns-spanned="4" office:value-type="string">
            <text:p text:style-name="P5"><text:span text:style-name="T32">Пéрвень </text:span><text:span text:style-name="T47">(не подано у словнику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20</text:p>
          </table:table-cell>
          <table:table-cell table:style-name="Dictionary.B239" table:number-columns-spanned="3" office:value-type="string">
            <text:p text:style-name="P29">Призáходи</text:p>
            <text:p text:style-name="P5"><text:span text:style-name="T17">-ів, </text:span><text:span text:style-name="T18">ім., мн., інд.-авт.</text:span></text:p>
          </table:table-cell>
          <table:covered-table-cell/>
          <table:covered-table-cell/>
          <table:table-cell table:style-name="Dictionary.E239" table:number-columns-spanned="2" office:value-type="string">
            <text:h text:style-name="P54" text:outline-level="2"><text:span text:style-name="T61">утворене префіксальним способом, похідне від слів:</text:span><text:span text:style-name="T53"> </text:span><text:span text:style-name="T55">при</text:span><text:span text:style-name="T53"> і </text:span><text:span text:style-name="T55">за</text:span><text:span text:style-name="T58"></text:span><text:span text:style-name="T55">хід</text:span></text:h>
          </table:table-cell>
          <table:covered-table-cell/>
          <table:table-cell table:style-name="Dictionary.G239" table:number-columns-spanned="3" office:value-type="string">
            <text:p text:style-name="P5"><text:span text:style-name="T112">Прижухлий клониться пирій</text:span></text:p>
            <text:p text:style-name="P5"><text:span text:style-name="T112">на </text:span><text:span text:style-name="T113">призаходи</text:span><text:span text:style-name="T112"> дня</text:span><text:span text:style-name="T111">. </text:span><text:span text:style-name="T116">(П‑2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0" table:number-columns-spanned="4" office:value-type="string">
            <text:h text:style-name="P49" text:outline-level="2">при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3">прийм.</text:span><text:span text:style-name="T82">, </text:span><text:span text:style-name="T83">з місц. в.</text:span> <text:span text:style-name="T82">Сполучення з </text:span><text:span text:style-name="T83">прийм.</text:span> <text:span text:style-name="T82">при виражають: Просторові відношення:</text:span></text:p>
            <text:p text:style-name="P41"><text:span text:style-name="T53">5) 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</text:span><text:span text:style-name="T53">відбувається інша дія чи триває стан; г) моменту дії, пов'язаного з її </text:span><text:span text:style-name="T53">початком або кінцем. </text:span><text:span text:style-name="T63">Сказати при кінці</text:span><text:span text:style-name="T53">.</text:span></text:p>
          </table:table-cell>
          <table:covered-table-cell/>
          <table:covered-table-cell/>
          <table:covered-table-cell/>
          <table:table-cell table:style-name="Dictionary.F240" table:number-columns-spanned="4" office:value-type="string">
            <text:h text:style-name="P51" text:outline-level="2"><text:span text:style-name="T79">з</text:span><text:span text:style-name="T100">а</text:span><text:span text:style-name="T79">х</text:span><text:span text:style-name="T100">і</text:span><text:span text:style-name="T79">д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заходу, </text:span><text:span text:style-name="T83">ч.</text:span></text:p>
            <text:p text:style-name="P35">2) Час, коли заходить сонце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21</text:p>
          </table:table-cell>
          <table:table-cell table:style-name="Dictionary.B241" table:number-columns-spanned="3" office:value-type="string">
            <text:p text:style-name="P29">Притінь</text:p>
            <text:p text:style-name="P5"><text:span text:style-name="T17">-і, </text:span><text:span text:style-name="T18">ім., ж., інд.-авт.</text:span></text:p>
          </table:table-cell>
          <table:covered-table-cell/>
          <table:covered-table-cell/>
          <table:table-cell table:style-name="Dictionary.E241" table:number-columns-spanned="2" office:value-type="string">
            <text:h text:style-name="P54" text:outline-level="2"><text:span text:style-name="T61">утворене префіксальним способом, похідне від слів:</text:span><text:span text:style-name="T53"> </text:span><text:span text:style-name="T55">при</text:span><text:span text:style-name="T53"> і </text:span><text:span text:style-name="T55">тінь</text:span></text:h>
          </table:table-cell>
          <table:covered-table-cell/>
          <table:table-cell table:style-name="Dictionary.G241" table:number-columns-spanned="3" office:value-type="string">
            <text:p text:style-name="P5"><text:span text:style-name="T18">Ти тінь. Ти </text:span><text:span text:style-name="T21">притінь</text:span><text:span text:style-name="T18">. Смерк і довгий гуд</text:span></text:p>
            <text:p text:style-name="P5"><text:span text:style-name="T18">і зелень бань… </text:span><text:span text:style-name="T35">(П‑1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2" table:number-columns-spanned="4" office:value-type="string">
            <text:p text:style-name="P12">При <text:span text:style-name="T106">(див. 120)</text:span></text:p>
          </table:table-cell>
          <table:covered-table-cell/>
          <table:covered-table-cell/>
          <table:covered-table-cell/>
          <table:table-cell table:style-name="Dictionary.F242" table:number-columns-spanned="4" office:value-type="string">
            <text:h text:style-name="P49" text:outline-level="2">тінь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oft-page-break/><text:span text:style-name="T82">-і, </text:span><text:span text:style-name="T83">ж.</text:span></text:p>
            <text:p text:style-name="P35">1) 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 <text:span text:style-name="T107">кого</text:span>, <text:span text:style-name="T107">чия</text:span>, <text:span text:style-name="T83">перен.</text:span> Про того, хто ніколи не покидає іншого, завжди буває з ним разом.</text:p>
            <text:p text:style-name="P44"><text:span text:style-name="T52">6) </text:span><text:span text:style-name="T66">перен.</text:span><text:span text:style-name="T52"> Ледве вловимий слід, найменша ознака чого-небудь, натяк на наявність чого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22</text:p>
          </table:table-cell>
          <table:table-cell table:style-name="Dictionary.B243" table:number-columns-spanned="3" office:value-type="string">
            <text:p text:style-name="P29">Прóростень</text:p>
            <text:p text:style-name="P5"><text:span text:style-name="T17">-стня, </text:span><text:span text:style-name="T18">ім., ч., інд.-авт.</text:span></text:p>
          </table:table-cell>
          <table:covered-table-cell/>
          <table:covered-table-cell/>
          <table:table-cell table:style-name="Dictionary.E243" table:number-columns-spanned="2" office:value-type="string">
            <text:p text:style-name="P5"><text:span text:style-name="T41">утворене суфіксальним способом, похідне від слова</text:span><text:span text:style-name="T36"> </text:span><text:span text:style-name="T32">проростáти</text:span></text:p>
          </table:table-cell>
          <table:covered-table-cell/>
          <table:table-cell table:style-name="Dictionary.G243" table:number-columns-spanned="3" office:value-type="string">
            <text:p text:style-name="P5"><text:span text:style-name="T18">І </text:span><text:span text:style-name="T21">проростень</text:span><text:span text:style-name="T18">, і бугила,</text:span></text:p>
            <text:p text:style-name="P5"><text:span text:style-name="T18">і жалом жалощів тріпоче</text:span></text:p>
            <text:p text:style-name="P5"><text:span text:style-name="T18">доба і не пустити хоче</text:span></text:p>
            <text:p text:style-name="P5"><text:span text:style-name="T18">стежина, терням поросла. </text:span><text:span text:style-name="T35">(П‑2, 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4" table:number-columns-spanned="8" office:value-type="string">
            <text:h text:style-name="P51" text:outline-level="2"><text:span text:style-name="T79">пророст</text:span><text:span text:style-name="T100">а</text:span><text:span text:style-name="T79">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є, </text:span><text:span text:style-name="T83">недок.</text:span><text:span text:style-name="T82">, прорости, -те, </text:span><text:span text:style-name="T83">док.</text:span></text:p>
            <text:p text:style-name="P41"><text:span text:style-name="T53">3) </text:span><text:span text:style-name="T67">неперех.</text:span><text:span text:style-name="T53"> Покриватися рослинністю (про якусь територію, місцевість); заростати. || Ставати місцем, основою для росту, появи чого-небуд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23</text:p>
          </table:table-cell>
          <table:table-cell table:style-name="Dictionary.B245" table:number-columns-spanned="3" office:value-type="string">
            <text:p text:style-name="P5"><text:span text:style-name="T4">Протипотíк (</text:span><text:span text:style-name="T30">протипотóки</text:span><text:span text:style-name="T4">)</text:span></text:p>
            <text:p text:style-name="P5"><text:span text:style-name="T17">-тóку, </text:span><text:span text:style-name="T18">ім., ч., інд.-авт.</text:span></text:p>
          </table:table-cell>
          <table:covered-table-cell/>
          <table:covered-table-cell/>
          <table:table-cell table:style-name="Dictionary.E245" table:number-columns-spanned="2" office:value-type="string">
            <text:p text:style-name="P5"><text:span text:style-name="T41">утворене префіксальним способом, похідне </text:span><text:soft-page-break/><text:span text:style-name="T41">від слів:</text:span><text:span text:style-name="T28"> </text:span><text:span text:style-name="T31">прóти</text:span><text:span text:style-name="T28">... і </text:span><text:span text:style-name="T31">потíк</text:span></text:p>
          </table:table-cell>
          <table:covered-table-cell/>
          <table:table-cell table:style-name="Dictionary.G245" table:number-columns-spanned="3" office:value-type="string">
            <text:p text:style-name="P5"><text:span text:style-name="T18">Розбратані </text:span><text:span text:style-name="T21">протипотоки</text:span></text:p>
            <text:p text:style-name="P5"><text:span text:style-name="T18">’дне одного наздоганяють,</text:span></text:p>
            <text:p text:style-name="P5"><text:span text:style-name="T18">годують себе проминанням</text:span></text:p>
            <text:p text:style-name="P5"><text:soft-page-break/><text:span text:style-name="T18">заказаних долею стріч. </text:span><text:span text:style-name="T35">(П‑1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6" table:number-columns-spanned="4" office:value-type="string">
            <text:h text:style-name="P51" text:outline-level="2"><text:span text:style-name="T79">пр</text:span><text:span text:style-name="T100">о</text:span><text:span text:style-name="T79">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47"><text:span text:style-name="T79">II </text:span><text:span text:style-name="T83">присл.</text:span></text:p>
            <text:p text:style-name="P48"><text:span text:style-name="T53">Не на підтримку, не на користь кого-, чого-небудь. || </text:span><text:span text:style-name="T67">у знач.</text:span><text:span text:style-name="T53"> </text:span><text:span text:style-name="T67">присудк. сл.</text:span><text:span text:style-name="T53"> || </text:span><text:span text:style-name="T67">у знач.</text:span><text:span text:style-name="T53"> </text:span><text:span text:style-name="T67">ім.</text:span><text:span text:style-name="T53">, </text:span><text:span text:style-name="T67">розм.</text:span><text:span text:style-name="T53"> Те, що є негативним чинником стосовно до чогось, заперечення чогось.</text:span></text:p>
          </table:table-cell>
          <table:covered-table-cell/>
          <table:covered-table-cell/>
          <table:covered-table-cell/>
          <table:table-cell table:style-name="Dictionary.F246" table:number-columns-spanned="4" office:value-type="string">
            <text:h text:style-name="P51" text:outline-level="2"><text:span text:style-name="T79">пот</text:span><text:span text:style-name="T100">і</text:span><text:span text:style-name="T79">к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току, </text:span><text:span text:style-name="T83">ч.</text:span></text:p>
            <text:p text:style-name="P35">1) Річка (<text:span text:style-name="T83">перев.</text:span> невелика), струмок із стрімкою течією. || Маса води, що стрімко тече. || Маса якої-небудь рідини, що швидко тече, виливається звідкись. || <text:span text:style-name="T107">чого</text:span>, <text:span text:style-name="T107">який</text:span>. Маса (повітря, світла, звуків і т. ін.), що поширюється звідкись, спрямовується кудись. || Фізична величина, що характеризує цей рух. <text:span text:style-name="T107">Магнітний потік</text:span>.</text:p>
            <text:p text:style-name="P41"><text:span text:style-name="T53">2) </text:span><text:span text:style-name="T63">кого</text:span><text:span text:style-name="T53">, </text:span><text:span text:style-name="T63">чого</text:span><text:span text:style-name="T53">, </text:span><text:span text:style-name="T63">який</text:span><text:span text:style-name="T53">, </text:span><text:span text:style-name="T67">перен.</text:span><text:span text:style-name="T53"> Велика кількість, маса кого-, чого-небудь, що рухається в одному напрямі. || Безперервний рух, надходження великої кількості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24</text:p>
          </table:table-cell>
          <table:table-cell table:style-name="Dictionary.B247" table:number-columns-spanned="3" office:value-type="string">
            <text:p text:style-name="P29">Пружноголóс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247" table:number-columns-spanned="2" office:value-type="string">
            <text:p text:style-name="P5"><text:span text:style-name="T41">утворене складнофлективним способом, похідне від слів:</text:span><text:span text:style-name="T28"> </text:span><text:span text:style-name="T31">прýжний</text:span><text:span text:style-name="T28"> і </text:span><text:span text:style-name="T31">гóлос</text:span></text:p>
          </table:table-cell>
          <table:covered-table-cell/>
          <table:table-cell table:style-name="Dictionary.G247" table:number-columns-spanned="3" office:value-type="string">
            <text:p text:style-name="P5"><text:span text:style-name="T18">…янгольський мосянжний хор</text:span></text:p>
            <text:p text:style-name="P5"><text:span text:style-name="T18">гучить на присілки і села</text:span></text:p>
            <text:p text:style-name="P5"><text:span text:style-name="T18">і проста пісенька весела</text:span></text:p>
            <text:p text:style-name="P5"><text:span text:style-name="T21">пружноголосий</text:span><text:span text:style-name="T18"> барвить хор. </text:span><text:span text:style-name="T35">(П‑2, 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8" table:number-columns-spanned="4" office:value-type="string">
            <text:h text:style-name="P51" text:outline-level="2"><text:span text:style-name="T79">пр</text:span><text:span text:style-name="T100">у</text:span><text:span text:style-name="T79">жн</text:span><text:span text:style-name="T100">и</text:span><text:span text:style-name="T79">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<text:soft-page-break/>пружна, пружне.</text:p>
            <text:p text:style-name="P41"><text:span text:style-name="T53">3) </text:span><text:span text:style-name="T67">перен.</text:span><text:span text:style-name="T53"> Тугий, міцний (про тіло, м'язи і т. ін.). || З тугим, гнучким тілом, міцними м'язами.</text:span></text:p>
          </table:table-cell>
          <table:covered-table-cell/>
          <table:covered-table-cell/>
          <table:covered-table-cell/>
          <table:table-cell table:style-name="Dictionary.F248" table:number-columns-spanned="4" office:value-type="string">
            <text:h text:style-name="P51" text:outline-level="2"><text:span text:style-name="T79">г</text:span><text:span text:style-name="T100">о</text:span><text:span text:style-name="T79">лос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oft-page-break/><text:span text:style-name="T82">-у, </text:span><text:span text:style-name="T83">ч.</text:span></text:p>
            <text:p text:style-name="P35">3) Звучання голосових зв'язок як матеріал вокального мистецтва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25</text:p>
          </table:table-cell>
          <table:table-cell table:style-name="Dictionary.B249" table:number-columns-spanned="3" office:value-type="string">
            <text:p text:style-name="P29">Пург-сніги</text:p>
            <text:p text:style-name="P5"><text:span text:style-name="T17">-ів, </text:span><text:span text:style-name="T18">ім., мн., інд.-авт.</text:span></text:p>
          </table:table-cell>
          <table:covered-table-cell/>
          <table:covered-table-cell/>
          <table:table-cell table:style-name="Dictionary.E249" table:number-columns-spanned="2" office:value-type="string">
            <text:p text:style-name="P5"><text:span text:style-name="T41">утворене способом словоскладання, похідне від слів:</text:span><text:span text:style-name="T28"> </text:span><text:span text:style-name="T31">пургá</text:span><text:span text:style-name="T28"> і </text:span><text:span text:style-name="T31">сніги</text:span></text:p>
          </table:table-cell>
          <table:covered-table-cell/>
          <table:table-cell table:style-name="Dictionary.G249" table:number-columns-spanned="3" office:value-type="string">
            <text:p text:style-name="P5"><text:span text:style-name="T18">Лиш модрини</text:span><text:span text:style-name="T20"> </text:span><text:span text:style-name="T18">гудуть, гудуть мо-</text:span></text:p>
            <text:p text:style-name="P5"><text:span text:style-name="T18">дрини,</text:span></text:p>
            <text:p text:style-name="P5"><text:span text:style-name="T18">а вітри лекалами хуг</text:span></text:p>
            <text:p text:style-name="P5"><text:span text:style-name="T18">піють,</text:span></text:p>
            <text:p text:style-name="P5"><text:span text:style-name="T18">що заблуклий в сопках пестун</text:span></text:p>
            <text:p text:style-name="P5"><text:span text:style-name="T18">скоро</text:span></text:p>
            <text:p text:style-name="P5"><text:span text:style-name="T18">без ведмедиці в </text:span><text:span text:style-name="T21">пург-снігах</text:span></text:p>
            <text:p text:style-name="P5"><text:span text:style-name="T18">згине. </text:span><text:span text:style-name="T35">(П‑2, 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0" table:number-columns-spanned="4" office:value-type="string">
            <text:h text:style-name="P51" text:outline-level="2"><text:span text:style-name="T79">ург</text:span><text:span text:style-name="T100">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Сильний вітер зі снігом; завірюха, хуртовина.</text:p>
          </table:table-cell>
          <table:covered-table-cell/>
          <table:covered-table-cell/>
          <table:covered-table-cell/>
          <table:table-cell table:style-name="Dictionary.F250" table:number-columns-spanned="4" office:value-type="string">
            <text:h text:style-name="P49" text:outline-level="2">сніг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, </text:span><text:span text:style-name="T83">ч.</text:span></text:p>
            <text:p text:style-name="P35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26</text:p>
          </table:table-cell>
          <table:table-cell table:style-name="Dictionary.B251" table:number-columns-spanned="3" office:value-type="string">
            <text:p text:style-name="P29">Рáдощі-жалí</text:p>
            <text:p text:style-name="P5"><text:span text:style-name="T17">рáдоще-жалíв, </text:span><text:span text:style-name="T18">ім., мн., інд.-авт.</text:span></text:p>
          </table:table-cell>
          <table:covered-table-cell/>
          <table:covered-table-cell/>
          <table:table-cell table:style-name="Dictionary.E251" table:number-columns-spanned="2" office:value-type="string">
            <text:p text:style-name="P5"><text:span text:style-name="T41">утворене способом словоскладання, похідне від слів:</text:span><text:span text:style-name="T28"> </text:span><text:span text:style-name="T31">рáдощі</text:span><text:span text:style-name="T28"> і </text:span><text:span text:style-name="T31">жалі</text:span></text:p>
          </table:table-cell>
          <table:covered-table-cell/>
          <table:table-cell table:style-name="Dictionary.G251" table:number-columns-spanned="3" office:value-type="string">
            <text:p text:style-name="P5"><text:span text:style-name="T18">…де розкошує маячня</text:span></text:p>
            <text:p text:style-name="P5"><text:span text:style-name="T18">моїх далеких недобутих марень</text:span></text:p>
            <text:p text:style-name="P5"><text:span text:style-name="T18">в калейдоскопі </text:span><text:span text:style-name="T21">радоще-жалів</text:span><text:span text:style-name="T18">… </text:span><text:span text:style-name="T35">(П‑1, 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2" table:number-columns-spanned="4" office:value-type="string">
            <text:h text:style-name="P51" text:outline-level="2"><text:span text:style-name="T79">Р</text:span><text:span text:style-name="T100">а</text:span><text:span text:style-name="T79">дість (</text:span><text:span text:style-name="T31">рáдощі</text:span><text:span text:style-name="T79">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дості, </text:span><text:span text:style-name="T83">ж.</text:span></text:p>
            <text:p text:style-name="P35">1) Почуття задоволення, втіха, приємність.</text:p>
          </table:table-cell>
          <table:covered-table-cell/>
          <table:covered-table-cell/>
          <table:covered-table-cell/>
          <table:table-cell table:style-name="Dictionary.F252" table:number-columns-spanned="4" office:value-type="string">
            <text:h text:style-name="P49" text:outline-level="2">жаль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жалю, </text:span><text:span text:style-name="T83">ч.</text:span></text:p>
            <text:p text:style-name="P35">1) Важкий настрій, що викликається якоюсь невдачею, горем і т. ін.; сум, печаль, скорбота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27</text:p>
          </table:table-cell>
          <table:table-cell table:style-name="Dictionary.B253" table:number-columns-spanned="3" office:value-type="string">
            <text:p text:style-name="P29">РозбрÁтаний</text:p>
            <text:p text:style-name="P5"><text:span text:style-name="T17">-а, -е, </text:span><text:span text:style-name="T19">дієпр. пас. мин. ч., інд.-авт.</text:span></text:p>
          </table:table-cell>
          <table:covered-table-cell/>
          <table:covered-table-cell/>
          <table:table-cell table:style-name="Dictionary.E253" table:number-columns-spanned="2" office:value-type="string">
            <text:p text:style-name="P5"><text:span text:style-name="T41">утворене суфіксальним способом, похідне від слова </text:span><text:span text:style-name="T32">розбратáти</text:span></text:p>
          </table:table-cell>
          <table:covered-table-cell/>
          <table:table-cell table:style-name="Dictionary.G253" table:number-columns-spanned="3" office:value-type="string">
            <text:p text:style-name="P5"><text:span text:style-name="T21">Розбратані</text:span><text:span text:style-name="T18"> </text:span><text:span text:style-name="T25">протипотоки</text:span></text:p>
            <text:p text:style-name="P5"><text:span text:style-name="T18">’дне одного наздоганяють,</text:span></text:p>
            <text:p text:style-name="P5"><text:span text:style-name="T18">годують себе проминанням</text:span></text:p>
            <text:p text:style-name="P5"><text:span text:style-name="T18">заказаних долею стріч. </text:span><text:span text:style-name="T35">(П‑1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4" table:number-columns-spanned="8" office:value-type="string">
            <text:h text:style-name="P51" text:outline-level="2"><text:span text:style-name="T79">розбрат</text:span><text:span text:style-name="T100">а</text:span><text:span text:style-name="T79">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ю, -аєш, </text:span><text:span text:style-name="T83">док.</text:span><text:span text:style-name="T82">, </text:span><text:span text:style-name="T83">розм.</text:span></text:p>
            <text:p text:style-name="P35">Перервати, припинити дружбу, посварити кого-небудь з кимс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28</text:p>
          </table:table-cell>
          <table:table-cell table:style-name="Dictionary.B255" table:number-columns-spanned="3" office:value-type="string">
            <text:p text:style-name="P29">Розпелюстити</text:p>
            <text:p text:style-name="P5"><text:span text:style-name="T17">-щу, -щиш, дієсл., </text:span><text:span text:style-name="T18">док., перех., інд.-авт.</text:span></text:p>
          </table:table-cell>
          <table:covered-table-cell/>
          <table:covered-table-cell/>
          <table:table-cell table:style-name="Dictionary.E255" table:number-columns-spanned="2" office:value-type="string">
            <text:p text:style-name="P5"><text:span text:style-name="T41">утворене суфіксально-префіксальним способом, похідне від слова</text:span><text:span text:style-name="T28"> </text:span><text:span text:style-name="T31">пелюстки</text:span></text:p>
          </table:table-cell>
          <table:covered-table-cell/>
          <table:table-cell table:style-name="Dictionary.G255" table:number-columns-spanned="3" office:value-type="string">
            <text:p text:style-name="P5"><text:span text:style-name="T18">Треба щедро – серцем одним, устами</text:span></text:p>
            <text:p text:style-name="P5"><text:span text:style-name="T18">ледь розпуклими – </text:span><text:span text:style-name="T21">розпелюстити</text:span><text:span text:style-name="T18"> втіхи гін,</text:span></text:p>
            <text:p text:style-name="P5"><text:span text:style-name="T18">всевідради! Сонце бо йде – за нами. </text:span><text:span text:style-name="T35">(П‑1, 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6" table:number-columns-spanned="8" office:value-type="string">
            <text:h text:style-name="P51" text:outline-level="2"><text:span text:style-name="T79">пел</text:span><text:span text:style-name="T100">ю</text:span><text:span text:style-name="T79">стк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Окремий листок із віночка квітк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6">129</text:p>
          </table:table-cell>
          <table:table-cell table:style-name="Dictionary.B257" table:number-columns-spanned="3" office:value-type="string">
            <text:p text:style-name="P29">Рясночóл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257" table:number-columns-spanned="2" office:value-type="string">
            <text:p text:style-name="P5"><text:span text:style-name="T41">утворене складнофлективним способом, похідне від слів:</text:span><text:span text:style-name="T28"> </text:span><text:span text:style-name="T31">рясний </text:span><text:span text:style-name="T28">і </text:span><text:span text:style-name="T31">чолó</text:span></text:p>
          </table:table-cell>
          <table:covered-table-cell/>
          <table:table-cell table:style-name="Dictionary.G257" table:number-columns-spanned="3" office:value-type="string">
            <text:p text:style-name="P5"><text:span text:style-name="T18">Я, певне, яблуня була,</text:span></text:p>
            <text:p text:style-name="P5"><text:span text:style-name="T18">паморочила світ довкола,</text:span></text:p>
            <text:p text:style-name="P5"><text:span text:style-name="T18">в рясному цвіті </text:span><text:span text:style-name="T21">рясночола</text:span></text:p>
            <text:p text:style-name="P5"><text:span text:style-name="T18">тужила, ніжилась, жила. </text:span><text:span text:style-name="T35">(П‑2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8" table:number-columns-spanned="4" office:value-type="string">
            <text:h text:style-name="P51" text:outline-level="2"><text:span text:style-name="T79">рясн</text:span><text:span text:style-name="T100">и</text:span><text:span text:style-name="T79">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2) Багатий, високий (про урожай). || <text:span text:style-name="T83">перен.</text:span> Плідний на що-небудь, чимсь.</text:p>
            <text:p text:style-name="P41"><text:span text:style-name="T53">5) </text:span><text:span text:style-name="T67">розм.</text:span><text:span text:style-name="T53"> Дуже яскравий, кольористий (про розцвітку чого-небудь).</text:span></text:p>
          </table:table-cell>
          <table:covered-table-cell/>
          <table:covered-table-cell/>
          <table:covered-table-cell/>
          <table:table-cell table:style-name="Dictionary.F258" table:number-columns-spanned="4" office:value-type="string">
            <text:h text:style-name="P51" text:outline-level="2"><text:span text:style-name="T79">чол</text:span><text:span text:style-name="T100">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с.</text:span></text:p>
            <text:p text:style-name="P41"><text:span text:style-name="T53">1) Верхня надочна частина обличчя людини; лоб. || </text:span><text:span text:style-name="T67">перен.</text:span><text:span text:style-name="T53"> Вершина гори, дерева і т. ін., верхівка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30</text:p>
          </table:table-cell>
          <table:table-cell table:style-name="Dictionary.B259" table:number-columns-spanned="3" office:value-type="string">
            <text:p text:style-name="P29">Самовивище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259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вивищення</text:span></text:p>
          </table:table-cell>
          <table:covered-table-cell/>
          <table:table-cell table:style-name="Dictionary.G259" table:number-columns-spanned="3" office:value-type="string">
            <text:p text:style-name="P5"><text:span text:style-name="T18">Оце, життя, твої дороги</text:span></text:p>
            <text:p text:style-name="P5"><text:span text:style-name="T21">самовивищень</text:span><text:span text:style-name="T18">, як наруг. </text:span><text:span text:style-name="T35">(П‑2, 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0" table:number-columns-spanned="4" office:value-type="string">
            <text:h text:style-name="P49" text:outline-level="2">сам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3">рідше </text:span><text:span text:style-name="T82">самий, сама, само </text:span><text:span text:style-name="T83">і </text:span><text:span text:style-name="T82">саме; </text:span><text:span text:style-name="T83">мн.</text:span> <text:span text:style-name="T82">сами </text:span><text:span text:style-name="T83">і </text:span><text:span text:style-name="T82">самі; </text:span><text:span text:style-name="T83">займ.</text:span> <text:span text:style-name="T83">означ.</text:span></text:p>
            <text:p text:style-name="P41"><text:span text:style-name="T53">1) Уживається з </text:span><text:span text:style-name="T67">ім.</text:span><text:span text:style-name="T53"> чи </text:span><text:span text:style-name="T67">особ.</text:span><text:span text:style-name="T53"> </text:span><text:span text:style-name="T67">займ.</text:span><text:span text:style-name="T53">, вказуючи на особу чи предмет, що безпосередньо є джерелом чи об'єктом дії, стану. || Уживається для більшої </text:span><text:soft-page-break/><text:span text:style-name="T53">конкретизації, вирізнення особи чи предмета; власне хтось; власне щось. || Уживається в </text:span><text:span text:style-name="T67">знач.</text:span><text:span text:style-name="T53"> не хто інший, як, хтось власною особою. || Уживається для підкреслення, що дія або стан поширюються й на визначувану особу чи предмет; теж, також, і (й). || </text:span><text:span text:style-name="T53">Уживається самостійно, заступаючи </text:span><text:span text:style-name="T67">ім.</text:span><text:span text:style-name="T53"> чи </text:span><text:span text:style-name="T67">особ.</text:span><text:span text:style-name="T53"> </text:span><text:span text:style-name="T67">займ.</text:span><text:span text:style-name="T53"> || Уживається на позначення відокремлення особи чи предмета від інших осіб або предметів (</text:span><text:span text:style-name="T67">перев.</text:span><text:span text:style-name="T53"> зі </text:span><text:span text:style-name="T67">спол.</text:span><text:span text:style-name="T53"> "а").</text:span></text:p>
          </table:table-cell>
          <table:covered-table-cell/>
          <table:covered-table-cell/>
          <table:covered-table-cell/>
          <table:table-cell table:style-name="Dictionary.F260" table:number-columns-spanned="4" office:value-type="string">
            <text:h text:style-name="P51" text:outline-level="2"><text:span text:style-name="T79">в</text:span><text:span text:style-name="T100">и</text:span><text:span text:style-name="T79">вище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Дія за знач. </text:span><text:a xlink:type="simple" xlink:href="http://www.lingvo.ua/uk/Translate/uk-uk/вивищувати"><text:span text:style-name="T72">вивищувати</text:span></text:a><text:span text:style-name="T64">, </text:span><text:a xlink:type="simple" xlink:href="http://www.lingvo.ua/uk/Translate/uk-uk/вивищуватися"><text:span text:style-name="T72">вивищуватися</text:span></text:a><text:span text:style-name="T64">, в</text:span><text:span text:style-name="T76">и</text:span><text:span text:style-name="T64">вищити і в</text:span><text:span text:style-name="T76">и</text:span><text:span text:style-name="T64">вищитис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31</text:p>
          </table:table-cell>
          <table:table-cell table:style-name="Dictionary.B261" table:number-columns-spanned="3" office:value-type="string">
            <text:p text:style-name="P29">Самовóля</text:p>
            <text:p text:style-name="P5"><text:span text:style-name="T17">-і, </text:span><text:span text:style-name="T18">ім., ж., інд.-авт.</text:span></text:p>
          </table:table-cell>
          <table:covered-table-cell/>
          <table:covered-table-cell/>
          <table:table-cell table:style-name="Dictionary.E261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вóля</text:span></text:p>
          </table:table-cell>
          <table:covered-table-cell/>
          <table:table-cell table:style-name="Dictionary.G261" table:number-columns-spanned="3" office:value-type="string">
            <text:p text:style-name="P5"><text:span text:style-name="T18">Червона барка в чорноводді</text:span><text:span text:style-name="T20"> </text:span><text:span text:style-name="T18">доль</text:span></text:p>
            <text:p text:style-name="P5"><text:span text:style-name="T18">загубиться. І фенікс довгоногий</text:span></text:p>
            <text:p text:style-name="P5"><text:span text:style-name="T18">перенесе тебе в ясні чертоги</text:span></text:p>
            <text:p text:style-name="P5"><text:span text:style-name="T18">від </text:span><text:span text:style-name="T21">самоволь</text:span><text:span text:style-name="T18">, покори і сваволь. </text:span><text:span text:style-name="T35">(П‑1, 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2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62" table:number-columns-spanned="4" office:value-type="string">
            <text:h text:style-name="P52" text:outline-level="2"><text:span text:style-name="T79">в</text:span><text:span text:style-name="T100">о</text:span><text:span text:style-name="T79">л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і, </text:span><text:span text:style-name="T83">ж.</text:span></text:p>
            <text:p text:style-name="P41"><text:span text:style-name="T53">5) Свобода, незалежність; </text:span><text:span text:style-name="T67">прот.</text:span><text:span text:style-name="T53"> неволя, рабство. || Перебування не під арештом, не в клітці, не на ланцюгу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32</text:p>
          </table:table-cell>
          <table:table-cell table:style-name="Dictionary.B263" table:number-columns-spanned="3" office:value-type="string">
            <text:p text:style-name="P29">Самовоскресíнн<text:soft-page-break/>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263" table:number-columns-spanned="2" office:value-type="string">
            <text:p text:style-name="P5"><text:span text:style-name="T41">утворене способом </text:span><text:soft-page-break/><text:span text:style-name="T41">основословоскладання, похідне від слів:</text:span><text:span text:style-name="T28"> </text:span><text:span text:style-name="T31">сáмо</text:span><text:span text:style-name="T28">... і </text:span><text:span text:style-name="T31">воскресíння</text:span></text:p>
          </table:table-cell>
          <table:covered-table-cell/>
          <table:table-cell table:style-name="Dictionary.G263" table:number-columns-spanned="3" office:value-type="string">
            <text:p text:style-name="P5"><text:span text:style-name="T18">…перейде крізь страстотерпця </text:span><text:soft-page-break/><text:span text:style-name="T18">тіні</text:span></text:p>
            <text:p text:style-name="P5"><text:span text:style-name="T18">пророк, свого цураючись лиця,</text:span></text:p>
            <text:p text:style-name="P5"><text:span text:style-name="T18">в передчуванні віщого кінця</text:span></text:p>
            <text:p text:style-name="P5"><text:span text:style-name="T18">самоофіри й </text:span><text:span text:style-name="T21">самовоскресіння</text:span><text:span text:style-name="T18">. </text:span><text:span text:style-name="T35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4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64" table:number-columns-spanned="4" office:value-type="string">
            <text:h text:style-name="P52" text:outline-level="2"><text:span text:style-name="T79">воскрес</text:span><text:span text:style-name="T100">і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Дія і стан за знач. </text:span><text:a xlink:type="simple" xlink:href="http://www.lingvo.ua/uk/Translate/uk-uk/воскреснути"><text:span text:style-name="T72">воскресну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33</text:p>
          </table:table-cell>
          <table:table-cell table:style-name="Dictionary.B265" table:number-columns-spanned="3" office:value-type="string">
            <text:p text:style-name="P29">Самовтéча</text:p>
            <text:p text:style-name="P5"><text:span text:style-name="T17">-і, </text:span><text:span text:style-name="T18">ім., ж., інд.-авт.</text:span></text:p>
          </table:table-cell>
          <table:covered-table-cell/>
          <table:covered-table-cell/>
          <table:table-cell table:style-name="Dictionary.E265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втéча</text:span></text:p>
          </table:table-cell>
          <table:covered-table-cell/>
          <table:table-cell table:style-name="Dictionary.G265" table:number-columns-spanned="3" office:value-type="string">
            <text:p text:style-name="P5"><text:span text:style-name="T18">Доброму і злому</text:span></text:p>
            <text:p text:style-name="P5"><text:span text:style-name="T18">кажи межу і позначи шляхи</text:span></text:p>
            <text:p text:style-name="P5"><text:span text:style-name="T18">для </text:span><text:span text:style-name="T21">самовтечі</text:span><text:span text:style-name="T18">. </text:span><text:span text:style-name="T35">(П‑2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6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66" table:number-columns-spanned="4" office:value-type="string">
            <text:p text:style-name="P5"><text:span text:style-name="T31">Втéча </text:span><text:span text:style-name="T48">(див. 54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34</text:p>
          </table:table-cell>
          <table:table-cell table:style-name="Dictionary.B267" table:number-columns-spanned="3" office:value-type="string">
            <text:p text:style-name="P29">Самодóкíр</text:p>
            <text:p text:style-name="P5"><text:span text:style-name="T17">самодóкóру, </text:span><text:span text:style-name="T18">ім., ч., інд.-авт.</text:span></text:p>
          </table:table-cell>
          <table:covered-table-cell/>
          <table:covered-table-cell/>
          <table:table-cell table:style-name="Dictionary.E267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дóкíр</text:span></text:p>
          </table:table-cell>
          <table:covered-table-cell/>
          <table:table-cell table:style-name="Dictionary.G267" table:number-columns-spanned="3" office:value-type="string">
            <text:p text:style-name="P5"><text:span text:style-name="T18">Не вір – ні долі, ні собі не вір,</text:span></text:p>
            <text:p text:style-name="P5"><text:span text:style-name="T18">а спроневіра і </text:span><text:span text:style-name="T21">самодокір</text:span></text:p>
            <text:p text:style-name="P5"><text:span text:style-name="T18">і змерзлий крик, що грудкою у горлі</text:span></text:p>
            <text:p text:style-name="P5"><text:span text:style-name="T18">засів мов кляп – то все неначе дріт</text:span></text:p>
            <text:p text:style-name="P5"><text:span text:style-name="T18">колючий. </text:span><text:span text:style-name="T35">(П‑2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8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68" table:number-columns-spanned="4" office:value-type="string">
            <text:h text:style-name="P52" text:outline-level="2"><text:span text:style-name="T79">д</text:span><text:span text:style-name="T100">о</text:span><text:span text:style-name="T79">к</text:span><text:span text:style-name="T100">і</text:span><text:span text:style-name="T79">р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докору, </text:span><text:span text:style-name="T83">ч.</text:span></text:p>
            <text:p text:style-name="P35">Висловлене кому-небудь або передане в інший спосіб звинувачення в чомусь, <text:soft-page-break/>незадоволення чимось і т. ін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35</text:p>
          </table:table-cell>
          <table:table-cell table:style-name="Dictionary.B269" table:number-columns-spanned="3" office:value-type="string">
            <text:p text:style-name="P29">Самодосáда</text:p>
            <text:p text:style-name="P5"><text:span text:style-name="T17">-и, </text:span><text:span text:style-name="T18">ім., ж., інд.-авт.</text:span></text:p>
          </table:table-cell>
          <table:covered-table-cell/>
          <table:covered-table-cell/>
          <table:table-cell table:style-name="Dictionary.E269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досáда</text:span></text:p>
          </table:table-cell>
          <table:covered-table-cell/>
          <table:table-cell table:style-name="Dictionary.G269" table:number-columns-spanned="3" office:value-type="string">
            <text:p text:style-name="P5"><text:span text:style-name="T18">…в мить крутого самопочезання</text:span></text:p>
            <text:p text:style-name="P5"><text:span text:style-name="T18">він надто пильно стежив шлях утрат, - </text:span></text:p>
            <text:p text:style-name="P5"><text:span text:style-name="T18">лиш так його спотворило дерзання</text:span></text:p>
            <text:p text:style-name="P5"><text:span text:style-name="T18">тим виразом вибачливих жалів,</text:span></text:p>
            <text:p text:style-name="P5"><text:span text:style-name="T21">самодосад</text:span><text:span text:style-name="T18">… </text:span><text:span text:style-name="T35">(П‑1, 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0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70" table:number-columns-spanned="4" office:value-type="string">
            <text:h text:style-name="P52" text:outline-level="2"><text:span text:style-name="T79">дос</text:span><text:span text:style-name="T100">а</text:span><text:span text:style-name="T79">д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Почуття невдоволення, гіркоти, викликане чим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36</text:p>
          </table:table-cell>
          <table:table-cell table:style-name="Dictionary.B271" table:number-columns-spanned="3" office:value-type="string">
            <text:p text:style-name="P29">Самодохóдже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271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дохóдження</text:span></text:p>
          </table:table-cell>
          <table:covered-table-cell/>
          <table:table-cell table:style-name="Dictionary.G271" table:number-columns-spanned="3" office:value-type="string">
            <text:p text:style-name="P5"><text:span text:style-name="T18">Там крила птаства рясно миготіли,</text:span></text:p>
            <text:p text:style-name="P5"><text:span text:style-name="T18">мережилася зелень дивновзором,</text:span></text:p>
            <text:p text:style-name="P5"><text:span text:style-name="T18">а душу вже поймав </text:span><text:span text:style-name="T21">самодоходжень</text:span></text:p>
            <text:p text:style-name="P5"><text:span text:style-name="T18">зухвалий холод і зухвалий жах. </text:span><text:span text:style-name="T35">(П‑2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2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72" table:number-columns-spanned="4" office:value-type="string">
            <text:h text:style-name="P52" text:outline-level="2"><text:span text:style-name="T79">дох</text:span><text:span text:style-name="T100">о</text:span><text:span text:style-name="T79">дже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Дія за знач. </text:span><text:a xlink:type="simple" xlink:href="http://www.lingvo.ua/uk/Translate/uk-uk/доходити"><text:span text:style-name="T72">доходити</text:span></text:a><text:span text:style-name="T64">.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6">137</text:p>
          </table:table-cell>
          <table:table-cell table:style-name="Dictionary.B273" table:number-columns-spanned="3" office:value-type="string">
            <text:p text:style-name="P29">Самозаборóна</text:p>
            <text:p text:style-name="P5"><text:span text:style-name="T17">-и, </text:span><text:span text:style-name="T18">ім., ж., інд.-авт.</text:span></text:p>
          </table:table-cell>
          <table:covered-table-cell/>
          <table:covered-table-cell/>
          <table:table-cell table:style-name="Dictionary.E273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заборóна</text:span></text:p>
          </table:table-cell>
          <table:covered-table-cell/>
          <table:table-cell table:style-name="Dictionary.G273" table:number-columns-spanned="3" office:value-type="string">
            <text:p text:style-name="P5"><text:span text:style-name="T18">Нам ряд утрачено. Раптових спроб</text:span></text:p>
            <text:p text:style-name="P5"><text:span text:style-name="T18">назубрені шпилі – ото єдине,</text:span></text:p>
            <text:p text:style-name="P5"><text:span text:style-name="T18">що вирвалося з </text:span><text:span text:style-name="T21">самозаборон</text:span><text:span text:style-name="T18">,</text:span></text:p>
            <text:p text:style-name="P5"><text:span text:style-name="T18">які дарують небеса щедротні… </text:span><text:span text:style-name="T35">(П‑2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4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74" table:number-columns-spanned="4" office:value-type="string">
            <text:h text:style-name="P52" text:outline-level="2"><text:span text:style-name="T79">забор</text:span><text:span text:style-name="T100">о</text:span><text:span text:style-name="T79">н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Наказ не робити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38</text:p>
          </table:table-cell>
          <table:table-cell table:style-name="Dictionary.B275" table:number-columns-spanned="3" office:value-type="string">
            <text:p text:style-name="P29">Самонаближе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275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наближення</text:span></text:p>
          </table:table-cell>
          <table:covered-table-cell/>
          <table:table-cell table:style-name="Dictionary.G275" table:number-columns-spanned="3" office:value-type="string">
            <text:p text:style-name="P5"><text:span text:style-name="T18">…весь той чар</text:span></text:p>
            <text:p text:style-name="P5"><text:span text:style-name="T21">самонаближень</text:span><text:span text:style-name="T18">, упізнань і врочень,</text:span></text:p>
            <text:p text:style-name="P5"><text:span text:style-name="T18">що визріли у невіді душевній</text:span></text:p>
            <text:p text:style-name="P5"><text:span text:style-name="T18">і стежать стежать стежать зизим оком,</text:span></text:p>
            <text:p text:style-name="P5"><text:span text:style-name="T18">ачи я втраплю на свою стежу… </text:span><text:span text:style-name="T35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6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76" table:number-columns-spanned="4" office:value-type="string">
            <text:h text:style-name="P52" text:outline-level="2"><text:span text:style-name="T79">набл</text:span><text:span text:style-name="T100">и</text:span><text:span text:style-name="T79">же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Дія за знач. </text:span><text:a xlink:type="simple" xlink:href="http://www.lingvo.ua/uk/Translate/uk-uk/наблизити"><text:span text:style-name="T72">наблизити</text:span></text:a><text:span text:style-name="T64">, </text:span><text:a xlink:type="simple" xlink:href="http://www.lingvo.ua/uk/Translate/uk-uk/наближати"><text:span text:style-name="T72">наближати</text:span></text:a><text:span text:style-name="T64"> і </text:span><text:a xlink:type="simple" xlink:href="http://www.lingvo.ua/uk/Translate/uk-uk/наблизитися"><text:span text:style-name="T72">наблизитися</text:span></text:a><text:span text:style-name="T64">, </text:span><text:a xlink:type="simple" xlink:href="http://www.lingvo.ua/uk/Translate/uk-uk/наближатися"><text:span text:style-name="T72">наближатися</text:span></text:a><text:span text:style-name="T6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39</text:p>
          </table:table-cell>
          <table:table-cell table:style-name="Dictionary.B277" table:number-columns-spanned="3" office:value-type="string">
            <text:p text:style-name="P29">Самонарікá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277" table:number-columns-spanned="2" office:value-type="string">
            <text:p text:style-name="P5"><text:span text:style-name="T41">утворене способом основословосклада</text:span><text:soft-page-break/><text:span text:style-name="T41">ння, похідне від слів:</text:span><text:span text:style-name="T28"> </text:span><text:span text:style-name="T31">сáмо</text:span><text:span text:style-name="T28">... і </text:span><text:span text:style-name="T31">нарікáння</text:span></text:p>
          </table:table-cell>
          <table:covered-table-cell/>
          <table:table-cell table:style-name="Dictionary.G277" table:number-columns-spanned="3" office:value-type="string">
            <text:p text:style-name="P5"><text:span text:style-name="T18">Ні, не впадай у біль – до </text:span><text:span text:style-name="T21">самонаріканняи</text:span><text:span text:style-name="T18">.</text:span></text:p>
            <text:p text:style-name="P5"><text:soft-page-break/><text:span text:style-name="T18">О, не впадай у біль – його, як меч, піднось. </text:span><text:span text:style-name="T35">(П‑2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8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78" table:number-columns-spanned="4" office:value-type="string">
            <text:h text:style-name="P52" text:outline-level="2"><text:span text:style-name="T79">нарік</text:span><text:span text:style-name="T100">а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Дія за знач. </text:span><text:a xlink:type="simple" xlink:href="http://www.lingvo.ua/uk/Translate/uk-uk/нарікати"><text:span text:style-name="T72">нарікати</text:span></text:a><text:span text:style-name="T6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40</text:p>
          </table:table-cell>
          <table:table-cell table:style-name="Dictionary.B279" table:number-columns-spanned="3" office:value-type="string">
            <text:p text:style-name="P29">Самонарóдже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279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нарóдження</text:span></text:p>
          </table:table-cell>
          <table:covered-table-cell/>
          <table:table-cell table:style-name="Dictionary.G279" table:number-columns-spanned="3" office:value-type="string">
            <text:p text:style-name="P5"><text:span text:style-name="T18">Оце </text:span><text:span text:style-name="T21">самонародження</text:span><text:span text:style-name="T18"> твоє</text:span></text:p>
            <text:p text:style-name="P5"><text:span text:style-name="T18">то голос смерті: пристарайся, брате,</text:span></text:p>
            <text:p text:style-name="P5"><text:span text:style-name="T18">бо вже заходить час твій вирушати,</text:span></text:p>
            <text:p text:style-name="P5"><text:span text:style-name="T18">пора і дописати житіє. </text:span><text:span text:style-name="T35">(П‑2, 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0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80" table:number-columns-spanned="4" office:value-type="string">
            <text:h text:style-name="P52" text:outline-level="2"><text:span text:style-name="T79">нар</text:span><text:span text:style-name="T100">о</text:span><text:span text:style-name="T79">дже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1) Дія за знач. </text:span><text:a xlink:type="simple" xlink:href="http://www.lingvo.ua/uk/Translate/uk-uk/народити"><text:span text:style-name="T72">народити</text:span></text:a><text:span text:style-name="T64">, </text:span><text:a xlink:type="simple" xlink:href="http://www.lingvo.ua/uk/Translate/uk-uk/народжувати"><text:span text:style-name="T72">народжувати</text:span></text:a><text:span text:style-name="T64"> і </text:span><text:a xlink:type="simple" xlink:href="http://www.lingvo.ua/uk/Translate/uk-uk/народитися"><text:span text:style-name="T72">народитися</text:span></text:a><text:span text:style-name="T64">, </text:span><text:a xlink:type="simple" xlink:href="http://www.lingvo.ua/uk/Translate/uk-uk/народжуватися"><text:span text:style-name="T72">народжуватися</text:span></text:a><text:span text:style-name="T64">. || Час появи на світ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41</text:p>
          </table:table-cell>
          <table:table-cell table:style-name="Dictionary.B281" table:number-columns-spanned="3" office:value-type="string">
            <text:p text:style-name="P29">Самонаростáти</text:p>
            <text:p text:style-name="P17">-áю, -áєш, дієсл., недок., перех., інд.-авт.</text:p>
          </table:table-cell>
          <table:covered-table-cell/>
          <table:covered-table-cell/>
          <table:table-cell table:style-name="Dictionary.E281" table:number-columns-spanned="2" office:value-type="string">
            <text:p text:style-name="P16"><text:span text:style-name="T16">утворене способом основословоскладання, похідне від </text:span><text:soft-page-break/><text:span text:style-name="T16">слів:</text:span> сáмо... і наростáти</text:p>
          </table:table-cell>
          <table:covered-table-cell/>
          <table:table-cell table:style-name="Dictionary.G281" table:number-columns-spanned="3" office:value-type="string">
            <text:p text:style-name="P5"><text:span text:style-name="T18">Неначе дзвін – поезія. Гуде</text:span></text:p>
            <text:p text:style-name="P5"><text:span text:style-name="T18">і </text:span><text:span text:style-name="T21">самонаростає</text:span><text:span text:style-name="T18"> аж до повні… </text:span><text:span text:style-name="T35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2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82" table:number-columns-spanned="4" office:value-type="string">
            <text:h text:style-name="P52" text:outline-level="2"><text:span text:style-name="T79">нарост</text:span><text:span text:style-name="T100">а</text:span><text:span text:style-name="T79">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є, </text:span><text:span text:style-name="T83">недок.</text:span><text:span text:style-name="T82">, нарости, -те; </text:span><text:span text:style-name="T83">мин. ч.</text:span> <text:span text:style-name="T82">наріс, наросла, наросло; </text:span><text:span text:style-name="T83">док.</text:span></text:p>
            <text:p text:style-name="P41"><text:span text:style-name="T53">3) </text:span><text:span text:style-name="T67">перен.</text:span><text:span text:style-name="T53"> Збільшувати свій об'єм, свою кількість, силу вияву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42</text:p>
          </table:table-cell>
          <table:table-cell table:style-name="Dictionary.B283" table:number-columns-spanned="3" office:value-type="string">
            <text:p text:style-name="P29">Самоофíра</text:p>
            <text:p text:style-name="P5"><text:span text:style-name="T17">-и, </text:span><text:span text:style-name="T18">ім., ж., інд.-авт.</text:span></text:p>
          </table:table-cell>
          <table:covered-table-cell/>
          <table:covered-table-cell/>
          <table:table-cell table:style-name="Dictionary.E283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0">офíра</text:span></text:p>
          </table:table-cell>
          <table:covered-table-cell/>
          <table:table-cell table:style-name="Dictionary.G283" table:number-columns-spanned="3" office:value-type="string">
            <text:p text:style-name="P5"><text:span text:style-name="T18">…перейде крізь страстотерпця тіні</text:span></text:p>
            <text:p text:style-name="P5"><text:span text:style-name="T18">пророк, свого цураючись лиця,</text:span></text:p>
            <text:p text:style-name="P5"><text:span text:style-name="T18">в передчуванні віщого кінця</text:span></text:p>
            <text:p text:style-name="P5"><text:span text:style-name="T21">самоофіри</text:span><text:span text:style-name="T18"> й самовоскресіння. </text:span><text:span text:style-name="T35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4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84" table:number-columns-spanned="4" office:value-type="string">
            <text:h text:style-name="P55" text:outline-level="2"><text:span text:style-name="T54">Ж</text:span><text:span text:style-name="T74">е</text:span><text:span text:style-name="T54">ртва (Оф</text:span><text:span text:style-name="T74">і</text:span><text:span text:style-name="T54">ра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За релігійними обрядами деяких народів – предмет або жива істота, яких приносили в дар богам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43</text:p>
          </table:table-cell>
          <table:table-cell table:style-name="Dictionary.B285" table:number-columns-spanned="3" office:value-type="string">
            <text:p text:style-name="P29">Самопалá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285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палáння</text:span></text:p>
          </table:table-cell>
          <table:covered-table-cell/>
          <table:table-cell table:style-name="Dictionary.G285" table:number-columns-spanned="3" office:value-type="string">
            <text:p text:style-name="P5"><text:span text:style-name="T18">О як нестерпно хочеться подовжень</text:span></text:p>
            <text:p text:style-name="P5"><text:span text:style-name="T18">і невигасного </text:span><text:span text:style-name="T21">самопалання</text:span><text:span text:style-name="T18">! </text:span><text:span text:style-name="T35">(П‑2, 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6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86" table:number-columns-spanned="4" office:value-type="string">
            <text:h text:style-name="P52" text:outline-level="2"><text:span text:style-name="T79">пал</text:span><text:span text:style-name="T100">а</text:span><text:span text:style-name="T79">ння</text:span></text:h>
            <text:p text:style-name="P2"><text:soft-page-break/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Дія за знач. </text:span><text:a xlink:type="simple" xlink:href="http://www.lingvo.ua/uk/Translate/uk-uk/палати"><text:span text:style-name="T72">палати</text:span></text:a><text:span text:style-name="T6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44</text:p>
          </table:table-cell>
          <table:table-cell table:style-name="Dictionary.B287" table:number-columns-spanned="3" office:value-type="string">
            <text:p text:style-name="P29">Самопереростáння</text:p>
            <text:p text:style-name="P17">-я, ім., с., інд.-авт.</text:p>
          </table:table-cell>
          <table:covered-table-cell/>
          <table:covered-table-cell/>
          <table:table-cell table:style-name="Dictionary.E287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переростáння</text:span></text:p>
          </table:table-cell>
          <table:covered-table-cell/>
          <table:table-cell table:style-name="Dictionary.G287" table:number-columns-spanned="3" office:value-type="string">
            <text:p text:style-name="P5"><text:span text:style-name="T18">Отак: живи – і скній, живи – і скній,</text:span></text:p>
            <text:p text:style-name="P5"><text:span text:style-name="T18">і як дійдеш </text:span><text:span text:style-name="T21">самопереростання</text:span><text:span text:style-name="T18">,</text:span></text:p>
            <text:p text:style-name="P5"><text:span text:style-name="T18">і як збагнеш: ти власна жертва й кат,</text:span></text:p>
            <text:p text:style-name="P5"><text:span text:style-name="T18">тоді збагнеш і смерть, як припадання</text:span></text:p>
            <text:p text:style-name="P5"><text:span text:style-name="T18">до обрію, як утрату всіх утрат. </text:span><text:span text:style-name="T35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8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88" table:number-columns-spanned="4" office:value-type="string">
            <text:h text:style-name="P52" text:outline-level="2"><text:span text:style-name="T79">перерост</text:span><text:span text:style-name="T100">а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Дія за знач. </text:span><text:a xlink:type="simple" xlink:href="http://www.lingvo.ua/uk/Translate/uk-uk/переростати"><text:span text:style-name="T72">переростати</text:span></text:a><text:span text:style-name="T64">, </text:span><text:a xlink:type="simple" xlink:href="http://www.lingvo.ua/uk/Translate/uk-uk/перерости"><text:span text:style-name="T72">перерости</text:span></text:a><text:span text:style-name="T6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45</text:p>
          </table:table-cell>
          <table:table-cell table:style-name="Dictionary.B289" table:number-columns-spanned="3" office:value-type="string">
            <text:p text:style-name="P29">Самопідтвéрджувати</text:p>
            <text:p text:style-name="P5"><text:span text:style-name="T17">-ую, уєш, дієсл., </text:span><text:span text:style-name="T18">недок., перех., інд.-авт.</text:span></text:p>
          </table:table-cell>
          <table:covered-table-cell/>
          <table:covered-table-cell/>
          <table:table-cell table:style-name="Dictionary.E289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підтвéрджувати</text:span></text:p>
          </table:table-cell>
          <table:covered-table-cell/>
          <table:table-cell table:style-name="Dictionary.G289" table:number-columns-spanned="3" office:value-type="string">
            <text:p text:style-name="P5"><text:span text:style-name="T18">Ще, слава Богу, тьмяний стовбур совісті</text:span></text:p>
            <text:p text:style-name="P5"><text:span text:style-name="T18">признатись може весь до незбагненного,</text:span></text:p>
            <text:p text:style-name="P5"><text:span text:style-name="T18">котре </text:span><text:span text:style-name="T21">самопідтверджує</text:span><text:span text:style-name="T18"> її</text:span></text:p>
            <text:p text:style-name="P5"><text:span text:style-name="T18">і втаємничує… </text:span><text:span text:style-name="T35">(П‑2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0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90" table:number-columns-spanned="4" office:value-type="string">
            <text:h text:style-name="P52" text:outline-level="2"><text:span text:style-name="T79">підтв</text:span><text:span text:style-name="T100">е</text:span><text:span text:style-name="T79">рджува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ю, -уєш, </text:span><text:span text:style-name="T83">недок.</text:span><text:span text:style-name="T82">, підтвердити, -джу, -диш, </text:span><text:span text:style-name="T83">док.</text:span><text:span text:style-name="T82">, </text:span><text:span text:style-name="T83">перех.</text:span> <text:span text:style-name="T83">і без додатка</text:span><text:span text:style-name="T82">.</text:span></text:p>
            <text:p text:style-name="P35"><text:soft-page-break/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46</text:p>
          </table:table-cell>
          <table:table-cell table:style-name="Dictionary.B291" table:number-columns-spanned="3" office:value-type="string">
            <text:p text:style-name="P29">Самопогиба</text:p>
            <text:p text:style-name="P5"><text:span text:style-name="T17">-и, </text:span><text:span text:style-name="T18">ім., ж., інд.-авт.</text:span></text:p>
          </table:table-cell>
          <table:covered-table-cell/>
          <table:covered-table-cell/>
          <table:table-cell table:style-name="Dictionary.E291" table:number-columns-spanned="2" office:value-type="string">
            <text:p text:style-name="P24"><text:span text:style-name="T50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погиба</text:span></text:p>
          </table:table-cell>
          <table:covered-table-cell/>
          <table:table-cell table:style-name="Dictionary.G291" table:number-columns-spanned="3" office:value-type="string">
            <text:p text:style-name="P5"><text:span text:style-name="T112">Господи, Господи, о осторонь</text:span></text:p>
            <text:p text:style-name="P5"><text:span text:style-name="T112">душі гулкі, що, заслухані в тугу,</text:span></text:p>
            <text:p text:style-name="P5"><text:span text:style-name="T112">немочі власної люблять наругу,</text:span></text:p>
            <text:p text:style-name="P5"><text:span text:style-name="T113">самопогиби</text:span><text:span text:style-name="T112"> високий огонь</text:span><text:span text:style-name="T111">. </text:span><text:span text:style-name="T116">(П‑2, 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2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92" table:number-columns-spanned="4" office:value-type="string">
            <text:h text:style-name="P52" text:outline-level="2"><text:span text:style-name="T79">Пог</text:span><text:span text:style-name="T100">и</text:span><text:span text:style-name="T79">бель (поги</text:span><text:span text:style-name="T34"></text:span><text:span text:style-name="T79">ба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3">і рідко </text:span><text:span text:style-name="T82">погибіль, -і, </text:span><text:span text:style-name="T83">ж.</text:span></text:p>
            <text:p text:style-name="P41"><text:span text:style-name="T53">Передчасна, насильницька смерть; гибель. || Руйнування, занепад, знищення чого-небудь. || </text:span><text:span text:style-name="T67">перен.</text:span><text:span text:style-name="T53"> Кінець існування чого-небудь; зникнення. </text:span><text:span text:style-name="T63">Згинати в три погибелі</text:span><text:span text:style-name="T5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47</text:p>
          </table:table-cell>
          <table:table-cell table:style-name="Dictionary.B293" table:number-columns-spanned="3" office:value-type="string">
            <text:p text:style-name="P30">Самоподóвжений</text:p>
            <text:p text:style-name="P5"><text:span text:style-name="T111">-а, -е, </text:span><text:span text:style-name="T19">прикм., </text:span><text:span text:style-name="T112">інд.-авт.</text:span></text:p>
          </table:table-cell>
          <table:covered-table-cell/>
          <table:covered-table-cell/>
          <table:table-cell table:style-name="Dictionary.E293" table:number-columns-spanned="2" office:value-type="string">
            <text:p text:style-name="P22"><text:span text:style-name="T110">утворене способом основословоскладання, похідне від слів:</text:span><text:span text:style-name="T17"> </text:span><text:span text:style-name="T32">сáмо</text:span><text:span text:style-name="T17">... і </text:span><text:span text:style-name="T32">подóвжений</text:span></text:p>
          </table:table-cell>
          <table:covered-table-cell/>
          <table:table-cell table:style-name="Dictionary.G293" table:number-columns-spanned="3" office:value-type="string">
            <text:p text:style-name="P5"><text:span text:style-name="T18">Хто б збагнув</text:span></text:p>
            <text:p text:style-name="P5"><text:span text:style-name="T18">оці дороги – без кінця і краю</text:span></text:p>
            <text:p text:style-name="P5"><text:span text:style-name="T21">самоподовжені</text:span><text:span text:style-name="T18">? </text:span><text:span text:style-name="T35">(П‑2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4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94" table:number-columns-spanned="4" office:value-type="string">
            <text:h text:style-name="P52" text:outline-level="2"><text:span text:style-name="T79">под</text:span><text:span text:style-name="T100">о</text:span><text:span text:style-name="T79">вже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<text:soft-page-break/>-а, -е.</text:p>
            <text:p text:style-name="P1"><text:span text:style-name="T64">1) Дієприкм. пас. мин. ч. до </text:span><text:a xlink:type="simple" xlink:href="http://www.lingvo.ua/uk/Translate/uk-uk/подовжити"><text:span text:style-name="T72">подовжити</text:span></text:a><text:span text:style-name="T64">. || под</text:span><text:span text:style-name="T76">о</text:span><text:span text:style-name="T64">вжено, </text:span><text:span text:style-name="T69">безос.</text:span><text:span text:style-name="T64"> </text:span><text:span text:style-name="T69">присудк. сл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48</text:p>
          </table:table-cell>
          <table:table-cell table:style-name="Dictionary.B295" table:number-columns-spanned="3" office:value-type="string">
            <text:p text:style-name="P29">Самопоминá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295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поминáння</text:span></text:p>
          </table:table-cell>
          <table:covered-table-cell/>
          <table:table-cell table:style-name="Dictionary.G295" table:number-columns-spanned="3" office:value-type="string">
            <text:p text:style-name="P5"><text:span text:style-name="T112">Ти загубився в горі – не знайтись</text:span></text:p>
            <text:p text:style-name="P5"><text:span text:style-name="T112">у чорноводді змовклого волання,</text:span></text:p>
            <text:p text:style-name="P5"><text:span text:style-name="T112">в ропі чекань і </text:span><text:span text:style-name="T113">самопоминання</text:span></text:p>
            <text:p text:style-name="P5"><text:span text:style-name="T112">і гуку, що доносить благовість</text:span><text:span text:style-name="T111">. </text:span><text:span text:style-name="T116">(П‑2, 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6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296" table:number-columns-spanned="4" office:value-type="string">
            <text:h text:style-name="P52" text:outline-level="2"><text:span text:style-name="T79">помин</text:span><text:span text:style-name="T100">а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1) Дія за знач. </text:span><text:a xlink:type="simple" xlink:href="http://www.lingvo.ua/uk/Translate/uk-uk/поминати"><text:span text:style-name="T72">помин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49</text:p>
          </table:table-cell>
          <table:table-cell table:style-name="Dictionary.B297" table:number-columns-spanned="3" office:value-type="string">
            <text:p text:style-name="P5"><text:span text:style-name="T4">Самопоста</text:span><text:span text:style-name="T5"></text:span><text:span text:style-name="T4">ння</text:span>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297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постання </text:span><text:span text:style-name="T40">(від </text:span><text:span text:style-name="T38">постава</text:span><text:span text:style-name="T37"></text:span><text:span text:style-name="T38">ти</text:span><text:span text:style-name="T40">)</text:span></text:p>
          </table:table-cell>
          <table:covered-table-cell/>
          <table:table-cell table:style-name="Dictionary.G297" table:number-columns-spanned="3" office:value-type="string">
            <text:p text:style-name="P5"><text:span text:style-name="T18">По ліву руку – древній, аж до ер</text:span></text:p>
            <text:p text:style-name="P5"><text:span text:style-name="T21">самопостання</text:span><text:span text:style-name="T18">, гоном безберегим,</text:span></text:p>
            <text:p text:style-name="P5"><text:span text:style-name="T18">щовбом смертельним, що наліг на серце</text:span></text:p>
            <text:p text:style-name="P5"><text:span text:style-name="T18">і наслухає втомлене буття - </text:span></text:p>
            <text:p text:style-name="P5"><text:span text:style-name="T18">той древній світ – і радісний і тужний - </text:span></text:p>
            <text:p text:style-name="P5"><text:span text:style-name="T18">непам’яті. </text:span><text:span text:style-name="T35">(П‑2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8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table-cell table:style-name="Dictionary.C298" table:number-columns-spanned="3" office:value-type="string">
            <text:p text:style-name="P5"/>
          </table:table-cell>
          <table:covered-table-cell/>
          <table:covered-table-cell/>
          <table:table-cell table:style-name="Dictionary.F298" table:number-columns-spanned="4" office:value-type="string">
            <text:h text:style-name="P52" text:outline-level="2"><text:span text:style-name="T79">постав</text:span><text:span text:style-name="T100">а</text:span><text:span text:style-name="T79">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-ає, </text:span><text:span text:style-name="T83">недок.</text:span><text:span text:style-name="T82">, постати, -ане, </text:span><text:span text:style-name="T83">док.</text:span></text:p>
            <text:p text:style-name="P35"><text:soft-page-break/>2) 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50</text:p>
          </table:table-cell>
          <table:table-cell table:style-name="Dictionary.B299" table:number-columns-spanned="3" office:value-type="string">
            <text:p text:style-name="P29">Самопроминá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299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проминáння</text:span></text:p>
          </table:table-cell>
          <table:covered-table-cell/>
          <table:table-cell table:style-name="Dictionary.G299" table:number-columns-spanned="3" office:value-type="string">
            <text:p text:style-name="P5"><text:span text:style-name="T18">В дорозі довгих </text:span><text:span text:style-name="T21">самопроминань</text:span></text:p>
            <text:p text:style-name="P5"><text:span text:style-name="T18">під знадою земного притягання</text:span></text:p>
            <text:p text:style-name="P5"><text:span text:style-name="T18">проносяться від ранку до смеркання. </text:span><text:span text:style-name="T35">(П‑1, 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0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300" table:number-columns-spanned="4" office:value-type="string">
            <text:h text:style-name="P52" text:outline-level="2"><text:span text:style-name="T79">промин</text:span><text:span text:style-name="T100">а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-я, </text:span><text:span text:style-name="T83">с.</text:span></text:p>
            <text:p text:style-name="P1"><text:span text:style-name="T64">Дія за знач. </text:span><text:a xlink:type="simple" xlink:href="http://www.lingvo.ua/uk/Translate/uk-uk/проминати"><text:span text:style-name="T72">промин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51</text:p>
          </table:table-cell>
          <table:table-cell table:style-name="Dictionary.B301" table:number-columns-spanned="3" office:value-type="string">
            <text:p text:style-name="P5"><text:span text:style-name="T4">Самопротистоя</text:span><text:span text:style-name="T5"></text:span><text:span text:style-name="T4">ння</text:span></text:p>
            <text:p text:style-name="P5"><text:span text:style-name="T2">-</text:span><text:span text:style-name="T17">я, </text:span><text:span text:style-name="T18">ім., с., інд.-авт.</text:span></text:p>
          </table:table-cell>
          <table:covered-table-cell/>
          <table:covered-table-cell/>
          <table:table-cell table:style-name="Dictionary.E301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протистояння</text:span></text:p>
          </table:table-cell>
          <table:covered-table-cell/>
          <table:table-cell table:style-name="Dictionary.G301" table:number-columns-spanned="3" office:value-type="string">
            <text:p text:style-name="P5"><text:span text:style-name="T18">О вирвись, залишивши вирву</text:span></text:p>
            <text:p text:style-name="P5"><text:span text:style-name="T18">у грудях, і роздмухай грань</text:span></text:p>
            <text:p text:style-name="P5"><text:span text:style-name="T18">моїх </text:span><text:span text:style-name="T21">самопротистоянь</text:span></text:p>
            <text:p text:style-name="P5"><text:span text:style-name="T18">і дай напитися з потиру. </text:span><text:span text:style-name="T35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2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302" table:number-columns-spanned="4" office:value-type="string">
            <text:h text:style-name="P52" text:outline-level="2"><text:span text:style-name="T79">протисто</text:span><text:span text:style-name="T100">я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1) Дія за знач. </text:span><text:a xlink:type="simple" xlink:href="http://www.lingvo.ua/uk/Translate/uk-uk/протистояти"><text:span text:style-name="T72">протистояти</text:span></text:a><text:span text:style-name="T6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52</text:p>
          </table:table-cell>
          <table:table-cell table:style-name="Dictionary.B303" table:number-columns-spanned="3" office:value-type="string">
            <text:p text:style-name="P29">Самострíл</text:p>
            <text:p text:style-name="P5"><text:soft-page-break/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303" table:number-columns-spanned="2" office:value-type="string">
            <text:p text:style-name="P5"><text:span text:style-name="T41">утворене способом </text:span><text:soft-page-break/><text:span text:style-name="T41">основословоскладання, похідне від слів:</text:span><text:span text:style-name="T36"> </text:span><text:span text:style-name="T31">сáмо</text:span><text:span text:style-name="T28">... і </text:span><text:span text:style-name="T31">стріл</text:span></text:p>
          </table:table-cell>
          <table:covered-table-cell/>
          <table:table-cell table:style-name="Dictionary.G303" table:number-columns-spanned="3" office:value-type="string">
            <text:p text:style-name="P5"><text:span text:style-name="T18">Як рура, кругла вулиця,</text:span></text:p>
            <text:p text:style-name="P5"><text:soft-page-break/><text:span text:style-name="T18">гулка од гуду бджіл,</text:span></text:p>
            <text:p text:style-name="P5"><text:span text:style-name="T18">маленький хлопчик щулиться,</text:span></text:p>
            <text:p text:style-name="P5"><text:span text:style-name="T18">бо ж сонце – </text:span><text:span text:style-name="T21">самостріл</text:span><text:span text:style-name="T18">. </text:span><text:span text:style-name="T35">(П‑2, 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4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304" table:number-columns-spanned="4" office:value-type="string">
            <text:h text:style-name="P52" text:outline-level="2"><text:span text:style-name="T79">П</text:span><text:span text:style-name="T100">о</text:span><text:span text:style-name="T79">стріл (стріл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, </text:span><text:span text:style-name="T83">ч.</text:span></text:p>
            <text:p text:style-name="P35">1) 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53</text:p>
          </table:table-cell>
          <table:table-cell table:style-name="Dictionary.B305" table:number-columns-spanned="3" office:value-type="string">
            <text:p text:style-name="P29">Самострумувá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305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струмувáння</text:span></text:p>
          </table:table-cell>
          <table:covered-table-cell/>
          <table:table-cell table:style-name="Dictionary.G305" table:number-columns-spanned="3" office:value-type="string">
            <text:p text:style-name="P5"><text:span text:style-name="T18">…аби в останньому пориві,</text:span></text:p>
            <text:p text:style-name="P5"><text:span text:style-name="T18">у плині </text:span><text:span text:style-name="T21">самострумувань</text:span></text:p>
            <text:p text:style-name="P5"><text:span text:style-name="T18">ураз зайти за власну грань,</text:span></text:p>
            <text:p text:style-name="P5"><text:span text:style-name="T18">пірнути в смертні переливи. </text:span><text:span text:style-name="T35">(П‑1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6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306" table:number-columns-spanned="4" office:value-type="string">
            <text:h text:style-name="P52" text:outline-level="2"><text:span text:style-name="T79">струмув</text:span><text:span text:style-name="T100">а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Дія за знач. </text:span><text:a xlink:type="simple" xlink:href="http://www.lingvo.ua/uk/Translate/uk-uk/струмувати"><text:span text:style-name="T72">струмувати</text:span></text:a><text:span text:style-name="T64">. </text:span><text:span text:style-name="T65">Струмування повітр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54</text:p>
          </table:table-cell>
          <table:table-cell table:style-name="Dictionary.B307" table:number-columns-spanned="3" office:value-type="string">
            <text:p text:style-name="P29">Самотин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07" table:number-columns-spanned="2" office:value-type="string">
            <text:p text:style-name="P22"><text:span text:style-name="T46">утворене суфіксальним </text:span><text:soft-page-break/><text:span text:style-name="T46">способом, похідне від слова</text:span><text:span text:style-name="T17"> </text:span><text:span text:style-name="T32">самотина</text:span></text:p>
          </table:table-cell>
          <table:covered-table-cell/>
          <table:table-cell table:style-name="Dictionary.G307" table:number-columns-spanned="3" office:value-type="string">
            <text:p text:style-name="P5"><text:span text:style-name="T18">Спиваєш тугу </text:span><text:span text:style-name="T21">самотинну</text:span></text:p>
            <text:p text:style-name="P5"><text:span text:style-name="T18">і душу, мов малу дитину,</text:span></text:p>
            <text:p text:style-name="P5"><text:soft-page-break/><text:span text:style-name="T18">до рання присипляєш: спи. </text:span><text:span text:style-name="T35">(П‑2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8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308" table:number-columns-spanned="4" office:value-type="string">
            <text:h text:style-name="P52" text:outline-level="2"><text:span text:style-name="T79">Самот</text:span><text:span text:style-name="T100">а (</text:span><text:span text:style-name="T103">самоти</text:span><text:span text:style-name="T104"></text:span><text:span text:style-name="T103">на</text:span><text:span text:style-name="T104"></text:span><text:span text:style-name="T100">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1"><text:span text:style-name="T64">1) Стан за знач. </text:span><text:a xlink:type="simple" xlink:href="http://www.lingvo.ua/uk/Translate/uk-uk/самітний"><text:span text:style-name="T72">самітний</text:span></text:a><text:span text:style-name="T64">, </text:span><text:a xlink:type="simple" xlink:href="http://www.lingvo.ua/uk/Translate/uk-uk/самотній"><text:span text:style-name="T72">самотній</text:span></text:a><text:span text:style-name="T64">; самотність. || Гостре відчуття відокремленості, ізольованості від кого-,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55</text:p>
          </table:table-cell>
          <table:table-cell table:style-name="Dictionary.B309" table:number-columns-spanned="3" office:value-type="string">
            <text:p text:style-name="P29">Самоуникáнн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309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áмо</text:span><text:span text:style-name="T28">... і </text:span><text:span text:style-name="T31">уникáння</text:span></text:p>
          </table:table-cell>
          <table:covered-table-cell/>
          <table:table-cell table:style-name="Dictionary.G309" table:number-columns-spanned="3" office:value-type="string">
            <text:p text:style-name="P5"><text:span text:style-name="T18">Коли спромога </text:span><text:span text:style-name="T21">самоуникань</text:span></text:p>
            <text:p text:style-name="P5"><text:span text:style-name="T18">при узголів’ї спалахом прозріння</text:span></text:p>
            <text:p text:style-name="P5"><text:span text:style-name="T18">відкриється тобі, як благостиня</text:span></text:p>
            <text:p text:style-name="P5"><text:span text:style-name="T18">прощень, опрощень, прощ і прощавань. </text:span><text:span text:style-name="T35">(П‑1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0" table:number-columns-spanned="4" office:value-type="string">
            <text:p text:style-name="P5"><text:span text:style-name="T31">Сáмо</text:span><text:span text:style-name="T28">... </text:span><text:span text:style-name="T48">(див. 130)</text:span></text:p>
          </table:table-cell>
          <table:covered-table-cell/>
          <table:covered-table-cell/>
          <table:covered-table-cell/>
          <table:table-cell table:style-name="Dictionary.F310" table:number-columns-spanned="4" office:value-type="string">
            <text:h text:style-name="P52" text:outline-level="2"><text:span text:style-name="T79">уник</text:span><text:span text:style-name="T100">а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Дія за знач. </text:span><text:a xlink:type="simple" xlink:href="http://www.lingvo.ua/uk/Translate/uk-uk/уникати"><text:span text:style-name="T72">уник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56</text:p>
          </table:table-cell>
          <table:table-cell table:style-name="Dictionary.B311" table:number-columns-spanned="3" office:value-type="string">
            <text:p text:style-name="P5"><text:span text:style-name="T4">Світи-галаї</text:span><text:span text:style-name="T5"></text:span></text:p>
            <text:p text:style-name="P5"><text:span text:style-name="T17">світі</text:span><text:span text:style-name="T31"></text:span><text:span text:style-name="T17">в-галаї</text:span><text:span text:style-name="T31"></text:span><text:span text:style-name="T17">в, </text:span><text:span text:style-name="T18">ім., мн., інд.-авт.</text:span></text:p>
          </table:table-cell>
          <table:covered-table-cell/>
          <table:covered-table-cell/>
          <table:table-cell table:style-name="Dictionary.E311" table:number-columns-spanned="2" office:value-type="string">
            <text:p text:style-name="P22"><text:span text:style-name="T17">утворене способом словоскладання, похідне від слів: </text:span><text:span text:style-name="T32">світ</text:span><text:span text:style-name="T17"> і </text:span><text:span text:style-name="T32">галай </text:span><text:span text:style-name="T47">(від </text:span><text:span text:style-name="T32">галасвіта</text:span><text:span text:style-name="T47">)</text:span></text:p>
          </table:table-cell>
          <table:covered-table-cell/>
          <table:table-cell table:style-name="Dictionary.G311" table:number-columns-spanned="3" office:value-type="string">
            <text:p text:style-name="P5"><text:span text:style-name="T18">На тебе чатують </text:span><text:span text:style-name="T21">світи–галаї</text:span><text:span text:style-name="T18">.</text:span></text:p>
            <text:p text:style-name="P5"><text:span text:style-name="T18">Прощальний – як подим пожарищ – той спогад. </text:span><text:span text:style-name="T35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2" table:number-columns-spanned="4" office:value-type="string">
            <text:p text:style-name="P5"><text:span text:style-name="T31">Світ </text:span><text:span text:style-name="T48">(див. 67)</text:span></text:p>
          </table:table-cell>
          <table:covered-table-cell/>
          <table:covered-table-cell/>
          <table:covered-table-cell/>
          <table:table-cell table:style-name="Dictionary.F312" table:number-columns-spanned="4" office:value-type="string">
            <text:h text:style-name="P52" text:outline-level="2"><text:span text:style-name="T79">гал</text:span><text:span text:style-name="T100">а</text:span><text:span text:style-name="T79">світ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oft-page-break/><text:span text:style-name="T83">присл.</text:span><text:span text:style-name="T82">, </text:span><text:span text:style-name="T83">діал.</text:span></text:p>
            <text:p text:style-name="P35">Невідомо куди; кудис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57</text:p>
          </table:table-cell>
          <table:table-cell table:style-name="Dictionary.B313" table:number-columns-spanned="3" office:value-type="string">
            <text:p text:style-name="P29">Себекрáй</text:p>
            <text:p text:style-name="P5"><text:span text:style-name="T17">-ю, </text:span><text:span text:style-name="T18">ім., ч., інд.-авт.</text:span></text:p>
          </table:table-cell>
          <table:covered-table-cell/>
          <table:covered-table-cell/>
          <table:table-cell table:style-name="Dictionary.E313" table:number-columns-spanned="2" office:value-type="string">
            <text:p text:style-name="P5"><text:span text:style-name="T41">утворене способом зрощення, похідне від слів:</text:span><text:span text:style-name="T28"> </text:span><text:span text:style-name="T31">себé</text:span><text:span text:style-name="T28"> і </text:span><text:span text:style-name="T31">край</text:span></text:p>
          </table:table-cell>
          <table:covered-table-cell/>
          <table:table-cell table:style-name="Dictionary.G313" table:number-columns-spanned="3" office:value-type="string">
            <text:p text:style-name="P5"><text:span text:style-name="T18">І все то – зá: дарунок сили</text:span></text:p>
            <text:p text:style-name="P5"><text:span text:style-name="T18">за </text:span><text:span text:style-name="T21">себекраєм</text:span><text:span text:style-name="T18">: на, візьми,</text:span></text:p>
            <text:p text:style-name="P5"><text:span text:style-name="T18">аби дороги доль гуділи</text:span></text:p>
            <text:p text:style-name="P5"><text:span text:style-name="T18">всіма серцями і грудьми. </text:span><text:span text:style-name="T35">(П‑1, 100);</text:span></text:p>
            <text:p text:style-name="P5"><text:span text:style-name="T18">оця утеча геть за </text:span><text:span text:style-name="T21">себекрай</text:span><text:span text:style-name="T18"> - </text:span></text:p>
            <text:p text:style-name="P5"><text:span text:style-name="T18">то ніби виснений в дитинстві син… </text:span><text:span text:style-name="T35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4" table:number-columns-spanned="4" office:value-type="string">
            <text:p text:style-name="P5"><text:span text:style-name="T31">Себé </text:span><text:span text:style-name="T48">(див. 74)</text:span></text:p>
          </table:table-cell>
          <table:covered-table-cell/>
          <table:covered-table-cell/>
          <table:covered-table-cell/>
          <table:table-cell table:style-name="Dictionary.F314" table:number-columns-spanned="4" office:value-type="string">
            <text:p text:style-name="P5"><text:span text:style-name="T31">Край </text:span><text:span text:style-name="T48">(див. 74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58</text:p>
          </table:table-cell>
          <table:table-cell table:style-name="Dictionary.B315" table:number-columns-spanned="3" office:value-type="string">
            <text:p text:style-name="P29">Семигóри</text:p>
            <text:p text:style-name="P5"><text:span text:style-name="T17">-гíр, </text:span><text:span text:style-name="T18">ім., мн., інд.-авт.</text:span></text:p>
          </table:table-cell>
          <table:covered-table-cell/>
          <table:covered-table-cell/>
          <table:table-cell table:style-name="Dictionary.E315" table:number-columns-spanned="2" office:value-type="string">
            <text:p text:style-name="P5"><text:span text:style-name="T41">утворене способом основоскладання, похідне від слів:</text:span><text:span text:style-name="T28"> </text:span><text:span text:style-name="T31">сім</text:span><text:span text:style-name="T28"> і </text:span><text:span text:style-name="T31">гóри</text:span></text:p>
          </table:table-cell>
          <table:covered-table-cell/>
          <table:table-cell table:style-name="Dictionary.G315" table:number-columns-spanned="3" office:value-type="string">
            <text:p text:style-name="P5"><text:span text:style-name="T19">І що кигиче в мертвій цій пустелі?</text:span></text:p>
            <text:p text:style-name="P5"><text:span text:style-name="T19">Киги-киги – мов чайка з-над Дніпра.</text:span></text:p>
            <text:p text:style-name="P5"><text:span text:style-name="T19">О </text:span><text:span text:style-name="T23">семигори</text:span><text:span text:style-name="T19"> горя, цвинтар велій,</text:span></text:p>
            <text:p text:style-name="P5"><text:span text:style-name="T19">і я тут згину, як прийде пора? </text:span><text:span text:style-name="T35">(П‑1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6" table:number-columns-spanned="4" office:value-type="string">
            <text:h text:style-name="P49" text:outline-level="2">сім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семи </text:span><text:span text:style-name="T83">і </text:span><text:span text:style-name="T82">сімох, </text:span><text:span text:style-name="T83">числ.</text:span> <text:span text:style-name="T83">кільк.</text:span></text:p>
            <text:p text:style-name="P41"><text:span text:style-name="T53">Назва числа і цифри 7. || </text:span><text:span text:style-name="T63">чого</text:span><text:span text:style-name="T53">. Кількість із 7 одиниць.</text:span></text:p>
          </table:table-cell>
          <table:covered-table-cell/>
          <table:covered-table-cell/>
          <table:covered-table-cell/>
          <table:table-cell table:style-name="Dictionary.F316" table:number-columns-spanned="4" office:value-type="string">
            <text:h text:style-name="P51" text:outline-level="2"><text:span text:style-name="T79">гор</text:span><text:span text:style-name="T100">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Значне підвищення над навколишньою місцевістю або серед інших підвищень. || <text:span text:style-name="T107">тільки </text:span><text:span text:style-name="T83">мн.</text:span> Гориста місцевість, країна.</text:p>
            <text:p text:style-name="P41"><text:span text:style-name="T53">2) </text:span><text:span text:style-name="T63">чого</text:span><text:span text:style-name="T53">. Велика кількість чого-небудь складеного в купу; багато чогось.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6">159</text:p>
          </table:table-cell>
          <table:table-cell table:style-name="Dictionary.B317" table:number-columns-spanned="3" office:value-type="string">
            <text:p text:style-name="P29">Серцеóк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17" table:number-columns-spanned="2" office:value-type="string">
            <text:p text:style-name="P5"><text:span text:style-name="T41">утворене складнофлективним способом, похідне від слів:</text:span><text:span text:style-name="T28"> </text:span><text:span text:style-name="T31">сéрце</text:span><text:span text:style-name="T28"> і </text:span><text:span text:style-name="T31">óко</text:span></text:p>
          </table:table-cell>
          <table:covered-table-cell/>
          <table:table-cell table:style-name="Dictionary.G317" table:number-columns-spanned="3" office:value-type="string">
            <text:p text:style-name="P5"><text:span text:style-name="T19">Сто плах перейди, </text:span><text:span text:style-name="T23">серцеокий</text:span><text:span text:style-name="T19">,</text:span></text:p>
            <text:p text:style-name="P5"><text:span text:style-name="T19">сто плах, сто багать, сто голгоф… </text:span><text:span text:style-name="T35">(П‑1, 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8" table:number-columns-spanned="4" office:value-type="string">
            <text:p text:style-name="P5"><text:span text:style-name="T31">Сéрце </text:span><text:span text:style-name="T48">(див. 56)</text:span></text:p>
          </table:table-cell>
          <table:covered-table-cell/>
          <table:covered-table-cell/>
          <table:covered-table-cell/>
          <table:table-cell table:style-name="Dictionary.F318" table:number-columns-spanned="4" office:value-type="string">
            <text:p text:style-name="P5"><text:span text:style-name="T31">Óко </text:span><text:span text:style-name="T48">(див. 3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60</text:p>
          </table:table-cell>
          <table:table-cell table:style-name="Dictionary.B319" table:number-columns-spanned="3" office:value-type="string">
            <text:p text:style-name="P29">Словотéча</text:p>
            <text:p text:style-name="P5"><text:span text:style-name="T17">-і, </text:span><text:span text:style-name="T18">ім., ж., інд.-авт.</text:span></text:p>
          </table:table-cell>
          <table:covered-table-cell/>
          <table:covered-table-cell/>
          <table:table-cell table:style-name="Dictionary.E319" table:number-columns-spanned="2" office:value-type="string">
            <text:p text:style-name="P5"><text:span text:style-name="T118">утворене способом основоскладання і нульсуфіксальним, похідне від слів:</text:span><text:span text:style-name="T28"> </text:span><text:span text:style-name="T31">слóво</text:span><text:span text:style-name="T28"> і </text:span><text:span text:style-name="T31">текти</text:span></text:p>
          </table:table-cell>
          <table:covered-table-cell/>
          <table:table-cell table:style-name="Dictionary.G319" table:number-columns-spanned="3" office:value-type="string">
            <text:p text:style-name="P5"><text:span text:style-name="T112">Слова, слова, слова – задосить </text:span><text:span text:style-name="T113">словотечі</text:span><text:span text:style-name="T112">,</text:span></text:p>
            <text:p text:style-name="P5"><text:span text:style-name="T112">німують бо предтечі, доба гряде нова. </text:span><text:span text:style-name="T116">(П‑2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0" table:number-columns-spanned="4" office:value-type="string">
            <text:h text:style-name="P51" text:outline-level="2"><text:span text:style-name="T79">сл</text:span><text:span text:style-name="T100">о</text:span><text:span text:style-name="T79">в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с.</text:span></text:p>
            <text:p text:style-name="P35">1) 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41"><text:span text:style-name="T53">4) Обіцянка виконати що-небудь. || Згода на шлюб. </text:span><text:span text:style-name="T63">Дотримати [свого] слова</text:span><text:span text:style-name="T53">.</text:span></text:p>
          </table:table-cell>
          <table:covered-table-cell/>
          <table:covered-table-cell/>
          <table:covered-table-cell/>
          <table:table-cell table:style-name="Dictionary.F320" table:number-columns-spanned="4" office:value-type="string">
            <text:h text:style-name="P51" text:outline-level="2"><text:span text:style-name="T79">тект</text:span><text:span text:style-name="T100">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тече; </text:span><text:span text:style-name="T83">мин. ч.</text:span> <text:span text:style-name="T82">тік, текла, текло; </text:span><text:span text:style-name="T83">наказ. сп.</text:span> <text:span text:style-name="T82">течи; </text:span><text:span text:style-name="T83">недок.</text:span></text:p>
            <text:p text:style-name="P41"><text:span text:style-name="T53">2) Струменіти, литися (про рідину). || </text:span><text:span text:style-name="T67">безос.</text:span><text:span text:style-name="T53"> || </text:span><text:span text:style-name="T67">перен.</text:span><text:span text:style-name="T53"> Поширюватися в повітрі (про світло, запах тощо). || </text:span><text:span text:style-name="T67">перен.</text:span><text:span text:style-name="T53"> Звучати плавно, рівно та безперервно (про звуки, слова тощо). || </text:span><text:span text:style-name="T67">перен.</text:span><text:span text:style-name="T53"> Виникати в певній послідовності, іти одна за одною (про думки). || </text:span><text:span text:style-name="T67">перен.</text:span><text:span text:style-name="T53"> Відбуватися (про розмову, бесіду). || </text:span><text:span text:style-name="T67">перен.</text:span><text:span text:style-name="T53"> Хвилеподібно спадати (про волосся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61</text:p>
          </table:table-cell>
          <table:table-cell table:style-name="Dictionary.B321" table:number-columns-spanned="3" office:value-type="string">
            <text:p text:style-name="P29">Смертеіснувáння</text:p>
            <text:p text:style-name="P5"><text:soft-page-break/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321" table:number-columns-spanned="2" office:value-type="string">
            <text:p text:style-name="P5"><text:span text:style-name="T41">утворене способом основословосклада</text:span><text:soft-page-break/><text:span text:style-name="T41">ння, похідне від слів:</text:span><text:span text:style-name="T28"> </text:span><text:span text:style-name="T31">смерть</text:span><text:span text:style-name="T28"> і </text:span><text:span text:style-name="T31">існувáння</text:span></text:p>
          </table:table-cell>
          <table:covered-table-cell/>
          <table:table-cell table:style-name="Dictionary.G321" table:number-columns-spanned="3" office:value-type="string">
            <text:p text:style-name="P5"><text:span text:style-name="T19">Сховатися од долі – не судилось.</text:span></text:p>
            <text:p text:style-name="P5"><text:soft-page-break/><text:span text:style-name="T19">Ударив грім – і зразу шкереберть</text:span></text:p>
            <text:p text:style-name="P5"><text:span text:style-name="T19">пішло життя. І ость ти – все, що снилось,</text:span></text:p>
            <text:p text:style-name="P5"><text:span text:style-name="T19">як </text:span><text:span text:style-name="T23">смертеіснування</text:span><text:span text:style-name="T19"> й життєсмерть. </text:span><text:span text:style-name="T35">(П‑1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2" table:number-columns-spanned="4" office:value-type="string">
            <text:p text:style-name="P5"><text:span text:style-name="T31">Смерть </text:span><text:span text:style-name="T48">(див. 65)</text:span></text:p>
          </table:table-cell>
          <table:covered-table-cell/>
          <table:covered-table-cell/>
          <table:covered-table-cell/>
          <table:table-cell table:style-name="Dictionary.F322" table:number-columns-spanned="4" office:value-type="string">
            <text:h text:style-name="P51" text:outline-level="2"><text:span text:style-name="T79">існув</text:span><text:span text:style-name="T100">а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35">1) <text:span text:style-name="T107">тільки </text:span><text:span text:style-name="T83">одн.</text:span> Буття; наявність кого-, чого-небудь у дійсності.</text:p>
            <text:p text:style-name="P35">2) Життя, спосіб житт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62</text:p>
          </table:table-cell>
          <table:table-cell table:style-name="Dictionary.B323" table:number-columns-spanned="3" office:value-type="string">
            <text:p text:style-name="P29">Снíння</text:p>
            <text:p text:style-name="P5"><text:span text:style-name="T17">-нь, </text:span><text:span text:style-name="T18">ім., мн., інд.-авт.</text:span></text:p>
          </table:table-cell>
          <table:covered-table-cell/>
          <table:covered-table-cell/>
          <table:table-cell table:style-name="Dictionary.E323" table:number-columns-spanned="2" office:value-type="string">
            <text:p text:style-name="P8"><text:span text:style-name="T41">утворене суфіксальним способом, похідне від слова</text:span> <text:span text:style-name="T80">сон</text:span></text:p>
          </table:table-cell>
          <table:covered-table-cell/>
          <table:table-cell table:style-name="Dictionary.G323" table:number-columns-spanned="3" office:value-type="string">
            <text:p text:style-name="P5"><text:span text:style-name="T19">Немов рубін у чорнім адамашку,</text:span></text:p>
            <text:p text:style-name="P5"><text:span text:style-name="T19">обачно критий білим німуванням,</text:span></text:p>
            <text:p text:style-name="P5"><text:span text:style-name="T19">так </text:span><text:span text:style-name="T23">снінь</text:span><text:span text:style-name="T19"> моїх озерце шарлатове</text:span></text:p>
            <text:p text:style-name="P5"><text:span text:style-name="T19">лямує обережок начувань… </text:span><text:span text:style-name="T35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4" table:number-columns-spanned="8" office:value-type="string">
            <text:h text:style-name="P49" text:outline-level="2">сон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сну, </text:span><text:span text:style-name="T83">ч.</text:span></text:p>
            <text:p text:style-name="P1"><text:span text:style-name="T64">1) 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 </text:span><text:a xlink:type="simple" xlink:href="http://www.lingvo.ua/uk/Translate/uk-uk/спання"><text:span text:style-name="T72">спання</text:span></text:a><text:span text:style-name="T64">. || Те саме, що </text:span><text:a xlink:type="simple" xlink:href="http://www.lingvo.ua/uk/Translate/uk-uk/сплячка"><text:span text:style-name="T72">сплячка</text:span></text:a><text:span text:style-name="T64"> 1). || </text:span><text:span text:style-name="T69">спец.</text:span><text:span text:style-name="T64"> Стан рослини, за якого відбувається зміна в положенні </text:span><text:soft-page-break/><text:span text:style-name="T64">листя або пелюсток квітки під впливом зміни освітлення і температури. || Зимове завмирання рослин.</text:span></text:p>
            <text:p text:style-name="P41"><text:span text:style-name="T53">2) Те, що сниться; сновидіння. || </text:span><text:span text:style-name="T67">перен.</text:span><text:span text:style-name="T53"> Те, про що мріє людина; мрія. || </text:span><text:span text:style-name="T67">перен.</text:span><text:span text:style-name="T53"> Те, що сприймається як нереальне, примарне, </text:span><text:span text:style-name="T53">оманливе;</text:span><text:span text:style-name="T67">прот.</text:span><text:span text:style-name="T53"> дійсніс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63</text:p>
          </table:table-cell>
          <table:table-cell table:style-name="Dictionary.B325" table:number-columns-spanned="3" office:value-type="string">
            <text:p text:style-name="P29">Солодкомолóка</text:p>
            <text:p text:style-name="P5"><text:span text:style-name="T17">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25" table:number-columns-spanned="2" office:value-type="string">
            <text:p text:style-name="P5"><text:span text:style-name="T41">утворене складнофлективним способом, похідне від слів:</text:span><text:span text:style-name="T28"> </text:span><text:span text:style-name="T31">солóдкий</text:span><text:span text:style-name="T28"> і </text:span><text:span text:style-name="T31">молокó</text:span></text:p>
          </table:table-cell>
          <table:covered-table-cell/>
          <table:table-cell table:style-name="Dictionary.G325" table:number-columns-spanned="3" office:value-type="string">
            <text:p text:style-name="P5"><text:span text:style-name="T19">Ти десь за край світу, як птаха моя білогруда,</text:span></text:p>
            <text:p text:style-name="P5"><text:span text:style-name="T23">солодкомолока</text:span><text:span text:style-name="T19">, два ока - мигдалі сумні. </text:span><text:span text:style-name="T35">(П‑2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6" table:number-columns-spanned="4" office:value-type="string">
            <text:h text:style-name="P51" text:outline-level="2"><text:span text:style-name="T79">сол</text:span><text:span text:style-name="T100">о</text:span><text:span text:style-name="T79">дк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1) Який має приємний смак, <text:span text:style-name="T83">власт.</text:span> цукрові, медові і т. ін.; <text:span text:style-name="T83">прот.</text:span>гіркий, кислий, солоний. || Пригот. із цукром, медом, варенням і т. ін. (про їжу, питво). || <text:span text:style-name="T83">у знач.</text:span> <text:span text:style-name="T83">ім.</text:span> сол<text:span text:style-name="T99">о</text:span>дке, -кого, <text:span text:style-name="T83">с.</text:span> Їжа, яка має приємний смак, <text:span text:style-name="T83">власт.</text:span> цукрові, медові тощо, або пригот. із цукром, медом, варенням і т. ін. || <text:span text:style-name="T83">у знач.</text:span> <text:span text:style-name="T83">ім.</text:span> сол<text:span text:style-name="T99">о</text:span>дке, -кого, <text:span text:style-name="T83">с.</text:span> Фрукти, цукерки, тістечка і т. ін., що їх подають наприкінці обіду тощо; десерт. || Позбавлений солоного смаку (про воду і т. ін.). || Уживається у <text:soft-page-break/>складі назв деяких рослин. <text:span text:style-name="T107">Солодкий перець</text:span>.</text:p>
            <text:p text:style-name="P41"><text:span text:style-name="T53">4) </text:span><text:span text:style-name="T67">перен.</text:span><text:span text:style-name="T53"> Який дає відчуття приємності або виражає задоволення, радість, насолоду (про </text:span><text:span text:style-name="T53">думки, почуття, </text:span><text:span text:style-name="T53">стан людини).</text:span></text:p>
          </table:table-cell>
          <table:covered-table-cell/>
          <table:covered-table-cell/>
          <table:covered-table-cell/>
          <table:table-cell table:style-name="Dictionary.F326" table:number-columns-spanned="4" office:value-type="string">
            <text:h text:style-name="P51" text:outline-level="2"><text:span text:style-name="T79">молок</text:span><text:span text:style-name="T100">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с.</text:span></text:p>
            <text:p text:style-name="P35">2) Рідина, одержувана від деяких сільськогосподарських тварин як продукт харчування. || Коров'яче молоко як їжа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64</text:p>
          </table:table-cell>
          <table:table-cell table:style-name="Dictionary.B327" table:number-columns-spanned="3" office:value-type="string">
            <text:p text:style-name="P29">Сон-комишí</text:p>
            <text:p text:style-name="P5"><text:span text:style-name="T17">-ів, </text:span><text:span text:style-name="T18">ім., мн., інд.-авт.</text:span></text:p>
          </table:table-cell>
          <table:covered-table-cell/>
          <table:covered-table-cell/>
          <table:table-cell table:style-name="Dictionary.E327" table:number-columns-spanned="2" office:value-type="string">
            <text:p text:style-name="P5"><text:span text:style-name="T41">утворене способом словоскладання, похідне від слів:</text:span><text:span text:style-name="T28"> </text:span><text:span text:style-name="T31">сон</text:span><text:span text:style-name="T28"> і </text:span><text:span text:style-name="T31">комиш</text:span></text:p>
          </table:table-cell>
          <table:covered-table-cell/>
          <table:table-cell table:style-name="Dictionary.G327" table:number-columns-spanned="3" office:value-type="string">
            <text:p text:style-name="P5"><text:span text:style-name="T19">І в серця на споді, в осерді душі</text:span></text:p>
            <text:p text:style-name="P5"><text:span text:style-name="T19">ішли нашорошені </text:span><text:span text:style-name="T23">сон-комиші</text:span><text:span text:style-name="T19">. </text:span><text:span text:style-name="T35">(П‑2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8" table:number-columns-spanned="4" office:value-type="string">
            <text:p text:style-name="P12">Сон <text:span text:style-name="T106">(див. 162)</text:span></text:p>
          </table:table-cell>
          <table:covered-table-cell/>
          <table:covered-table-cell/>
          <table:covered-table-cell/>
          <table:table-cell table:style-name="Dictionary.F328" table:number-columns-spanned="4" office:value-type="string">
            <text:h text:style-name="P51" text:outline-level="2"><text:span text:style-name="T79">ком</text:span><text:span text:style-name="T100">и</text:span><text:span text:style-name="T79">ш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, </text:span><text:span text:style-name="T83">ч.</text:span></text:p>
            <text:p text:style-name="P35">1) Висока водяна чи болотяна багаторічна рослина родини осокових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65</text:p>
          </table:table-cell>
          <table:table-cell table:style-name="Dictionary.B329" table:number-columns-spanned="3" office:value-type="string">
            <text:p text:style-name="P29">Сонцелéт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329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óнце </text:span><text:span text:style-name="T28">і </text:span><text:span text:style-name="T31">лет</text:span></text:p>
          </table:table-cell>
          <table:covered-table-cell/>
          <table:table-cell table:style-name="Dictionary.G329" table:number-columns-spanned="3" office:value-type="string">
            <text:p text:style-name="P5"><text:span text:style-name="T19">Зворохобилися айстри</text:span></text:p>
            <text:p text:style-name="P5"><text:span text:style-name="T19">приосіннім </text:span><text:span text:style-name="T23">сонцелетом</text:span><text:span text:style-name="T19">,</text:span></text:p>
            <text:p text:style-name="P5"><text:span text:style-name="T19">проминальною порою</text:span></text:p>
            <text:p text:style-name="P5"><text:span text:style-name="T19">падолистом деручким. </text:span><text:span text:style-name="T35">(П‑1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0" table:number-columns-spanned="4" office:value-type="string">
            <text:h text:style-name="P51" text:outline-level="2"><text:span text:style-name="T79">с</text:span><text:span text:style-name="T100">о</text:span><text:span text:style-name="T79">нце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35">1) Центральне небесне світило Сонячної системи, що має форму гігантської розжареної кулі, яка випромінює світло й тепло.</text:p>
          </table:table-cell>
          <table:covered-table-cell/>
          <table:covered-table-cell/>
          <table:covered-table-cell/>
          <table:table-cell table:style-name="Dictionary.F330" table:number-columns-spanned="4" office:value-type="string">
            <text:p text:style-name="P12">Лет <text:span text:style-name="T106">(див. 76)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26">166</text:p>
          </table:table-cell>
          <table:table-cell table:style-name="Dictionary.B331" table:number-columns-spanned="3" office:value-type="string">
            <text:p text:style-name="P29">Сонцепруг</text:p>
            <text:p text:style-name="P5"><text:span text:style-name="T17">-а, </text:span><text:span text:style-name="T18">ім., ч., інд.-авт.</text:span></text:p>
          </table:table-cell>
          <table:covered-table-cell/>
          <table:covered-table-cell/>
          <table:table-cell table:style-name="Dictionary.E331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óнце</text:span><text:span text:style-name="T28"> і </text:span><text:span text:style-name="T31">пруг</text:span></text:p>
          </table:table-cell>
          <table:covered-table-cell/>
          <table:table-cell table:style-name="Dictionary.G331" table:number-columns-spanned="3" office:value-type="string">
            <text:p text:style-name="P5"><text:span text:style-name="T19">Як боляче ряхкоче </text:span><text:span text:style-name="T23">сонцепруг</text:span><text:span text:style-name="T19">!</text:span></text:p>
            <text:p text:style-name="P5"><text:span text:style-name="T19">Як – далина! </text:span><text:span text:style-name="T35">(П‑2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2" table:number-columns-spanned="4" office:value-type="string">
            <text:p text:style-name="P5"><text:span text:style-name="T31">Сóнце </text:span><text:span text:style-name="T48">(див. 165)</text:span></text:p>
          </table:table-cell>
          <table:covered-table-cell/>
          <table:covered-table-cell/>
          <table:covered-table-cell/>
          <table:table-cell table:style-name="Dictionary.F332" table:number-columns-spanned="4" office:value-type="string">
            <text:h text:style-name="P49" text:outline-level="2">пруг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ч.</text:span><text:span text:style-name="T82">, </text:span><text:span text:style-name="T83">розм.</text:span></text:p>
            <text:p text:style-name="P41"><text:span text:style-name="T53">1) Край чого-небудь. || Поздовжній вузький край, бік якогось предмета; ребро. </text:span><text:span text:style-name="T63">Пруг дошки</text:span><text:span text:style-name="T53">. || Ребро гранчастого предмета. || Верхній край </text:span><text:span text:style-name="T53">(обріз) якої-небудь посудини (</text:span><text:span text:style-name="T67">перев.</text:span><text:span text:style-name="T53"> круглої форми); вінця. </text:span><text:span text:style-name="T63">Пруг відра</text:span><text:span text:style-name="T5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67</text:p>
          </table:table-cell>
          <table:table-cell table:style-name="Dictionary.B333" table:number-columns-spanned="3" office:value-type="string">
            <text:p text:style-name="P29">Спах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333" table:number-columns-spanned="2" office:value-type="string">
            <text:p text:style-name="P5"><text:span text:style-name="T41">утворене нульсуфіксальним способом, похідне від слова</text:span><text:span text:style-name="T36"> </text:span><text:span text:style-name="T32">спалáхувати </text:span><text:span text:style-name="T47">(від </text:span><text:span text:style-name="T32">спахáти)</text:span></text:p>
          </table:table-cell>
          <table:covered-table-cell/>
          <table:table-cell table:style-name="Dictionary.G333" table:number-columns-spanned="3" office:value-type="string">
            <text:p text:style-name="P5"><text:span text:style-name="T19">По голубих лугах, мов голуб,</text:span></text:p>
            <text:p text:style-name="P5"><text:span text:style-name="T19">кошлатих сонць шугає </text:span><text:span text:style-name="T23">спах</text:span><text:span text:style-name="T19">. </text:span><text:span text:style-name="T35">(П‑1, 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4" table:number-columns-spanned="8" office:value-type="string">
            <text:h text:style-name="P51" text:outline-level="2"><text:span text:style-name="T79">Спал</text:span><text:span text:style-name="T100">а</text:span><text:span text:style-name="T79">хувати (</text:span><text:span text:style-name="T32">спахáти</text:span><text:span text:style-name="T79">)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ю, -уєш, </text:span><text:span text:style-name="T83">недок.</text:span><text:span text:style-name="T82">, спалахнути, -ну, -неш, </text:span><text:span text:style-name="T83">док.</text:span></text:p>
            <text:p text:style-name="P1"><text:span text:style-name="T64">1) </text:span><text:span text:style-name="T65">тільки </text:span><text:span text:style-name="T64">3 </text:span><text:span text:style-name="T69">ос.</text:span><text:span text:style-name="T64">, </text:span><text:span text:style-name="T65">чим і без додатка</text:span><text:span text:style-name="T64">.Раптово і швидко загорятися яскравим полум'ям; займатися (</text:span><text:span text:style-name="T69">див.</text:span><text:span text:style-name="T64"> </text:span><text:a xlink:type="simple" xlink:href="http://www.lingvo.ua/uk/Translate/uk-uk/займатися"><text:span text:style-name="T72">займатися</text:span></text:a><text:span text:style-name="T64"> II). || </text:span><text:span text:style-name="T69">безос.</text:span><text:span text:style-name="T64"> || </text:span><text:span text:style-name="T65">також </text:span><text:span text:style-name="T69">у сполуч.</text:span><text:span text:style-name="T64"> </text:span><text:span text:style-name="T65">зі </text:span><text:span text:style-name="T69">сл.</text:span><text:span text:style-name="T64"> вогонь, полум'я, пожежа, іскра і т. ін. || </text:span><text:span text:style-name="T65">тільки </text:span><text:span text:style-name="T69">недок.</text:span><text:span text:style-name="T64">При млявому </text:span><text:soft-page-break/><text:span text:style-name="T64">або нерівному горінні час від часу розгорятися сильніше; займатися (</text:span><text:span text:style-name="T69">див.</text:span><text:span text:style-name="T64"> </text:span><text:a xlink:type="simple" xlink:href="http://www.lingvo.ua/uk/Translate/uk-uk/займатися"><text:span text:style-name="T72">займатися</text:span></text:a><text:span text:style-name="T64"> II) на ми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68</text:p>
          </table:table-cell>
          <table:table-cell table:style-name="Dictionary.B335" table:number-columns-spanned="3" office:value-type="string">
            <text:p text:style-name="P29">Спередвікíв</text:p>
            <text:p text:style-name="P5"><text:span text:style-name="T18">незм., </text:span><text:span text:style-name="T19">присл., </text:span><text:span text:style-name="T18">інд.-авт.</text:span></text:p>
          </table:table-cell>
          <table:covered-table-cell/>
          <table:covered-table-cell/>
          <table:table-cell table:style-name="Dictionary.E335" table:number-columns-spanned="2" office:value-type="string">
            <text:p text:style-name="P5"><text:span text:style-name="T41">утворене способом зрощення, похідне від слів:</text:span><text:span text:style-name="T36"> </text:span><text:span text:style-name="T30">спе</text:span><text:span text:style-name="T31"></text:span><text:span text:style-name="T30">ред </text:span><text:span text:style-name="T47">і </text:span><text:span text:style-name="T30">вікі</text:span><text:span text:style-name="T31"></text:span><text:span text:style-name="T30">в</text:span></text:p>
          </table:table-cell>
          <table:covered-table-cell/>
          <table:table-cell table:style-name="Dictionary.G335" table:number-columns-spanned="3" office:value-type="string">
            <text:p text:style-name="P5"><text:span text:style-name="T19">Ви вбивці, ви ненатлі нелюди</text:span></text:p>
            <text:p text:style-name="P5"><text:span text:style-name="T23">спередвіків</text:span><text:span text:style-name="T19">,</text:span></text:p>
            <text:p text:style-name="P5"><text:span text:style-name="T19">а ми припізнені аеди,</text:span></text:p>
            <text:p text:style-name="P5"><text:span text:style-name="T19">наш злочин – спів. </text:span><text:span text:style-name="T35">(П‑2, 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6" table:number-columns-spanned="4" office:value-type="string">
            <text:p text:style-name="P12"><text:span text:style-name="T49">Спе</text:span><text:span text:style-name="T28"></text:span><text:span text:style-name="T49">ред </text:span><text:span text:style-name="T106">(див. 72)</text:span></text:p>
          </table:table-cell>
          <table:covered-table-cell/>
          <table:covered-table-cell/>
          <table:covered-table-cell/>
          <table:table-cell table:style-name="Dictionary.F336" table:number-columns-spanned="4" office:value-type="string">
            <text:p text:style-name="P12">Вік <text:span text:style-name="T106">(див. 11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69</text:p>
          </table:table-cell>
          <table:table-cell table:style-name="Dictionary.B337" table:number-columns-spanned="3" office:value-type="string">
            <text:p text:style-name="P29">Спередодня</text:p>
            <text:p text:style-name="P5"><text:span text:style-name="T18">незм., </text:span><text:span text:style-name="T19">присл.,</text:span><text:span text:style-name="T36"> </text:span><text:span text:style-name="T18">інд.-авт.</text:span></text:p>
          </table:table-cell>
          <table:covered-table-cell/>
          <table:covered-table-cell/>
          <table:table-cell table:style-name="Dictionary.E337" table:number-columns-spanned="2" office:value-type="string">
            <text:p text:style-name="P5"><text:span text:style-name="T41">утворене способом зрощення, похідне від слів:</text:span><text:span text:style-name="T28"> </text:span><text:span text:style-name="T31">спéред</text:span><text:span text:style-name="T28"> і </text:span><text:span text:style-name="T31">день</text:span></text:p>
          </table:table-cell>
          <table:covered-table-cell/>
          <table:table-cell table:style-name="Dictionary.G337" table:number-columns-spanned="3" office:value-type="string">
            <text:p text:style-name="P5"><text:span text:style-name="T19">Було ж: </text:span><text:span text:style-name="T23">спередодня</text:span></text:p>
            <text:p text:style-name="P5"><text:span text:style-name="T19">так довго трембітало,</text:span></text:p>
            <text:p text:style-name="P5"><text:span text:style-name="T19">за тим світати стало - </text:span></text:p>
            <text:p text:style-name="P5"><text:span text:style-name="T19">прожогом, навмання. </text:span><text:span text:style-name="T35">(П‑1, 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8" table:number-columns-spanned="4" office:value-type="string">
            <text:p text:style-name="P12"><text:span text:style-name="T49">Спе</text:span><text:span text:style-name="T28"></text:span><text:span text:style-name="T49">ред </text:span><text:span text:style-name="T106">(див. 72)</text:span></text:p>
          </table:table-cell>
          <table:covered-table-cell/>
          <table:covered-table-cell/>
          <table:covered-table-cell/>
          <table:table-cell table:style-name="Dictionary.F338" table:number-columns-spanned="4" office:value-type="string">
            <text:p text:style-name="P13"><text:span text:style-name="T28">День </text:span><text:span text:style-name="T48">(див. 64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70</text:p>
          </table:table-cell>
          <table:table-cell table:style-name="Dictionary.B339" table:number-columns-spanned="3" office:value-type="string">
            <text:p text:style-name="P29">Ставітри</text:p>
            <text:p text:style-name="P5"><text:span text:style-name="T17">-íв, </text:span><text:span text:style-name="T18">ім., мн., інд.-авт.</text:span></text:p>
          </table:table-cell>
          <table:covered-table-cell/>
          <table:covered-table-cell/>
          <table:table-cell table:style-name="Dictionary.E339" table:number-columns-spanned="2" office:value-type="string">
            <text:p text:style-name="P5"><text:span text:style-name="T12">утворене способом основословоскладання, похідне від слів:</text:span><text:span text:style-name="T28"> </text:span><text:span text:style-name="T31">сто </text:span><text:span text:style-name="T28">і</text:span><text:span text:style-name="T31"> вітри</text:span></text:p>
          </table:table-cell>
          <table:covered-table-cell/>
          <table:table-cell table:style-name="Dictionary.G339" table:number-columns-spanned="3" office:value-type="string">
            <text:p text:style-name="P5"><text:span text:style-name="T19">На цих шалених </text:span><text:span text:style-name="T23">ставітрах</text:span><text:span text:style-name="T19">,</text:span></text:p>
            <text:p text:style-name="P5"><text:span text:style-name="T19">де ні коня, ані дороги,</text:span></text:p>
            <text:p text:style-name="P5"><text:span text:style-name="T19">звіряй свій крок за знаком Бога - </text:span></text:p>
            <text:p text:style-name="P5"><text:span text:style-name="T19">і попри смерть і попри жах. </text:span><text:span text:style-name="T35">(П‑1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0" table:number-columns-spanned="4" office:value-type="string">
            <text:h text:style-name="P49" text:outline-level="2">сто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ста, </text:span><text:span text:style-name="T83">числ.</text:span> <text:span text:style-name="T83">кільк.</text:span></text:p>
            <text:p text:style-name="P35">1) Назва числа 100 і його цифрового позначення. || <text:span text:style-name="T107">чого</text:span>. Кількість із 100 одиниць.</text:p>
            <text:p text:style-name="P41"><text:span text:style-name="T53">2) </text:span><text:span text:style-name="T67">розм.</text:span><text:span text:style-name="T53"> Багато, невизначено велика кількість кого-, чого-небудь.</text:span></text:p>
          </table:table-cell>
          <table:covered-table-cell/>
          <table:covered-table-cell/>
          <table:covered-table-cell/>
          <table:table-cell table:style-name="Dictionary.F340" table:number-columns-spanned="4" office:value-type="string">
            <text:h text:style-name="P51" text:outline-level="2"><text:span text:style-name="T79">в</text:span><text:span text:style-name="T100">і</text:span><text:span text:style-name="T79">тер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тру, </text:span><text:span text:style-name="T83">ч.</text:span></text:p>
            <text:p text:style-name="P35">1) Рух потоку атмосферного повітря в горизонтальному напрямі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71</text:p>
          </table:table-cell>
          <table:table-cell table:style-name="Dictionary.B341" table:number-columns-spanned="3" office:value-type="string">
            <text:p text:style-name="P29">Стасвіти</text:p>
            <text:p text:style-name="P5"><text:soft-page-break/><text:span text:style-name="T17">-ів, </text:span><text:span text:style-name="T18">ім., мн., інд.-авт.</text:span></text:p>
          </table:table-cell>
          <table:covered-table-cell/>
          <table:covered-table-cell/>
          <table:table-cell table:style-name="Dictionary.E341" table:number-columns-spanned="2" office:value-type="string">
            <text:p text:style-name="P5"><text:span text:style-name="T41">утворене способом </text:span><text:soft-page-break/><text:span text:style-name="T41">основословоскладання, похідне від слів:</text:span><text:span text:style-name="T28"> </text:span><text:span text:style-name="T31">сто</text:span><text:span text:style-name="T28"> і </text:span><text:span text:style-name="T31">світи</text:span></text:p>
          </table:table-cell>
          <table:covered-table-cell/>
          <table:table-cell table:style-name="Dictionary.G341" table:number-columns-spanned="3" office:value-type="string">
            <text:p text:style-name="P5"><text:span text:style-name="T19">О те моє відьомське вариво, та </text:span><text:soft-page-break/><text:span text:style-name="T19">колотнеча </text:span><text:span text:style-name="T23">стасвітів</text:span><text:span text:style-name="T19">,</text:span></text:p>
            <text:p text:style-name="P5"><text:span text:style-name="T19">о те чадне жагуче марево вгорнуло горло і до брів</text:span></text:p>
            <text:p text:style-name="P5"><text:span text:style-name="T19">сягнуло… </text:span><text:span text:style-name="T35">(П‑2, 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2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42" table:number-columns-spanned="4" office:value-type="string">
            <text:p text:style-name="P5"><text:span text:style-name="T31">Світи </text:span><text:span text:style-name="T48">(див. 67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72</text:p>
          </table:table-cell>
          <table:table-cell table:style-name="Dictionary.B343" table:number-columns-spanned="3" office:value-type="string">
            <text:p text:style-name="P29">Стобагáття</text:p>
            <text:p text:style-name="P24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343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то</text:span><text:span text:style-name="T28"> і </text:span><text:span text:style-name="T31">багáття</text:span></text:p>
          </table:table-cell>
          <table:covered-table-cell/>
          <table:table-cell table:style-name="Dictionary.G343" table:number-columns-spanned="3" office:value-type="string">
            <text:p text:style-name="P5"><text:span text:style-name="T19">Я – незалежний, серце бо студене</text:span></text:p>
            <text:p text:style-name="P5"><text:span text:style-name="T19">згубило давній жар на </text:span><text:span text:style-name="T23">стобагатті</text:span><text:span text:style-name="T19"> мук. </text:span><text:span text:style-name="T35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4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44" table:number-columns-spanned="4" office:value-type="string">
            <text:h text:style-name="P52" text:outline-level="2"><text:span text:style-name="T79">баг</text:span><text:span text:style-name="T100">а</text:span><text:span text:style-name="T79">тт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35">1) Купа дров, хмизу, ломаччя і т. ін., що горить; вогнище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73</text:p>
          </table:table-cell>
          <table:table-cell table:style-name="Dictionary.B345" table:number-columns-spanned="3" office:value-type="string">
            <text:p text:style-name="P29">Стогóри</text:p>
            <text:p text:style-name="P5"><text:span text:style-name="T17">стогíр, </text:span><text:span text:style-name="T18">ім., мн., інд.-авт.</text:span></text:p>
          </table:table-cell>
          <table:covered-table-cell/>
          <table:covered-table-cell/>
          <table:table-cell table:style-name="Dictionary.E345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то</text:span><text:span text:style-name="T28"> і </text:span><text:span text:style-name="T31">гóри</text:span></text:p>
          </table:table-cell>
          <table:covered-table-cell/>
          <table:table-cell table:style-name="Dictionary.G345" table:number-columns-spanned="3" office:value-type="string">
            <text:p text:style-name="P5"><text:span text:style-name="T19">Я вийду в ніч, я позирну туди,</text:span></text:p>
            <text:p text:style-name="P5"><text:span text:style-name="T19">де захід за </text:span><text:span text:style-name="T23">стогорами</text:span><text:span text:style-name="T19"> палає. </text:span><text:span text:style-name="T35">(П‑2, 13);</text:span></text:p>
            <text:p text:style-name="P5"><text:span text:style-name="T19">Там, за кандзюбою </text:span><text:span text:style-name="T23">стогір</text:span><text:span text:style-name="T19">,</text:span></text:p>
            <text:p text:style-name="P5"><text:span text:style-name="T19">за кайданами стриму</text:span></text:p>
            <text:p text:style-name="P5"><text:span text:style-name="T19">збігає вік – наперекір</text:span></text:p>
            <text:p text:style-name="P5"><text:span text:style-name="T19">огню притомі диму. </text:span><text:span text:style-name="T35">(П‑2, 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6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46" table:number-columns-spanned="4" office:value-type="string">
            <text:p text:style-name="P5"><text:span text:style-name="T31">Гóри </text:span><text:span text:style-name="T48">(див. 158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74</text:p>
          </table:table-cell>
          <table:table-cell table:style-name="Dictionary.B347" table:number-columns-spanned="3" office:value-type="string">
            <text:p text:style-name="P29">Стодум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47" table:number-columns-spanned="2" office:value-type="string">
            <text:p text:style-name="P5"><text:span text:style-name="T41">утворене складносуфіксальним способом, похідне від слів:</text:span><text:span text:style-name="T28"> </text:span><text:span text:style-name="T31">сто</text:span><text:span text:style-name="T28"> і </text:span><text:span text:style-name="T31">дýмати</text:span></text:p>
          </table:table-cell>
          <table:covered-table-cell/>
          <table:table-cell table:style-name="Dictionary.G347" table:number-columns-spanned="3" office:value-type="string">
            <text:p text:style-name="P5"><text:span text:style-name="T19">Як чорногуз при березі, </text:span><text:span text:style-name="T23">стодумний</text:span></text:p>
            <text:p text:style-name="P5"><text:span text:style-name="T19">став Пан-Господь і молиться…</text:span><text:span text:style-name="T35">(П‑2, 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8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48" table:number-columns-spanned="4" office:value-type="string">
            <text:h text:style-name="P51" text:outline-level="2"><text:span text:style-name="T79">д</text:span><text:span text:style-name="T100">у</text:span><text:span text:style-name="T79">ма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ю, -аєш, </text:span><text:span text:style-name="T83">недок.</text:span></text:p>
            <text:p text:style-name="P41"><text:span text:style-name="T53">1) </text:span><text:span text:style-name="T63">без додатка</text:span><text:span text:style-name="T53">. Розмірковувати над чим-небудь; мисли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75</text:p>
          </table:table-cell>
          <table:table-cell table:style-name="Dictionary.B349" table:number-columns-spanned="3" office:value-type="string">
            <text:p text:style-name="P29">Стожалí</text:p>
            <text:p text:style-name="P5"><text:span text:style-name="T17">-íв, </text:span><text:span text:style-name="T18">ім., мн., інд.-авт.</text:span></text:p>
          </table:table-cell>
          <table:covered-table-cell/>
          <table:covered-table-cell/>
          <table:table-cell table:style-name="Dictionary.E349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то</text:span><text:span text:style-name="T28"> і </text:span><text:span text:style-name="T31">жалí</text:span></text:p>
          </table:table-cell>
          <table:covered-table-cell/>
          <table:table-cell table:style-name="Dictionary.G349" table:number-columns-spanned="3" office:value-type="string">
            <text:p text:style-name="P5"><text:span text:style-name="T19">Та за тобою небо запалало,</text:span></text:p>
            <text:p text:style-name="P5"><text:span text:style-name="T19">овогнене грозою </text:span><text:span text:style-name="T23">стожалів</text:span><text:span text:style-name="T19">. </text:span><text:span text:style-name="T35">(П‑2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0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50" table:number-columns-spanned="4" office:value-type="string">
            <text:p text:style-name="P5"><text:span text:style-name="T31">Жалí </text:span><text:span text:style-name="T48">(див. 12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76</text:p>
          </table:table-cell>
          <table:table-cell table:style-name="Dictionary.B351" table:number-columns-spanned="3" office:value-type="string">
            <text:p text:style-name="P29">Стожáло</text:p>
            <text:p text:style-name="P18">присл., інд.-авт.</text:p>
          </table:table-cell>
          <table:covered-table-cell/>
          <table:covered-table-cell/>
          <table:table-cell table:style-name="Dictionary.E351" table:number-columns-spanned="2" office:value-type="string">
            <text:p text:style-name="P5"><text:span text:style-name="T39">утворене способом основословоскладання, похідне від слів:</text:span><text:span text:style-name="T28"> </text:span><text:span text:style-name="T31">сто</text:span><text:span text:style-name="T28"> і </text:span><text:span text:style-name="T31">жáло</text:span></text:p>
          </table:table-cell>
          <table:covered-table-cell/>
          <table:table-cell table:style-name="Dictionary.G351" table:number-columns-spanned="3" office:value-type="string">
            <text:p text:style-name="P5"><text:span text:style-name="T19">Тота сльоза тебе іспопелить,</text:span></text:p>
            <text:p text:style-name="P5"><text:span text:style-name="T19">і лютий зойк завруниться </text:span><text:span text:style-name="T23">стожало</text:span></text:p>
            <text:p text:style-name="P5"><text:span text:style-name="T19">ланами й луками. </text:span><text:span text:style-name="T35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2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52" table:number-columns-spanned="4" office:value-type="string">
            <text:h text:style-name="P51" text:outline-level="2"><text:span text:style-name="T79">ж</text:span><text:span text:style-name="T100">а</text:span><text:span text:style-name="T79">л</text:span><text:span text:style-name="T100">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жала, </text:span><text:span text:style-name="T83">с.</text:span></text:p>
            <text:p text:style-name="P35">1) Гостра частина органа захисту або нападу деяких комах, якою вони жалять.</text:p>
            <text:p text:style-name="P35">2) Хоботок деяких комах (комара, овода і т. ін.), яким вони колють і всмоктують кров.</text:p>
            <text:p text:style-name="P35">3) Роздвоєний на кінчику язик змії, яким вона, як помилково вважається, жалить.</text:p>
            <text:p text:style-name="P35"><text:soft-page-break/>4) <text:span text:style-name="T107">чого</text:span>, <text:span text:style-name="T83">перен.</text:span> Про щось дошкульне, різке.</text:p>
            <text:p text:style-name="P35">5) Гострий кінець інструмента, зброї і т. ін., який коле, ріже тощо; лезо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77</text:p>
          </table:table-cell>
          <table:table-cell table:style-name="Dictionary.B353" table:number-columns-spanned="3" office:value-type="string">
            <text:p text:style-name="P29">Стожáль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53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то</text:span><text:span text:style-name="T28"> і </text:span><text:span text:style-name="T31">жáльний</text:span></text:p>
          </table:table-cell>
          <table:covered-table-cell/>
          <table:table-cell table:style-name="Dictionary.G353" table:number-columns-spanned="3" office:value-type="string">
            <text:p text:style-name="P5"><text:span text:style-name="T19">Куріє руїна. Кривавим стікає потоком,</text:span></text:p>
            <text:p text:style-name="P5"><text:span text:style-name="T19">і сонце татарське – </text:span><text:span text:style-name="T23">стожальне</text:span><text:span text:style-name="T19"> – разить наповал. </text:span><text:span text:style-name="T35">(П‑1, 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4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54" table:number-columns-spanned="4" office:value-type="string">
            <text:h text:style-name="P52" text:outline-level="2"><text:span text:style-name="T79">ж</text:span><text:span text:style-name="T100">а</text:span><text:span text:style-name="T79">ль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 -е, </text:span><text:span text:style-name="T83">рідко</text:span><text:span text:style-name="T82">.</text:span></text:p>
            <text:p text:style-name="P35">1) Який виражає тугу, печаль, смуток; жалібний, сумний.</text:p>
            <text:p text:style-name="P35">2) Який навіває смуток, журбу; журливий, сумовит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78</text:p>
          </table:table-cell>
          <table:table-cell table:style-name="Dictionary.B355" table:number-columns-spanned="3" office:value-type="string">
            <text:p text:style-name="P29">Стожáр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55" table:number-columns-spanned="2" office:value-type="string">
            <text:p text:style-name="P5"><text:span text:style-name="T41">утворене складносуфіксальним способом, похідне від слів:</text:span><text:span text:style-name="T28"> </text:span><text:span text:style-name="T31">сто</text:span><text:span text:style-name="T28"> і </text:span><text:span text:style-name="T31">жáрити</text:span></text:p>
          </table:table-cell>
          <table:covered-table-cell/>
          <table:table-cell table:style-name="Dictionary.G355" table:number-columns-spanned="3" office:value-type="string">
            <text:p text:style-name="P5"><text:span text:style-name="T19">Сяде сонце на сопку, скаженіє бичарня,</text:span></text:p>
            <text:p text:style-name="P5"><text:span text:style-name="T19">заховайся в коробку там, де сонце </text:span><text:span text:style-name="T23">стожарне</text:span><text:span text:style-name="T19">… </text:span><text:span text:style-name="T35">(П‑2, 166-167);</text:span></text:p>
            <text:p text:style-name="P5"><text:span text:style-name="T19">Паду в траву – на цей цвинтарний</text:span></text:p>
            <text:p text:style-name="P5"><text:span text:style-name="T19">кульбабин зойк, кульбабин пух,</text:span></text:p>
            <text:p text:style-name="P5"><text:span text:style-name="T19">на розсип рос і на </text:span><text:span text:style-name="T23">стожарний</text:span></text:p>
            <text:p text:style-name="P5"><text:span text:style-name="T19">пожежний виквіт довгих скрух. </text:span><text:soft-page-break/><text:span text:style-name="T35">(П‑2, 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6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56" table:number-columns-spanned="4" office:value-type="string">
            <text:h text:style-name="P52" text:outline-level="2"><text:span text:style-name="T79">ж</text:span><text:span text:style-name="T100">а</text:span><text:span text:style-name="T79">ри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рю, -риш, </text:span><text:span text:style-name="T83">недок.</text:span></text:p>
            <text:p text:style-name="P35">1) <text:span text:style-name="T83">перех.</text:span> Готувати їжу з жиром на вогні, на жару без використання води; смажити. || <text:span text:style-name="T83">розм.</text:span> Підпікати кого-, що-небудь на вогні, на жару.</text:p>
            <text:p text:style-name="P41"><text:span text:style-name="T53">2) </text:span><text:span text:style-name="T67">неперех.</text:span><text:span text:style-name="T53">, </text:span><text:span text:style-name="T67">розм.</text:span><text:span text:style-name="T53"> Сильно гріти, пригрівати; пекти, палити (про сонце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79</text:p>
          </table:table-cell>
          <table:table-cell table:style-name="Dictionary.B357" table:number-columns-spanned="3" office:value-type="string">
            <text:p text:style-name="P29">Стожурбá</text:p>
            <text:p text:style-name="P5"><text:span text:style-name="T17">-и, </text:span><text:span text:style-name="T18">ім., ж., інд.-авт.</text:span></text:p>
          </table:table-cell>
          <table:covered-table-cell/>
          <table:covered-table-cell/>
          <table:table-cell table:style-name="Dictionary.E357" table:number-columns-spanned="2" office:value-type="string">
            <text:p text:style-name="P22"><text:span text:style-name="T91">утворене способом основословоскладання, похідне від слів:</text:span><text:span text:style-name="T17"> </text:span><text:span text:style-name="T32">сто</text:span><text:span text:style-name="T17"> і </text:span><text:span text:style-name="T32">журбá</text:span></text:p>
          </table:table-cell>
          <table:covered-table-cell/>
          <table:table-cell table:style-name="Dictionary.G357" table:number-columns-spanned="3" office:value-type="string">
            <text:p text:style-name="P5"><text:span text:style-name="T19">Пропадіть, аеродроми,</text:span></text:p>
            <text:p text:style-name="P5"><text:span text:style-name="T19">спопеліться в </text:span><text:span text:style-name="T23">стожурбі</text:span><text:span text:style-name="T19">. </text:span><text:span text:style-name="T35">(П‑1, 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8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58" table:number-columns-spanned="4" office:value-type="string">
            <text:h text:style-name="P51" text:outline-level="2"><text:span text:style-name="T79">журб</text:span><text:span text:style-name="T100">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Невеселий настрій, тяжкі почуття; печаль, смуток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80</text:p>
          </table:table-cell>
          <table:table-cell table:style-name="Dictionary.B359" table:number-columns-spanned="3" office:value-type="string">
            <text:p text:style-name="P29">Стозлотопелюстки</text:p>
            <text:p text:style-name="P5"><text:span text:style-name="T17">-ів, </text:span><text:span text:style-name="T18">ім., мн., інд.-авт.</text:span></text:p>
          </table:table-cell>
          <table:covered-table-cell/>
          <table:covered-table-cell/>
          <table:table-cell table:style-name="Dictionary.E359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то, золотий</text:span><text:span text:style-name="T28"> і </text:span><text:span text:style-name="T31">пелюстки</text:span></text:p>
          </table:table-cell>
          <table:covered-table-cell/>
          <table:table-cell table:style-name="Dictionary.G359" table:number-columns-spanned="3" office:value-type="string">
            <text:p text:style-name="P5"><text:span text:style-name="T19">Як сонях сонце п’є</text:span></text:p>
            <text:p text:style-name="P5"><text:span text:style-name="T23">стозлотопелюстками</text:span><text:span text:style-name="T19">,</text:span></text:p>
            <text:p text:style-name="P5"><text:span text:style-name="T19">де хата постає - </text:span></text:p>
            <text:p text:style-name="P5"><text:span text:style-name="T19">ковчегом над роками. </text:span><text:span text:style-name="T35">(П‑2, 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0" table:number-columns-spanned="3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table-cell table:style-name="Dictionary.E360" table:number-columns-spanned="3" office:value-type="string">
            <text:p text:style-name="P5"><text:span text:style-name="T31">Золотий </text:span><text:span text:style-name="T48">(див. 70)</text:span></text:p>
          </table:table-cell>
          <table:covered-table-cell/>
          <table:covered-table-cell/>
          <table:table-cell table:style-name="Dictionary.H360" table:number-columns-spanned="2" office:value-type="string">
            <text:p text:style-name="P5"><text:span text:style-name="T31">Пелюстки </text:span><text:span text:style-name="T48">(див. 128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6">181</text:p>
          </table:table-cell>
          <table:table-cell table:style-name="Dictionary.B361" table:number-columns-spanned="3" office:value-type="string">
            <text:p text:style-name="P29">Стозмíй</text:p>
            <text:p text:style-name="P5"><text:soft-page-break/><text:span text:style-name="T17">-я, </text:span><text:span text:style-name="T18">ім., ч., інд.-авт.</text:span></text:p>
          </table:table-cell>
          <table:covered-table-cell/>
          <table:covered-table-cell/>
          <table:table-cell table:style-name="Dictionary.E361" table:number-columns-spanned="2" office:value-type="string">
            <text:p text:style-name="P5"><text:span text:style-name="T41">утворене способом </text:span><text:soft-page-break/><text:span text:style-name="T41">основословоскладання, похідне від слів:</text:span><text:span text:style-name="T28"> </text:span><text:span text:style-name="T31">сто</text:span><text:span text:style-name="T28"> і </text:span><text:span text:style-name="T31">змій</text:span></text:p>
          </table:table-cell>
          <table:covered-table-cell/>
          <table:table-cell table:style-name="Dictionary.G361" table:number-columns-spanned="3" office:value-type="string">
            <text:p text:style-name="P5"><text:span text:style-name="T19">Коли докучили ці втеки - </text:span></text:p>
            <text:p text:style-name="P5"><text:soft-page-break/><text:span text:style-name="T19">в лет, до вогненної пащеки.</text:span></text:p>
            <text:p text:style-name="P5"><text:span text:style-name="T19">Як він ощирився, </text:span><text:span text:style-name="T23">стозмій</text:span><text:span text:style-name="T19">! </text:span><text:span text:style-name="T35">(П‑1, 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2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62" table:number-columns-spanned="4" office:value-type="string">
            <text:h text:style-name="P49" text:outline-level="2">змій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41"><text:span text:style-name="T68">-я, </text:span><text:span text:style-name="T67">ч.</text:span></text:p>
            <text:p text:style-name="P35">2) Казкова істота з крилами і зміїним тулубом, наділена незвичайною силою; дракон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82</text:p>
          </table:table-cell>
          <table:table-cell table:style-name="Dictionary.B363" table:number-columns-spanned="3" office:value-type="string">
            <text:p text:style-name="P29">Стозóр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63" table:number-columns-spanned="2" office:value-type="string">
            <text:p text:style-name="P5"><text:span text:style-name="T41">утворене складнофлективним способом, похідне від слів:</text:span><text:span text:style-name="T28"> </text:span><text:span text:style-name="T31">сто</text:span><text:span text:style-name="T28"> і </text:span><text:span text:style-name="T31">зір</text:span></text:p>
          </table:table-cell>
          <table:covered-table-cell/>
          <table:table-cell table:style-name="Dictionary.G363" table:number-columns-spanned="3" office:value-type="string">
            <text:p text:style-name="P5"><text:span text:style-name="T19">Тільки сіль, і вода, і житняк,</text:span></text:p>
            <text:p text:style-name="P5"><text:span text:style-name="T19">і світанок, і ніч, і </text:span><text:span text:style-name="T23">стозора</text:span></text:p>
            <text:p text:style-name="P5"><text:span text:style-name="T19">небезпека, і сонна і хора</text:span></text:p>
            <text:p text:style-name="P5"><text:span text:style-name="T19">ця душа – вирушає успак! </text:span><text:span text:style-name="T35">(П‑1, 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4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64" table:number-columns-spanned="4" office:value-type="string">
            <text:p text:style-name="P12">Зір <text:span text:style-name="T106">(див. 105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83</text:p>
          </table:table-cell>
          <table:table-cell table:style-name="Dictionary.B365" table:number-columns-spanned="3" office:value-type="string">
            <text:p text:style-name="P29">Стокóло</text:p>
            <text:p text:style-name="P5"><text:span text:style-name="T17">-а, </text:span><text:span text:style-name="T18">ім., с., інд.-авт.</text:span></text:p>
          </table:table-cell>
          <table:covered-table-cell/>
          <table:covered-table-cell/>
          <table:table-cell table:style-name="Dictionary.E365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то</text:span><text:span text:style-name="T28"> і </text:span><text:span text:style-name="T31">кóло</text:span></text:p>
          </table:table-cell>
          <table:covered-table-cell/>
          <table:table-cell table:style-name="Dictionary.G365" table:number-columns-spanned="3" office:value-type="string">
            <text:p text:style-name="P5"><text:span text:style-name="T19">Червоний біль од нагая</text:span></text:p>
            <text:p text:style-name="P5"><text:span text:style-name="T19">в очах розходиться </text:span><text:span text:style-name="T23">стоколом</text:span><text:span text:style-name="T19">,</text:span></text:p>
            <text:p text:style-name="P5"><text:span text:style-name="T19">а світ несеться покотьолом,</text:span></text:p>
            <text:p text:style-name="P5"><text:span text:style-name="T19">за світом – настрибом – змія… </text:span><text:span text:style-name="T35">(П‑2, 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6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66" table:number-columns-spanned="4" office:value-type="string">
            <text:h text:style-name="P52" text:outline-level="2"><text:span text:style-name="T79">к</text:span><text:span text:style-name="T100">о</text:span><text:span text:style-name="T79">л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-а, </text:span><text:span text:style-name="T83">с.</text:span></text:p>
            <text:p text:style-name="P35">1) Замкнена крива, всі точки якої однаково віддалені від центра.</text:p>
            <text:p text:style-name="P41"><text:span text:style-name="T53">4) </text:span><text:span text:style-name="T67">у знач.</text:span><text:span text:style-name="T53"> </text:span><text:span text:style-name="T67">присл.</text:span><text:span text:style-name="T53"> к</text:span><text:span text:style-name="T73">о</text:span><text:span text:style-name="T53">лом. Утворюючи </text:span><text:soft-page-break/><text:span text:style-name="T53">таку крив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84</text:p>
          </table:table-cell>
          <table:table-cell table:style-name="Dictionary.B367" table:number-columns-spanned="3" office:value-type="string">
            <text:p text:style-name="P29">Стокрик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367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то</text:span><text:span text:style-name="T28"> і </text:span><text:span text:style-name="T31">крик</text:span></text:p>
          </table:table-cell>
          <table:covered-table-cell/>
          <table:table-cell table:style-name="Dictionary.G367" table:number-columns-spanned="3" office:value-type="string">
            <text:p text:style-name="P5"><text:span text:style-name="T19">…бо в горлі застуда, у грудях пітьма</text:span></text:p>
            <text:p text:style-name="P5"><text:span text:style-name="T19">і світ оступає </text:span><text:span text:style-name="T23">стокрик</text:span><text:span text:style-name="T19"> – Колима. </text:span><text:span text:style-name="T35">(П‑1, 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8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68" table:number-columns-spanned="4" office:value-type="string">
            <text:p text:style-name="P5"><text:span text:style-name="T80">Крик</text:span> (див. 77)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85</text:p>
          </table:table-cell>
          <table:table-cell table:style-name="Dictionary.B369" table:number-columns-spanned="3" office:value-type="string">
            <text:p text:style-name="P29">Стомежá</text:p>
            <text:p text:style-name="P5"><text:span text:style-name="T17">-і</text:span><text:span text:style-name="T31"></text:span><text:span text:style-name="T17">, </text:span><text:span text:style-name="T18">ім., ж., інд.-авт.</text:span></text:p>
          </table:table-cell>
          <table:covered-table-cell/>
          <table:covered-table-cell/>
          <table:table-cell table:style-name="Dictionary.E369" table:number-columns-spanned="2" office:value-type="string">
            <text:p text:style-name="P22"><text:span text:style-name="T17">утворене способом основословоскладання, похідне від слів: </text:span><text:span text:style-name="T32">сто</text:span><text:span text:style-name="T17"> і </text:span><text:span text:style-name="T32">межá</text:span></text:p>
          </table:table-cell>
          <table:covered-table-cell/>
          <table:table-cell table:style-name="Dictionary.G369" table:number-columns-spanned="3" office:value-type="string">
            <text:p text:style-name="P5"><text:span text:style-name="T19">Полон у полоні, межі </text:span><text:span text:style-name="T23">стомежа</text:span><text:span text:style-name="T19">,</text:span></text:p>
            <text:p text:style-name="P5"><text:span text:style-name="T19">ти вся – за горбами-горбами</text:span></text:p>
            <text:p text:style-name="P5"><text:span text:style-name="T19">натхнення і хорого серця ґанджа - </text:span></text:p>
            <text:p text:style-name="P5"><text:span text:style-name="T19">з синами, хрунями, рабами. </text:span><text:span text:style-name="T35">(П‑1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0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70" table:number-columns-spanned="4" office:value-type="string">
            <text:p text:style-name="P5"><text:span text:style-name="T31">Межá (</text:span><text:span text:style-name="T48">див. 22</text:span><text:span text:style-name="T31">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86</text:p>
          </table:table-cell>
          <table:table-cell table:style-name="Dictionary.B371" table:number-columns-spanned="3" office:value-type="string">
            <text:p text:style-name="P29">Сто-морóзи</text:p>
            <text:p text:style-name="P5"><text:span text:style-name="T17">-ів, </text:span><text:span text:style-name="T18">ім., мн., інд.-авт.</text:span></text:p>
          </table:table-cell>
          <table:covered-table-cell/>
          <table:covered-table-cell/>
          <table:table-cell table:style-name="Dictionary.E371" table:number-columns-spanned="2" office:value-type="string">
            <text:p text:style-name="P5"><text:span text:style-name="T41">утворене способом словоскладання, похідне від слів:</text:span><text:span text:style-name="T28"> </text:span><text:span text:style-name="T31">сто</text:span><text:span text:style-name="T28"> і </text:span><text:span text:style-name="T31">морóзи</text:span></text:p>
          </table:table-cell>
          <table:covered-table-cell/>
          <table:table-cell table:style-name="Dictionary.G371" table:number-columns-spanned="3" office:value-type="string">
            <text:p text:style-name="P5"><text:span text:style-name="T19">Так стій і стій і стій і стій,</text:span></text:p>
            <text:p text:style-name="P5"><text:span text:style-name="T19">дубій на </text:span><text:span text:style-name="T23">сто-морозах</text:span><text:span text:style-name="T19">,</text:span></text:p>
            <text:p text:style-name="P5"><text:span text:style-name="T19">о будь ти проклят, часе мій,</text:span></text:p>
            <text:p text:style-name="P5"><text:span text:style-name="T19">в усіх своїх погрозах. </text:span><text:span text:style-name="T35">(П‑2, 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2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72" table:number-columns-spanned="4" office:value-type="string">
            <text:h text:style-name="P52" text:outline-level="2"><text:span text:style-name="T79">мор</text:span><text:span text:style-name="T100">о</text:span><text:span text:style-name="T79">з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, </text:span><text:span text:style-name="T83">ч.</text:span></text:p>
            <text:p text:style-name="P41"><text:span text:style-name="T53">Холод, коли температура повітря спадає нижче нуля. || Температура повітря нижче нуля. || Місце, де є такий холод. || </text:span><text:span text:style-name="T67">перев.</text:span><text:span text:style-name="T53"> </text:span><text:span text:style-name="T67">мн.</text:span><text:span text:style-name="T53"> Холодна зимова погода; холод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87</text:p>
          </table:table-cell>
          <table:table-cell table:style-name="Dictionary.B373" table:number-columns-spanned="3" office:value-type="string">
            <text:p text:style-name="P29">Стонастóрче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73" table:number-columns-spanned="2" office:value-type="string">
            <text:p text:style-name="P5"><text:span text:style-name="T41">утворене способом основословоскладання, похідне від </text:span><text:soft-page-break/><text:span text:style-name="T41">слів:</text:span><text:span text:style-name="T28"> </text:span><text:span text:style-name="T31">сто</text:span><text:span text:style-name="T28"> і </text:span><text:span text:style-name="T31">настóрчений</text:span></text:p>
          </table:table-cell>
          <table:covered-table-cell/>
          <table:table-cell table:style-name="Dictionary.G373" table:number-columns-spanned="3" office:value-type="string">
            <text:p text:style-name="P5"><text:span text:style-name="T19">Кружеляє понад ними</text:span></text:p>
            <text:p text:style-name="P5"><text:span text:style-name="T19">вечір, крила розкриливши,</text:span></text:p>
            <text:p text:style-name="P5"><text:span text:style-name="T19">впав на горлицю із неба</text:span></text:p>
            <text:p text:style-name="P5"><text:soft-page-break/><text:span text:style-name="T23">стонасторчений</text:span><text:span text:style-name="T19"> коршак. </text:span><text:span text:style-name="T35">(П‑1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4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74" table:number-columns-spanned="4" office:value-type="string">
            <text:p text:style-name="P5"><text:span text:style-name="T31">Настóрчений </text:span><text:span text:style-name="T48">(насторчений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88</text:p>
          </table:table-cell>
          <table:table-cell table:style-name="Dictionary.B375" table:number-columns-spanned="3" office:value-type="string">
            <text:p text:style-name="P29">Стопровáлл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375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то</text:span><text:span text:style-name="T28"> і </text:span><text:span text:style-name="T31">провáлля</text:span></text:p>
          </table:table-cell>
          <table:covered-table-cell/>
          <table:table-cell table:style-name="Dictionary.G375" table:number-columns-spanned="3" office:value-type="string">
            <text:p text:style-name="P5"><text:span text:style-name="T19">Якась лежить на нас печаль.</text:span></text:p>
            <text:p text:style-name="P5"><text:span text:style-name="T19">І чим ми Бога прогнівили,</text:span></text:p>
            <text:p text:style-name="P5"><text:span text:style-name="T19">Іване-брате? Скільки сили</text:span></text:p>
            <text:p text:style-name="P5"><text:span text:style-name="T19">втелющили до </text:span><text:span text:style-name="T23">стопроваль</text:span><text:span text:style-name="T19">. </text:span><text:span text:style-name="T35">(П‑2, 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6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76" table:number-columns-spanned="4" office:value-type="string">
            <text:h text:style-name="P52" text:outline-level="2"><text:span text:style-name="T79">пров</text:span><text:span text:style-name="T100">а</text:span><text:span text:style-name="T79">лл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41"><text:span text:style-name="T53">1) Глибока яма, яр, западина, розколина на земній поверхні. || </text:span><text:span text:style-name="T63">чого</text:span><text:span text:style-name="T53">. Безмежний простір, безмірна глибина. || Проміжок, незаповнений простір між чим-небудь. || </text:span><text:span text:style-name="T67">перен.</text:span><text:span text:style-name="T53"> Про глибоке </text:span><text:span text:style-name="T53">розходження, незгоду між ким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89</text:p>
          </table:table-cell>
          <table:table-cell table:style-name="Dictionary.B377" table:number-columns-spanned="3" office:value-type="string">
            <text:p text:style-name="P29">Стопровáль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77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то</text:span><text:span text:style-name="T28"> і </text:span><text:span text:style-name="T31">провáльний</text:span></text:p>
          </table:table-cell>
          <table:covered-table-cell/>
          <table:table-cell table:style-name="Dictionary.G377" table:number-columns-spanned="3" office:value-type="string">
            <text:p text:style-name="P5"><text:span text:style-name="T19">Око ока ми,</text:span></text:p>
            <text:p text:style-name="P5"><text:span text:style-name="T19">не навчені подосі видивляти</text:span></text:p>
            <text:p text:style-name="P5"><text:span text:style-name="T19">довкіл і не обрушувати горя</text:span></text:p>
            <text:p text:style-name="P5"><text:span text:style-name="T19">сухі тороси в </text:span><text:span text:style-name="T23">стопровальний</text:span><text:span text:style-name="T19"> діл. </text:span><text:span text:style-name="T35">(П‑2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8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78" table:number-columns-spanned="4" office:value-type="string">
            <text:h text:style-name="P51" text:outline-level="2"><text:span text:style-name="T79">пров</text:span><text:span text:style-name="T100">а</text:span><text:span text:style-name="T79">ль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41"><text:span text:style-name="T53">Стос. до провалу (у 2 </text:span><text:span text:style-name="T67">знач.</text:span><text:span text:style-name="T53">); утворений </text:span><text:soft-page-break/><text:span text:style-name="T53">унаслідок провалу (в ґрунті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90</text:p>
          </table:table-cell>
          <table:table-cell table:style-name="Dictionary.B379" table:number-columns-spanned="3" office:value-type="string">
            <text:p text:style-name="P29">Сторíки</text:p>
            <text:p text:style-name="P5"><text:span text:style-name="T17">сторíк, </text:span><text:span text:style-name="T18">ім., мн., інд.-авт.</text:span></text:p>
          </table:table-cell>
          <table:covered-table-cell/>
          <table:covered-table-cell/>
          <table:table-cell table:style-name="Dictionary.E379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то</text:span><text:span text:style-name="T28"> і </text:span><text:span text:style-name="T31">ріки</text:span></text:p>
          </table:table-cell>
          <table:covered-table-cell/>
          <table:table-cell table:style-name="Dictionary.G379" table:number-columns-spanned="3" office:value-type="string">
            <text:p text:style-name="P5"><text:span text:style-name="T19">Хай край святиться. За горою</text:span></text:p>
            <text:p text:style-name="P5"><text:span text:style-name="T23">сторіки</text:span><text:span text:style-name="T19"> чорної ропи. </text:span><text:span text:style-name="T35">(П‑2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0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80" table:number-columns-spanned="4" office:value-type="string">
            <text:h text:style-name="P51" text:outline-level="2"><text:span text:style-name="T79">рік</text:span><text:span text:style-name="T100">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1) Водний потік, що живиться із джерела або стоком атмосферних опадів і тече по видовжених зниженнях рельєфу від верхів'я до гирла. || <text:span text:style-name="T107">чого</text:span>, <text:span text:style-name="T83">у сполуч.</text:span> <text:span text:style-name="T107">з </text:span><text:span text:style-name="T83">ім.</text:span> <text:span text:style-name="T107">у </text:span><text:span text:style-name="T83">род. в.</text:span> Уживається для образного позначення процесу, розвитку чого-небудь.</text:p>
            <text:p text:style-name="P41"><text:span text:style-name="T53">2) </text:span><text:span text:style-name="T63">чого</text:span><text:span text:style-name="T53">, </text:span><text:span text:style-name="T67">перен.</text:span><text:span text:style-name="T53"> Велика кількість чого-небудь такого, що тече, сиплеться і т. ін. || </text:span><text:span text:style-name="T63">кого</text:span><text:span text:style-name="T53">, </text:span><text:span text:style-name="T63">чого</text:span><text:span text:style-name="T53">, </text:span><text:span text:style-name="T63">яка</text:span><text:span text:style-name="T53">. Безперервний великий потік, маса кого-, чого-небудь, що рухаєтьс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91</text:p>
          </table:table-cell>
          <table:table-cell table:style-name="Dictionary.B381" table:number-columns-spanned="3" office:value-type="string">
            <text:p text:style-name="P29">Сторозтриклят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81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то</text:span><text:span text:style-name="T28"> і </text:span><text:span text:style-name="T31">розтриклятий</text:span></text:p>
          </table:table-cell>
          <table:covered-table-cell/>
          <table:table-cell table:style-name="Dictionary.G381" table:number-columns-spanned="3" office:value-type="string">
            <text:p text:style-name="P5"><text:span text:style-name="T19">Аби лиш подолати гнів,</text:span></text:p>
            <text:p text:style-name="P5"><text:span text:style-name="T23">сторозтриклятий</text:span><text:span text:style-name="T19"> гнів здолати,</text:span></text:p>
            <text:p text:style-name="P5"><text:span text:style-name="T19">я б поіменно міг назвати</text:span></text:p>
            <text:p text:style-name="P5"><text:span text:style-name="T19">усіх братів, усіх катів. </text:span><text:span text:style-name="T35">(П‑1, 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2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82" table:number-columns-spanned="4" office:value-type="string">
            <text:h text:style-name="P52" text:outline-level="2"><text:span text:style-name="T79">розпрокл</text:span><text:span text:style-name="T100">я</text:span><text:span text:style-name="T79">тий</text:span></text:h>
            <text:p text:style-name="P2"><text:soft-page-break/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 -е, </text:span><text:span text:style-name="T83">розм.</text:span></text:p>
            <text:p text:style-name="P35">Якого клянуть, проклинають; огидний, ненависн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92</text:p>
          </table:table-cell>
          <table:table-cell table:style-name="Dictionary.B383" table:number-columns-spanned="3" office:value-type="string">
            <text:p text:style-name="P29">Стосиній</text:p>
            <text:p text:style-name="P5"><text:span text:style-name="T17">-я, -є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83" table:number-columns-spanned="2" office:value-type="string">
            <text:p text:style-name="P5"><text:span text:style-name="T41">утворене способом основословоскладання, похідне від слів:</text:span><text:span text:style-name="T28"> </text:span><text:span text:style-name="T31">сто</text:span><text:span text:style-name="T28"> і </text:span><text:span text:style-name="T31">синій</text:span></text:p>
          </table:table-cell>
          <table:covered-table-cell/>
          <table:table-cell table:style-name="Dictionary.G383" table:number-columns-spanned="3" office:value-type="string">
            <text:p text:style-name="P5"><text:span text:style-name="T19">Червоним вином заливає мій погляд </text:span><text:span text:style-name="T23">стосиній</text:span><text:span text:style-name="T19">,</text:span></text:p>
            <text:p text:style-name="P5"><text:span text:style-name="T19">спустошені губи залито червоним вином,</text:span></text:p>
            <text:p text:style-name="P5"><text:span text:style-name="T19">і видиться берег – далекий – у радісній піні,</text:span></text:p>
            <text:p text:style-name="P5"><text:span text:style-name="T19">і спокій приносить, і спокій обіцяний – бром. </text:span><text:span text:style-name="T35">(П‑2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4" table:number-columns-spanned="4" office:value-type="string">
            <text:p text:style-name="P5"><text:span text:style-name="T31">Сто </text:span><text:span text:style-name="T48">(див. 170)</text:span></text:p>
          </table:table-cell>
          <table:covered-table-cell/>
          <table:covered-table-cell/>
          <table:covered-table-cell/>
          <table:table-cell table:style-name="Dictionary.F384" table:number-columns-spanned="4" office:value-type="string">
            <text:h text:style-name="P52" text:outline-level="2"><text:span text:style-name="T79">с</text:span><text:span text:style-name="T100">и</text:span><text:span text:style-name="T79">ні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я, -є.</text:p>
            <text:p text:style-name="P41"><text:span text:style-name="T53">1) Який має забарвлення одного з основних кольорів спектра – середній між голубим і фіолетовим. || Який цвіте квітками такого кольору. || </text:span><text:span text:style-name="T68">Зробл. </text:span><text:span text:style-name="T53">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93</text:p>
          </table:table-cell>
          <table:table-cell table:style-name="Dictionary.B385" table:number-columns-spanned="3" office:value-type="string">
            <text:p text:style-name="P29">Схриплокрóн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385" table:number-columns-spanned="2" office:value-type="string">
            <text:p text:style-name="P5"><text:span text:style-name="T41">утворене складносуфіксальним способом, похідне від слів:</text:span><text:span text:style-name="T28"> </text:span><text:span text:style-name="T31">схриплий</text:span><text:span text:style-name="T28"> і </text:span><text:soft-page-break/><text:span text:style-name="T31">крóна</text:span></text:p>
          </table:table-cell>
          <table:covered-table-cell/>
          <table:table-cell table:style-name="Dictionary.G385" table:number-columns-spanned="3" office:value-type="string">
            <text:p text:style-name="P5"><text:span text:style-name="T19">Пожухле листя опадає з віт,</text:span></text:p>
            <text:p text:style-name="P5"><text:span text:style-name="T19">голосить голий стовбур </text:span><text:span text:style-name="T23">схриплокронний</text:span><text:span text:style-name="T19">. </text:span><text:span text:style-name="T35">(П‑1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6" table:number-columns-spanned="4" office:value-type="string">
            <text:h text:style-name="P51" text:outline-level="2"><text:span text:style-name="T79">схр</text:span><text:span text:style-name="T100">и</text:span><text:span text:style-name="T79">пл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 -е, </text:span><text:span text:style-name="T83">розм.</text:span></text:p>
            <text:p text:style-name="P1"><text:span text:style-name="T64">1) Дієприкм. акт. мин. ч. до </text:span><text:a xlink:type="simple" xlink:href="http://www.lingvo.ua/uk/Translate/uk-uk/схрипнути"><text:span text:style-name="T72">схрипнути</text:span></text:a><text:span text:style-name="T64">.</text:span></text:p>
            <text:p text:style-name="P41"><text:span text:style-name="T53">2) </text:span><text:span text:style-name="T67">у знач.</text:span><text:span text:style-name="T53"> </text:span><text:span text:style-name="T67">прикм.</text:span><text:span text:style-name="T53"> Який звучить хрипло, з хрипотою; хрипкий.</text:span></text:p>
          </table:table-cell>
          <table:covered-table-cell/>
          <table:covered-table-cell/>
          <table:covered-table-cell/>
          <table:table-cell table:style-name="Dictionary.F386" table:number-columns-spanned="4" office:value-type="string">
            <text:p text:style-name="P5"><text:span text:style-name="T31">Крóна </text:span><text:span text:style-name="T48">(див. 63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94</text:p>
          </table:table-cell>
          <table:table-cell table:style-name="Dictionary.B387" table:number-columns-spanned="3" office:value-type="string">
            <text:p text:style-name="P29">Тамбíк</text:p>
            <text:p text:style-name="P5"><text:span text:style-name="T17">-бóку, </text:span><text:span text:style-name="T18">ім., ч., інд.-авт.</text:span></text:p>
          </table:table-cell>
          <table:covered-table-cell/>
          <table:covered-table-cell/>
          <table:table-cell table:style-name="Dictionary.E387" table:number-columns-spanned="2" office:value-type="string">
            <text:p text:style-name="P5"><text:span text:style-name="T41">утворене способом зрощення, похідне від слів:</text:span><text:span text:style-name="T28"> </text:span><text:span text:style-name="T31">там</text:span><text:span text:style-name="T28"> і </text:span><text:span text:style-name="T31">бік</text:span><text:span text:style-name="T28">. На тому боці</text:span></text:p>
          </table:table-cell>
          <table:covered-table-cell/>
          <table:table-cell table:style-name="Dictionary.G387" table:number-columns-spanned="3" office:value-type="string">
            <text:p text:style-name="P5"><text:span text:style-name="T19">А товщею, в кризі, в імлі,</text:span></text:p>
            <text:p text:style-name="P5"><text:span text:style-name="T19">за </text:span><text:span text:style-name="T23">тамбоком</text:span><text:span text:style-name="T19">,</text:span></text:p>
            <text:p text:style-name="P5"><text:span text:style-name="T19">сяє срібне серце землі</text:span></text:p>
            <text:p text:style-name="P5"><text:span text:style-name="T19">скорбним оком. </text:span><text:span text:style-name="T35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8" table:number-columns-spanned="4" office:value-type="string">
            <text:h text:style-name="P49" text:outline-level="2">там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41"><text:span text:style-name="T53">1) </text:span><text:span text:style-name="T67">присл.</text:span><text:span text:style-name="T53"> Указує на місце більш віддалене порівняно з іншим, ближчим; у тому місці, у тих місцях; </text:span><text:span text:style-name="T67">прот.</text:span><text:span text:style-name="T53"> тут. || Уживається в поєднанні з </text:span><text:span text:style-name="T67">пит.</text:span><text:span text:style-name="T53"> </text:span><text:span text:style-name="T67">займ.</text:span><text:span text:style-name="T53"> хто, що. || Вживається у функції співвідносного слова в головному реченні, якому в підрядному реченні відповідають сполучні </text:span><text:span text:style-name="T67">сл.</text:span><text:span text:style-name="T53"> де, куди. || Уживаючись на початку повторюваних речень або перед однорідними членами речення, означає: в одному місці ..., в іншому </text:span><text:soft-page-break/><text:span text:style-name="T53">місці .... || Уживається в </text:span><text:span text:style-name="T67">знач.вказ.</text:span><text:span text:style-name="T53"> </text:span><text:span text:style-name="T67">сл.</text:span><text:span text:style-name="T53">, що замінює відповідний йому член попереднього речення,</text:span><text:span text:style-name="T67">перев.</text:span><text:span text:style-name="T53"> обставину місця.</text:span></text:p>
          </table:table-cell>
          <table:covered-table-cell/>
          <table:covered-table-cell/>
          <table:covered-table-cell/>
          <table:table-cell table:style-name="Dictionary.F388" table:number-columns-spanned="4" office:value-type="string">
            <text:h text:style-name="P49" text:outline-level="2">бік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боку, </text:span><text:span text:style-name="T83">ч.</text:span></text:p>
            <text:p text:style-name="P35">4) Напрямок або місцевість, що лежить у цьому напрямку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95</text:p>
          </table:table-cell>
          <table:table-cell table:style-name="Dictionary.B389" table:number-columns-spanned="3" office:value-type="string">
            <text:p text:style-name="P29">Тихоплин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389" table:number-columns-spanned="2" office:value-type="string">
            <text:p text:style-name="P5"><text:span text:style-name="T41">утворене нульсуфіксальним способом, похідне від слова</text:span><text:span text:style-name="T36"> </text:span><text:span text:style-name="T32">тихоплинний</text:span></text:p>
          </table:table-cell>
          <table:covered-table-cell/>
          <table:table-cell table:style-name="Dictionary.G389" table:number-columns-spanned="3" office:value-type="string">
            <text:p text:style-name="P5"><text:span text:style-name="T19">Земного болю брилу – підбився я на силу</text:span></text:p>
            <text:p text:style-name="P5"><text:span text:style-name="T19">разком сліпучих днин. Ти знаєш чий ти син?</text:span></text:p>
            <text:p text:style-name="P5"><text:span text:style-name="T19">Атож, запевне знаю. А душу проминаю - </text:span></text:p>
            <text:p text:style-name="P5"><text:span text:style-name="T19">і власну в </text:span><text:span text:style-name="T23">тихоплин</text:span><text:span text:style-name="T19">. </text:span><text:span text:style-name="T35">(П‑2, 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0" table:number-columns-spanned="8" office:value-type="string">
            <text:h text:style-name="P51" text:outline-level="2"><text:span text:style-name="T79">тихопл</text:span><text:span text:style-name="T100">и</text:span><text:span text:style-name="T79">н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 -е, </text:span><text:span text:style-name="T83">поет.</text:span></text:p>
            <text:p text:style-name="P41"><text:span text:style-name="T53">Який тихо плине. </text:span><text:span text:style-name="T63">Тихоплинна річка</text:span><text:span text:style-name="T53">. </text:span><text:span text:style-name="T63">Тихоплинні розмови</text:span><text:span text:style-name="T5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96</text:p>
          </table:table-cell>
          <table:table-cell table:style-name="Dictionary.B391" table:number-columns-spanned="3" office:value-type="string">
            <text:p text:style-name="P29">Тойящобáтько</text:p>
            <text:p text:style-name="P5"><text:span text:style-name="T17">-а, </text:span><text:span text:style-name="T18">ім., ч., інд.-авт.</text:span></text:p>
          </table:table-cell>
          <table:covered-table-cell/>
          <table:covered-table-cell/>
          <table:table-cell table:style-name="Dictionary.E391" table:number-columns-spanned="2" office:value-type="string">
            <text:p text:style-name="P5"><text:span text:style-name="T41">утворене способом зрощення, похідне від слів:</text:span><text:span text:style-name="T28"> </text:span><text:span text:style-name="T31">той, я, що</text:span><text:span text:style-name="T28"> і </text:span><text:span text:style-name="T31">бáтько</text:span></text:p>
          </table:table-cell>
          <table:covered-table-cell/>
          <table:table-cell table:style-name="Dictionary.G391" table:number-columns-spanned="3" office:value-type="string">
            <text:p text:style-name="P5"><text:span text:style-name="T19">Я тіло нагострив на чаї та акридах,</text:span></text:p>
            <text:p text:style-name="P5"><text:span text:style-name="T19">а душу – пошукай. І не питай.</text:span></text:p>
            <text:p text:style-name="P5"><text:span text:style-name="T19">Тойящосин не чує вже мене.</text:span></text:p>
            <text:p text:style-name="P5"><text:span text:style-name="T23">Тойящобатько</text:span><text:span text:style-name="T19"> вже не чую сина. </text:span><text:span text:style-name="T35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2" office:value-type="string">
            <text:h text:style-name="P49" text:outline-level="2">той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 </text:span><text:span text:style-name="T82">того, </text:span><text:span text:style-name="T83">ч.</text:span><text:span text:style-name="T82">, та, тієї, </text:span><text:span text:style-name="T83">рідко </text:span><text:span text:style-name="T82">тої, </text:span><text:span text:style-name="T83">зас</text:span><text:soft-page-break/><text:span text:style-name="T83">т.</text:span> <text:span text:style-name="T82">тії, </text:span><text:span text:style-name="T83">ж</text:span><text:span text:style-name="T83">.</text:span><text:span text:style-name="T82">, те, того, </text:span><text:span text:style-name="T83">с.</text:span><text:span text:style-name="T82">; </text:span><text:span text:style-name="T83">мн.</text:span> <text:span text:style-name="T82">ті, тих; </text:span><text:span text:style-name="T83">займ.</text:span></text:p>
            <text:p text:style-name="P41"><text:span text:style-name="T53">4) </text:span><text:span text:style-name="T67">вказ.</text:span><text:span text:style-name="T53"> Уживається для вказівки на один предмет, одну особу і т. ін. із двох або кількох подібних, з ряду однорідних, коли їх перелічують або зіставляють. || </text:span><text:span text:style-name="T67">у знач.</text:span><text:span text:style-name="T53"> </text:span><text:span text:style-name="T67">ім.</text:span><text:span text:style-name="T53"> той, тог</text:span><text:span text:style-name="T73">о</text:span><text:span text:style-name="T53">, </text:span><text:span text:style-name="T67">ч.</text:span><text:span text:style-name="T53">; та, ті</text:span><text:span text:style-name="T73">є</text:span><text:span text:style-name="T53">ї, </text:span><text:span text:style-name="T67">ж.</text:span><text:span text:style-name="T53">; те, тог</text:span><text:span text:style-name="T73">о</text:span><text:span text:style-name="T53">, </text:span><text:span text:style-name="T67">с.</text:span><text:span text:style-name="T53">; ті, </text:span><text:span text:style-name="T53">тих, </text:span><text:span text:style-name="T67">мн.</text:span><text:span text:style-name="T53"> Узагальнено вказує на предмет, особу, явище (без попередньої згадки про них) при переліченні або зіставленні в якійсь площині. || </text:span><text:span text:style-name="T67">у знач.</text:span><text:span text:style-name="T53"> </text:span><text:span text:style-name="T67">ім.</text:span><text:span text:style-name="T53"> те, тог</text:span><text:span text:style-name="T73">о</text:span><text:span text:style-name="T53">, </text:span><text:span text:style-name="T67">с.</text:span><text:span text:style-name="T53"> </text:span><text:span text:style-name="T68">У </text:span><text:span text:style-name="T67">сполуч.</text:span><text:span text:style-name="T53"> зі </text:span><text:span text:style-name="T67">сл.</text:span><text:span text:style-name="T53"> все вказує на </text:span><text:soft-page-break/><text:span text:style-name="T53">перелічувані предмети, виконуючи функцію узагальнюючого слова.</text:span></text:p>
          </table:table-cell>
          <table:table-cell table:style-name="Dictionary.C392" table:number-columns-spanned="3" office:value-type="string">
            <text:h text:style-name="P49" text:outline-level="2">я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I </text:span><text:span text:style-name="T82">мене, </text:span><text:span text:style-name="T83">займ.</text:span> <text:span text:style-name="T83">особ.</text:span> <text:span text:style-name="T82">1 </text:span><text:span text:style-name="T83">ос.</text:span> <text:span text:style-name="T83">одн.</text:span></text:p>
            <text:p text:style-name="P35"><text:soft-page-break/>1) Уживається мовцем для називання самого себе.</text:p>
            <text:p text:style-name="P35">2) <text:span text:style-name="T83">у знач.</text:span> <text:span text:style-name="T83">ім.</text:span>, <text:span text:style-name="T83">невідм.</text:span>, <text:span text:style-name="T83">с.</text:span> Уживається для позначення усвідомлюваної людиною власної сутності, себе в навколишньому світі. || <text:span text:style-name="T83">філос.</text:span>Уживається для визначення суб'єкта.</text:p>
            <text:p text:style-name="P8"/>
          </table:table-cell>
          <table:covered-table-cell/>
          <table:covered-table-cell/>
          <table:table-cell table:style-name="Dictionary.F392" table:number-columns-spanned="3" office:value-type="string">
            <text:h text:style-name="P49" text:outline-level="2">що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8">II</text:p>
            <text:p text:style-name="P41"><text:span text:style-name="T53">1) </text:span><text:span text:style-name="T63">з'ясувальний</text:span><text:span text:style-name="T53">. </text:span><text:soft-page-break/><text:span text:style-name="T53">Уживається для зв'язку підрядного додаткового з присудком або іншим членом головного речення.</text:span></text:p>
          </table:table-cell>
          <table:covered-table-cell/>
          <table:covered-table-cell/>
          <table:table-cell table:style-name="Dictionary.I392" office:value-type="string">
            <text:h text:style-name="P51" text:outline-level="2"><text:span text:style-name="T79">б</text:span><text:span text:style-name="T100">а</text:span><text:span text:style-name="T79">тько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ч.</text:span></text:p>
            <text:p text:style-name="P35">1) Чоловік <text:soft-page-break/>стосовно до своїх дітей.</text:p>
          </table:table-cell>
        </table:table-row>
        <table:table-row>
          <table:table-cell table:style-name="Dictionary.A3" table:number-rows-spanned="2" office:value-type="string">
            <text:p text:style-name="P26">197</text:p>
          </table:table-cell>
          <table:table-cell table:style-name="Dictionary.B393" table:number-columns-spanned="3" office:value-type="string">
            <text:p text:style-name="P29">Тойящосин</text:p>
            <text:p text:style-name="P5"><text:span text:style-name="T17">-а, </text:span><text:span text:style-name="T18">ім., ч., інд.-авт.</text:span></text:p>
          </table:table-cell>
          <table:covered-table-cell/>
          <table:covered-table-cell/>
          <table:table-cell table:style-name="Dictionary.E393" table:number-columns-spanned="2" office:value-type="string">
            <text:p text:style-name="P5"><text:span text:style-name="T41">утворене способом зрощення, похідне від слів:</text:span><text:span text:style-name="T28"> </text:span><text:span text:style-name="T31">той, я, що</text:span><text:span text:style-name="T28"> і </text:span><text:span text:style-name="T31">син</text:span></text:p>
          </table:table-cell>
          <table:covered-table-cell/>
          <table:table-cell table:style-name="Dictionary.G393" table:number-columns-spanned="3" office:value-type="string">
            <text:p text:style-name="P5"><text:span text:style-name="T19">Я тіло нагострив на чаї та акридах,</text:span></text:p>
            <text:p text:style-name="P5"><text:span text:style-name="T19">а душу – пошукай. І не питай.</text:span></text:p>
            <text:p text:style-name="P5"><text:span text:style-name="T23">Тойящосин</text:span><text:span text:style-name="T19"> не чує вже мене.</text:span></text:p>
            <text:p text:style-name="P5"><text:span text:style-name="T19">Тойящобатько вже не чую сина. </text:span><text:span text:style-name="T35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4" office:value-type="string">
            <text:p text:style-name="P5"><text:span text:style-name="T31">Той </text:span><text:span text:style-name="T48">(див. 196)</text:span></text:p>
          </table:table-cell>
          <table:table-cell table:style-name="Dictionary.C394" table:number-columns-spanned="3" office:value-type="string">
            <text:p text:style-name="P5"><text:span text:style-name="T31">Я </text:span><text:span text:style-name="T48">(див. 196)</text:span></text:p>
          </table:table-cell>
          <table:covered-table-cell/>
          <table:covered-table-cell/>
          <table:table-cell table:style-name="Dictionary.F394" table:number-columns-spanned="3" office:value-type="string">
            <text:p text:style-name="P5"><text:span text:style-name="T31">Що </text:span><text:span text:style-name="T48">(див. 196)</text:span></text:p>
          </table:table-cell>
          <table:covered-table-cell/>
          <table:covered-table-cell/>
          <table:table-cell table:style-name="Dictionary.I394" office:value-type="string">
            <text:h text:style-name="P53" text:outline-level="2">син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а, </text:span><text:span text:style-name="T83">ч.</text:span></text:p>
            <text:p text:style-name="P41"><text:span text:style-name="T53">1) Особа чоловічої статі стосовно своїх батьків. || Ласкаве звертання батьків до сина. || </text:span><text:span text:style-name="T67">перев.</text:span><text:span text:style-name="T53"> </text:span><text:span text:style-name="T67">мн.</text:span><text:span text:style-name="T53">, </text:span><text:span text:style-name="T67">у сполуч.</text:span><text:span text:style-name="T53"> </text:span><text:span text:style-name="T63">зі </text:span><text:span text:style-name="T67">сл.</text:span><text:span text:style-name="T53"> сокіл, </text:span><text:span text:style-name="T53">орел, </text:span><text:span text:style-name="T67">нар.-поет.</text:span><text:span text:style-name="T53">Ласкаве називання синів.</text:span></text:p>
          </table:table-cell>
        </table:table-row>
        <table:table-row>
          <table:table-cell table:style-name="Dictionary.A3" table:number-rows-spanned="2" office:value-type="string">
            <text:p text:style-name="P26">198</text:p>
          </table:table-cell>
          <table:table-cell table:style-name="Dictionary.B395" table:number-columns-spanned="3" office:value-type="string">
            <text:p text:style-name="P29">Тонкожáло</text:p>
            <text:p text:style-name="P18"><text:soft-page-break/>присл., інд.-авт.</text:p>
          </table:table-cell>
          <table:covered-table-cell/>
          <table:covered-table-cell/>
          <table:table-cell table:style-name="Dictionary.E395" table:number-columns-spanned="2" office:value-type="string">
            <text:p text:style-name="P5"><text:span text:style-name="T39">утворене способом </text:span><text:soft-page-break/><text:span text:style-name="T39">основословоскладання, похідне від слів:</text:span><text:span text:style-name="T28"> </text:span><text:span text:style-name="T31">тонкий</text:span><text:span text:style-name="T28"> і </text:span><text:span text:style-name="T31">жáло</text:span></text:p>
          </table:table-cell>
          <table:covered-table-cell/>
          <table:table-cell table:style-name="Dictionary.G395" table:number-columns-spanned="3" office:value-type="string">
            <text:p text:style-name="P5"><text:span text:style-name="T19">І буде ще щось. Буде ще щось. </text:span><text:soft-page-break/><text:span text:style-name="T19">День</text:span></text:p>
            <text:p text:style-name="P5"><text:span text:style-name="T19">стоїть – гінкий, неначе телевежа,</text:span></text:p>
            <text:p text:style-name="P5"><text:span text:style-name="T19">і все вивищується </text:span><text:span text:style-name="T23">тонкожало</text:span><text:span text:style-name="T19">… </text:span><text:span text:style-name="T35">(П‑2, 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6" table:number-columns-spanned="4" office:value-type="string">
            <text:p text:style-name="P5"><text:span text:style-name="T31">Тонкий </text:span><text:span text:style-name="T48">(див. 5)</text:span></text:p>
          </table:table-cell>
          <table:covered-table-cell/>
          <table:covered-table-cell/>
          <table:covered-table-cell/>
          <table:table-cell table:style-name="Dictionary.F396" table:number-columns-spanned="4" office:value-type="string">
            <text:p text:style-name="P5"><text:span text:style-name="T31">Жáло </text:span><text:span text:style-name="T48">(див. 17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199</text:p>
          </table:table-cell>
          <table:table-cell table:style-name="Dictionary.B397" table:number-columns-spanned="3" office:value-type="string">
            <text:p text:style-name="P29">Тремт</text:p>
            <text:p text:style-name="P5"><text:span text:style-name="T17">-у, </text:span><text:span text:style-name="T18">ім., ч., інд.-авт.</text:span></text:p>
          </table:table-cell>
          <table:covered-table-cell/>
          <table:covered-table-cell/>
          <table:table-cell table:style-name="Dictionary.E397" table:number-columns-spanned="2" office:value-type="string">
            <text:p text:style-name="P5"><text:span text:style-name="T41">утворене нульсуфіксальним способом, похідне від слова</text:span><text:span text:style-name="T36"> </text:span><text:span text:style-name="T32">тремті</text:span><text:span text:style-name="T31"></text:span><text:span text:style-name="T32">ння</text:span></text:p>
          </table:table-cell>
          <table:covered-table-cell/>
          <table:table-cell table:style-name="Dictionary.G397" table:number-columns-spanned="3" office:value-type="string">
            <text:p text:style-name="P5"><text:span text:style-name="T19">…опуст, розпадання</text:span></text:p>
            <text:p text:style-name="P5"><text:span text:style-name="T19">материка, раптовий зсув і дляння,</text:span></text:p>
            <text:p text:style-name="P5"><text:span text:style-name="T19">і </text:span><text:span text:style-name="T23">трепет</text:span><text:span text:style-name="T19"> рук, і тремт повік німий. </text:span><text:span text:style-name="T35">(П‑1, 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8" table:number-columns-spanned="8" office:value-type="string">
            <text:h text:style-name="P51" text:outline-level="2"><text:span text:style-name="T79">тремт</text:span><text:span text:style-name="T100">і</text:span><text:span text:style-name="T79">ння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я, </text:span><text:span text:style-name="T83">с.</text:span></text:p>
            <text:p text:style-name="P1"><text:span text:style-name="T64">1) Дія за знач. </text:span><text:a xlink:type="simple" xlink:href="http://www.lingvo.ua/uk/Translate/uk-uk/тремтіти"><text:span text:style-name="T72">тремтіти</text:span></text:a><text:span text:style-name="T64"> 1-3).</text:span></text:p>
            <text:p text:style-name="P35">2) Посилене биття серця, прискорене пульсування крові, спричинені хвилюванням, переживанням; схвильований ста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00</text:p>
          </table:table-cell>
          <table:table-cell table:style-name="Dictionary.B399" table:number-columns-spanned="3" office:value-type="string">
            <text:p text:style-name="P29">Уводноряд</text:p>
            <text:p text:style-name="P18">присл., інд.-авт.</text:p>
          </table:table-cell>
          <table:covered-table-cell/>
          <table:covered-table-cell/>
          <table:table-cell table:style-name="Dictionary.E399" table:number-columns-spanned="2" office:value-type="string">
            <text:p text:style-name="P5"><text:span text:style-name="T39">утворене способом зрощення, похідне від слів:</text:span><text:span text:style-name="T36"> </text:span><text:span text:style-name="T38">у</text:span><text:span text:style-name="T36">, </text:span><text:span text:style-name="T38">оди</text:span><text:span text:style-name="T37"></text:span><text:span text:style-name="T38">н</text:span><text:span text:style-name="T36"> і </text:span><text:span text:style-name="T38">ряд</text:span></text:p>
          </table:table-cell>
          <table:covered-table-cell/>
          <table:table-cell table:style-name="Dictionary.G399" table:number-columns-spanned="3" office:value-type="string">
            <text:p text:style-name="P5"><text:span text:style-name="T19">Тепер ти сам, як вулій цей гулкий,</text:span></text:p>
            <text:p text:style-name="P5"><text:span text:style-name="T19">стаєш </text:span><text:span text:style-name="T23">уводноряд</text:span><text:span text:style-name="T19"> до цілосвіту,</text:span></text:p>
            <text:p text:style-name="P5"><text:span text:style-name="T19">коли з грудей твоїх несамовитих</text:span></text:p>
            <text:p text:style-name="P5"><text:span text:style-name="T19">усі повийшли зашпори-голки. </text:span><text:span text:style-name="T35">(П‑2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0" table:number-columns-spanned="3" office:value-type="string">
            <text:h text:style-name="P49" text:outline-level="2">в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79">II </text:span><text:span text:style-name="T82">(у), </text:span><text:span text:style-name="T83">рідко </text:span><text:span text:style-name="T82">ув </text:span><text:soft-page-break/><text:span text:style-name="T82">– </text:span><text:span text:style-name="T83">із знах.</text:span><text:span text:style-name="T82">, </text:span><text:span text:style-name="T83">місц.</text:span> <text:span text:style-name="T83">і род.</text:span> <text:span text:style-name="T83">відмінками</text:span><text:span text:style-name="T82">; </text:span><text:span text:style-name="T83">рідко </text:span><text:span text:style-name="T82">вві (уві), ві – </text:span><text:span text:style-name="T83">іззнах.</text:span> <text:span text:style-name="T83">і місц.</text:span> <text:span text:style-name="T83">відмінками</text:span><text:span text:style-name="T82">; </text:span><text:span text:style-name="T83">прийм.</text:span> <text:span text:style-name="T82">Сполучення з в (у) виражають: Просторові відношення:</text:span></text:p>
            <text:p text:style-name="P41"><text:span text:style-name="T53">1) </text:span><text:span text:style-name="T63">із </text:span><text:span text:style-name="T67">знах.</text:span><text:span text:style-name="T53"> </text:span><text:span text:style-name="T63">і </text:span><text:span text:style-name="T67">місц. в.</text:span><text:span text:style-name="T53"> Уживається на означення предмета, місця, простору: а) всередину якого, куди спрямована дія (</text:span><text:span text:style-name="T67">знах. в.</text:span><text:span text:style-name="T53">).</text:span></text:p>
          </table:table-cell>
          <table:covered-table-cell/>
          <table:covered-table-cell/>
          <table:table-cell table:style-name="Dictionary.E400" table:number-columns-spanned="3" office:value-type="string">
            <text:h text:style-name="P51" text:outline-level="2"><text:span text:style-name="T79">од</text:span><text:span text:style-name="T100">и</text:span><text:span text:style-name="T79">н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одного, </text:span><text:span text:style-name="T83">ч.</text:span><text:span text:style-name="T82">; одна, </text:span><text:soft-page-break/><text:span text:style-name="T82">однієї </text:span><text:span text:style-name="T83">і </text:span><text:span text:style-name="T82">одної, </text:span><text:span text:style-name="T83">ж.</text:span><text:span text:style-name="T82">; одно </text:span><text:span text:style-name="T83">і </text:span><text:span text:style-name="T82">одне, одного, </text:span><text:span text:style-name="T83">с.</text:span> <text:span text:style-name="T82">(</text:span><text:span text:style-name="T83">мн.</text:span> <text:span text:style-name="T82">одні, одних), </text:span><text:span text:style-name="T83">числ.</text:span> <text:span text:style-name="T83">кільк.</text:span></text:p>
            <text:p text:style-name="P41"><text:span text:style-name="T53">4) </text:span><text:span text:style-name="T67">у знач.</text:span><text:span text:style-name="T53"> </text:span><text:span text:style-name="T67">займ.</text:span><text:span text:style-name="T53"> </text:span><text:span text:style-name="T67">вказ.</text:span><text:span text:style-name="T53"> Той самий. || Однаковий, тотожний. || </text:span><text:span text:style-name="T67">у знач.ім.</text:span><text:span text:style-name="T53"> одн</text:span><text:span text:style-name="T73">о </text:span><text:span text:style-name="T53">(одн</text:span><text:span text:style-name="T73">е</text:span><text:span text:style-name="T53">), одног</text:span><text:span text:style-name="T73">о</text:span><text:span text:style-name="T53">, </text:span><text:span text:style-name="T67">с.</text:span><text:span text:style-name="T53"> Те саме.</text:span></text:p>
          </table:table-cell>
          <table:covered-table-cell/>
          <table:covered-table-cell/>
          <table:table-cell table:style-name="Dictionary.H400" table:number-columns-spanned="2" office:value-type="string">
            <text:h text:style-name="P49" text:outline-level="2">ряд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oft-page-break/><text:span text:style-name="T82">-у, </text:span><text:span text:style-name="T83">ч.</text:span></text:p>
            <text:p text:style-name="P1"><text:span text:style-name="T64">1) Сукупність однорідних предметів або живих істот, розташованих одне поруч з одним, одне за одним, витягнутих в одну лінію. || Те саме, що </text:span><text:a xlink:type="simple" xlink:href="http://www.lingvo.ua/uk/Translate/uk-uk/гряда"><text:span text:style-name="T72">гряда</text:span></text:a><text:span text:style-name="T64">. || </text:span><text:span text:style-name="T69">у знач.</text:span><text:span text:style-name="T64"> </text:span><text:span text:style-name="T69">присл.</text:span><text:span text:style-name="T64"> р</text:span><text:span text:style-name="T76">я</text:span><text:span text:style-name="T64">дом, ряд</text:span><text:span text:style-name="T76">а</text:span><text:span text:style-name="T64">ми. Один повз одного, один за одним, один біля одного, в одну лінію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26">201</text:p>
          </table:table-cell>
          <table:table-cell table:style-name="Dictionary.B401" table:number-columns-spanned="3" office:value-type="string">
            <text:p text:style-name="P29">Усеблаги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401" table:number-columns-spanned="2" office:value-type="string">
            <text:p text:style-name="P5"><text:span text:style-name="T41">утворене способом зрощення, похідне від слів:</text:span><text:span text:style-name="T28"> </text:span><text:span text:style-name="T31">усé</text:span><text:span text:style-name="T28"> і </text:span><text:span text:style-name="T31">благий</text:span></text:p>
          </table:table-cell>
          <table:covered-table-cell/>
          <table:table-cell table:style-name="Dictionary.G401" table:number-columns-spanned="3" office:value-type="string">
            <text:p text:style-name="P5"><text:span text:style-name="T19">І снився Кар – зажурений такий,</text:span></text:p>
            <text:p text:style-name="P5"><text:span text:style-name="T19">немов отетерілий од докуки,</text:span></text:p>
            <text:p text:style-name="P5"><text:span text:style-name="T19">допоки мати заламає руки,</text:span></text:p>
            <text:p text:style-name="P5"><text:span text:style-name="T19">наш гріх відпустить Бог </text:span><text:span text:style-name="T23">усеблагий</text:span><text:span text:style-name="T19">. </text:span><text:span text:style-name="T35">(П‑2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2" table:number-columns-spanned="4" office:value-type="string">
            <text:h text:style-name="P49" text:outline-level="2">все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41"><text:span text:style-name="T54">II </text:span><text:span text:style-name="T68">(усе), </text:span><text:span text:style-name="T67">присл.</text:span><text:span text:style-name="T68">, </text:span><text:span text:style-name="T67">розм.</text:span></text:p>
            <text:p text:style-name="P35">1) Постійно, завжди. || Досить довго.</text:p>
            <text:p text:style-name="P35">2) Скрізь, усюди.</text:p>
          </table:table-cell>
          <table:covered-table-cell/>
          <table:covered-table-cell/>
          <table:covered-table-cell/>
          <table:table-cell table:style-name="Dictionary.F402" table:number-columns-spanned="4" office:value-type="string">
            <text:h text:style-name="P51" text:outline-level="2"><text:span text:style-name="T79">благ</text:span><text:span text:style-name="T100">и</text:span><text:span text:style-name="T79">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2) <text:span text:style-name="T83">заст.</text:span> Добрий, добросердий, лагідн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02</text:p>
          </table:table-cell>
          <table:table-cell table:style-name="Dictionary.B403" table:number-columns-spanned="3" office:value-type="string">
            <text:p text:style-name="P29">Усевитóнчувани<text:soft-page-break/>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403" table:number-columns-spanned="2" office:value-type="string">
            <text:p text:style-name="P5"><text:span text:style-name="T41">утворене способом </text:span><text:soft-page-break/><text:span text:style-name="T41">зрощення, похідне від слів:</text:span><text:span text:style-name="T28"> </text:span><text:span text:style-name="T31">усé</text:span><text:span text:style-name="T28"> і </text:span><text:span text:style-name="T31">витóнчуваний </text:span><text:span text:style-name="T48">(від </text:span><text:span text:style-name="T31">витóнчувати</text:span><text:span text:style-name="T48">)</text:span></text:p>
          </table:table-cell>
          <table:covered-table-cell/>
          <table:table-cell table:style-name="Dictionary.G403" table:number-columns-spanned="3" office:value-type="string">
            <text:p text:style-name="P5"><text:span text:style-name="T23">Усевитончуваний</text:span><text:span text:style-name="T19"> зойк,</text:span></text:p>
            <text:p text:style-name="P5"><text:soft-page-break/><text:span text:style-name="T19">крик крику, крику крик.</text:span></text:p>
            <text:p text:style-name="P5"><text:span text:style-name="T19">Задосить. Спекайся морок,</text:span></text:p>
            <text:p text:style-name="P5"><text:span text:style-name="T19">хоч як до них і звик. </text:span><text:span text:style-name="T35">(П‑2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4" table:number-columns-spanned="4" office:value-type="string">
            <text:p text:style-name="P5"><text:span text:style-name="T31">Усé </text:span><text:span text:style-name="T48">(див. 6)</text:span></text:p>
          </table:table-cell>
          <table:covered-table-cell/>
          <table:covered-table-cell/>
          <table:covered-table-cell/>
          <table:table-cell table:style-name="Dictionary.F404" table:number-columns-spanned="4" office:value-type="string">
            <text:h text:style-name="P51" text:outline-level="2"><text:span text:style-name="T79">вит</text:span><text:span text:style-name="T100">о</text:span><text:span text:style-name="T79">нчувати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ую, -уєш, </text:span><text:span text:style-name="T83">недок.</text:span><text:span text:style-name="T82">, витончити, -чу, -чиш, </text:span><text:span text:style-name="T83">док.</text:span><text:span text:style-name="T82">, </text:span><text:span text:style-name="T83">перех.</text:span></text:p>
            <text:p text:style-name="P35">1) Робити тоншим.</text:p>
            <text:p text:style-name="P35">2) Робити розвиненішим, гострішим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03</text:p>
          </table:table-cell>
          <table:table-cell table:style-name="Dictionary.B405" table:number-columns-spanned="3" office:value-type="string">
            <text:p text:style-name="P29">Усевладуще</text:p>
            <text:p text:style-name="P5"><text:span text:style-name="T17">-щого, </text:span><text:span text:style-name="T18">ім., с., інд.-авт.</text:span></text:p>
          </table:table-cell>
          <table:covered-table-cell/>
          <table:covered-table-cell/>
          <table:table-cell table:style-name="Dictionary.E405" table:number-columns-spanned="2" office:value-type="string">
            <text:p text:style-name="P5"><text:span text:style-name="T41">утворене способом зрощення, похідне від слів:</text:span><text:span text:style-name="T28"> </text:span><text:span text:style-name="T31">усé</text:span><text:span text:style-name="T28"> і </text:span><text:span text:style-name="T31">владýще</text:span><text:span text:style-name="T28"> (від </text:span><text:span text:style-name="T31">владущий</text:span><text:span text:style-name="T28">)</text:span></text:p>
          </table:table-cell>
          <table:covered-table-cell/>
          <table:table-cell table:style-name="Dictionary.G405" table:number-columns-spanned="3" office:value-type="string">
            <text:p text:style-name="P5"><text:span text:style-name="T19">Коли прищухло довкруги, поближнє</text:span></text:p>
            <text:p text:style-name="P5"><text:span text:style-name="T23">усевладуще</text:span><text:span text:style-name="T19"> ревом так реве,</text:span></text:p>
            <text:p text:style-name="P5"><text:span text:style-name="T19">ану збагни – суворе ачи ніжне</text:span></text:p>
            <text:p text:style-name="P5"><text:span text:style-name="T19">те, що тебе всевладно так зове. </text:span><text:span text:style-name="T35">(П‑2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6" table:number-columns-spanned="4" office:value-type="string">
            <text:p text:style-name="P5"><text:span text:style-name="T31">Усé </text:span><text:span text:style-name="T48">(див. 6)</text:span></text:p>
          </table:table-cell>
          <table:covered-table-cell/>
          <table:covered-table-cell/>
          <table:covered-table-cell/>
          <table:table-cell table:style-name="Dictionary.F406" table:number-columns-spanned="4" office:value-type="string">
            <text:h text:style-name="P51" text:outline-level="2"><text:span text:style-name="T79">влад</text:span><text:span text:style-name="T100">у</text:span><text:span text:style-name="T79">щ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41"><text:span text:style-name="T53">Який має владу; панівний. </text:span><text:span text:style-name="T63">Владущий клас</text:span><text:span text:style-name="T5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04</text:p>
          </table:table-cell>
          <table:table-cell table:style-name="Dictionary.B407" table:number-columns-spanned="3" office:value-type="string">
            <text:p text:style-name="P29">Усенестéрп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407" table:number-columns-spanned="2" office:value-type="string">
            <text:p text:style-name="P5"><text:span text:style-name="T41">утворене способом зрощення, похідне від слів:</text:span><text:span text:style-name="T28"> </text:span><text:span text:style-name="T31">усé</text:span><text:span text:style-name="T28"> і </text:span><text:span text:style-name="T31">нестéрпний</text:span></text:p>
          </table:table-cell>
          <table:covered-table-cell/>
          <table:table-cell table:style-name="Dictionary.G407" table:number-columns-spanned="3" office:value-type="string">
            <text:p text:style-name="P5"><text:span text:style-name="T19">Народжені мої бажання,</text:span></text:p>
            <text:p text:style-name="P5"><text:span text:style-name="T23">усенестерпні</text:span><text:span text:style-name="T19">, всеголодні,</text:span></text:p>
            <text:p text:style-name="P5"><text:span text:style-name="T19">такі вітри зняли довкола,</text:span></text:p>
            <text:p text:style-name="P5"><text:span text:style-name="T19">що все несеться шкереберть. </text:span><text:span text:style-name="T35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8" table:number-columns-spanned="4" office:value-type="string">
            <text:p text:style-name="P5"><text:span text:style-name="T31">Усé </text:span><text:span text:style-name="T48">(див. 201)</text:span></text:p>
          </table:table-cell>
          <table:covered-table-cell/>
          <table:covered-table-cell/>
          <table:covered-table-cell/>
          <table:table-cell table:style-name="Dictionary.F408" table:number-columns-spanned="4" office:value-type="string">
            <text:h text:style-name="P52" text:outline-level="2"><text:span text:style-name="T79">нест</text:span><text:span text:style-name="T100">е</text:span><text:span text:style-name="T79">рп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Якого важко або неможливо витерпіти, знести. || Дії та вчинки якого не терплять, не зносять інші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05</text:p>
          </table:table-cell>
          <table:table-cell table:style-name="Dictionary.B409" table:number-columns-spanned="3" office:value-type="string">
            <text:p text:style-name="P5"><text:span text:style-name="T4">Усепокóра</text:span><text:span text:style-name="T17"> (всепокóра)</text:span></text:p>
            <text:p text:style-name="P5"><text:span text:style-name="T17">-и, </text:span><text:span text:style-name="T18">ім., ж., інд.-авт.</text:span></text:p>
          </table:table-cell>
          <table:covered-table-cell/>
          <table:covered-table-cell/>
          <table:table-cell table:style-name="Dictionary.E409" table:number-columns-spanned="2" office:value-type="string">
            <text:p text:style-name="P5"><text:span text:style-name="T41">утворене способом зрощення, похідне від слів:</text:span><text:span text:style-name="T28"> </text:span><text:span text:style-name="T31">усé</text:span><text:span text:style-name="T28"> і </text:span><text:span text:style-name="T31">покóра</text:span></text:p>
          </table:table-cell>
          <table:covered-table-cell/>
          <table:table-cell table:style-name="Dictionary.G409" table:number-columns-spanned="3" office:value-type="string">
            <text:p text:style-name="P5"><text:span text:style-name="T19">В квадратах жертв – чистописом журби - </text:span></text:p>
            <text:p text:style-name="P5"><text:span text:style-name="T23">усепокора</text:span><text:span text:style-name="T19">, майже невідпорна.</text:span></text:p>
            <text:p text:style-name="P5"><text:span text:style-name="T19">Свічадо спить. У ньому спить свіча,</text:span></text:p>
            <text:p text:style-name="P5"><text:span text:style-name="T19">розплатана метеликом, акантом. </text:span><text:span text:style-name="T35">(П‑1, 59);</text:span></text:p>
            <text:p text:style-name="P5"><text:span text:style-name="T19">Як вікна в позапростір, позачас,</text:span></text:p>
            <text:p text:style-name="P5"><text:span text:style-name="T19">за мури німоти і </text:span><text:span text:style-name="T23">всепокори</text:span><text:span text:style-name="T19">,</text:span></text:p>
            <text:p text:style-name="P5"><text:span text:style-name="T19">так світяться свічада, світлом хорі,</text:span></text:p>
            <text:p text:style-name="P5"><text:span text:style-name="T19">і пильно задивляються крізь нас</text:span></text:p>
            <text:p text:style-name="P5"><text:span text:style-name="T19">у сяйва… </text:span><text:span text:style-name="T35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0" table:number-columns-spanned="4" office:value-type="string">
            <text:p text:style-name="P5"><text:span text:style-name="T31">Усé </text:span><text:span text:style-name="T48">(див. 6)</text:span></text:p>
          </table:table-cell>
          <table:covered-table-cell/>
          <table:covered-table-cell/>
          <table:covered-table-cell/>
          <table:table-cell table:style-name="Dictionary.F410" table:number-columns-spanned="4" office:value-type="string">
            <text:h text:style-name="P51" text:outline-level="2"><text:span text:style-name="T79">пок</text:span><text:span text:style-name="T100">о</text:span><text:span text:style-name="T79">р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41"><text:span text:style-name="T53">Беззаперечна готовність виконувати чужі накази, розпорядження, вимоги і т. ін.; шаноблива підлеглість. || Поступливість, слухняність, </text:span><text:soft-page-break/><text:span text:style-name="T53">покірливість. || Непротивлення долі; смиренність. </text:span><text:span text:style-name="T63">Тримати в покорі</text:span><text:span text:style-name="T53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06</text:p>
          </table:table-cell>
          <table:table-cell table:style-name="Dictionary.B411" table:number-columns-spanned="3" office:value-type="string">
            <text:p text:style-name="P29">Усестрімки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411" table:number-columns-spanned="2" office:value-type="string">
            <text:p text:style-name="P5"><text:span text:style-name="T41">утворене способом зрощення, похідне від слів:</text:span><text:span text:style-name="T28"> </text:span><text:span text:style-name="T31">усé</text:span><text:span text:style-name="T28"> і </text:span><text:span text:style-name="T31">стрімкий</text:span></text:p>
          </table:table-cell>
          <table:covered-table-cell/>
          <table:table-cell table:style-name="Dictionary.G411" table:number-columns-spanned="3" office:value-type="string">
            <text:p text:style-name="P5"><text:span text:style-name="T19">Ескорт і почет, кожен челядин</text:span></text:p>
            <text:p text:style-name="P5"><text:span text:style-name="T19">не помічає ні ночей ні днин,</text:span></text:p>
            <text:p text:style-name="P5"><text:span text:style-name="T19">спинився час – в </text:span><text:span text:style-name="T23">усестрімкому</text:span><text:span text:style-name="T19"> леті. </text:span><text:span text:style-name="T35">(П‑2, 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2" table:number-columns-spanned="4" office:value-type="string">
            <text:p text:style-name="P5"><text:span text:style-name="T31">Усé </text:span><text:span text:style-name="T48">(див. 201)</text:span></text:p>
          </table:table-cell>
          <table:covered-table-cell/>
          <table:covered-table-cell/>
          <table:covered-table-cell/>
          <table:table-cell table:style-name="Dictionary.F412" table:number-columns-spanned="4" office:value-type="string">
            <text:h text:style-name="P52" text:outline-level="2"><text:span text:style-name="T79">стрімк</text:span><text:span text:style-name="T100">и</text:span><text:span text:style-name="T79">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41"><text:span text:style-name="T53">2) 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</text:span><text:span text:style-name="T53">т. ін. чого-небудь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07</text:p>
          </table:table-cell>
          <table:table-cell table:style-name="Dictionary.B413" table:number-columns-spanned="3" office:value-type="string">
            <text:p text:style-name="P29">Ціложиттєв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413" table:number-columns-spanned="2" office:value-type="string">
            <text:p text:style-name="P22"><text:span text:style-name="T46">утворене способом основословоскладання, похідне від слів:</text:span><text:span text:style-name="T17"> </text:span><text:span text:style-name="T32">цíлий</text:span><text:span text:style-name="T17"> і </text:span><text:span text:style-name="T32">життєвий</text:span></text:p>
          </table:table-cell>
          <table:covered-table-cell/>
          <table:table-cell table:style-name="Dictionary.G413" table:number-columns-spanned="3" office:value-type="string">
            <text:p text:style-name="P25"><text:span text:style-name="T19">З </text:span><text:span text:style-name="T23">ціложиттєвого</text:span><text:span text:style-name="T19"> ждання</text:span></text:p>
            <text:p text:style-name="P25"><text:span text:style-name="T19">Ти смерть на кілька літ відтрутив,</text:span></text:p>
            <text:p text:style-name="P25"><text:span text:style-name="T19">аби почути пахощ рути</text:span></text:p>
            <text:p text:style-name="P25"><text:span text:style-name="T19">і в неї впасти навмання - </text:span></text:p>
            <text:p text:style-name="P25"><text:span text:style-name="T19">з усіх розлук – на обакрай</text:span></text:p>
            <text:p text:style-name="P25"><text:span text:style-name="T19">Вітчизни – і яви, і мрії. </text:span><text:span text:style-name="T35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4" table:number-columns-spanned="4" office:value-type="string">
            <text:h text:style-name="P52" text:outline-level="2"><text:span text:style-name="T24">ц</text:span><text:span text:style-name="T102">і</text:span><text:span text:style-name="T24">лий</text:span></text:h>
            <text:p text:style-name="P2"><text:soft-page-break/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41"><text:span text:style-name="T53">1) Такий, від якого нічого не </text:span><text:span text:style-name="T53">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простір і т. ін.). || </text:span><text:span text:style-name="T67">діал.</text:span><text:span text:style-name="T53"> Увесь (про людину). || </text:span><text:span text:style-name="T67">у сполуч.</text:span><text:span text:style-name="T53"> </text:span><text:span text:style-name="T63">з </text:span><text:span text:style-name="T67">ім.</text:span><text:span text:style-name="T53"> 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</text:span></text:p>
          </table:table-cell>
          <table:covered-table-cell/>
          <table:covered-table-cell/>
          <table:covered-table-cell/>
          <table:table-cell table:style-name="Dictionary.F414" table:number-columns-spanned="4" office:value-type="string">
            <text:h text:style-name="P52" text:outline-level="2"><text:span text:style-name="T79">житт</text:span><text:span text:style-name="T100">є</text:span><text:span text:style-name="T79">вий</text:span><text:soft-page-break/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, життьовий, -а, -е.</text:p>
            <text:p text:style-name="P1"><text:span text:style-name="T64">1) Прикм. до </text:span><text:a xlink:type="simple" xlink:href="http://www.lingvo.ua/uk/Translate/uk-uk/життя"><text:span text:style-name="T72">життя</text:span></text:a><text:span text:style-name="T64"> 2), 3). || Характерний для щоденного, буденного життя; повсякденний.</text:span></text:p>
            <text:p text:style-name="P35">2) <text:span text:style-name="T83">перен.</text:span> Дуже важливий у житті, для життя; основн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08</text:p>
          </table:table-cell>
          <table:table-cell table:style-name="Dictionary.B415" table:number-columns-spanned="3" office:value-type="string">
            <text:p text:style-name="P29">Цілосвíт</text:p>
            <text:p text:style-name="P5"><text:span text:style-name="T17">-у, </text:span><text:span text:style-name="T19">ім., ч., інд.-авт.</text:span></text:p>
          </table:table-cell>
          <table:covered-table-cell/>
          <table:covered-table-cell/>
          <table:table-cell table:style-name="Dictionary.E415" table:number-columns-spanned="2" office:value-type="string">
            <text:p text:style-name="P5"><text:span text:style-name="T42">утворене способом основословоскладання, похідне від слів:</text:span><text:span text:style-name="T28"> </text:span><text:span text:style-name="T31">цíлий</text:span><text:span text:style-name="T28"> і </text:span><text:span text:style-name="T31">світ</text:span></text:p>
          </table:table-cell>
          <table:covered-table-cell/>
          <table:table-cell table:style-name="Dictionary.G415" table:number-columns-spanned="3" office:value-type="string">
            <text:p text:style-name="P18">Тепер ти сам, як вулій цей гулкий,</text:p>
            <text:p text:style-name="P18">стаєш уводноряд до цілосвіту,</text:p>
            <text:p text:style-name="P18">коли з грудей твоїх несамовитих</text:p>
            <text:p text:style-name="P18">усі повийшли зашпори-голки. <text:soft-page-break/><text:span text:style-name="T123">(П‑2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6" table:number-columns-spanned="4" office:value-type="string">
            <text:p text:style-name="P5"><text:span text:style-name="T31">Цíлий </text:span><text:span text:style-name="T48">(див. 207)</text:span></text:p>
          </table:table-cell>
          <table:covered-table-cell/>
          <table:covered-table-cell/>
          <table:covered-table-cell/>
          <table:table-cell table:style-name="Dictionary.F416" table:number-columns-spanned="4" office:value-type="string">
            <text:p text:style-name="P5"><text:span text:style-name="T31">Світ </text:span><text:span text:style-name="T48">(див. 67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09</text:p>
          </table:table-cell>
          <table:table-cell table:style-name="Dictionary.B417" table:number-columns-spanned="3" office:value-type="string">
            <text:p text:style-name="P29">Чорновóддя</text:p>
            <text:p text:style-name="P5"><text:span text:style-name="T17">-я, </text:span><text:span text:style-name="T18">ім., с., інд.-авт.</text:span></text:p>
          </table:table-cell>
          <table:covered-table-cell/>
          <table:covered-table-cell/>
          <table:table-cell table:style-name="Dictionary.E417" table:number-columns-spanned="2" office:value-type="string">
            <text:p text:style-name="P5"><text:span text:style-name="T118">утворене способом основоскладання і нульсуфіксальним, похідне від слів:</text:span><text:span text:style-name="T28"> </text:span><text:span text:style-name="T31">чóрний</text:span><text:span text:style-name="T28"> і </text:span><text:span text:style-name="T31">вóддя</text:span><text:span text:style-name="T28"> (від </text:span><text:span text:style-name="T31">водá</text:span><text:span text:style-name="T28">)</text:span></text:p>
          </table:table-cell>
          <table:covered-table-cell/>
          <table:table-cell table:style-name="Dictionary.G417" table:number-columns-spanned="3" office:value-type="string">
            <text:p text:style-name="P5"><text:span text:style-name="T19">Червона барка в </text:span><text:span text:style-name="T23">чорноводді </text:span><text:span text:style-name="T19">доль</text:span></text:p>
            <text:p text:style-name="P5"><text:span text:style-name="T19">загубиться. І фенікс довгоногий</text:span></text:p>
            <text:p text:style-name="P5"><text:span text:style-name="T19">перенесе тебе в ясні чертоги</text:span></text:p>
            <text:p text:style-name="P5"><text:span text:style-name="T19">від самоволь, покори і сваволь. </text:span><text:span text:style-name="T35">(П‑1, 56);</text:span></text:p>
            <text:p text:style-name="P5"><text:span text:style-name="T19">…Підтале </text:span><text:span text:style-name="T23">чорноводдя</text:span><text:span text:style-name="T19"> зелен-криги</text:span></text:p>
            <text:p text:style-name="P5"><text:span text:style-name="T19">займається світанням на щоці. </text:span><text:span text:style-name="T35">(П‑1, 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8" table:number-columns-spanned="4" office:value-type="string">
            <text:h text:style-name="P51" text:outline-level="2"><text:span text:style-name="T79">ч</text:span><text:span text:style-name="T100">о</text:span><text:span text:style-name="T79">р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35">2) 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35">7) Брудний, покритий брудом, сажею, кіптявою і т. ін. || Не випраний; нечистий.</text:p>
          </table:table-cell>
          <table:covered-table-cell/>
          <table:covered-table-cell/>
          <table:covered-table-cell/>
          <table:table-cell table:style-name="Dictionary.F418" table:number-columns-spanned="4" office:value-type="string">
            <text:h text:style-name="P51" text:outline-level="2"><text:span text:style-name="T79">вод</text:span><text:span text:style-name="T100">а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5"><text:span text:style-name="T82">-и, </text:span><text:span text:style-name="T83">ж.</text:span></text:p>
            <text:p text:style-name="P35">2) <text:span text:style-name="T83">перев.</text:span> <text:span text:style-name="T83">мн.</text:span> Водна маса джерел, озер, річок, морів, океанів. || Водна поверхня морів, озер, річок. || Водні простори, ділянки морів, озер, річок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26">210</text:p>
          </table:table-cell>
          <table:table-cell table:style-name="Dictionary.B419" table:number-columns-spanned="3" office:value-type="string">
            <text:p text:style-name="P29">ЯСНОДЖЕРÉЛЬНИЙ</text:p>
            <text:p text:style-name="P5"><text:span text:style-name="T17">-а, -е, </text:span><text:span text:style-name="T19">прикм., </text:span><text:span text:style-name="T18">інд.-авт.</text:span></text:p>
          </table:table-cell>
          <table:covered-table-cell/>
          <table:covered-table-cell/>
          <table:table-cell table:style-name="Dictionary.E419" table:number-columns-spanned="2" office:value-type="string">
            <text:p text:style-name="P5"><text:span text:style-name="T41">утворене способом основословосклада</text:span><text:soft-page-break/><text:span text:style-name="T41">ння, похідне від слів:</text:span><text:span text:style-name="T28"> </text:span><text:span text:style-name="T31">ясний</text:span><text:span text:style-name="T28"> і </text:span><text:span text:style-name="T31">джерéльний</text:span></text:p>
          </table:table-cell>
          <table:covered-table-cell/>
          <table:table-cell table:style-name="Dictionary.G419" table:number-columns-spanned="3" office:value-type="string">
            <text:p text:style-name="P5"><text:span text:style-name="T19">Там буриться похмурий амарант</text:span></text:p>
            <text:p text:style-name="P5"><text:soft-page-break/><text:span text:style-name="T19">і айстри у покірній непокорі</text:span></text:p>
            <text:p text:style-name="P5"><text:span text:style-name="T19">останні долітовують прозорі</text:span></text:p>
            <text:p text:style-name="P5"><text:span text:style-name="T19">дні вересня – </text:span><text:span text:style-name="T23">ясноджерельний</text:span><text:span text:style-name="T19"> кант. </text:span><text:span text:style-name="T35">(П‑1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0" table:number-columns-spanned="4" office:value-type="string">
            <text:h text:style-name="P51" text:outline-level="2"><text:span text:style-name="T100">я</text:span><text:span text:style-name="T79">сн</text:span><text:span text:style-name="T100">и</text:span><text:span text:style-name="T79">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ясна, ясне.</text:p>
            <text:p text:style-name="P1"><text:span text:style-name="T64">2) Нічим не затьмарений; світлий, чистий. || Чітко видний завдяки світлу, прозорості повітря. || Те саме, що </text:span><text:a xlink:type="simple" xlink:href="http://www.lingvo.ua/uk/Translate/uk-uk/погожий"><text:span text:style-name="T72">погожий</text:span></text:a><text:span text:style-name="T64"> 1). || Безхмарний (про небо). || Чистий, прозорий, не каламутний (про рідину).</text:span></text:p>
            <text:p text:style-name="P41"><text:span text:style-name="T53">3) </text:span><text:span text:style-name="T67">перен.</text:span><text:span text:style-name="T53"> 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</text:span><text:span text:style-name="T53">ін.).</text:span></text:p>
          </table:table-cell>
          <table:covered-table-cell/>
          <table:covered-table-cell/>
          <table:covered-table-cell/>
          <table:table-cell table:style-name="Dictionary.F420" table:number-columns-spanned="4" office:value-type="string">
            <text:h text:style-name="P51" text:outline-level="2"><text:span text:style-name="T79">джер</text:span><text:span text:style-name="T100">е</text:span><text:span text:style-name="T79">льний</text:span></text:h>
            <text:p text:style-name="P2"><text:a xlink:type="simple" xlink:href="http://www.lingvo.ua/uk/LingvoDictionaries/Details?dictionary=Explanatory%20(Uk-Uk)"><text:span text:style-name="T71">Explanatory (Uk-Uk)</text:span></text:a></text:p>
            <text:p text:style-name="P39">-а, -е.</text:p>
            <text:p text:style-name="P1"><text:span text:style-name="T64">Прикм. до </text:span><text:a xlink:type="simple" xlink:href="http://www.lingvo.ua/uk/Translate/uk-uk/джерело"><text:span text:style-name="T72">джерело</text:span></text:a><text:span text:style-name="T64"> 1). || Який виходить із джерела. || </text:span><text:span text:style-name="T70">Власт. </text:span><text:span text:style-name="T64">джерелу; прохолодний, освіжни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office:value-type="string">
            <text:p text:style-name="P26">211</text:p>
          </table:table-cell>
          <table:table-cell table:style-name="Dictionary.B421" table:number-columns-spanned="2" office:value-type="string">
            <text:p text:style-name="P8"/>
          </table:table-cell>
          <table:covered-table-cell/>
          <table:table-cell table:style-name="Dictionary.D421" office:value-type="string">
            <text:p text:style-name="P8"/>
          </table:table-cell>
          <table:table-cell table:style-name="Dictionary.E421" table:number-columns-spanned="2" office:value-type="string">
            <text:p text:style-name="P8"/>
          </table:table-cell>
          <table:covered-table-cell/>
          <table:table-cell table:style-name="Dictionary.G42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Dictionary.A3" office:value-type="string">
            <text:p text:style-name="P26"/>
          </table:table-cell>
          <table:table-cell table:style-name="Dictionary.B422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7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3T00:46:53</dc:date>
    <meta:editing-duration>PT18H36M48S</meta:editing-duration>
    <meta:editing-cycles>189</meta:editing-cycles>
    <meta:generator>LibreOffice/3.4$Linux LibreOffice_project/340m1$Build-402</meta:generator>
    <meta:document-statistic meta:table-count="1" meta:image-count="0" meta:object-count="0" meta:page-count="111" meta:paragraph-count="2810" meta:word-count="15457" meta:character-count="97735" meta:non-whitespace-character-count="85510"/>
  </office:meta>
</office:document-meta>
</file>